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Arial" svg:font-family="Arial" style:font-family-generic="roman"/>
    <style:font-face style:name="Calibri" svg:font-family="Calibri" style:font-family-generic="roman"/>
    <style:font-face style:name="Calibri1" svg:font-family="Calibri" style:font-family-generic="swiss" style:font-pitch="variable"/>
    <style:font-face style:name="Calibri2" svg:font-family="Calibri" style:font-adornments="Bold" style:font-family-generic="swiss" style:font-pitch="variable"/>
    <style:font-face style:name="Calibri3" svg:font-family="Calibri" style:font-adornments="Regular" style:font-family-generic="swiss" style:font-pitch="variable"/>
    <style:font-face style:name="Cambria Math" svg:font-family="'Cambria Math'"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roman"/>
    <style:font-face style:name="Noto Sans CJK SC" svg:font-family="'Noto Sans CJK SC'" style:font-family-generic="roman"/>
    <style:font-face style:name="Noto Serif CJK SC" svg:font-family="'Noto Serif CJK SC'" style:font-family-generic="system" style:font-pitch="variable"/>
    <style:font-face style:name="OpenSymbol"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swiss" style:font-pitch="variable"/>
    <style:font-face style:name="Wingdings" svg:font-family="Wingdings" style:font-family-generic="system" style:font-pitch="variable" style:font-charset="x-symbol"/>
  </office:font-face-decls>
  <office:automatic-styles>
    <style:style style:name="P1" style:family="paragraph" style:parent-style-name="Standard">
      <style:text-properties style:font-name="Calibri1" fo:font-size="11pt" style:font-size-asian="11pt" style:font-name-complex="Calibri1" style:font-size-complex="11pt"/>
    </style:style>
    <style:style style:name="P2" style:family="paragraph" style:parent-style-name="Standard">
      <style:paragraph-properties fo:text-align="justify" style:justify-single-word="false"/>
      <style:text-properties style:font-name="Calibri1" fo:font-size="11pt" officeooo:rsid="00359254" officeooo:paragraph-rsid="00359254" style:font-size-asian="11pt" style:font-name-complex="Calibri1" style:font-size-complex="11pt"/>
    </style:style>
    <style:style style:name="P3" style:family="paragraph" style:parent-style-name="Standard">
      <style:text-properties style:font-name="Calibri1" fo:font-size="11pt" fo:font-weight="bold" style:font-size-asian="11pt" style:font-weight-asian="bold" style:font-name-complex="Calibri1" style:font-size-complex="11pt" style:font-weight-complex="bold"/>
    </style:style>
    <style:style style:name="P4" style:family="paragraph" style:parent-style-name="Standard">
      <style:text-properties style:font-name="Calibri1" fo:font-size="11pt" fo:font-weight="bold" officeooo:rsid="00465e97" officeooo:paragraph-rsid="0058bc98" style:font-size-asian="11pt" style:font-weight-asian="bold" style:font-name-complex="Calibri1" style:font-size-complex="11pt" style:font-weight-complex="bold"/>
    </style:style>
    <style:style style:name="P5" style:family="paragraph" style:parent-style-name="Standard">
      <style:text-properties style:font-name="Calibri1" fo:font-size="11pt" fo:font-weight="normal" officeooo:rsid="00465e97" officeooo:paragraph-rsid="0058bc98" style:font-size-asian="11pt" style:font-weight-asian="normal" style:font-name-complex="Calibri1" style:font-size-complex="11pt" style:font-weight-complex="normal"/>
    </style:style>
    <style:style style:name="P6" style:family="paragraph" style:parent-style-name="Normal">
      <style:paragraph-properties fo:margin-left="0in" fo:margin-right="0in" fo:margin-top="0in" fo:margin-bottom="0in" style:contextual-spacing="false" fo:text-align="justify" style:justify-single-word="false" fo:text-indent="0in" style:auto-text-indent="false"/>
      <style:text-properties style:font-name="Calibri1" officeooo:paragraph-rsid="001d4e04" style:font-name-complex="Arial"/>
    </style:style>
    <style:style style:name="P7" style:family="paragraph" style:parent-style-name="Normal">
      <style:paragraph-properties fo:margin-left="0in" fo:margin-right="0in" fo:margin-top="0in" fo:margin-bottom="0in" style:contextual-spacing="false" fo:text-align="justify" style:justify-single-word="false" fo:text-indent="0in" style:auto-text-indent="false"/>
      <style:text-properties style:font-name="Calibri1" fo:font-weight="normal" officeooo:rsid="00109b02" officeooo:paragraph-rsid="001dd0a1" style:font-weight-asian="normal" style:font-weight-complex="normal"/>
    </style:style>
    <style:style style:name="P8" style:family="paragraph" style:parent-style-name="First_20_line_20_indent">
      <style:text-properties style:font-name="Calibri1" fo:background-color="#ffff00" style:font-name-complex="Arial"/>
    </style:style>
    <style:style style:name="P9" style:family="paragraph" style:parent-style-name="Standard">
      <style:text-properties style:font-name="Calibri1" fo:font-size="12pt" fo:font-weight="bold" officeooo:rsid="00ef30d5" officeooo:paragraph-rsid="00ef30d5" style:font-size-asian="12pt" style:font-weight-asian="bold" style:font-name-complex="Calibri1" style:font-size-complex="12pt" style:font-weight-complex="bold"/>
    </style:style>
    <style:style style:name="P10" style:family="paragraph" style:parent-style-name="Normal">
      <style:paragraph-properties fo:margin-left="0in" fo:margin-right="0in" fo:margin-top="0in" fo:margin-bottom="0.111in" style:contextual-spacing="false" fo:line-height="104%" fo:text-align="justify" style:justify-single-word="false" fo:hyphenation-ladder-count="no-limit" fo:text-indent="0in" style:auto-text-indent="false"/>
      <style:text-properties style:font-name="Calibri1" officeooo:paragraph-rsid="003ee734" fo:hyphenate="false" loext:hyphenation-no-caps="false" loext:hyphenation-no-last-word="false" loext:hyphenation-word-char-count="no-limit" loext:hyphenation-zone="no-limit"/>
    </style:style>
    <style:style style:name="P11" style:family="paragraph" style:parent-style-name="Frame_20_contents">
      <style:paragraph-properties fo:text-align="justify" style:justify-single-word="false"/>
    </style:style>
    <style:style style:name="P12" style:family="paragraph" style:parent-style-name="Standard">
      <style:paragraph-properties fo:text-align="justify" style:justify-single-word="false" style:writing-mode="lr-tb"/>
    </style:style>
    <style:style style:name="P13" style:family="paragraph" style:parent-style-name="Figure">
      <style:text-properties fo:font-weight="bold" style:font-weight-asian="bold" style:font-weight-complex="bold"/>
    </style:style>
    <style:style style:name="P14" style:family="paragraph" style:parent-style-name="First_20_line_20_indent">
      <style:paragraph-properties fo:margin-left="0in" fo:margin-right="0in" fo:text-indent="0in" style:auto-text-indent="false"/>
      <style:text-properties fo:font-weight="bold" officeooo:rsid="009e2d5b" officeooo:paragraph-rsid="00abd887" style:font-weight-asian="bold" style:font-weight-complex="bold"/>
    </style:style>
    <style:style style:name="P15" style:family="paragraph" style:parent-style-name="First_20_line_20_indent">
      <style:paragraph-properties fo:margin-left="0in" fo:margin-right="0in" fo:text-align="justify" style:justify-single-word="false" fo:text-indent="0in" style:auto-text-indent="false"/>
      <style:text-properties fo:font-weight="bold" officeooo:rsid="009f9e1a" officeooo:paragraph-rsid="00abd887" style:font-weight-asian="bold" style:font-weight-complex="bold"/>
    </style:style>
    <style:style style:name="P16" style:family="paragraph" style:parent-style-name="First_20_line_20_indent">
      <style:text-properties officeooo:paragraph-rsid="0062d807"/>
    </style:style>
    <style:style style:name="P17" style:family="paragraph" style:parent-style-name="First_20_line_20_indent">
      <style:text-properties officeooo:paragraph-rsid="00810eb8"/>
    </style:style>
    <style:style style:name="P18" style:family="paragraph" style:parent-style-name="First_20_line_20_indent">
      <style:text-properties officeooo:paragraph-rsid="00abd887"/>
    </style:style>
    <style:style style:name="P19" style:family="paragraph" style:parent-style-name="First_20_line_20_indent">
      <style:paragraph-properties fo:margin-left="0in" fo:margin-right="0in" fo:text-indent="0in" style:auto-text-indent="false"/>
      <style:text-properties officeooo:paragraph-rsid="00abd887"/>
    </style:style>
    <style:style style:name="P20" style:family="paragraph" style:parent-style-name="Standard">
      <style:paragraph-properties fo:margin-left="0in" fo:margin-right="0in" fo:text-indent="0in" style:auto-text-indent="false"/>
      <style:text-properties officeooo:paragraph-rsid="00abd887"/>
    </style:style>
    <style:style style:name="P21" style:family="paragraph" style:parent-style-name="Standard">
      <style:text-properties officeooo:paragraph-rsid="00abd887"/>
    </style:style>
    <style:style style:name="P22" style:family="paragraph" style:parent-style-name="Standard">
      <style:text-properties officeooo:rsid="00a2c6de" officeooo:paragraph-rsid="00abd887"/>
    </style:style>
    <style:style style:name="P23" style:family="paragraph" style:parent-style-name="Standard">
      <style:paragraph-properties fo:margin-left="0in" fo:margin-right="0in" fo:line-height="200%" fo:text-align="justify" style:justify-single-word="false" fo:text-indent="0in" style:auto-text-indent="false" style:writing-mode="lr-tb"/>
      <style:text-properties officeooo:paragraph-rsid="00abd887"/>
    </style:style>
    <style:style style:name="P24" style:family="paragraph" style:parent-style-name="Standard">
      <style:paragraph-properties fo:margin-left="0in" fo:margin-right="0in" fo:line-height="200%" fo:text-align="justify" style:justify-single-word="false" fo:text-indent="0in" style:auto-text-indent="false" style:writing-mode="lr-tb"/>
      <style:text-properties style:font-name="Calibri3" officeooo:paragraph-rsid="00abd887" style:font-name-complex="Calibri"/>
    </style:style>
    <style:style style:name="P25" style:family="paragraph" style:parent-style-name="Standard">
      <style:paragraph-properties fo:margin-left="0in" fo:margin-right="0in" fo:text-indent="0in" style:auto-text-indent="false"/>
      <style:text-properties style:font-name="Calibri3" officeooo:rsid="009f9e1a" officeooo:paragraph-rsid="00abd887" style:font-name-complex="Calibri"/>
    </style:style>
    <style:style style:name="P26" style:family="paragraph" style:parent-style-name="First_20_line_20_indent">
      <style:paragraph-properties fo:margin-left="0in" fo:margin-right="0in" fo:text-indent="0in" style:auto-text-indent="false"/>
      <style:text-properties officeooo:rsid="00a32cfb" officeooo:paragraph-rsid="00abd887"/>
    </style:style>
    <style:style style:name="P27" style:family="paragraph" style:parent-style-name="First_20_line_20_indent">
      <style:text-properties officeooo:paragraph-rsid="00b3f760"/>
    </style:style>
    <style:style style:name="P28" style:family="paragraph" style:parent-style-name="First_20_line_20_indent">
      <style:text-properties officeooo:paragraph-rsid="00b9c1fc"/>
    </style:style>
    <style:style style:name="P29" style:family="paragraph" style:parent-style-name="First_20_line_20_indent">
      <style:text-properties officeooo:paragraph-rsid="00bb0d09"/>
    </style:style>
    <style:style style:name="P30" style:family="paragraph" style:parent-style-name="First_20_line_20_indent">
      <style:text-properties officeooo:paragraph-rsid="00bbf728"/>
    </style:style>
    <style:style style:name="P31" style:family="paragraph" style:parent-style-name="First_20_line_20_indent">
      <style:text-properties officeooo:paragraph-rsid="00bdb2c9"/>
    </style:style>
    <style:style style:name="P32" style:family="paragraph" style:parent-style-name="First_20_line_20_indent">
      <style:text-properties officeooo:paragraph-rsid="00bfa8bf"/>
    </style:style>
    <style:style style:name="P33" style:family="paragraph" style:parent-style-name="First_20_line_20_indent">
      <style:text-properties officeooo:paragraph-rsid="00c73e76"/>
    </style:style>
    <style:style style:name="P34" style:family="paragraph" style:parent-style-name="First_20_line_20_indent">
      <style:text-properties officeooo:paragraph-rsid="00def3d3"/>
    </style:style>
    <style:style style:name="P35" style:family="paragraph" style:parent-style-name="First_20_line_20_indent">
      <style:text-properties officeooo:paragraph-rsid="00e4d1b7"/>
    </style:style>
    <style:style style:name="P36" style:family="paragraph" style:parent-style-name="First_20_line_20_indent">
      <style:text-properties officeooo:rsid="00e7552d" officeooo:paragraph-rsid="00e7552d"/>
    </style:style>
    <style:style style:name="P37" style:family="paragraph" style:parent-style-name="First_20_line_20_indent">
      <style:text-properties style:text-position="0% 100%" style:font-name="Calibri1" fo:font-weight="normal" officeooo:rsid="00241cfd" officeooo:paragraph-rsid="00d773e6" style:font-weight-asian="normal" style:font-weight-complex="normal"/>
    </style:style>
    <style:style style:name="P38" style:family="paragraph" style:parent-style-name="First_20_line_20_indent">
      <style:text-properties officeooo:paragraph-rsid="00f39901"/>
    </style:style>
    <style:style style:name="P39" style:family="paragraph" style:parent-style-name="First_20_line_20_indent">
      <style:text-properties officeooo:paragraph-rsid="00fa249a"/>
    </style:style>
    <style:style style:name="P40" style:family="paragraph" style:parent-style-name="Standard" style:master-page-name="MP0">
      <style:paragraph-properties style:page-number="auto" fo:break-before="page"/>
      <style:text-properties style:font-name="Calibri1" fo:font-size="12pt" fo:font-weight="bold" officeooo:rsid="00465e97" officeooo:paragraph-rsid="0058bc98" style:font-size-asian="12pt" style:font-weight-asian="bold" style:font-name-complex="Calibri1" style:font-size-complex="12pt" style:font-weight-complex="bold"/>
    </style:style>
    <style:style style:name="P41" style:family="paragraph" style:parent-style-name="First_20_line_20_indent">
      <style:text-properties officeooo:paragraph-rsid="00fd7f7d"/>
    </style:style>
    <style:style style:name="P42" style:family="paragraph" style:parent-style-name="Heading_20_3">
      <style:text-properties officeooo:rsid="00d65a92" officeooo:paragraph-rsid="004fae73"/>
    </style:style>
    <style:style style:name="P43" style:family="paragraph" style:parent-style-name="Heading_20_4">
      <style:text-properties officeooo:rsid="00f91340"/>
    </style:style>
    <style:style style:name="P44" style:family="paragraph" style:parent-style-name="Heading_20_4">
      <style:text-properties officeooo:rsid="0070c2d9" officeooo:paragraph-rsid="007487bf"/>
    </style:style>
    <style:style style:name="P45" style:family="paragraph" style:parent-style-name="Heading_20_4">
      <style:text-properties officeooo:paragraph-rsid="00c73e76"/>
    </style:style>
    <style:style style:name="P46" style:family="paragraph" style:parent-style-name="Heading_20_4">
      <style:text-properties officeooo:rsid="00555caf" officeooo:paragraph-rsid="00abd887"/>
    </style:style>
    <style:style style:name="P47" style:family="paragraph" style:parent-style-name="Heading_20_4">
      <style:text-properties officeooo:paragraph-rsid="00abd887"/>
    </style:style>
    <style:style style:name="T1" style:family="text">
      <style:text-properties style:font-name="Calibri1" fo:font-size="11pt" style:font-size-asian="11pt" style:font-name-complex="Calibri1" style:font-size-complex="11pt"/>
    </style:style>
    <style:style style:name="T2" style:family="text">
      <style:text-properties style:font-name="Calibri1" fo:font-size="11pt" officeooo:rsid="00040a2b" style:font-size-asian="11pt" style:font-name-complex="Calibri1" style:font-size-complex="11pt"/>
    </style:style>
    <style:style style:name="T3" style:family="text">
      <style:text-properties style:font-name="Calibri1" fo:font-size="11pt" officeooo:rsid="000686ba" style:font-size-asian="11pt" style:font-name-complex="Calibri1" style:font-size-complex="11pt"/>
    </style:style>
    <style:style style:name="T4" style:family="text">
      <style:text-properties style:font-name="Calibri1" fo:font-size="11pt" officeooo:rsid="0006a0fd" style:font-size-asian="11pt" style:font-name-complex="Calibri1" style:font-size-complex="11pt"/>
    </style:style>
    <style:style style:name="T5" style:family="text">
      <style:text-properties style:font-name="Calibri1" fo:font-size="11pt" officeooo:rsid="00100115" style:font-size-asian="11pt" style:font-name-complex="Calibri1" style:font-size-complex="11pt"/>
    </style:style>
    <style:style style:name="T6" style:family="text">
      <style:text-properties style:font-name="Calibri1" fo:font-size="11pt" officeooo:rsid="0011b6a2" style:font-size-asian="11pt" style:font-name-complex="Calibri1" style:font-size-complex="11pt"/>
    </style:style>
    <style:style style:name="T7" style:family="text">
      <style:text-properties style:font-name="Calibri1" fo:font-size="11pt" officeooo:rsid="001130a4" style:font-size-asian="11pt" style:font-name-complex="Calibri1" style:font-size-complex="11pt"/>
    </style:style>
    <style:style style:name="T8" style:family="text">
      <style:text-properties style:font-name="Calibri1" fo:font-size="11pt" officeooo:rsid="0011c487" style:font-size-asian="11pt" style:font-name-complex="Calibri1" style:font-size-complex="11pt"/>
    </style:style>
    <style:style style:name="T9" style:family="text">
      <style:text-properties style:font-name="Calibri1" fo:font-size="11pt" officeooo:rsid="000be589" style:font-size-asian="11pt" style:font-name-complex="Calibri1" style:font-size-complex="11pt"/>
    </style:style>
    <style:style style:name="T10" style:family="text">
      <style:text-properties style:font-name="Calibri1" fo:font-size="11pt" officeooo:rsid="000d027b" style:font-size-asian="11pt" style:font-name-complex="Calibri1" style:font-size-complex="11pt"/>
    </style:style>
    <style:style style:name="T11" style:family="text">
      <style:text-properties style:font-name="Calibri1" fo:font-size="11pt" officeooo:rsid="000df393" style:font-size-asian="11pt" style:font-name-complex="Calibri1" style:font-size-complex="11pt"/>
    </style:style>
    <style:style style:name="T12" style:family="text">
      <style:text-properties style:font-name="Calibri1" fo:font-size="11pt" officeooo:rsid="000dba0b" style:font-size-asian="11pt" style:font-name-complex="Calibri1" style:font-size-complex="11pt"/>
    </style:style>
    <style:style style:name="T13" style:family="text">
      <style:text-properties style:font-name="Calibri1" fo:font-size="11pt" officeooo:rsid="000f47a2" style:font-size-asian="11pt" style:font-name-complex="Calibri1" style:font-size-complex="11pt"/>
    </style:style>
    <style:style style:name="T14" style:family="text">
      <style:text-properties style:font-name="Calibri1" fo:font-size="11pt" officeooo:rsid="000b88f1" style:font-size-asian="11pt" style:font-name-complex="Calibri1" style:font-size-complex="11pt"/>
    </style:style>
    <style:style style:name="T15" style:family="text">
      <style:text-properties style:font-name="Calibri1" fo:font-size="11pt" officeooo:rsid="002321d6" style:font-size-asian="11pt" style:font-name-complex="Calibri1" style:font-size-complex="11pt"/>
    </style:style>
    <style:style style:name="T16" style:family="text">
      <style:text-properties style:font-name="Calibri1" fo:font-size="11pt" officeooo:rsid="0033c37b" style:font-size-asian="11pt" style:font-name-complex="Calibri1" style:font-size-complex="11pt"/>
    </style:style>
    <style:style style:name="T17" style:family="text">
      <style:text-properties style:font-name="Calibri1" fo:font-size="11pt" officeooo:rsid="003769fb" style:font-size-asian="11pt" style:font-name-complex="Calibri1" style:font-size-complex="11pt"/>
    </style:style>
    <style:style style:name="T18" style:family="text">
      <style:text-properties style:font-name="Calibri1" fo:font-size="11pt" officeooo:rsid="005f03c0" style:font-size-asian="11pt" style:font-name-complex="Calibri1" style:font-size-complex="11pt"/>
    </style:style>
    <style:style style:name="T19" style:family="text">
      <style:text-properties style:font-name="Calibri1" fo:font-size="11pt" officeooo:rsid="006006e8" style:font-size-asian="11pt" style:font-name-complex="Calibri1" style:font-size-complex="11pt"/>
    </style:style>
    <style:style style:name="T20" style:family="text">
      <style:text-properties style:font-name="Calibri1" fo:font-size="11pt" officeooo:rsid="006145a8" style:font-size-asian="11pt" style:font-name-complex="Calibri1" style:font-size-complex="11pt"/>
    </style:style>
    <style:style style:name="T21" style:family="text">
      <style:text-properties style:font-name="Calibri1" fo:font-size="11pt" officeooo:rsid="006155f6" style:font-size-asian="11pt" style:font-name-complex="Calibri1" style:font-size-complex="11pt"/>
    </style:style>
    <style:style style:name="T22" style:family="text">
      <style:text-properties style:font-name="Calibri1" fo:font-size="11pt" officeooo:rsid="0062c561" style:font-size-asian="11pt" style:font-name-complex="Calibri1" style:font-size-complex="11pt"/>
    </style:style>
    <style:style style:name="T23" style:family="text">
      <style:text-properties style:font-name="Calibri1" fo:font-size="11pt" officeooo:rsid="0062f674" style:font-size-asian="11pt" style:font-name-complex="Calibri1" style:font-size-complex="11pt"/>
    </style:style>
    <style:style style:name="T24" style:family="text">
      <style:text-properties style:font-name="Calibri1" fo:font-size="11pt" officeooo:rsid="0064d3cf" style:font-size-asian="11pt" style:font-name-complex="Calibri1" style:font-size-complex="11pt"/>
    </style:style>
    <style:style style:name="T25" style:family="text">
      <style:text-properties style:font-name="Calibri1" fo:font-size="11pt" officeooo:rsid="006502f8" style:font-size-asian="11pt" style:font-name-complex="Calibri1" style:font-size-complex="11pt"/>
    </style:style>
    <style:style style:name="T26" style:family="text">
      <style:text-properties style:font-name="Calibri1" fo:font-size="11pt" officeooo:rsid="00665d67" style:font-size-asian="11pt" style:font-name-complex="Calibri1" style:font-size-complex="11pt"/>
    </style:style>
    <style:style style:name="T27" style:family="text">
      <style:text-properties style:font-name="Calibri1" fo:font-size="11pt" officeooo:rsid="00668f69" style:font-size-asian="11pt" style:font-name-complex="Calibri1" style:font-size-complex="11pt"/>
    </style:style>
    <style:style style:name="T28" style:family="text">
      <style:text-properties style:font-name="Calibri1" fo:font-size="11pt" officeooo:rsid="0067e3a5" style:font-size-asian="11pt" style:font-name-complex="Calibri1" style:font-size-complex="11pt"/>
    </style:style>
    <style:style style:name="T29" style:family="text">
      <style:text-properties style:font-name="Calibri1" fo:font-size="11pt" officeooo:rsid="0069e058" style:font-size-asian="11pt" style:font-name-complex="Calibri1" style:font-size-complex="11pt"/>
    </style:style>
    <style:style style:name="T30" style:family="text">
      <style:text-properties style:font-name="Calibri1" fo:font-size="11pt" officeooo:rsid="006cdc9b" style:font-size-asian="11pt" style:font-name-complex="Calibri1" style:font-size-complex="11pt"/>
    </style:style>
    <style:style style:name="T31" style:family="text">
      <style:text-properties style:font-name="Calibri1" fo:font-size="11pt" officeooo:rsid="006f3611" style:font-size-asian="11pt" style:font-name-complex="Calibri1" style:font-size-complex="11pt"/>
    </style:style>
    <style:style style:name="T32" style:family="text">
      <style:text-properties style:font-name="Calibri1" fo:font-size="11pt" officeooo:rsid="00760019" style:font-size-asian="11pt" style:font-name-complex="Calibri1" style:font-size-complex="11pt"/>
    </style:style>
    <style:style style:name="T33" style:family="text">
      <style:text-properties style:font-name="Calibri1" fo:font-size="11pt" officeooo:rsid="0077900b" style:font-size-asian="11pt" style:font-name-complex="Calibri1" style:font-size-complex="11pt"/>
    </style:style>
    <style:style style:name="T34" style:family="text">
      <style:text-properties style:font-name="Calibri1" fo:font-size="11pt" officeooo:rsid="007a6211" style:font-size-asian="11pt" style:font-name-complex="Calibri1" style:font-size-complex="11pt"/>
    </style:style>
    <style:style style:name="T35" style:family="text">
      <style:text-properties style:font-name="Calibri1" fo:font-size="11pt" officeooo:rsid="007b33a4" style:font-size-asian="11pt" style:font-name-complex="Calibri1" style:font-size-complex="11pt"/>
    </style:style>
    <style:style style:name="T36" style:family="text">
      <style:text-properties style:font-name="Calibri1" fo:font-size="11pt" officeooo:rsid="007b731e" style:font-size-asian="11pt" style:font-name-complex="Calibri1" style:font-size-complex="11pt"/>
    </style:style>
    <style:style style:name="T37" style:family="text">
      <style:text-properties style:font-name="Calibri1" fo:font-size="11pt" officeooo:rsid="007cb30e" style:font-size-asian="11pt" style:font-name-complex="Calibri1" style:font-size-complex="11pt"/>
    </style:style>
    <style:style style:name="T38" style:family="text">
      <style:text-properties style:font-name="Calibri1" fo:font-size="11pt" officeooo:rsid="007dce0c" style:font-size-asian="11pt" style:font-name-complex="Calibri1" style:font-size-complex="11pt"/>
    </style:style>
    <style:style style:name="T39" style:family="text">
      <style:text-properties style:font-name="Calibri1" fo:font-size="11pt" officeooo:rsid="007e0eff" style:font-size-asian="11pt" style:font-name-complex="Calibri1" style:font-size-complex="11pt"/>
    </style:style>
    <style:style style:name="T40" style:family="text">
      <style:text-properties style:font-name="Calibri1" fo:font-size="11pt" officeooo:rsid="007ecc3b" style:font-size-asian="11pt" style:font-name-complex="Calibri1" style:font-size-complex="11pt"/>
    </style:style>
    <style:style style:name="T41" style:family="text">
      <style:text-properties style:font-name="Calibri1" fo:font-size="11pt" officeooo:rsid="007fd425" style:font-size-asian="11pt" style:font-name-complex="Calibri1" style:font-size-complex="11pt"/>
    </style:style>
    <style:style style:name="T42" style:family="text">
      <style:text-properties style:font-name="Calibri1" fo:font-size="11pt" officeooo:rsid="00810eb8" style:font-size-asian="11pt" style:font-name-complex="Calibri1" style:font-size-complex="11pt"/>
    </style:style>
    <style:style style:name="T43" style:family="text">
      <style:text-properties style:font-name="Calibri1" fo:font-size="11pt" officeooo:rsid="00829393" style:font-size-asian="11pt" style:font-name-complex="Calibri1" style:font-size-complex="11pt"/>
    </style:style>
    <style:style style:name="T44" style:family="text">
      <style:text-properties style:font-name="Calibri1" fo:font-size="11pt" officeooo:rsid="0083de70" style:font-size-asian="11pt" style:font-name-complex="Calibri1" style:font-size-complex="11pt"/>
    </style:style>
    <style:style style:name="T45" style:family="text">
      <style:text-properties style:font-name="Calibri1" fo:font-size="11pt" officeooo:rsid="0092b5e0" style:font-size-asian="11pt" style:font-name-complex="Calibri1" style:font-size-complex="11pt"/>
    </style:style>
    <style:style style:name="T46" style:family="text">
      <style:text-properties style:font-name="Calibri1" fo:font-size="11pt" officeooo:rsid="0093c5c9" style:font-size-asian="11pt" style:font-name-complex="Calibri1" style:font-size-complex="11pt"/>
    </style:style>
    <style:style style:name="T47" style:family="text">
      <style:text-properties style:font-name="Calibri1" fo:font-size="11pt" officeooo:rsid="0094fe20" style:font-size-asian="11pt" style:font-name-complex="Calibri1" style:font-size-complex="11pt"/>
    </style:style>
    <style:style style:name="T48" style:family="text">
      <style:text-properties style:font-name="Calibri1" fo:font-size="11pt" officeooo:rsid="0098e52e" style:font-size-asian="11pt" style:font-name-complex="Calibri1" style:font-size-complex="11pt"/>
    </style:style>
    <style:style style:name="T49" style:family="text">
      <style:text-properties style:font-name="Calibri1" fo:font-size="11pt" officeooo:rsid="009a00f8" style:font-size-asian="11pt" style:font-name-complex="Calibri1" style:font-size-complex="11pt"/>
    </style:style>
    <style:style style:name="T50" style:family="text">
      <style:text-properties style:font-name="Calibri1" fo:font-size="11pt" officeooo:rsid="009b8f91" style:font-size-asian="11pt" style:font-name-complex="Calibri1" style:font-size-complex="11pt"/>
    </style:style>
    <style:style style:name="T51" style:family="text">
      <style:text-properties style:font-name="Calibri1" fo:font-size="11pt" officeooo:rsid="009ba5d8" style:font-size-asian="11pt" style:font-name-complex="Calibri1" style:font-size-complex="11pt"/>
    </style:style>
    <style:style style:name="T52" style:family="text">
      <style:text-properties style:font-name="Calibri1" fo:font-size="11pt" officeooo:rsid="009e316d" style:font-size-asian="11pt" style:font-name-complex="Calibri1" style:font-size-complex="11pt"/>
    </style:style>
    <style:style style:name="T53" style:family="text">
      <style:text-properties style:font-name="Calibri1" fo:font-size="11pt" officeooo:rsid="00abd887" style:font-size-asian="11pt" style:font-name-complex="Calibri1" style:font-size-complex="11pt"/>
    </style:style>
    <style:style style:name="T54" style:family="text">
      <style:text-properties style:font-name="Calibri1" fo:font-size="11pt" officeooo:rsid="00ae330c" style:font-size-asian="11pt" style:font-name-complex="Calibri1" style:font-size-complex="11pt"/>
    </style:style>
    <style:style style:name="T55" style:family="text">
      <style:text-properties style:font-name="Calibri1" fo:font-size="11pt" officeooo:rsid="00af0267" style:font-size-asian="11pt" style:font-name-complex="Calibri1" style:font-size-complex="11pt"/>
    </style:style>
    <style:style style:name="T56" style:family="text">
      <style:text-properties style:font-name="Calibri1" fo:font-size="11pt" officeooo:rsid="00b60153" style:font-size-asian="11pt" style:font-name-complex="Calibri1" style:font-size-complex="11pt"/>
    </style:style>
    <style:style style:name="T57" style:family="text">
      <style:text-properties style:font-name="Calibri1" fo:font-size="11pt" officeooo:rsid="00b75c59" style:font-size-asian="11pt" style:font-name-complex="Calibri1" style:font-size-complex="11pt"/>
    </style:style>
    <style:style style:name="T58" style:family="text">
      <style:text-properties style:font-name="Calibri1" fo:font-size="11pt" officeooo:rsid="00b92cd9" style:font-size-asian="11pt" style:font-name-complex="Calibri1" style:font-size-complex="11pt"/>
    </style:style>
    <style:style style:name="T59" style:family="text">
      <style:text-properties style:font-name="Calibri1" fo:font-size="11pt" officeooo:rsid="00b9c1fc" style:font-size-asian="11pt" style:font-name-complex="Calibri1" style:font-size-complex="11pt"/>
    </style:style>
    <style:style style:name="T60" style:family="text">
      <style:text-properties style:font-name="Calibri1" fo:font-size="11pt" officeooo:rsid="00b9c59f" style:font-size-asian="11pt" style:font-name-complex="Calibri1" style:font-size-complex="11pt"/>
    </style:style>
    <style:style style:name="T61" style:family="text">
      <style:text-properties style:font-name="Calibri1" fo:font-size="11pt" officeooo:rsid="008f6459" style:font-size-asian="11pt" style:font-name-complex="Calibri1" style:font-size-complex="11pt"/>
    </style:style>
    <style:style style:name="T62" style:family="text">
      <style:text-properties style:font-name="Calibri1" fo:font-size="11pt" officeooo:rsid="00ba2714" style:font-size-asian="11pt" style:font-name-complex="Calibri1" style:font-size-complex="11pt"/>
    </style:style>
    <style:style style:name="T63" style:family="text">
      <style:text-properties style:font-name="Calibri1" fo:font-size="11pt" officeooo:rsid="00bfa8bf" style:font-size-asian="11pt" style:font-name-complex="Calibri1" style:font-size-complex="11pt"/>
    </style:style>
    <style:style style:name="T64" style:family="text">
      <style:text-properties style:font-name="Calibri1" fo:font-size="11pt" officeooo:rsid="00bfc206" style:font-size-asian="11pt" style:font-name-complex="Calibri1" style:font-size-complex="11pt"/>
    </style:style>
    <style:style style:name="T65" style:family="text">
      <style:text-properties style:font-name="Calibri1" fo:font-size="11pt" officeooo:rsid="00c49f35" style:font-size-asian="11pt" style:font-name-complex="Calibri1" style:font-size-complex="11pt"/>
    </style:style>
    <style:style style:name="T66" style:family="text">
      <style:text-properties style:font-name="Calibri1" fo:font-size="11pt" officeooo:rsid="00c62a4b" style:font-size-asian="11pt" style:font-name-complex="Calibri1" style:font-size-complex="11pt"/>
    </style:style>
    <style:style style:name="T67" style:family="text">
      <style:text-properties style:font-name="Calibri1" fo:font-size="11pt" officeooo:rsid="00c73e76" style:font-size-asian="11pt" style:font-name-complex="Calibri1" style:font-size-complex="11pt"/>
    </style:style>
    <style:style style:name="T68" style:family="text">
      <style:text-properties style:font-name="Calibri1" fo:font-size="11pt" officeooo:rsid="00cbde0a" style:font-size-asian="11pt" style:font-name-complex="Calibri1" style:font-size-complex="11pt"/>
    </style:style>
    <style:style style:name="T69" style:family="text">
      <style:text-properties style:font-name="Calibri1" fo:font-size="11pt" officeooo:rsid="00ebe1d4" style:font-size-asian="11pt" style:font-name-complex="Calibri1" style:font-size-complex="11pt"/>
    </style:style>
    <style:style style:name="T70" style:family="text">
      <style:text-properties style:font-name="Calibri1" fo:font-size="11pt" officeooo:rsid="00ef30d5" style:font-size-asian="11pt" style:font-name-complex="Calibri1" style:font-size-complex="11pt"/>
    </style:style>
    <style:style style:name="T71" style:family="text">
      <style:text-properties style:font-name="Calibri1" fo:font-size="11pt" officeooo:rsid="00f12a10" style:font-size-asian="11pt" style:font-name-complex="Calibri1" style:font-size-complex="11pt"/>
    </style:style>
    <style:style style:name="T72" style:family="text">
      <style:text-properties style:font-name="Calibri1" fo:font-size="11pt" officeooo:rsid="00f2c619" style:font-size-asian="11pt" style:font-name-complex="Calibri1" style:font-size-complex="11pt"/>
    </style:style>
    <style:style style:name="T73" style:family="text">
      <style:text-properties style:font-name="Calibri1" fo:font-size="11pt" officeooo:rsid="00f757d0" style:font-size-asian="11pt" style:font-name-complex="Calibri1" style:font-size-complex="11pt"/>
    </style:style>
    <style:style style:name="T74" style:family="text">
      <style:text-properties style:font-name="Calibri1" fo:font-size="11pt" officeooo:rsid="00bdb2c9" style:font-size-asian="11pt" style:font-name-complex="Calibri1" style:font-size-complex="11pt"/>
    </style:style>
    <style:style style:name="T75" style:family="text">
      <style:text-properties style:font-name="Calibri1" fo:font-size="11pt" officeooo:rsid="00f91340" style:font-size-asian="11pt" style:font-name-complex="Calibri1" style:font-size-complex="11pt"/>
    </style:style>
    <style:style style:name="T76" style:family="text">
      <style:text-properties style:font-name="Calibri1" fo:font-size="11pt" officeooo:rsid="00f990fe" style:font-size-asian="11pt" style:font-name-complex="Calibri1" style:font-size-complex="11pt"/>
    </style:style>
    <style:style style:name="T77" style:family="text">
      <style:text-properties style:font-name="Calibri1" fo:font-size="11pt" officeooo:rsid="00f9e805" style:font-size-asian="11pt" style:font-name-complex="Calibri1" style:font-size-complex="11pt"/>
    </style:style>
    <style:style style:name="T78" style:family="text">
      <style:text-properties style:font-name="Calibri1" fo:font-size="11pt" officeooo:rsid="00fa249a" style:font-size-asian="11pt" style:font-name-complex="Calibri1" style:font-size-complex="11pt"/>
    </style:style>
    <style:style style:name="T79" style:family="text">
      <style:text-properties style:font-name="Calibri1" fo:font-size="11pt" officeooo:rsid="00ffa4d5" style:font-size-asian="11pt" style:font-name-complex="Calibri1" style:font-size-complex="11pt"/>
    </style:style>
    <style:style style:name="T80" style:family="text">
      <style:text-properties style:font-name="Calibri1" fo:font-size="11pt" officeooo:rsid="00fd7f7d" style:font-size-asian="11pt" style:font-name-complex="Calibri1" style:font-size-complex="11pt"/>
    </style:style>
    <style:style style:name="T81" style:family="text">
      <style:text-properties style:font-name="Calibri1" fo:font-size="11pt" officeooo:rsid="01013c25" style:font-size-asian="11pt" style:font-name-complex="Calibri1" style:font-size-complex="11pt"/>
    </style:style>
    <style:style style:name="T82" style:family="text">
      <style:text-properties style:font-name="Calibri1" fo:font-size="11pt" officeooo:rsid="000b88f1" style:font-size-asian="11pt" style:font-size-complex="11pt"/>
    </style:style>
    <style:style style:name="T83" style:family="text">
      <style:text-properties style:font-name="Calibri1" fo:font-size="11pt" officeooo:rsid="002e4eca" style:font-size-asian="11pt" style:font-size-complex="11pt"/>
    </style:style>
    <style:style style:name="T84" style:family="text">
      <style:text-properties style:font-name="Calibri1" fo:font-size="11pt" officeooo:rsid="00bb0721" style:font-size-asian="11pt" style:font-size-complex="11pt"/>
    </style:style>
    <style:style style:name="T85" style:family="text">
      <style:text-properties style:font-name="Calibri1" fo:font-size="11pt" officeooo:rsid="00bb0d09" style:font-size-asian="11pt" style:font-size-complex="11pt"/>
    </style:style>
    <style:style style:name="T86" style:family="text">
      <style:text-properties style:font-name="Calibri1" fo:font-size="11pt" officeooo:rsid="00bdb2c9" style:font-size-asian="11pt" style:font-size-complex="11pt"/>
    </style:style>
    <style:style style:name="T87" style:family="text">
      <style:text-properties style:font-name="Calibri1" fo:font-size="11pt" officeooo:rsid="00becd73" style:font-size-asian="11pt" style:font-size-complex="11pt"/>
    </style:style>
    <style:style style:name="T88" style:family="text">
      <style:text-properties style:font-name="Calibri1" fo:font-size="11pt" officeooo:rsid="00c1ea73" style:font-size-asian="11pt" style:font-size-complex="11pt"/>
    </style:style>
    <style:style style:name="T89" style:family="text">
      <style:text-properties style:font-name="Calibri1" fo:font-size="11pt" officeooo:rsid="00c263ea" style:font-size-asian="11pt" style:font-size-complex="11pt"/>
    </style:style>
    <style:style style:name="T90" style:family="text">
      <style:text-properties style:font-name="Calibri1" fo:font-size="11pt" officeooo:rsid="00c3b19f" style:font-size-asian="11pt" style:font-size-complex="11pt"/>
    </style:style>
    <style:style style:name="T91" style:family="text">
      <style:text-properties style:font-name="Calibri1" fo:font-size="11pt" officeooo:rsid="00c49f35" style:font-size-asian="11pt" style:font-size-complex="11pt"/>
    </style:style>
    <style:style style:name="T92" style:family="text">
      <style:text-properties style:font-name="Calibri1" fo:font-size="11pt" officeooo:rsid="00e97568" style:font-size-asian="11pt" style:font-size-complex="11pt"/>
    </style:style>
    <style:style style:name="T93" style:family="text">
      <style:text-properties style:font-name="Calibri1" fo:font-size="11pt" officeooo:rsid="00ebe1d4" style:font-size-asian="11pt" style:font-size-complex="11pt"/>
    </style:style>
    <style:style style:name="T94" style:family="text">
      <style:text-properties style:font-name="Calibri1" fo:font-size="11pt" officeooo:rsid="00fa249a" style:font-size-asian="11pt" style:font-size-complex="11pt"/>
    </style:style>
    <style:style style:name="T95" style:family="text">
      <style:text-properties style:font-name="Calibri1" fo:font-size="11pt" fo:font-style="italic" style:font-size-asian="11pt" style:font-style-asian="italic" style:font-name-complex="Calibri1" style:font-size-complex="11pt" style:font-style-complex="italic"/>
    </style:style>
    <style:style style:name="T96" style:family="text">
      <style:text-properties style:font-name="Calibri1" fo:font-size="11pt" fo:font-style="italic" officeooo:rsid="006155f6" style:font-size-asian="11pt" style:font-style-asian="italic" style:font-name-complex="Calibri1" style:font-size-complex="11pt" style:font-style-complex="italic"/>
    </style:style>
    <style:style style:name="T97" style:family="text">
      <style:text-properties style:font-name="Calibri1" fo:font-size="11pt" fo:font-style="italic" officeooo:rsid="006145a8" style:font-size-asian="11pt" style:font-style-asian="italic" style:font-name-complex="Calibri1" style:font-size-complex="11pt" style:font-style-complex="italic"/>
    </style:style>
    <style:style style:name="T98" style:family="text">
      <style:text-properties style:font-name="Calibri1" fo:font-size="11pt" fo:font-style="italic" officeooo:rsid="0062c561" style:font-size-asian="11pt" style:font-style-asian="italic" style:font-name-complex="Calibri1" style:font-size-complex="11pt" style:font-style-complex="italic"/>
    </style:style>
    <style:style style:name="T99" style:family="text">
      <style:text-properties style:font-name="Calibri1" fo:font-size="11pt" fo:font-style="italic" officeooo:rsid="006cdc9b" style:font-size-asian="11pt" style:font-style-asian="italic" style:font-name-complex="Calibri1" style:font-size-complex="11pt" style:font-style-complex="italic"/>
    </style:style>
    <style:style style:name="T100" style:family="text">
      <style:text-properties style:font-name="Calibri1" fo:font-size="11pt" fo:font-style="italic" officeooo:rsid="007ecc3b" style:font-size-asian="11pt" style:font-style-asian="italic" style:font-name-complex="Calibri1" style:font-size-complex="11pt" style:font-style-complex="italic"/>
    </style:style>
    <style:style style:name="T101" style:family="text">
      <style:text-properties style:font-name="Calibri1" fo:font-size="11pt" fo:font-style="italic" officeooo:rsid="007fd425" style:font-size-asian="11pt" style:font-style-asian="italic" style:font-name-complex="Calibri1" style:font-size-complex="11pt" style:font-style-complex="italic"/>
    </style:style>
    <style:style style:name="T102" style:family="text">
      <style:text-properties style:font-name="Calibri1" fo:font-size="11pt" fo:font-style="italic" officeooo:rsid="00f12a10" style:font-size-asian="11pt" style:font-style-asian="italic" style:font-name-complex="Calibri1" style:font-size-complex="11pt" style:font-style-complex="italic"/>
    </style:style>
    <style:style style:name="T103" style:family="text">
      <style:text-properties style:font-name="Calibri1" fo:font-size="11pt" officeooo:rsid="001130a4" style:font-name-asian="Noto Serif CJK SC" style:font-size-asian="11pt" style:language-asian="zh" style:country-asian="CN" style:font-name-complex="Calibri1" style:font-size-complex="11pt" style:language-complex="hi" style:country-complex="IN"/>
    </style:style>
    <style:style style:name="T104" style:family="text">
      <style:text-properties style:font-name="Calibri1" fo:font-size="11pt" officeooo:rsid="0011b6a2" style:font-name-asian="Noto Serif CJK SC" style:font-size-asian="11pt" style:language-asian="zh" style:country-asian="CN" style:font-name-complex="Calibri1" style:font-size-complex="11pt" style:language-complex="hi" style:country-complex="IN"/>
    </style:style>
    <style:style style:name="T105" style:family="text">
      <style:text-properties style:font-name="Calibri1" fo:font-size="11pt" officeooo:rsid="000f47a2" style:font-name-asian="Noto Serif CJK SC" style:font-size-asian="11pt" style:language-asian="zh" style:country-asian="CN" style:font-name-complex="Calibri1" style:font-size-complex="11pt" style:language-complex="hi" style:country-complex="IN"/>
    </style:style>
    <style:style style:name="T106" style:family="text">
      <style:text-properties style:font-name="Calibri1" fo:font-size="11pt" officeooo:rsid="00810eb8" fo:background-color="#ffff00" loext:char-shading-value="0" style:font-size-asian="11pt" style:font-name-complex="Calibri1" style:font-size-complex="11pt"/>
    </style:style>
    <style:style style:name="T107" style:family="text">
      <style:text-properties style:font-name="Calibri1" fo:font-size="11pt" officeooo:rsid="00bdb2c9" fo:background-color="#ffff00" loext:char-shading-value="0" style:font-size-asian="11pt" style:font-name-complex="Calibri1" style:font-size-complex="11pt"/>
    </style:style>
    <style:style style:name="T108" style:family="text">
      <style:text-properties style:font-name="Calibri1" fo:font-size="11pt" officeooo:rsid="009b8f91" fo:background-color="transparent" loext:char-shading-value="0" style:font-size-asian="11pt" style:font-name-complex="Calibri1" style:font-size-complex="11pt"/>
    </style:style>
    <style:style style:name="T109" style:family="text">
      <style:text-properties style:font-name="Calibri1" fo:font-size="11pt" fo:font-weight="normal" officeooo:rsid="0011b6a2" style:font-size-asian="11pt" style:font-weight-asian="normal" style:font-name-complex="Calibri1" style:font-size-complex="11pt" style:font-weight-complex="normal"/>
    </style:style>
    <style:style style:name="T110" style:family="text">
      <style:text-properties style:font-name="Calibri1" fo:font-size="11pt" fo:font-weight="normal" officeooo:rsid="00df8d57" style:font-size-asian="11pt" style:font-weight-asian="normal" style:font-name-complex="Calibri1" style:font-size-complex="11pt" style:font-weight-complex="normal"/>
    </style:style>
    <style:style style:name="T111" style:family="text">
      <style:text-properties style:font-name="Calibri1" fo:font-weight="normal" style:font-weight-asian="normal" style:font-weight-complex="normal"/>
    </style:style>
    <style:style style:name="T112" style:family="text">
      <style:text-properties style:font-name="Calibri1" fo:font-weight="normal" officeooo:rsid="00d773e6" style:font-weight-asian="normal" style:font-weight-complex="normal"/>
    </style:style>
    <style:style style:name="T113" style:family="text">
      <style:text-properties style:font-name="Calibri1" fo:font-weight="normal" officeooo:rsid="00d839b2" style:font-weight-asian="normal" style:font-weight-complex="normal"/>
    </style:style>
    <style:style style:name="T114" style:family="text">
      <style:text-properties style:font-name="Calibri1" fo:font-weight="normal" officeooo:rsid="00cd61af" style:font-weight-asian="normal" style:font-weight-complex="normal"/>
    </style:style>
    <style:style style:name="T115" style:family="text">
      <style:text-properties style:font-name="Calibri1" fo:font-weight="normal" officeooo:rsid="00d991db" style:font-weight-asian="normal" style:font-weight-complex="normal"/>
    </style:style>
    <style:style style:name="T116" style:family="text">
      <style:text-properties style:font-name="Calibri1" fo:font-weight="normal" officeooo:rsid="00dab0a1" style:font-weight-asian="normal" style:font-weight-complex="normal"/>
    </style:style>
    <style:style style:name="T117" style:family="text">
      <style:text-properties style:font-name="Calibri1" fo:font-weight="normal" officeooo:rsid="00db2062" style:font-weight-asian="normal" style:font-weight-complex="normal"/>
    </style:style>
    <style:style style:name="T118" style:family="text">
      <style:text-properties style:font-name="Calibri1" fo:font-weight="normal" officeooo:rsid="00c9fb24" style:font-weight-asian="normal" style:font-weight-complex="normal"/>
    </style:style>
    <style:style style:name="T119" style:family="text">
      <style:text-properties style:font-name="Calibri1" fo:font-weight="normal" officeooo:rsid="00db9929" style:font-weight-asian="normal" style:font-weight-complex="normal"/>
    </style:style>
    <style:style style:name="T120" style:family="text">
      <style:text-properties style:font-name="Calibri1" fo:font-weight="normal" officeooo:rsid="00dc14f8" style:font-weight-asian="normal" style:font-weight-complex="normal"/>
    </style:style>
    <style:style style:name="T121" style:family="text">
      <style:text-properties style:font-name="Calibri1" fo:font-weight="normal" officeooo:rsid="00dc195d" style:font-weight-asian="normal" style:font-weight-complex="normal"/>
    </style:style>
    <style:style style:name="T122" style:family="text">
      <style:text-properties style:font-name="Calibri1" fo:font-weight="normal" officeooo:rsid="00dcea53" style:font-weight-asian="normal" style:font-weight-complex="normal"/>
    </style:style>
    <style:style style:name="T123" style:family="text">
      <style:text-properties style:font-name="Calibri1" fo:font-weight="normal" officeooo:rsid="00ded916" style:font-weight-asian="normal" style:font-weight-complex="normal"/>
    </style:style>
    <style:style style:name="T124" style:family="text">
      <style:text-properties style:font-name="Calibri1" fo:font-weight="normal" officeooo:rsid="00def3d3" style:font-weight-asian="normal" style:font-weight-complex="normal"/>
    </style:style>
    <style:style style:name="T125" style:family="text">
      <style:text-properties style:font-name="Calibri1" fo:font-weight="normal" officeooo:rsid="00df8d57" style:font-weight-asian="normal" style:font-weight-complex="normal"/>
    </style:style>
    <style:style style:name="T126" style:family="text">
      <style:text-properties style:font-name="Calibri1" fo:font-weight="normal" officeooo:rsid="00e1789e" style:font-weight-asian="normal" style:font-weight-complex="normal"/>
    </style:style>
    <style:style style:name="T127" style:family="text">
      <style:text-properties style:font-name="Calibri1" fo:font-weight="normal" officeooo:rsid="00e29929" style:font-weight-asian="normal" style:font-weight-complex="normal"/>
    </style:style>
    <style:style style:name="T128" style:family="text">
      <style:text-properties style:font-name="Calibri1" fo:font-weight="normal" officeooo:rsid="00e3bb65" style:font-weight-asian="normal" style:font-weight-complex="normal"/>
    </style:style>
    <style:style style:name="T129" style:family="text">
      <style:text-properties style:font-name="Calibri1" fo:font-weight="normal" officeooo:rsid="00e4d1b7" style:font-weight-asian="normal" style:font-weight-complex="normal"/>
    </style:style>
    <style:style style:name="T130" style:family="text">
      <style:text-properties style:font-name="Calibri1" fo:font-weight="normal" officeooo:rsid="00e52abf" style:font-weight-asian="normal" style:font-weight-complex="normal"/>
    </style:style>
    <style:style style:name="T131" style:family="text">
      <style:text-properties style:font-name="Calibri1" fo:font-weight="normal" officeooo:rsid="00e5a08a" style:font-weight-asian="normal" style:font-weight-complex="normal"/>
    </style:style>
    <style:style style:name="T132" style:family="text">
      <style:text-properties style:font-name="Calibri1" fo:font-weight="normal" officeooo:rsid="00e953ec" style:font-weight-asian="normal" style:font-weight-complex="normal"/>
    </style:style>
    <style:style style:name="T133" style:family="text">
      <style:text-properties style:font-name="Calibri1" fo:font-weight="normal" officeooo:rsid="00eb1d1b" style:font-weight-asian="normal" style:font-weight-complex="normal"/>
    </style:style>
    <style:style style:name="T134" style:family="text">
      <style:text-properties style:font-name="Calibri1" fo:font-weight="normal" officeooo:rsid="00ebe1d4" style:font-weight-asian="normal" style:font-weight-complex="normal"/>
    </style:style>
    <style:style style:name="T135" style:family="text">
      <style:text-properties style:font-name="Calibri1" fo:font-weight="normal" officeooo:rsid="00fa249a" style:font-weight-asian="normal" style:font-weight-complex="normal"/>
    </style:style>
    <style:style style:name="T136" style:family="text">
      <style:text-properties fo:font-weight="bold" style:font-weight-asian="bold" style:font-weight-complex="bold"/>
    </style:style>
    <style:style style:name="T137" style:family="text">
      <style:text-properties fo:font-weight="bold" officeooo:rsid="00253813" style:font-weight-asian="bold" style:font-weight-complex="bold"/>
    </style:style>
    <style:style style:name="T138" style:family="text">
      <style:text-properties fo:font-weight="bold" officeooo:rsid="00555caf" style:font-weight-asian="bold" style:font-weight-complex="bold"/>
    </style:style>
    <style:style style:name="T139" style:family="text">
      <style:text-properties fo:font-style="italic" style:font-style-asian="italic"/>
    </style:style>
    <style:style style:name="T140" style:family="text">
      <style:text-properties fo:font-style="italic" style:font-style-asian="italic" style:font-style-complex="italic"/>
    </style:style>
    <style:style style:name="T141" style:family="text">
      <style:text-properties fo:font-style="italic" officeooo:rsid="006155f6" style:font-style-asian="italic" style:font-style-complex="italic"/>
    </style:style>
    <style:style style:name="T142" style:family="text">
      <style:text-properties fo:font-style="italic" officeooo:rsid="0088fcf6" style:font-style-asian="italic" style:font-style-complex="italic"/>
    </style:style>
    <style:style style:name="T143" style:family="text">
      <style:text-properties fo:font-style="italic" officeooo:rsid="00cede59" style:font-style-asian="italic" style:font-style-complex="italic"/>
    </style:style>
    <style:style style:name="T144" style:family="text">
      <style:text-properties fo:font-style="italic" officeooo:rsid="00d2a8ca" style:font-style-asian="italic" style:font-style-complex="italic"/>
    </style:style>
    <style:style style:name="T145" style:family="text">
      <style:text-properties fo:font-style="italic" officeooo:rsid="00d304d8" style:font-style-asian="italic" style:font-style-complex="italic"/>
    </style:style>
    <style:style style:name="T146" style:family="text">
      <style:text-properties officeooo:rsid="00040a2b"/>
    </style:style>
    <style:style style:name="T147" style:family="text">
      <style:text-properties officeooo:rsid="000686ba"/>
    </style:style>
    <style:style style:name="T148" style:family="text">
      <style:text-properties style:text-position="sub 58%"/>
    </style:style>
    <style:style style:name="T149" style:family="text">
      <style:text-properties style:text-position="sub 58%" style:font-name="Calibri1" fo:font-size="11pt" officeooo:rsid="00100115" style:font-size-asian="11pt" style:font-name-complex="Calibri1" style:font-size-complex="11pt"/>
    </style:style>
    <style:style style:name="T150" style:family="text">
      <style:text-properties style:text-position="sub 58%" style:font-name="Calibri1" fo:font-size="11pt" officeooo:rsid="000b88f1" style:font-size-asian="11pt" style:font-name-complex="Calibri1" style:font-size-complex="11pt"/>
    </style:style>
    <style:style style:name="T151" style:family="text">
      <style:text-properties style:text-position="sub 58%" style:font-name="Calibri1" fo:font-size="11pt" officeooo:rsid="00040a2b" style:font-size-asian="11pt" style:font-name-complex="Calibri1" style:font-size-complex="11pt"/>
    </style:style>
    <style:style style:name="T152" style:family="text">
      <style:text-properties style:text-position="sub 58%" style:font-name="Calibri1" fo:font-size="11pt" officeooo:rsid="006155f6" style:font-size-asian="11pt" style:font-name-complex="Calibri1" style:font-size-complex="11pt"/>
    </style:style>
    <style:style style:name="T153" style:family="text">
      <style:text-properties style:text-position="sub 58%" style:font-name="Calibri1" fo:font-size="11pt" officeooo:rsid="00665d67" style:font-size-asian="11pt" style:font-name-complex="Calibri1" style:font-size-complex="11pt"/>
    </style:style>
    <style:style style:name="T154" style:family="text">
      <style:text-properties style:text-position="sub 58%" style:font-name="Calibri1" fo:font-size="11pt" officeooo:rsid="007b33a4" style:font-size-asian="11pt" style:font-name-complex="Calibri1" style:font-size-complex="11pt"/>
    </style:style>
    <style:style style:name="T155" style:family="text">
      <style:text-properties style:text-position="sub 58%" style:font-name="Calibri1" fo:font-size="11pt" officeooo:rsid="007ecc3b" style:font-size-asian="11pt" style:font-name-complex="Calibri1" style:font-size-complex="11pt"/>
    </style:style>
    <style:style style:name="T156" style:family="text">
      <style:text-properties style:text-position="sub 58%" style:font-name="Calibri1" fo:font-size="11pt" officeooo:rsid="00f757d0" style:font-size-asian="11pt" style:font-name-complex="Calibri1" style:font-size-complex="11pt"/>
    </style:style>
    <style:style style:name="T157" style:family="text">
      <style:text-properties style:text-position="sub 58%" style:font-name="Calibri1" fo:font-size="11pt" officeooo:rsid="00ffa4d5" style:font-size-asian="11pt" style:font-name-complex="Calibri1" style:font-size-complex="11pt"/>
    </style:style>
    <style:style style:name="T158" style:family="text">
      <style:text-properties style:text-position="sub 58%" style:font-name="Calibri1" fo:font-size="11pt" officeooo:rsid="00becd73" style:font-size-asian="11pt" style:font-size-complex="11pt"/>
    </style:style>
    <style:style style:name="T159" style:family="text">
      <style:text-properties style:text-position="sub 58%" style:font-name="Calibri1" fo:font-size="11pt" officeooo:rsid="00c49f35" style:font-size-asian="11pt" style:font-size-complex="11pt"/>
    </style:style>
    <style:style style:name="T160" style:family="text">
      <style:text-properties style:text-position="sub 58%" style:font-name="Calibri1" fo:font-weight="normal" officeooo:rsid="00d839b2" style:font-weight-asian="normal" style:font-weight-complex="normal"/>
    </style:style>
    <style:style style:name="T161" style:family="text">
      <style:text-properties style:text-position="sub 58%" style:font-name="Calibri1" fo:font-weight="normal" officeooo:rsid="00c9fb24" style:font-weight-asian="normal" style:font-weight-complex="normal"/>
    </style:style>
    <style:style style:name="T162" style:family="text">
      <style:text-properties style:text-position="sub 58%" officeooo:rsid="00040a2b"/>
    </style:style>
    <style:style style:name="T163" style:family="text">
      <style:text-properties style:text-position="sub 58%" officeooo:rsid="008bc721"/>
    </style:style>
    <style:style style:name="T164" style:family="text">
      <style:text-properties style:text-position="sub 58%" officeooo:rsid="0085b505" fo:background-color="transparent" loext:char-shading-value="0"/>
    </style:style>
    <style:style style:name="T165" style:family="text">
      <style:text-properties style:text-position="sub 58%" style:font-name="Calibri3" style:font-name-complex="Calibri"/>
    </style:style>
    <style:style style:name="T166" style:family="text">
      <style:text-properties style:text-position="sub 58%" officeooo:rsid="00c73e76"/>
    </style:style>
    <style:style style:name="T167" style:family="text">
      <style:text-properties style:text-position="sub 58%" officeooo:rsid="00c9fb24"/>
    </style:style>
    <style:style style:name="T168" style:family="text">
      <style:text-properties officeooo:rsid="000b88f1"/>
    </style:style>
    <style:style style:name="T169" style:family="text">
      <style:text-properties fo:font-weight="normal" style:font-weight-asian="normal" style:font-weight-complex="normal"/>
    </style:style>
    <style:style style:name="T170" style:family="text">
      <style:text-properties fo:font-weight="normal" officeooo:rsid="0040324e" style:font-weight-asian="normal" style:font-weight-complex="normal"/>
    </style:style>
    <style:style style:name="T171" style:family="text">
      <style:text-properties fo:font-weight="normal" officeooo:rsid="004ad57e" style:font-weight-asian="normal" style:font-weight-complex="normal"/>
    </style:style>
    <style:style style:name="T172" style:family="text">
      <style:text-properties fo:font-weight="normal" officeooo:rsid="00555caf" style:font-weight-asian="normal" style:font-weight-complex="normal"/>
    </style:style>
    <style:style style:name="T173" style:family="text">
      <style:text-properties fo:font-weight="normal" officeooo:rsid="00a10fdc" style:font-weight-asian="normal" style:font-weight-complex="normal"/>
    </style:style>
    <style:style style:name="T174" style:family="text">
      <style:text-properties fo:font-weight="normal" officeooo:rsid="009f9e1a" style:font-weight-asian="normal" style:font-weight-complex="normal"/>
    </style:style>
    <style:style style:name="T175" style:family="text">
      <style:text-properties fo:font-weight="normal" officeooo:rsid="00253813" style:font-weight-asian="normal" style:font-weight-complex="normal"/>
    </style:style>
    <style:style style:name="T176" style:family="text">
      <style:text-properties style:text-position="0% 100%" style:font-name="Calibri1" fo:font-size="11pt" officeooo:rsid="00040a2b" style:font-size-asian="11pt" style:font-name-complex="Calibri1" style:font-size-complex="11pt"/>
    </style:style>
    <style:style style:name="T177" style:family="text">
      <style:text-properties style:text-position="0% 100%" style:font-name="Calibri1" fo:font-size="11pt" officeooo:rsid="00b9c59f" style:font-size-asian="11pt" style:font-name-complex="Calibri1" style:font-size-complex="11pt"/>
    </style:style>
    <style:style style:name="T178" style:family="text">
      <style:text-properties style:text-position="0% 100%" style:font-name="Calibri1" fo:font-size="11pt" officeooo:rsid="00ba2714" style:font-size-asian="11pt" style:font-name-complex="Calibri1" style:font-size-complex="11pt"/>
    </style:style>
    <style:style style:name="T179" style:family="text">
      <style:text-properties style:text-position="0% 100%" officeooo:rsid="00040a2b"/>
    </style:style>
    <style:style style:name="T180" style:family="text">
      <style:text-properties officeooo:rsid="00253813"/>
    </style:style>
    <style:style style:name="T181" style:family="text">
      <style:text-properties officeooo:rsid="00271d71"/>
    </style:style>
    <style:style style:name="T182" style:family="text">
      <style:text-properties officeooo:rsid="002efe58"/>
    </style:style>
    <style:style style:name="T183" style:family="text">
      <style:text-properties officeooo:rsid="003769fb"/>
    </style:style>
    <style:style style:name="T184" style:family="text">
      <style:text-properties officeooo:rsid="003ec88c"/>
    </style:style>
    <style:style style:name="T185" style:family="text">
      <style:text-properties officeooo:rsid="004ad57e"/>
    </style:style>
    <style:style style:name="T186" style:family="text">
      <style:text-properties officeooo:rsid="00555caf"/>
    </style:style>
    <style:style style:name="T187" style:family="text">
      <style:text-properties officeooo:rsid="00524f9d"/>
    </style:style>
    <style:style style:name="T188" style:family="text">
      <style:text-properties style:text-position="super 58%"/>
    </style:style>
    <style:style style:name="T189" style:family="text">
      <style:text-properties style:text-position="super 58%" fo:font-style="normal" officeooo:rsid="00cd9ca4" style:font-style-asian="normal" style:font-style-complex="normal"/>
    </style:style>
    <style:style style:name="T190" style:family="text">
      <style:text-properties style:language-asian="zh" style:country-asian="CN" style:language-complex="hi" style:country-complex="IN"/>
    </style:style>
    <style:style style:name="T191" style:family="text">
      <style:text-properties officeooo:rsid="009ba5d8" style:language-asian="zh" style:country-asian="CN" style:language-complex="hi" style:country-complex="IN"/>
    </style:style>
    <style:style style:name="T192" style:family="text">
      <style:text-properties officeooo:rsid="00f0693a" style:language-asian="zh" style:country-asian="CN" style:language-complex="hi" style:country-complex="IN"/>
    </style:style>
    <style:style style:name="T193" style:family="text">
      <style:text-properties officeooo:rsid="0062c561"/>
    </style:style>
    <style:style style:name="T194" style:family="text">
      <style:text-properties officeooo:rsid="0062f674"/>
    </style:style>
    <style:style style:name="T195" style:family="text">
      <style:text-properties officeooo:rsid="006cdc9b"/>
    </style:style>
    <style:style style:name="T196" style:family="text">
      <style:text-properties officeooo:rsid="006f3611"/>
    </style:style>
    <style:style style:name="T197" style:family="text">
      <style:text-properties officeooo:rsid="00705511"/>
    </style:style>
    <style:style style:name="T198" style:family="text">
      <style:text-properties officeooo:rsid="0072201c"/>
    </style:style>
    <style:style style:name="T199" style:family="text">
      <style:text-properties officeooo:rsid="007487bf"/>
    </style:style>
    <style:style style:name="T200" style:family="text">
      <style:text-properties officeooo:rsid="007b33a4"/>
    </style:style>
    <style:style style:name="T201" style:family="text">
      <style:text-properties officeooo:rsid="007dce0c"/>
    </style:style>
    <style:style style:name="T202" style:family="text">
      <style:text-properties officeooo:rsid="0085b505"/>
    </style:style>
    <style:style style:name="T203" style:family="text">
      <style:text-properties officeooo:rsid="0087a3c9"/>
    </style:style>
    <style:style style:name="T204" style:family="text">
      <style:text-properties officeooo:rsid="0088fcf6"/>
    </style:style>
    <style:style style:name="T205" style:family="text">
      <style:text-properties officeooo:rsid="008ade26"/>
    </style:style>
    <style:style style:name="T206" style:family="text">
      <style:text-properties officeooo:rsid="008bc721"/>
    </style:style>
    <style:style style:name="T207" style:family="text">
      <style:text-properties officeooo:rsid="008f6459"/>
    </style:style>
    <style:style style:name="T208" style:family="text">
      <style:text-properties fo:font-variant="normal" fo:text-transform="none" style:text-position="0% 100%" style:font-name="Calibri1" fo:font-size="11pt" fo:font-style="normal" style:text-underline-style="none" fo:font-weight="normal" officeooo:rsid="009b8f91" fo:background-color="transparent" loext:char-shading-value="0" style:font-size-asian="11pt" style:font-name-complex="Calibri1" style:font-size-complex="11pt"/>
    </style:style>
    <style:style style:name="T209" style:family="text">
      <style:text-properties fo:font-variant="normal" fo:text-transform="none" style:text-position="0% 100%" style:font-name="Calibri1" fo:font-size="11pt" fo:font-style="normal" style:text-underline-style="none" fo:font-weight="normal" officeooo:rsid="006145a8" fo:background-color="transparent" loext:char-shading-value="0" style:font-size-asian="11pt" style:font-name-complex="Calibri1" style:font-size-complex="11pt"/>
    </style:style>
    <style:style style:name="T210" style:family="text">
      <style:text-properties fo:font-variant="normal" fo:text-transform="none" style:text-position="0% 100%" style:font-name="Calibri1" fo:font-size="11pt" fo:font-style="normal" style:text-underline-style="none" fo:font-weight="normal" officeooo:rsid="007fd425" style:font-size-asian="11pt" style:font-name-complex="Calibri1" style:font-size-complex="11pt"/>
    </style:style>
    <style:style style:name="T211" style:family="text">
      <style:text-properties fo:font-variant="normal" fo:text-transform="none" style:text-position="0% 100%" style:font-name="Calibri1" fo:font-style="normal" style:text-underline-style="none" fo:font-weight="normal" officeooo:rsid="00d839b2" style:font-weight-asian="normal" style:font-weight-complex="normal"/>
    </style:style>
    <style:style style:name="T212" style:family="text">
      <style:text-properties fo:font-variant="normal" fo:text-transform="none" style:text-position="0% 100%" fo:font-style="normal" style:text-underline-style="none" fo:font-weight="normal"/>
    </style:style>
    <style:style style:name="T213" style:family="text">
      <style:text-properties fo:font-variant="normal" fo:text-transform="none" style:text-position="0% 100%" fo:font-style="normal" style:text-underline-style="none" fo:font-weight="normal" fo:background-color="transparent" loext:char-shading-value="0"/>
    </style:style>
    <style:style style:name="T214" style:family="text">
      <style:text-properties fo:font-variant="normal" fo:text-transform="none" style:text-position="0% 100%" style:font-name="Calibri3" fo:font-style="normal" style:text-underline-style="none" fo:font-weight="normal" style:font-name-complex="Calibri"/>
    </style:style>
    <style:style style:name="T215" style:family="text">
      <style:text-properties officeooo:rsid="0085b505" fo:background-color="transparent" loext:char-shading-value="0"/>
    </style:style>
    <style:style style:name="T216" style:family="text">
      <style:text-properties officeooo:rsid="009ba5d8" fo:background-color="transparent" loext:char-shading-value="0"/>
    </style:style>
    <style:style style:name="T217" style:family="text">
      <style:text-properties officeooo:rsid="00bb0d09" fo:background-color="transparent" loext:char-shading-value="0"/>
    </style:style>
    <style:style style:name="T218" style:family="text">
      <style:text-properties officeooo:rsid="009ba5d8"/>
    </style:style>
    <style:style style:name="T219" style:family="text">
      <style:text-properties officeooo:rsid="009e316d"/>
    </style:style>
    <style:style style:name="T220" style:family="text">
      <style:text-properties officeooo:rsid="00a6352d"/>
    </style:style>
    <style:style style:name="T221" style:family="text">
      <style:text-properties officeooo:rsid="00a10fdc"/>
    </style:style>
    <style:style style:name="T222" style:family="text">
      <style:text-properties style:font-name="Calibri3" style:font-name-complex="Calibri"/>
    </style:style>
    <style:style style:name="T223" style:family="text">
      <style:text-properties style:font-name="Calibri3" officeooo:rsid="009f9e1a" style:font-name-complex="Calibri"/>
    </style:style>
    <style:style style:name="T224" style:family="text">
      <style:text-properties style:font-name="Calibri3" officeooo:rsid="00a925f2" style:font-name-complex="Calibri"/>
    </style:style>
    <style:style style:name="T225" style:family="text">
      <style:text-properties style:font-name="Calibri3" officeooo:rsid="00a99954" style:font-name-complex="Calibri"/>
    </style:style>
    <style:style style:name="T226" style:family="text">
      <style:text-properties style:font-name="Calibri3" officeooo:rsid="009e2d5b" style:font-name-complex="Calibri"/>
    </style:style>
    <style:style style:name="T227" style:family="text">
      <style:text-properties style:font-name="Calibri3" officeooo:rsid="00a32cfb" style:font-name-complex="Calibri"/>
    </style:style>
    <style:style style:name="T228" style:family="text">
      <style:text-properties style:font-name="Calibri3" officeooo:rsid="00a7912b" style:font-name-complex="Calibri"/>
    </style:style>
    <style:style style:name="T229" style:family="text">
      <style:text-properties style:font-name="Calibri3" officeooo:rsid="00253813" style:font-name-complex="Calibri"/>
    </style:style>
    <style:style style:name="T230" style:family="text">
      <style:text-properties style:font-name="Calibri3" officeooo:rsid="00bb0d09" style:font-name-complex="Calibri"/>
    </style:style>
    <style:style style:name="T231" style:family="text">
      <style:text-properties style:font-name="Calibri3" officeooo:rsid="00bdb2c9" style:font-name-complex="Calibri"/>
    </style:style>
    <style:style style:name="T232" style:family="text">
      <style:text-properties style:font-name="Calibri3" officeooo:rsid="00fa249a" style:font-name-complex="Calibri"/>
    </style:style>
    <style:style style:name="T233" style:family="text">
      <style:text-properties style:font-name="Calibri3" fo:font-weight="normal" officeooo:rsid="00a32cfb" style:font-weight-asian="normal" style:font-name-complex="Calibri" style:font-weight-complex="normal"/>
    </style:style>
    <style:style style:name="T234" style:family="text">
      <style:text-properties style:font-name="Calibri3" fo:font-size="11pt" officeooo:rsid="00a99954" style:font-name-asian="Noto Serif CJK SC" style:font-size-asian="12pt" style:language-asian="zh" style:country-asian="CN" style:font-name-complex="Calibri" style:font-size-complex="12pt" style:language-complex="hi" style:country-complex="IN"/>
    </style:style>
    <style:style style:name="T235" style:family="text">
      <style:text-properties style:font-name="Calibri3" fo:font-weight="bold" officeooo:rsid="009e2d5b" style:font-weight-asian="bold" style:font-name-complex="Calibri" style:font-weight-complex="bold"/>
    </style:style>
    <style:style style:name="T236" style:family="text">
      <style:text-properties officeooo:rsid="009f9e1a"/>
    </style:style>
    <style:style style:name="T237" style:family="text">
      <style:text-properties officeooo:rsid="009f9e1a" fo:background-color="#ffff00" loext:char-shading-value="0"/>
    </style:style>
    <style:style style:name="T238" style:family="text">
      <style:text-properties officeooo:rsid="00bdb2c9" fo:background-color="#ffff00" loext:char-shading-value="0"/>
    </style:style>
    <style:style style:name="T239" style:family="text">
      <style:text-properties officeooo:rsid="00fd786f" fo:background-color="#ffff00" loext:char-shading-value="0"/>
    </style:style>
    <style:style style:name="T240" style:family="text">
      <style:text-properties officeooo:rsid="00a4da8b"/>
    </style:style>
    <style:style style:name="T241" style:family="text">
      <style:text-properties officeooo:rsid="00a2c6de"/>
    </style:style>
    <style:style style:name="T242" style:family="text">
      <style:text-properties officeooo:rsid="00a32cfb"/>
    </style:style>
    <style:style style:name="T243" style:family="text">
      <style:text-properties officeooo:rsid="00afc37b"/>
    </style:style>
    <style:style style:name="T244" style:family="text">
      <style:text-properties officeooo:rsid="00b05e4f"/>
    </style:style>
    <style:style style:name="T245" style:family="text">
      <style:text-properties officeooo:rsid="00b0c6ae"/>
    </style:style>
    <style:style style:name="T246" style:family="text">
      <style:text-properties officeooo:rsid="00b1dd27"/>
    </style:style>
    <style:style style:name="T247" style:family="text">
      <style:text-properties officeooo:rsid="00b3b69e"/>
    </style:style>
    <style:style style:name="T248" style:family="text">
      <style:text-properties officeooo:rsid="00b3f760"/>
    </style:style>
    <style:style style:name="T249" style:family="text">
      <style:text-properties officeooo:rsid="00b4b0ae"/>
    </style:style>
    <style:style style:name="T250" style:family="text">
      <style:text-properties officeooo:rsid="00bb0721"/>
    </style:style>
    <style:style style:name="T251" style:family="text">
      <style:text-properties officeooo:rsid="00bb0d09"/>
    </style:style>
    <style:style style:name="T252" style:family="text">
      <style:text-properties officeooo:rsid="00bcc3d8"/>
    </style:style>
    <style:style style:name="T253" style:family="text">
      <style:text-properties officeooo:rsid="00bdb2c9"/>
    </style:style>
    <style:style style:name="T254" style:family="text">
      <style:text-properties officeooo:rsid="00bc2f7b"/>
    </style:style>
    <style:style style:name="T255" style:family="text">
      <style:text-properties officeooo:rsid="00bcd6d8"/>
    </style:style>
    <style:style style:name="T256" style:family="text">
      <style:text-properties officeooo:rsid="00bfc206"/>
    </style:style>
    <style:style style:name="T257" style:family="text">
      <style:text-properties officeooo:rsid="00c1ea73"/>
    </style:style>
    <style:style style:name="T258" style:family="text">
      <style:text-properties officeooo:rsid="00c73e76"/>
    </style:style>
    <style:style style:name="T259" style:family="text">
      <style:text-properties officeooo:rsid="00c818cf"/>
    </style:style>
    <style:style style:name="T260" style:family="text">
      <style:text-properties officeooo:rsid="00c9fb24"/>
    </style:style>
    <style:style style:name="T261" style:family="text">
      <style:text-properties officeooo:rsid="00cbde0a"/>
    </style:style>
    <style:style style:name="T262" style:family="text">
      <style:text-properties officeooo:rsid="00cd61af"/>
    </style:style>
    <style:style style:name="T263" style:family="text">
      <style:text-properties officeooo:rsid="00cd9ca4"/>
    </style:style>
    <style:style style:name="T264" style:family="text">
      <style:text-properties fo:font-style="normal" officeooo:rsid="00cd9ca4" style:font-style-asian="normal" style:font-style-complex="normal"/>
    </style:style>
    <style:style style:name="T265" style:family="text">
      <style:text-properties fo:font-style="normal" officeooo:rsid="00cede59" style:font-style-asian="normal" style:font-style-complex="normal"/>
    </style:style>
    <style:style style:name="T266" style:family="text">
      <style:text-properties fo:font-style="normal" officeooo:rsid="00cf1ddc" style:font-style-asian="normal" style:font-style-complex="normal"/>
    </style:style>
    <style:style style:name="T267" style:family="text">
      <style:text-properties fo:font-style="normal" officeooo:rsid="00d08c85" style:font-style-asian="normal" style:font-style-complex="normal"/>
    </style:style>
    <style:style style:name="T268" style:family="text">
      <style:text-properties fo:font-style="normal" officeooo:rsid="00ebe1d4" style:font-style-asian="normal" style:font-style-complex="normal"/>
    </style:style>
    <style:style style:name="T269" style:family="text">
      <style:text-properties officeooo:rsid="00cede59"/>
    </style:style>
    <style:style style:name="T270" style:family="text">
      <style:text-properties officeooo:rsid="00cf1ddc"/>
    </style:style>
    <style:style style:name="T271" style:family="text">
      <style:text-properties officeooo:rsid="00d08c85"/>
    </style:style>
    <style:style style:name="T272" style:family="text">
      <style:text-properties officeooo:rsid="00d21774"/>
    </style:style>
    <style:style style:name="T273" style:family="text">
      <style:text-properties officeooo:rsid="00d2a8ca"/>
    </style:style>
    <style:style style:name="T274" style:family="text">
      <style:text-properties officeooo:rsid="00d304d8"/>
    </style:style>
    <style:style style:name="T275" style:family="text">
      <style:text-properties officeooo:rsid="00d31e9f"/>
    </style:style>
    <style:style style:name="T276" style:family="text">
      <style:text-properties officeooo:rsid="00d4a047"/>
    </style:style>
    <style:style style:name="T277" style:family="text">
      <style:text-properties officeooo:rsid="00d5da02"/>
    </style:style>
    <style:style style:name="T278" style:family="text">
      <style:text-properties officeooo:rsid="00d65a92"/>
    </style:style>
    <style:style style:name="T279" style:family="text">
      <style:text-properties officeooo:rsid="00e5a08a"/>
    </style:style>
    <style:style style:name="T280" style:family="text">
      <style:text-properties officeooo:rsid="00ebe1d4"/>
    </style:style>
    <style:style style:name="T281" style:family="text">
      <style:text-properties officeooo:rsid="00f0693a"/>
    </style:style>
    <style:style style:name="T282" style:family="text">
      <style:text-properties officeooo:rsid="00f2c619"/>
    </style:style>
    <style:style style:name="T283" style:family="text">
      <style:text-properties officeooo:rsid="00f39901"/>
    </style:style>
    <style:style style:name="T284" style:family="text">
      <style:text-properties officeooo:rsid="00fa249a"/>
    </style:style>
    <style:style style:name="T285" style:family="text">
      <style:text-properties officeooo:rsid="00fb9747"/>
    </style:style>
    <style:style style:name="T286" style:family="text">
      <style:text-properties officeooo:rsid="00fbb2eb"/>
    </style:style>
    <style:style style:name="T287" style:family="text">
      <style:text-properties officeooo:rsid="00fd1b59"/>
    </style:style>
    <style:style style:name="T288" style:family="text">
      <style:text-properties officeooo:rsid="00fd7f7d"/>
    </style:style>
    <style:style style:name="fr1" style:family="graphic" style:parent-style-name="Frame">
      <style:graphic-properties style:run-through="foreground" style:vertical-pos="from-top" style:vertical-rel="page-content" style:horizontal-pos="center" style:horizontal-rel="page-content" fo:padding="0.0591in" fo:border="none" loext:rel-width-rel="paragraph"/>
    </style:style>
    <style:style style:name="fr2" style:family="graphic" style:parent-style-name="Frame">
      <style:graphic-properties style:vertical-pos="top" style:vertical-rel="page-content" style:horizontal-pos="center" style:horizontal-rel="page-content" fo:padding="0.0598in" fo:border="none" loext:rel-width-rel="paragraph"/>
    </style:style>
    <style:style style:name="fr3" style:family="graphic" style:parent-style-name="Frame">
      <style:graphic-properties style:vertical-pos="top" style:vertical-rel="page-content" style:horizontal-pos="center" style:horizontal-rel="page-content" fo:padding="0.0591in" fo:border="none" loext:rel-width-rel="paragraph"/>
    </style:style>
    <style:style style:name="fr4"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5" style:family="graphic" style:parent-style-name="Formula">
      <style:graphic-properties fo:margin-left="0in" fo:margin-right="0in" fo:margin-top="0in" fo:margin-bottom="0in" style:vertical-pos="from-top" style:horizontal-pos="from-left" style:horizontal-rel="paragraph-content" draw:ole-draw-aspect="1"/>
    </style:style>
  </office:automatic-styles>
  <office:body>
    <office:text text:use-soft-page-breaks="true">
      <office:forms form:automatic-focus="false" form:apply-design-mode="false"/>
      <text:tracked-changes>
        <text:changed-region xml:id="ct1827199566784" text:id="ct1827199566784">
          <text:insertion>
            <office:change-info>
              <dc:creator>Alessandro Senes</dc:creator>
              <dc:date>2024-08-03T10:45:09</dc:date>
            </office:change-info>
          </text:insertion>
        </text:changed-region>
        <text:changed-region xml:id="ct1827199561600" text:id="ct1827199561600">
          <text:insertion>
            <office:change-info>
              <dc:creator>Alessandro Senes</dc:creator>
              <dc:date>2024-08-03T10:47:17</dc:date>
            </office:change-info>
          </text:insertion>
        </text:changed-region>
        <text:changed-region xml:id="ct1827199559872" text:id="ct1827199559872">
          <text:insertion>
            <office:change-info>
              <dc:creator>Unknown Author</dc:creator>
              <dc:date>2024-08-08T13:54:0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Fig."/>
      </text:sequence-decls>
      <draw:frame draw:style-name="fr1" draw:name="Frame2" text:anchor-type="page" text:anchor-page-number="5" svg:y="1.2201in" svg:width="6.9299in" style:rel-width="99%" draw:z-index="0">
        <draw:text-box fo:min-height="6.2047in">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Fig."><text:span text:style-name="T136">Figure MP_DESIGN.</text:span> Membrane protein dimer design. (a) Helices within close contact were extracted from the Orientations of Proteins in membranes (OPM) in September 2019. The geometric terms were extracted and overlaid over the kernel density estimation of the membrane protein contact space. (b) Interfaces for designs on poly-leucine backbones, where x is an interfacial position that can be designed using a library of the most prevalent amino acids in membrane proteins. Glycine is only used for GASright designs. <text:s/>(c) Structures undergo local backbone minimization by alternating 4 geometric parameters: distance (d), angle (θ), axial rotation (ω), and Z-shift <text:span text:style-name="T280">(Z)</text:span>. (d) Design geometries overlaid on the helix-helix density distribution in panel a. Each point is colored by their respective design energy score. </text:p>
        </draw:text-box>
      </draw:frame>
      <draw:frame draw:style-name="fr2" draw:name="Frame3" text:anchor-type="page" text:anchor-page-number="12" svg:width="7in" style:rel-width="100%" draw:z-index="1">
        <draw:text-box fo:min-height="0.2in">
          <text:p text:style-name="P11"/>
          <text:p text:style-name="Fig."><text:span text:style-name="T136">Figure DELTA_G_DATA:</text:span> Design energy score plotted vs dimerization propensity in %GpA <text:span text:style-name="T280">(a-c)</text:span> and <text:span text:style-name="T256">calculated </text:span>ΔG <text:span text:style-name="T280">(d-f)</text:span>. Dimerization propensity was converted to biophysical ΔG using methods from an <text:span text:style-name="T140">in vitro</text:span> FRET studying GASright association (Díaz Vázquez et al., 2023).</text:p>
        </draw:text-box>
      </draw:frame>
      <draw:frame draw:style-name="fr3" draw:name="Frame1" text:anchor-type="page" text:anchor-page-number="9" svg:width="7in" style:rel-width="100%" draw:z-index="2">
        <draw:text-box fo:min-height="0.2in">
          <text:p text:style-name="P13"/>
          <text:p text:style-name="Figure"><text:span text:style-name="T136">Figure PRIMARY_DATASET. </text:span>A) Mutations made to each WT design. Clash mutants result in atoms from one helix overlapping with atoms from the other helix, Void mutants result in pockets at the interface lacking atoms. B) The WT (green) fluorescence distribution is compared to the fluorescence distributions of their corresponding <text:span text:style-name="T219">clash</text:span> (<text:span text:style-name="T219">red</text:span>) and <text:span text:style-name="T219">void</text:span> (<text:span text:style-name="T219">orange</text:span>) mutants. <text:span text:style-name="T253">Box and whisker plots separate the data by designating the lowest 25% and highest 25% of the data as whiskers outside of the box. The box highlights the middle 50% of the interquartile range with a line at the median of all values (shown as points). Outliers are represented as diamonds outside of the range of the box and whisker plot.</text:span> p-values determining the significant difference between <text:span text:style-name="T253">design</text:span> fluorescence and mutant fluorescence are shown over the corresponding boxplot. </text:p>
        </draw:text-box>
      </draw:frame>
      <text:p text:style-name="P40">Investigating the effect of side chain packing on membrane protein association<text:change-start text:change-id="ct1827199566784"/></text:p>
      <text:p text:style-name="P9">Van der Waals <text:change-end text:change-id="ct1827199566784"/><text:change-start text:change-id="ct1827199561600"/>forces alone are a weak design principle for transmembrane helix interaction stability<text:change-end text:change-id="ct1827199561600"/></text:p>
      <text:p text:style-name="P5"><text:span text:style-name="T187">Gilbert J. Loiseau</text:span><text:span text:style-name="T188">1,2</text:span> <text:span text:style-name="T187">a</text:span>nd Alessandro Senes<text:span text:style-name="T188">1,@</text:span></text:p>
      <text:p text:style-name="P4"/>
      <text:p text:style-name="P5"><text:span text:style-name="T188">1</text:span>Department of Biochemistry, University of Wisconsin-Madison, Madison, WI 53706</text:p>
      <text:p text:style-name="P5"><text:span text:style-name="T188">2</text:span>Integrated Program in Biochemistry, University of Wisconsin-Madison, Madison, WI 53706</text:p>
      <text:p text:style-name="P5"/>
      <text:p text:style-name="P5">@Corresponding author: senes@wisc.edu</text:p>
      <text:p text:style-name="P5"/>
      <text:p text:style-name="P5">ORCID:</text:p>
      <text:p text:style-name="P5"><text:span text:style-name="T187">GJL</text:span>:<text:tab/>0009-0003-8186-5275</text:p>
      <text:p text:style-name="P5">AS:<text:tab/>0000-0002-3807-2275</text:p>
      <text:h text:style-name="Heading_20_3" text:outline-level="3">Abstract</text:h>
      <text:p text:style-name="P2">Membrane protein folding <text:span text:style-name="T253">occurs as a</text:span> result <text:span text:style-name="T253">of </text:span>a<text:span text:style-name="T253">n equilibrium</text:span> of biophysical forces. Polar and charged interactions have the ability to drive folding within the hydrophobic environment of the membrane. The stabilizing effects of sidechain packing on membrane protein folding <text:span text:style-name="T183">were</text:span> deduced in a variety of foundational bacterhiorhodopsin studies, and <text:span text:style-name="T183">sidechain packing as a driving force has been demonstrated</text:span> through modern protein re-design of phospholamban. However, the extent at which packing can act as a driving force in general in membrane protein systems is not well understood. We investigate the impact of sidechain packing on membrane protein association by using computational design. By sampling dimer conformations from the PDB, we design<text:span text:style-name="T253">ed</text:span> hundreds of sequences that self-associate. Structural characterization through mutations on a subset of these proteins suggests that packing <text:span text:style-name="T253">is a weak</text:span> driv<text:span text:style-name="T253">ing force</text:span> in a variety of membrane protein systems.</text:p>
      <text:p text:style-name="P1"/>
      <text:p text:style-name="P3"/>
      <text:p text:style-name="P3"/>
      <text:h text:style-name="Heading_20_3" text:outline-level="3">Introduction</text:h>
      <text:p text:style-name="First_20_line_20_indent">Proper membrane protein folding is regulated by a distribution of stabilizing hydrogen bonds, weak polar interactions, and van der Waals forces between the unfolded and folded states. <text:span text:style-name="T183">Hydrogen bonding and polar interactions have been found to modestly stabilize both large protein complexes </text:span><text:reference-mark-start text:name="ZOTERO_ITEM CSL_CITATION {&quot;citationID&quot;:&quot;tPdWdFwK&quot;,&quot;properties&quot;:{&quot;formattedCitation&quot;:&quot;(Ben-Tal et al., 1997; Bowie, 2011; Mitchell &amp; Price, 1990; Rose &amp; Wolfenden, 1993; Tsemekhman et al., 2007)&quot;,&quot;plainCitation&quot;:&quot;(Ben-Tal et al., 1997; Bowie, 2011; Mitchell &amp; Price, 1990; Rose &amp; Wolfenden, 1993; Tsemekhman et al., 2007)&quot;,&quot;noteIndex&quot;:0},&quot;citationItems&quot;:[{&quot;id&quot;:60,&quot;uris&quot;:[&quot;http://zotero.org/users/local/TWX8bpul/items/N8MM9ADS&quot;],&quot;itemData&quot;:{&quot;id&quot;:60,&quot;type&quot;:&quot;article-journal&quot;,&quot;container-title&quot;:&quot;The Journal of Physical Chemistry B&quot;,&quot;ISSN&quot;:&quot;1520-6106&quot;,&quot;issue&quot;:&quot;3&quot;,&quot;page&quot;:&quot;450-457&quot;,&quot;title&quot;:&quot;Free energy of amide hydrogen bond formation in vacuum, in water, and in liquid alkane solution&quot;,&quot;volume&quot;:&quot;101&quot;,&quot;author&quot;:[{&quot;family&quot;:&quot;Ben-Tal&quot;,&quot;given&quot;:&quot;Nir&quot;},{&quot;family&quot;:&quot;Sitkoff&quot;,&quot;given&quot;:&quot;Doree&quot;},{&quot;family&quot;:&quot;Topol&quot;,&quot;given&quot;:&quot;Igor A&quot;},{&quot;family&quot;:&quot;Yang&quot;,&quot;given&quot;:&quot;An-Suei&quot;},{&quot;family&quot;:&quot;Burt&quot;,&quot;given&quot;:&quot;Stanley K&quot;},{&quot;family&quot;:&quot;Honig&quot;,&quot;given&quot;:&quot;Barry&quot;}],&quot;issued&quot;:{&quot;date-parts&quot;:[[&quot;1997&quot;]]}}},{&quot;id&quot;:67,&quot;uris&quot;:[&quot;http://zotero.org/users/local/TWX8bpul/items/E3UDWNAJ&quot;],&quot;itemData&quot;:{&quot;id&quot;:67,&quot;type&quot;:&quot;article-journal&quot;,&quot;abstract&quot;:&quot;Water is an inhospitable environment for protein hydrogen bonds because it is polarizable and capable of forming competitive hydrogen bonds. In contrast, the apolar core of a biological membrane seems like an ideal environment for hydrogen bonds, and it has long been assumed that hydrogen bonding should be a powerful force driving membrane protein folding. Nevertheless, while backbone hydrogen bonds may be much stronger in membrane proteins, experimental measurements indicate that side chain hydrogen bond strengths are not strikingly different in membrane and water soluble proteins. How is this possible? I argue that model compounds in apolar solvents do not adequately describe the system because the protein itself is ignored. The protein chain provides a rich source of competitive hydrogen bonds and a polarizable environment that can weaken hydrogen bonds. Thus, just like water soluble proteins, evolution can drive the creation of potent hydrogen bonds in membrane proteins where necessary, but mitigating forces in their environment must still be overcome.&quot;,&quot;archive_location&quot;:&quot;21075614&quot;,&quot;container-title&quot;:&quot;Curr Opin Struct Biol&quot;,&quot;DOI&quot;:&quot;10.1016/j.sbi.2010.10.003&quot;,&quot;ISSN&quot;:&quot;1879-033X&quot;,&quot;issue&quot;:&quot;1&quot;,&quot;language&quot;:&quot;eng&quot;,&quot;note&quot;:&quot;edition: 20101112&quot;,&quot;page&quot;:&quot;42-9&quot;,&quot;title&quot;:&quot;Membrane protein folding: how important are hydrogen bonds?&quot;,&quot;volume&quot;:&quot;21&quot;,&quot;author&quot;:[{&quot;family&quot;:&quot;Bowie&quot;,&quot;given&quot;:&quot;J. U.&quot;}],&quot;issued&quot;:{&quot;date-parts&quot;:[[&quot;2011&quot;,2]]}}},{&quot;id&quot;:256,&quot;uris&quot;:[&quot;http://zotero.org/users/local/TWX8bpul/items/KHQLTDU3&quot;],&quot;itemData&quot;:{&quot;id&quot;:256,&quot;type&quot;:&quot;article-journal&quot;,&quot;container-title&quot;:&quot;Journal of computational chemistry&quot;,&quot;ISSN&quot;:&quot;0192-8651&quot;,&quot;issue&quot;:&quot;10&quot;,&quot;page&quot;:&quot;1217-1233&quot;,&quot;title&quot;:&quot;The nature of the N H… ︁O C hydrogen bond: An intermolecular perturbation theory study of the formamide/formaldehyde complex&quot;,&quot;volume&quot;:&quot;11&quot;,&quot;author&quot;:[{&quot;family&quot;:&quot;Mitchell&quot;,&quot;given&quot;:&quot;John BO&quot;},{&quot;family&quot;:&quot;Price&quot;,&quot;given&quot;:&quot;Sarah L&quot;}],&quot;issued&quot;:{&quot;date-parts&quot;:[[&quot;1990&quot;]]}}},{&quot;id&quot;:297,&quot;uris&quot;:[&quot;http://zotero.org/users/local/TWX8bpul/items/LPKAFMEJ&quot;],&quot;itemData&quot;:{&quot;id&quot;:297,&quot;type&quot;:&quot;article-journal&quot;,&quot;container-title&quot;:&quot;Annual review of biophysics and biomolecular structure&quot;,&quot;ISSN&quot;:&quot;1056-8700&quot;,&quot;issue&quot;:&quot;1&quot;,&quot;page&quot;:&quot;381-415&quot;,&quot;title&quot;:&quot;Hydrogen bonding, hydrophobicity, packing, and protein folding&quot;,&quot;volume&quot;:&quot;22&quot;,&quot;author&quot;:[{&quot;family&quot;:&quot;Rose&quot;,&quot;given&quot;:&quot;George D&quot;},{&quot;family&quot;:&quot;Wolfenden&quot;,&quot;given&quot;:&quot;Richard&quot;}],&quot;issued&quot;:{&quot;date-parts&quot;:[[&quot;1993&quot;]]}}},{&quot;id&quot;:337,&quot;uris&quot;:[&quot;http://zotero.org/users/local/TWX8bpul/items/L3UBTEKX&quot;],&quot;itemData&quot;:{&quot;id&quot;:337,&quot;type&quot;:&quot;article-journal&quot;,&quot;container-title&quot;:&quot;Protein science&quot;,&quot;ISSN&quot;:&quot;0961-8368&quot;,&quot;issue&quot;:&quot;4&quot;,&quot;page&quot;:&quot;761-764&quot;,&quot;title&quot;:&quot;Cooperative hydrogen bonding in amyloid formation&quot;,&quot;volume&quot;:&quot;16&quot;,&quot;author&quot;:[{&quot;family&quot;:&quot;Tsemekhman&quot;,&quot;given&quot;:&quot;Kiril&quot;},{&quot;family&quot;:&quot;Goldschmidt&quot;,&quot;given&quot;:&quot;Lukasz&quot;},{&quot;family&quot;:&quot;Eisenberg&quot;,&quot;given&quot;:&quot;David&quot;},{&quot;family&quot;:&quot;Baker&quot;,&quot;given&quot;:&quot;David&quot;}],&quot;issued&quot;:{&quot;date-parts&quot;:[[&quot;2007&quot;]]}}}],&quot;schema&quot;:&quot;https://github.com/citation-style-language/schema/raw/master/csl-citation.json&quot;} RNDZnBco3Kmcn"/><text:span text:style-name="T183">(Ben-Tal et al., 1997; Bowie, 2011; Mitchell &amp; Price, 1990; Rose &amp; Wolfenden, 1993; Tsemekhman et al., 2007)</text:span><text:reference-mark-end text:name="ZOTERO_ITEM CSL_CITATION {&quot;citationID&quot;:&quot;tPdWdFwK&quot;,&quot;properties&quot;:{&quot;formattedCitation&quot;:&quot;(Ben-Tal et al., 1997; Bowie, 2011; Mitchell &amp; Price, 1990; Rose &amp; Wolfenden, 1993; Tsemekhman et al., 2007)&quot;,&quot;plainCitation&quot;:&quot;(Ben-Tal et al., 1997; Bowie, 2011; Mitchell &amp; Price, 1990; Rose &amp; Wolfenden, 1993; Tsemekhman et al., 2007)&quot;,&quot;noteIndex&quot;:0},&quot;citationItems&quot;:[{&quot;id&quot;:60,&quot;uris&quot;:[&quot;http://zotero.org/users/local/TWX8bpul/items/N8MM9ADS&quot;],&quot;itemData&quot;:{&quot;id&quot;:60,&quot;type&quot;:&quot;article-journal&quot;,&quot;container-title&quot;:&quot;The Journal of Physical Chemistry B&quot;,&quot;ISSN&quot;:&quot;1520-6106&quot;,&quot;issue&quot;:&quot;3&quot;,&quot;page&quot;:&quot;450-457&quot;,&quot;title&quot;:&quot;Free energy of amide hydrogen bond formation in vacuum, in water, and in liquid alkane solution&quot;,&quot;volume&quot;:&quot;101&quot;,&quot;author&quot;:[{&quot;family&quot;:&quot;Ben-Tal&quot;,&quot;given&quot;:&quot;Nir&quot;},{&quot;family&quot;:&quot;Sitkoff&quot;,&quot;given&quot;:&quot;Doree&quot;},{&quot;family&quot;:&quot;Topol&quot;,&quot;given&quot;:&quot;Igor A&quot;},{&quot;family&quot;:&quot;Yang&quot;,&quot;given&quot;:&quot;An-Suei&quot;},{&quot;family&quot;:&quot;Burt&quot;,&quot;given&quot;:&quot;Stanley K&quot;},{&quot;family&quot;:&quot;Honig&quot;,&quot;given&quot;:&quot;Barry&quot;}],&quot;issued&quot;:{&quot;date-parts&quot;:[[&quot;1997&quot;]]}}},{&quot;id&quot;:67,&quot;uris&quot;:[&quot;http://zotero.org/users/local/TWX8bpul/items/E3UDWNAJ&quot;],&quot;itemData&quot;:{&quot;id&quot;:67,&quot;type&quot;:&quot;article-journal&quot;,&quot;abstract&quot;:&quot;Water is an inhospitable environment for protein hydrogen bonds because it is polarizable and capable of forming competitive hydrogen bonds. In contrast, the apolar core of a biological membrane seems like an ideal environment for hydrogen bonds, and it has long been assumed that hydrogen bonding should be a powerful force driving membrane protein folding. Nevertheless, while backbone hydrogen bonds may be much stronger in membrane proteins, experimental measurements indicate that side chain hydrogen bond strengths are not strikingly different in membrane and water soluble proteins. How is this possible? I argue that model compounds in apolar solvents do not adequately describe the system because the protein itself is ignored. The protein chain provides a rich source of competitive hydrogen bonds and a polarizable environment that can weaken hydrogen bonds. Thus, just like water soluble proteins, evolution can drive the creation of potent hydrogen bonds in membrane proteins where necessary, but mitigating forces in their environment must still be overcome.&quot;,&quot;archive_location&quot;:&quot;21075614&quot;,&quot;container-title&quot;:&quot;Curr Opin Struct Biol&quot;,&quot;DOI&quot;:&quot;10.1016/j.sbi.2010.10.003&quot;,&quot;ISSN&quot;:&quot;1879-033X&quot;,&quot;issue&quot;:&quot;1&quot;,&quot;language&quot;:&quot;eng&quot;,&quot;note&quot;:&quot;edition: 20101112&quot;,&quot;page&quot;:&quot;42-9&quot;,&quot;title&quot;:&quot;Membrane protein folding: how important are hydrogen bonds?&quot;,&quot;volume&quot;:&quot;21&quot;,&quot;author&quot;:[{&quot;family&quot;:&quot;Bowie&quot;,&quot;given&quot;:&quot;J. U.&quot;}],&quot;issued&quot;:{&quot;date-parts&quot;:[[&quot;2011&quot;,2]]}}},{&quot;id&quot;:256,&quot;uris&quot;:[&quot;http://zotero.org/users/local/TWX8bpul/items/KHQLTDU3&quot;],&quot;itemData&quot;:{&quot;id&quot;:256,&quot;type&quot;:&quot;article-journal&quot;,&quot;container-title&quot;:&quot;Journal of computational chemistry&quot;,&quot;ISSN&quot;:&quot;0192-8651&quot;,&quot;issue&quot;:&quot;10&quot;,&quot;page&quot;:&quot;1217-1233&quot;,&quot;title&quot;:&quot;The nature of the N H… ︁O C hydrogen bond: An intermolecular perturbation theory study of the formamide/formaldehyde complex&quot;,&quot;volume&quot;:&quot;11&quot;,&quot;author&quot;:[{&quot;family&quot;:&quot;Mitchell&quot;,&quot;given&quot;:&quot;John BO&quot;},{&quot;family&quot;:&quot;Price&quot;,&quot;given&quot;:&quot;Sarah L&quot;}],&quot;issued&quot;:{&quot;date-parts&quot;:[[&quot;1990&quot;]]}}},{&quot;id&quot;:297,&quot;uris&quot;:[&quot;http://zotero.org/users/local/TWX8bpul/items/LPKAFMEJ&quot;],&quot;itemData&quot;:{&quot;id&quot;:297,&quot;type&quot;:&quot;article-journal&quot;,&quot;container-title&quot;:&quot;Annual review of biophysics and biomolecular structure&quot;,&quot;ISSN&quot;:&quot;1056-8700&quot;,&quot;issue&quot;:&quot;1&quot;,&quot;page&quot;:&quot;381-415&quot;,&quot;title&quot;:&quot;Hydrogen bonding, hydrophobicity, packing, and protein folding&quot;,&quot;volume&quot;:&quot;22&quot;,&quot;author&quot;:[{&quot;family&quot;:&quot;Rose&quot;,&quot;given&quot;:&quot;George D&quot;},{&quot;family&quot;:&quot;Wolfenden&quot;,&quot;given&quot;:&quot;Richard&quot;}],&quot;issued&quot;:{&quot;date-parts&quot;:[[&quot;1993&quot;]]}}},{&quot;id&quot;:337,&quot;uris&quot;:[&quot;http://zotero.org/users/local/TWX8bpul/items/L3UBTEKX&quot;],&quot;itemData&quot;:{&quot;id&quot;:337,&quot;type&quot;:&quot;article-journal&quot;,&quot;container-title&quot;:&quot;Protein science&quot;,&quot;ISSN&quot;:&quot;0961-8368&quot;,&quot;issue&quot;:&quot;4&quot;,&quot;page&quot;:&quot;761-764&quot;,&quot;title&quot;:&quot;Cooperative hydrogen bonding in amyloid formation&quot;,&quot;volume&quot;:&quot;16&quot;,&quot;author&quot;:[{&quot;family&quot;:&quot;Tsemekhman&quot;,&quot;given&quot;:&quot;Kiril&quot;},{&quot;family&quot;:&quot;Goldschmidt&quot;,&quot;given&quot;:&quot;Lukasz&quot;},{&quot;family&quot;:&quot;Eisenberg&quot;,&quot;given&quot;:&quot;David&quot;},{&quot;family&quot;:&quot;Baker&quot;,&quot;given&quot;:&quot;David&quot;}],&quot;issued&quot;:{&quot;date-parts&quot;:[[&quot;2007&quot;]]}}}],&quot;schema&quot;:&quot;https://github.com/citation-style-language/schema/raw/master/csl-citation.json&quot;} RNDZnBco3Kmcn"/><text:span text:style-name="T183"> and association of smaller peptides such as glycophorin A (GpA) </text:span><text:reference-mark-start text:name="ZOTERO_ITEM CSL_CITATION {&quot;citationID&quot;:&quot;EYvOtGL1&quot;,&quot;properties&quot;:{&quot;formattedCitation&quot;:&quot;(MacKenzie et al., 1997; Smith et al., 2002)&quot;,&quot;plainCitation&quot;:&quot;(MacKenzie et al., 1997; Smith et al., 2002)&quot;,&quot;noteIndex&quot;:0},&quot;citationItems&quot;:[{&quot;id&quot;:238,&quot;uris&quot;:[&quot;http://zotero.org/users/local/TWX8bpul/items/5AYHCKXX&quot;],&quot;itemData&quot;:{&quot;id&quot;:238,&quot;type&quot;:&quot;article-journal&quot;,&quot;abstract&quot;:&quot;The three-dimensional structure of the dimeric transmembrane domain of glycophorin A (GpA) was determined by solution nuclear magnetic resonance spectroscopy of a 40-residue peptide solubilized in aqueous detergent micelles. The GpA membrane-spanning alpha helices cross at an angle of -40 degrees and form a small but well-packed interface that lacks intermonomer hydrogen bonds. The structure provides an explanation for the previously characterized sequence dependence of GpA dimerization and demonstrates that van der Waals interactions alone can mediate stable and specific associations between transmembrane helices.&quot;,&quot;archive_location&quot;:&quot;9082985&quot;,&quot;container-title&quot;:&quot;Science&quot;,&quot;DOI&quot;:&quot;10.1126/science.276.5309.131&quot;,&quot;ISSN&quot;:&quot;0036-8075&quot;,&quot;issue&quot;:&quot;5309&quot;,&quot;language&quot;:&quot;eng&quot;,&quot;page&quot;:&quot;131-3&quot;,&quot;title&quot;:&quot;A transmembrane helix dimer: structure and implications&quot;,&quot;volume&quot;:&quot;276&quot;,&quot;author&quot;:[{&quot;family&quot;:&quot;MacKenzie&quot;,&quot;given&quot;:&quot;K. R.&quot;},{&quot;family&quot;:&quot;Prestegard&quot;,&quot;given&quot;:&quot;J. H.&quot;},{&quot;family&quot;:&quot;Engelman&quot;,&quot;given&quot;:&quot;D. M.&quot;}],&quot;issued&quot;:{&quot;date-parts&quot;:[[&quot;1997&quot;,4]]}}},{&quot;id&quot;:322,&quot;uris&quot;:[&quot;http://zotero.org/users/local/TWX8bpul/items/Q3WE96TA&quot;],&quot;itemData&quot;:{&quot;id&quot;:322,&quot;type&quot;:&quot;article-journal&quot;,&quot;abstract&quot;:&quot;The transmembrane helix of glycophorin A contains a seven-residue motif, LIxxGVxxGVxxT, that mediates protein dimerization. Threonine is the only polar amino acid in this motif with the potential to stabilize the dimer through hydrogen-bonding interactions. Polarized Fourier transform infrared spectroscopy is used to establish a robust protocol for incorporating glycophorin A transmembrane peptides into membrane bilayers. Analysis of the dichroic ratio of the 1655-cm(-1) amide I vibration indicates that peptides reconstituted by detergent dialysis have a transmembrane orientation with a helix crossing angle of &lt;35 degrees. Solid-state nuclear magnetic resonance spectroscopy is used to establish high resolution structural restraints on the conformation and packing of Thr-87 in the dimer interface. Rotational resonance measurement of a 2.9-A distance between the gamma-methyl and backbone carbonyl carbons of Thr-87 is consistent with a gauche- conformation for the chi1 torsion angle. Rotational-echo double-resonance measurements demonstrate close packing (4.0 +/- 0.2 A) of the Thr-87 gamma-methyl group with the backbone nitrogen of Ile-88 across the dimer interface. The short interhelical distance places the beta-hydroxyl of Thr-87 within hydrogen-bonding range of the backbone carbonyl of Val-84 on the opposing helix. These results refine the structure of the glycophorin A dimer in membrane bilayers and highlight the complementary role of small and polar residues in the tight association of transmembrane helices in membrane proteins.&quot;,&quot;archive_location&quot;:&quot;11964235&quot;,&quot;container-title&quot;:&quot;Biophys J&quot;,&quot;DOI&quot;:&quot;10.1016/S0006-3495(02)75590-2&quot;,&quot;ISSN&quot;:&quot;0006-3495&quot;,&quot;issue&quot;:&quot;5&quot;,&quot;language&quot;:&quot;eng&quot;,&quot;page&quot;:&quot;2476-86&quot;,&quot;title&quot;:&quot;Implications of threonine hydrogen bonding in the glycophorin A transmembrane helix dimer&quot;,&quot;volume&quot;:&quot;82&quot;,&quot;author&quot;:[{&quot;family&quot;:&quot;Smith&quot;,&quot;given&quot;:&quot;S. O.&quot;},{&quot;family&quot;:&quot;Eilers&quot;,&quot;given&quot;:&quot;M.&quot;},{&quot;family&quot;:&quot;Song&quot;,&quot;given&quot;:&quot;D.&quot;},{&quot;family&quot;:&quot;Crocker&quot;,&quot;given&quot;:&quot;E.&quot;},{&quot;family&quot;:&quot;Ying&quot;,&quot;given&quot;:&quot;W.&quot;},{&quot;family&quot;:&quot;Groesbeek&quot;,&quot;given&quot;:&quot;M.&quot;},{&quot;family&quot;:&quot;Metz&quot;,&quot;given&quot;:&quot;G.&quot;},{&quot;family&quot;:&quot;Ziliox&quot;,&quot;given&quot;:&quot;M.&quot;},{&quot;family&quot;:&quot;Aimoto&quot;,&quot;given&quot;:&quot;S.&quot;}],&quot;issued&quot;:{&quot;date-parts&quot;:[[&quot;2002&quot;,5]]}}}],&quot;schema&quot;:&quot;https://github.com/citation-style-language/schema/raw/master/csl-citation.json&quot;} RNDHnsxZzISCp"/><text:span text:style-name="T183">(MacKenzie et al., 1997; Smith et al., 2002)</text:span><text:reference-mark-end text:name="ZOTERO_ITEM CSL_CITATION {&quot;citationID&quot;:&quot;EYvOtGL1&quot;,&quot;properties&quot;:{&quot;formattedCitation&quot;:&quot;(MacKenzie et al., 1997; Smith et al., 2002)&quot;,&quot;plainCitation&quot;:&quot;(MacKenzie et al., 1997; Smith et al., 2002)&quot;,&quot;noteIndex&quot;:0},&quot;citationItems&quot;:[{&quot;id&quot;:238,&quot;uris&quot;:[&quot;http://zotero.org/users/local/TWX8bpul/items/5AYHCKXX&quot;],&quot;itemData&quot;:{&quot;id&quot;:238,&quot;type&quot;:&quot;article-journal&quot;,&quot;abstract&quot;:&quot;The three-dimensional structure of the dimeric transmembrane domain of glycophorin A (GpA) was determined by solution nuclear magnetic resonance spectroscopy of a 40-residue peptide solubilized in aqueous detergent micelles. The GpA membrane-spanning alpha helices cross at an angle of -40 degrees and form a small but well-packed interface that lacks intermonomer hydrogen bonds. The structure provides an explanation for the previously characterized sequence dependence of GpA dimerization and demonstrates that van der Waals interactions alone can mediate stable and specific associations between transmembrane helices.&quot;,&quot;archive_location&quot;:&quot;9082985&quot;,&quot;container-title&quot;:&quot;Science&quot;,&quot;DOI&quot;:&quot;10.1126/science.276.5309.131&quot;,&quot;ISSN&quot;:&quot;0036-8075&quot;,&quot;issue&quot;:&quot;5309&quot;,&quot;language&quot;:&quot;eng&quot;,&quot;page&quot;:&quot;131-3&quot;,&quot;title&quot;:&quot;A transmembrane helix dimer: structure and implications&quot;,&quot;volume&quot;:&quot;276&quot;,&quot;author&quot;:[{&quot;family&quot;:&quot;MacKenzie&quot;,&quot;given&quot;:&quot;K. R.&quot;},{&quot;family&quot;:&quot;Prestegard&quot;,&quot;given&quot;:&quot;J. H.&quot;},{&quot;family&quot;:&quot;Engelman&quot;,&quot;given&quot;:&quot;D. M.&quot;}],&quot;issued&quot;:{&quot;date-parts&quot;:[[&quot;1997&quot;,4]]}}},{&quot;id&quot;:322,&quot;uris&quot;:[&quot;http://zotero.org/users/local/TWX8bpul/items/Q3WE96TA&quot;],&quot;itemData&quot;:{&quot;id&quot;:322,&quot;type&quot;:&quot;article-journal&quot;,&quot;abstract&quot;:&quot;The transmembrane helix of glycophorin A contains a seven-residue motif, LIxxGVxxGVxxT, that mediates protein dimerization. Threonine is the only polar amino acid in this motif with the potential to stabilize the dimer through hydrogen-bonding interactions. Polarized Fourier transform infrared spectroscopy is used to establish a robust protocol for incorporating glycophorin A transmembrane peptides into membrane bilayers. Analysis of the dichroic ratio of the 1655-cm(-1) amide I vibration indicates that peptides reconstituted by detergent dialysis have a transmembrane orientation with a helix crossing angle of &lt;35 degrees. Solid-state nuclear magnetic resonance spectroscopy is used to establish high resolution structural restraints on the conformation and packing of Thr-87 in the dimer interface. Rotational resonance measurement of a 2.9-A distance between the gamma-methyl and backbone carbonyl carbons of Thr-87 is consistent with a gauche- conformation for the chi1 torsion angle. Rotational-echo double-resonance measurements demonstrate close packing (4.0 +/- 0.2 A) of the Thr-87 gamma-methyl group with the backbone nitrogen of Ile-88 across the dimer interface. The short interhelical distance places the beta-hydroxyl of Thr-87 within hydrogen-bonding range of the backbone carbonyl of Val-84 on the opposing helix. These results refine the structure of the glycophorin A dimer in membrane bilayers and highlight the complementary role of small and polar residues in the tight association of transmembrane helices in membrane proteins.&quot;,&quot;archive_location&quot;:&quot;11964235&quot;,&quot;container-title&quot;:&quot;Biophys J&quot;,&quot;DOI&quot;:&quot;10.1016/S0006-3495(02)75590-2&quot;,&quot;ISSN&quot;:&quot;0006-3495&quot;,&quot;issue&quot;:&quot;5&quot;,&quot;language&quot;:&quot;eng&quot;,&quot;page&quot;:&quot;2476-86&quot;,&quot;title&quot;:&quot;Implications of threonine hydrogen bonding in the glycophorin A transmembrane helix dimer&quot;,&quot;volume&quot;:&quot;82&quot;,&quot;author&quot;:[{&quot;family&quot;:&quot;Smith&quot;,&quot;given&quot;:&quot;S. O.&quot;},{&quot;family&quot;:&quot;Eilers&quot;,&quot;given&quot;:&quot;M.&quot;},{&quot;family&quot;:&quot;Song&quot;,&quot;given&quot;:&quot;D.&quot;},{&quot;family&quot;:&quot;Crocker&quot;,&quot;given&quot;:&quot;E.&quot;},{&quot;family&quot;:&quot;Ying&quot;,&quot;given&quot;:&quot;W.&quot;},{&quot;family&quot;:&quot;Groesbeek&quot;,&quot;given&quot;:&quot;M.&quot;},{&quot;family&quot;:&quot;Metz&quot;,&quot;given&quot;:&quot;G.&quot;},{&quot;family&quot;:&quot;Ziliox&quot;,&quot;given&quot;:&quot;M.&quot;},{&quot;family&quot;:&quot;Aimoto&quot;,&quot;given&quot;:&quot;S.&quot;}],&quot;issued&quot;:{&quot;date-parts&quot;:[[&quot;2002&quot;,5]]}}}],&quot;schema&quot;:&quot;https://github.com/citation-style-language/schema/raw/master/csl-citation.json&quot;} RNDHnsxZzISCp"/><text:span text:style-name="T183">. Mutations to key hydrogen bonding residues plays a role in promoting disease states such as </text:span><text:span text:style-name="T253">cystic fibrosis</text:span><text:span text:style-name="T183"> </text:span><text:reference-mark-start text:name="ZOTERO_ITEM CSL_CITATION {&quot;citationID&quot;:&quot;e3ej1gje&quot;,&quot;properties&quot;:{&quot;formattedCitation&quot;:&quot;(Partridge et al., 2004; Therien et al., 2001; Wehbi et al., 2008)&quot;,&quot;plainCitation&quot;:&quot;(Partridge et al., 2004; Therien et al., 2001; Wehbi et al., 2008)&quot;,&quot;noteIndex&quot;:0},&quot;citationItems&quot;:[{&quot;id&quot;:280,&quot;uris&quot;:[&quot;http://zotero.org/users/local/TWX8bpul/items/PVPGK8NJ&quot;],&quot;itemData&quot;:{&quot;id&quot;:280,&quot;type&quot;:&quot;article-journal&quot;,&quot;abstract&quot;:&quot;Previous experiments on the cystic fibrosis transmembrane conductance regulator suggested that non-native polar residues within membrane domains can compromise protein structure/function. However, depending on context, replacement of a native residue by a non-native residue can result either in genetic disease or in benign effects (e.g., polymorphisms). Knowledge of missense mutations that frequently cause protein malfunction and subsequent disease can accordingly reveal information as to the impact of these residues in local protein environments. We exploited this concept by performing a statistical comparison of disease-causing mutations in protein membrane-spanning domains versus soluble domains. Using the Human Gene Mutation Database of 240 proteins (including 80 membrane proteins) associated with human disease, we compared the relative phenotypic propensity to cause disease of the 20 naturally occurring amino acids when removed from-or inserted into-native protein sequences. We found that in transmembrane domains (TMDs), mutations involving polar residues, and ionizable residues in particular (notably arginine), are more often associated with protein malfunction than soluble proteins. To further test the hypothesis that interhelical cross-links formed by membrane-embedded polar residues stabilize TMDs, we compared the occurrence of such residues in the TMDs of mesophilic and thermophilic prokaryotes. Results showed a significantly higher proportion of ionizable residues in thermophilic organisms, reinforcing the notion that membrane-embedded electrostatic interactions play critical roles in TMD stability.&quot;,&quot;archive_location&quot;:&quot;14997561&quot;,&quot;container-title&quot;:&quot;Proteins&quot;,&quot;DOI&quot;:&quot;10.1002/prot.10611&quot;,&quot;ISSN&quot;:&quot;1097-0134&quot;,&quot;issue&quot;:&quot;4&quot;,&quot;language&quot;:&quot;eng&quot;,&quot;page&quot;:&quot;648-56&quot;,&quot;title&quot;:&quot;Missense mutations in transmembrane domains of proteins: phenotypic propensity of polar residues for human disease&quot;,&quot;volume&quot;:&quot;54&quot;,&quot;author&quot;:[{&quot;family&quot;:&quot;Partridge&quot;,&quot;given&quot;:&quot;A. W.&quot;},{&quot;family&quot;:&quot;Therien&quot;,&quot;given&quot;:&quot;A. G.&quot;},{&quot;family&quot;:&quot;Deber&quot;,&quot;given&quot;:&quot;C. M.&quot;}],&quot;issued&quot;:{&quot;date-parts&quot;:[[&quot;2004&quot;,3]]}}},{&quot;id&quot;:333,&quot;uris&quot;:[&quot;http://zotero.org/users/local/TWX8bpul/items/LRRTTSH2&quot;],&quot;itemData&quot;:{&quot;id&quot;:333,&quot;type&quot;:&quot;article-journal&quot;,&quot;abstract&quot;:&quot;Critical mutations in the membrane-spanning domains of proteins cause many human diseases. We report the expression in Escherichia coli of helix-loop-helix segments of the cystic fibrosis transmembrane conductance regulator (CFTR) chloride channel domain in milligram quantities. Analysis of gel migration patterns of these constructs, in conjunction with circular dichroism spectroscopy, demonstrate that a neutral-to-charged, CF-phenotypic point mutation of a hydrophobic residue (V232D) in the CFTR transmembrane (TM) helix 4 induces a hydrogen bond with neighboring wild type Gln 207 in TM helix 3. As an electrostatic crosslink within a hydrocarbon phase, such a hydrogen bond could alter the normal assembly and alignment of CFTR TM helices and/or impede their movement in response to substrate transport. Our results imply that membrane proteins may be vulnerable to loss of function through formation of membrane-buried interhelical hydrogen bonds by partnering of proximal polar side chains.&quot;,&quot;archive_location&quot;:&quot;11427889&quot;,&quot;container-title&quot;:&quot;Nat Struct Biol&quot;,&quot;DOI&quot;:&quot;10.1038/89631&quot;,&quot;ISSN&quot;:&quot;1072-8368&quot;,&quot;issue&quot;:&quot;7&quot;,&quot;language&quot;:&quot;eng&quot;,&quot;page&quot;:&quot;597-601&quot;,&quot;title&quot;:&quot;Interhelical hydrogen bonds in the CFTR membrane domain&quot;,&quot;volume&quot;:&quot;8&quot;,&quot;author&quot;:[{&quot;family&quot;:&quot;Therien&quot;,&quot;given&quot;:&quot;A. G.&quot;},{&quot;family&quot;:&quot;Grant&quot;,&quot;given&quot;:&quot;F. E.&quot;},{&quot;family&quot;:&quot;Deber&quot;,&quot;given&quot;:&quot;C. M.&quot;}],&quot;issued&quot;:{&quot;date-parts&quot;:[[&quot;2001&quot;,7]]}}},{&quot;id&quot;:361,&quot;uris&quot;:[&quot;http://zotero.org/users/local/TWX8bpul/items/QDCV2FAL&quot;],&quot;itemData&quot;:{&quot;id&quot;:361,&quot;type&quot;:&quot;article-journal&quot;,&quot;abstract&quot;:&quot;Mutations of the cystic fibrosis transmembrane conductance regulator (CFTR) cause CF disease by altering the biosynthesis, maturation, folding and ion conductance of this protein. Our laboratory has focused on expression and structural analysis of the CFTR transmembrane (TM) domains using two-TM segments (i.e., helix-loop-helix constructs) which we term 'helical hairpins'; these represent the minimal model of tertiary contacts between two helices in a membrane. Previous studies on a library of TM3/4 hairpins of the first CFTR TM domain suggested that introduction of non-native polar residues into TM4 can compromise CFTR function through side chain-side chain H-bonding interactions with native Q207 in TM3 [Choi, M. Y., Cardarelli, L., Therien, A. G., and Deber, C. M. Non-native interhelical hydrogen bonds in the cystic fibrosis transmembrane conductance regulator domain modulated by polar mutations, Biochemistry 43 (2004) 8077-8083]. In the present work, we combine gel shift assays with a series of NMR experiments for comparative structural characterization of the wild type TM3/4 hairpin and its mutants V232D, I231D, Q207N/V232E. Over 95% of the backbone resonances of a 15N,13C-labelled V232D-TM3/4 construct in the membrane-mimetic environment of perfluorooctanoate (PFO) micelles were successfully assigned, and the presence and boundaries of helical segments within TM3 and TM4 were defined under these conditions. Comparative analysis of 15N and 1H chemical shift variations among HSQC spectra of WT-, V232D-, I231D- and Q207N/V232E-TM3/4 indicated that hairpin conformations vary with the position of a polar mutation (i.e., V232D and I231D vs. WT), but remain similar when hairpins with identically-positioned polar partners are compared (i.e., V232D vs. Q207N-V232E). The overall findings suggest that a polar mutation in a TM helix can potentially distort native interfacial packing determinants in membrane proteins such as CFTR, with consequences that may lead to disease.&quot;,&quot;archive_location&quot;:&quot;17949679&quot;,&quot;container-title&quot;:&quot;Biochim Biophys Acta&quot;,&quot;DOI&quot;:&quot;10.1016/j.bbamem.2007.08.036&quot;,&quot;ISSN&quot;:&quot;0006-3002&quot;,&quot;issue&quot;:&quot;1&quot;,&quot;language&quot;:&quot;eng&quot;,&quot;note&quot;:&quot;edition: 20070915&quot;,&quot;page&quot;:&quot;79-87&quot;,&quot;title&quot;:&quot;Positional dependence of non-native polar mutations on folding of CFTR helical hairpins&quot;,&quot;volume&quot;:&quot;1778&quot;,&quot;author&quot;:[{&quot;family&quot;:&quot;Wehbi&quot;,&quot;given&quot;:&quot;H.&quot;},{&quot;family&quot;:&quot;Gasmi-Seabrook&quot;,&quot;given&quot;:&quot;G.&quot;},{&quot;family&quot;:&quot;Choi&quot;,&quot;given&quot;:&quot;M. Y.&quot;},{&quot;family&quot;:&quot;Deber&quot;,&quot;given&quot;:&quot;C. M.&quot;}],&quot;issued&quot;:{&quot;date-parts&quot;:[[&quot;2008&quot;,1]]}}}],&quot;schema&quot;:&quot;https://github.com/citation-style-language/schema/raw/master/csl-citation.json&quot;} RNDFwff1cgtbB"/><text:span text:style-name="T183">(Partridge et al., 2004; Therien et al., 2001; Wehbi et al., 2008)</text:span><text:reference-mark-end text:name="ZOTERO_ITEM CSL_CITATION {&quot;citationID&quot;:&quot;e3ej1gje&quot;,&quot;properties&quot;:{&quot;formattedCitation&quot;:&quot;(Partridge et al., 2004; Therien et al., 2001; Wehbi et al., 2008)&quot;,&quot;plainCitation&quot;:&quot;(Partridge et al., 2004; Therien et al., 2001; Wehbi et al., 2008)&quot;,&quot;noteIndex&quot;:0},&quot;citationItems&quot;:[{&quot;id&quot;:280,&quot;uris&quot;:[&quot;http://zotero.org/users/local/TWX8bpul/items/PVPGK8NJ&quot;],&quot;itemData&quot;:{&quot;id&quot;:280,&quot;type&quot;:&quot;article-journal&quot;,&quot;abstract&quot;:&quot;Previous experiments on the cystic fibrosis transmembrane conductance regulator suggested that non-native polar residues within membrane domains can compromise protein structure/function. However, depending on context, replacement of a native residue by a non-native residue can result either in genetic disease or in benign effects (e.g., polymorphisms). Knowledge of missense mutations that frequently cause protein malfunction and subsequent disease can accordingly reveal information as to the impact of these residues in local protein environments. We exploited this concept by performing a statistical comparison of disease-causing mutations in protein membrane-spanning domains versus soluble domains. Using the Human Gene Mutation Database of 240 proteins (including 80 membrane proteins) associated with human disease, we compared the relative phenotypic propensity to cause disease of the 20 naturally occurring amino acids when removed from-or inserted into-native protein sequences. We found that in transmembrane domains (TMDs), mutations involving polar residues, and ionizable residues in particular (notably arginine), are more often associated with protein malfunction than soluble proteins. To further test the hypothesis that interhelical cross-links formed by membrane-embedded polar residues stabilize TMDs, we compared the occurrence of such residues in the TMDs of mesophilic and thermophilic prokaryotes. Results showed a significantly higher proportion of ionizable residues in thermophilic organisms, reinforcing the notion that membrane-embedded electrostatic interactions play critical roles in TMD stability.&quot;,&quot;archive_location&quot;:&quot;14997561&quot;,&quot;container-title&quot;:&quot;Proteins&quot;,&quot;DOI&quot;:&quot;10.1002/prot.10611&quot;,&quot;ISSN&quot;:&quot;1097-0134&quot;,&quot;issue&quot;:&quot;4&quot;,&quot;language&quot;:&quot;eng&quot;,&quot;page&quot;:&quot;648-56&quot;,&quot;title&quot;:&quot;Missense mutations in transmembrane domains of proteins: phenotypic propensity of polar residues for human disease&quot;,&quot;volume&quot;:&quot;54&quot;,&quot;author&quot;:[{&quot;family&quot;:&quot;Partridge&quot;,&quot;given&quot;:&quot;A. W.&quot;},{&quot;family&quot;:&quot;Therien&quot;,&quot;given&quot;:&quot;A. G.&quot;},{&quot;family&quot;:&quot;Deber&quot;,&quot;given&quot;:&quot;C. M.&quot;}],&quot;issued&quot;:{&quot;date-parts&quot;:[[&quot;2004&quot;,3]]}}},{&quot;id&quot;:333,&quot;uris&quot;:[&quot;http://zotero.org/users/local/TWX8bpul/items/LRRTTSH2&quot;],&quot;itemData&quot;:{&quot;id&quot;:333,&quot;type&quot;:&quot;article-journal&quot;,&quot;abstract&quot;:&quot;Critical mutations in the membrane-spanning domains of proteins cause many human diseases. We report the expression in Escherichia coli of helix-loop-helix segments of the cystic fibrosis transmembrane conductance regulator (CFTR) chloride channel domain in milligram quantities. Analysis of gel migration patterns of these constructs, in conjunction with circular dichroism spectroscopy, demonstrate that a neutral-to-charged, CF-phenotypic point mutation of a hydrophobic residue (V232D) in the CFTR transmembrane (TM) helix 4 induces a hydrogen bond with neighboring wild type Gln 207 in TM helix 3. As an electrostatic crosslink within a hydrocarbon phase, such a hydrogen bond could alter the normal assembly and alignment of CFTR TM helices and/or impede their movement in response to substrate transport. Our results imply that membrane proteins may be vulnerable to loss of function through formation of membrane-buried interhelical hydrogen bonds by partnering of proximal polar side chains.&quot;,&quot;archive_location&quot;:&quot;11427889&quot;,&quot;container-title&quot;:&quot;Nat Struct Biol&quot;,&quot;DOI&quot;:&quot;10.1038/89631&quot;,&quot;ISSN&quot;:&quot;1072-8368&quot;,&quot;issue&quot;:&quot;7&quot;,&quot;language&quot;:&quot;eng&quot;,&quot;page&quot;:&quot;597-601&quot;,&quot;title&quot;:&quot;Interhelical hydrogen bonds in the CFTR membrane domain&quot;,&quot;volume&quot;:&quot;8&quot;,&quot;author&quot;:[{&quot;family&quot;:&quot;Therien&quot;,&quot;given&quot;:&quot;A. G.&quot;},{&quot;family&quot;:&quot;Grant&quot;,&quot;given&quot;:&quot;F. E.&quot;},{&quot;family&quot;:&quot;Deber&quot;,&quot;given&quot;:&quot;C. M.&quot;}],&quot;issued&quot;:{&quot;date-parts&quot;:[[&quot;2001&quot;,7]]}}},{&quot;id&quot;:361,&quot;uris&quot;:[&quot;http://zotero.org/users/local/TWX8bpul/items/QDCV2FAL&quot;],&quot;itemData&quot;:{&quot;id&quot;:361,&quot;type&quot;:&quot;article-journal&quot;,&quot;abstract&quot;:&quot;Mutations of the cystic fibrosis transmembrane conductance regulator (CFTR) cause CF disease by altering the biosynthesis, maturation, folding and ion conductance of this protein. Our laboratory has focused on expression and structural analysis of the CFTR transmembrane (TM) domains using two-TM segments (i.e., helix-loop-helix constructs) which we term 'helical hairpins'; these represent the minimal model of tertiary contacts between two helices in a membrane. Previous studies on a library of TM3/4 hairpins of the first CFTR TM domain suggested that introduction of non-native polar residues into TM4 can compromise CFTR function through side chain-side chain H-bonding interactions with native Q207 in TM3 [Choi, M. Y., Cardarelli, L., Therien, A. G., and Deber, C. M. Non-native interhelical hydrogen bonds in the cystic fibrosis transmembrane conductance regulator domain modulated by polar mutations, Biochemistry 43 (2004) 8077-8083]. In the present work, we combine gel shift assays with a series of NMR experiments for comparative structural characterization of the wild type TM3/4 hairpin and its mutants V232D, I231D, Q207N/V232E. Over 95% of the backbone resonances of a 15N,13C-labelled V232D-TM3/4 construct in the membrane-mimetic environment of perfluorooctanoate (PFO) micelles were successfully assigned, and the presence and boundaries of helical segments within TM3 and TM4 were defined under these conditions. Comparative analysis of 15N and 1H chemical shift variations among HSQC spectra of WT-, V232D-, I231D- and Q207N/V232E-TM3/4 indicated that hairpin conformations vary with the position of a polar mutation (i.e., V232D and I231D vs. WT), but remain similar when hairpins with identically-positioned polar partners are compared (i.e., V232D vs. Q207N-V232E). The overall findings suggest that a polar mutation in a TM helix can potentially distort native interfacial packing determinants in membrane proteins such as CFTR, with consequences that may lead to disease.&quot;,&quot;archive_location&quot;:&quot;17949679&quot;,&quot;container-title&quot;:&quot;Biochim Biophys Acta&quot;,&quot;DOI&quot;:&quot;10.1016/j.bbamem.2007.08.036&quot;,&quot;ISSN&quot;:&quot;0006-3002&quot;,&quot;issue&quot;:&quot;1&quot;,&quot;language&quot;:&quot;eng&quot;,&quot;note&quot;:&quot;edition: 20070915&quot;,&quot;page&quot;:&quot;79-87&quot;,&quot;title&quot;:&quot;Positional dependence of non-native polar mutations on folding of CFTR helical hairpins&quot;,&quot;volume&quot;:&quot;1778&quot;,&quot;author&quot;:[{&quot;family&quot;:&quot;Wehbi&quot;,&quot;given&quot;:&quot;H.&quot;},{&quot;family&quot;:&quot;Gasmi-Seabrook&quot;,&quot;given&quot;:&quot;G.&quot;},{&quot;family&quot;:&quot;Choi&quot;,&quot;given&quot;:&quot;M. Y.&quot;},{&quot;family&quot;:&quot;Deber&quot;,&quot;given&quot;:&quot;C. M.&quot;}],&quot;issued&quot;:{&quot;date-parts&quot;:[[&quot;2008&quot;,1]]}}}],&quot;schema&quot;:&quot;https://github.com/citation-style-language/schema/raw/master/csl-citation.json&quot;} RNDFwff1cgtbB"/><text:span text:style-name="T183">. </text:span><text:span text:style-name="Default_20_Paragraph_20_Font"><text:span text:style-name="T183">Misfolding of membrane proteins has been found to be involved in several </text:span></text:span><text:span text:style-name="Default_20_Paragraph_20_Font"><text:span text:style-name="T253">genetic</text:span></text:span><text:span text:style-name="Default_20_Paragraph_20_Font"><text:span text:style-name="T183"> diseases such as Parkinson’s and cancer </text:span></text:span><text:reference-mark-start text:name="ZOTERO_ITEM CSL_CITATION {&quot;citationID&quot;:&quot;hCIDbw2O&quot;,&quot;properties&quot;:{&quot;formattedCitation&quot;:&quot;(Gregersen et al., 2006; Sanders &amp; Myers, 2004)&quot;,&quot;plainCitation&quot;:&quot;(Gregersen et al., 2006; Sanders &amp; Myers, 2004)(Gregersen et al., 2006; Partridge et al., 2004; Sanders &amp; Myers, 2004)&quot;,&quot;noteIndex&quot;:0},&quot;citationItems&quot;:[{&quot;id&quot;:127,&quot;uris&quot;:[&quot;http://zotero.org/users/local/TWX8bpul/items/PA64R5V6&quot;],&quot;itemData&quot;:{&quot;id&quot;:127,&quot;type&quot;:&quot;article-journal&quot;,&quot;abstract&quot;:&quot;Protein misfolding is a common event in living cells. In young and healthy cells, the misfolded protein load is disposed of by protein quality control (PQC) systems. In aging cells and in cells from certain individuals with genetic diseases, the load may overwhelm the PQC capacity, resulting in accumulation of misfolded proteins. Dependent on the properties of the protein and the efficiency of the PQC systems, the accumulated protein may be degraded or assembled into toxic oligomers and aggregates. To illustrate this concept, we discuss a number of very different protein misfolding diseases including phenylketonuria, Parkinson's disease, alpha-1-antitrypsin deficiency, familial neurohypophyseal diabetes insipidus, and short-chain acyl-CoA dehydrogenase deficiency. Despite the differences, an emerging paradigm suggests that the cellular effects of protein misfolding provide a common framework that may contribute to the elucidation of the cell pathology and guide intervention and treatment strategies of many genetic and age-dependent diseases.&quot;,&quot;archive_location&quot;:&quot;16722804&quot;,&quot;container-title&quot;:&quot;Annu Rev Genomics Hum Genet&quot;,&quot;DOI&quot;:&quot;10.1146/annurev.genom.7.080505.115737&quot;,&quot;ISSN&quot;:&quot;1527-8204&quot;,&quot;language&quot;:&quot;eng&quot;,&quot;page&quot;:&quot;103-24&quot;,&quot;title&quot;:&quot;Protein misfolding and human disease&quot;,&quot;volume&quot;:&quot;7&quot;,&quot;author&quot;:[{&quot;family&quot;:&quot;Gregersen&quot;,&quot;given&quot;:&quot;N.&quot;},{&quot;family&quot;:&quot;Bross&quot;,&quot;given&quot;:&quot;P.&quot;},{&quot;family&quot;:&quot;Vang&quot;,&quot;given&quot;:&quot;S.&quot;},{&quot;family&quot;:&quot;Christensen&quot;,&quot;given&quot;:&quot;J. H.&quot;}],&quot;issued&quot;:{&quot;date-parts&quot;:[[&quot;2006&quot;]]}}},{&quot;id&quot;:306,&quot;uris&quot;:[&quot;http://zotero.org/users/local/TWX8bpul/items/5P2LHSLM&quot;],&quot;itemData&quot;:{&quot;id&quot;:306,&quot;type&quot;:&quot;article-journal&quot;,&quot;abstract&quot;:&quot;Medical genetics so far has identified approximately 16,000 missense mutations leading to single amino acid changes in protein sequences that are linked to human disease. A majority of these mutations affect folding or trafficking, rather than specifically affecting protein function. Many disease-linked mutations occur in integral membrane proteins, a class of proteins about whose folding we know very little. We examine the phenomenon of disease-linked misassembly of membrane proteins and describe model systems currently being used to study the delicate balance between proper folding and misassembly. We review a mechanism by which cells recognize membrane proteins with a high potential to misfold before they actually do, and which targets these culprits for degradation. Serious disease phenotypes can result from loss of protein function and from misfolded proteins that the cells cannot degrade, leading to accumulation of toxic aggregates. Misassembly may be averted by small-molecule drugs that bind and stabilize the native state.&quot;,&quot;archive_location&quot;:&quot;15139803&quot;,&quot;container-title&quot;:&quot;Annu Rev Biophys Biomol Struct&quot;,&quot;DOI&quot;:&quot;10.1146/annurev.biophys.33.110502.140348&quot;,&quot;ISSN&quot;:&quot;1056-8700&quot;,&quot;language&quot;:&quot;eng&quot;,&quot;page&quot;:&quot;25-51&quot;,&quot;title&quot;:&quot;Disease-related misassembly of membrane proteins&quot;,&quot;volume&quot;:&quot;33&quot;,&quot;author&quot;:[{&quot;family&quot;:&quot;Sanders&quot;,&quot;given&quot;:&quot;C. R.&quot;},{&quot;family&quot;:&quot;Myers&quot;,&quot;given&quot;:&quot;J. K.&quot;}],&quot;issued&quot;:{&quot;date-parts&quot;:[[&quot;2004&quot;]]}}}],&quot;schema&quot;:&quot;https://github.com/citation-style-language/schema/raw/master/csl-citation.json&quot;} RNDmeO1iyR9Td"/><text:span text:style-name="Default_20_Paragraph_20_Font"><text:span text:style-name="T183">(Gregersen et al., 2006; Sanders &amp; Myers, 2004)(Gregersen et al., 2006; Partridge et al., 2004; Sanders &amp; Myers, 2004)</text:span></text:span><text:reference-mark-end text:name="ZOTERO_ITEM CSL_CITATION {&quot;citationID&quot;:&quot;hCIDbw2O&quot;,&quot;properties&quot;:{&quot;formattedCitation&quot;:&quot;(Gregersen et al., 2006; Sanders &amp; Myers, 2004)&quot;,&quot;plainCitation&quot;:&quot;(Gregersen et al., 2006; Sanders &amp; Myers, 2004)(Gregersen et al., 2006; Partridge et al., 2004; Sanders &amp; Myers, 2004)&quot;,&quot;noteIndex&quot;:0},&quot;citationItems&quot;:[{&quot;id&quot;:127,&quot;uris&quot;:[&quot;http://zotero.org/users/local/TWX8bpul/items/PA64R5V6&quot;],&quot;itemData&quot;:{&quot;id&quot;:127,&quot;type&quot;:&quot;article-journal&quot;,&quot;abstract&quot;:&quot;Protein misfolding is a common event in living cells. In young and healthy cells, the misfolded protein load is disposed of by protein quality control (PQC) systems. In aging cells and in cells from certain individuals with genetic diseases, the load may overwhelm the PQC capacity, resulting in accumulation of misfolded proteins. Dependent on the properties of the protein and the efficiency of the PQC systems, the accumulated protein may be degraded or assembled into toxic oligomers and aggregates. To illustrate this concept, we discuss a number of very different protein misfolding diseases including phenylketonuria, Parkinson's disease, alpha-1-antitrypsin deficiency, familial neurohypophyseal diabetes insipidus, and short-chain acyl-CoA dehydrogenase deficiency. Despite the differences, an emerging paradigm suggests that the cellular effects of protein misfolding provide a common framework that may contribute to the elucidation of the cell pathology and guide intervention and treatment strategies of many genetic and age-dependent diseases.&quot;,&quot;archive_location&quot;:&quot;16722804&quot;,&quot;container-title&quot;:&quot;Annu Rev Genomics Hum Genet&quot;,&quot;DOI&quot;:&quot;10.1146/annurev.genom.7.080505.115737&quot;,&quot;ISSN&quot;:&quot;1527-8204&quot;,&quot;language&quot;:&quot;eng&quot;,&quot;page&quot;:&quot;103-24&quot;,&quot;title&quot;:&quot;Protein misfolding and human disease&quot;,&quot;volume&quot;:&quot;7&quot;,&quot;author&quot;:[{&quot;family&quot;:&quot;Gregersen&quot;,&quot;given&quot;:&quot;N.&quot;},{&quot;family&quot;:&quot;Bross&quot;,&quot;given&quot;:&quot;P.&quot;},{&quot;family&quot;:&quot;Vang&quot;,&quot;given&quot;:&quot;S.&quot;},{&quot;family&quot;:&quot;Christensen&quot;,&quot;given&quot;:&quot;J. H.&quot;}],&quot;issued&quot;:{&quot;date-parts&quot;:[[&quot;2006&quot;]]}}},{&quot;id&quot;:306,&quot;uris&quot;:[&quot;http://zotero.org/users/local/TWX8bpul/items/5P2LHSLM&quot;],&quot;itemData&quot;:{&quot;id&quot;:306,&quot;type&quot;:&quot;article-journal&quot;,&quot;abstract&quot;:&quot;Medical genetics so far has identified approximately 16,000 missense mutations leading to single amino acid changes in protein sequences that are linked to human disease. A majority of these mutations affect folding or trafficking, rather than specifically affecting protein function. Many disease-linked mutations occur in integral membrane proteins, a class of proteins about whose folding we know very little. We examine the phenomenon of disease-linked misassembly of membrane proteins and describe model systems currently being used to study the delicate balance between proper folding and misassembly. We review a mechanism by which cells recognize membrane proteins with a high potential to misfold before they actually do, and which targets these culprits for degradation. Serious disease phenotypes can result from loss of protein function and from misfolded proteins that the cells cannot degrade, leading to accumulation of toxic aggregates. Misassembly may be averted by small-molecule drugs that bind and stabilize the native state.&quot;,&quot;archive_location&quot;:&quot;15139803&quot;,&quot;container-title&quot;:&quot;Annu Rev Biophys Biomol Struct&quot;,&quot;DOI&quot;:&quot;10.1146/annurev.biophys.33.110502.140348&quot;,&quot;ISSN&quot;:&quot;1056-8700&quot;,&quot;language&quot;:&quot;eng&quot;,&quot;page&quot;:&quot;25-51&quot;,&quot;title&quot;:&quot;Disease-related misassembly of membrane proteins&quot;,&quot;volume&quot;:&quot;33&quot;,&quot;author&quot;:[{&quot;family&quot;:&quot;Sanders&quot;,&quot;given&quot;:&quot;C. R.&quot;},{&quot;family&quot;:&quot;Myers&quot;,&quot;given&quot;:&quot;J. K.&quot;}],&quot;issued&quot;:{&quot;date-parts&quot;:[[&quot;2004&quot;]]}}}],&quot;schema&quot;:&quot;https://github.com/citation-style-language/schema/raw/master/csl-citation.json&quot;} RNDmeO1iyR9Td"/><text:span text:style-name="Default_20_Paragraph_20_Font"><text:span text:style-name="T183">. Understanding how forces drive membrane protein folding is a critical task to further prevent disease. </text:span></text:span><text:span text:style-name="T183">However, </text:span>research is lacking on the contribution of van der Waals packing. </text:p>
      <text:p text:style-name="First_20_line_20_indent"><text:span text:style-name="Default_20_Paragraph_20_Font"><text:span text:style-name="T1">The contribution of van der Waals packing to membrane protein folding can be broken down into three distinct interactions: lipid-lipid packing, lipid-protein packing, and protein-protein packing. Protein-protein (or sidechain) packing, is a technically feasible starting point because of the ability to manipulate sequences and determine changes in stability due to mutation. Previous research has demonstrated that disruption of packing within the core of bacteriorhodopsin destabilizes protein structure, suggesting that it is a necessary force for proteins to reach optimal stability </text:span></text:span><text:reference-mark-start text:name="ZOTERO_ITEM CSL_CITATION {&quot;citationID&quot;:&quot;4EQO91mr&quot;,&quot;properties&quot;:{&quot;formattedCitation&quot;:&quot;(Faham et al., 2004; Joh et al., 2009)&quot;,&quot;plainCitation&quot;:&quot;(Faham et al., 2004; Joh et al., 2009)&quot;,&quot;noteIndex&quot;:0},&quot;citationItems&quot;:[{&quot;id&quot;:106,&quot;uris&quot;:[&quot;http://zotero.org/users/local/TWX8bpul/items/355875B9&quot;],&quot;itemData&quot;:{&quot;id&quot;:106,&quot;type&quot;:&quot;article-journal&quot;,&quot;abstract&quot;:&quot;The molecular forces that stabilize membrane protein structure are poorly understood. To investigate these forces we introduced alanine substitutions at 24 positions in the B helix of bacteriorhodopsin and examined their effects on structure and stability. Although most of the results can be rationalized in terms of the folded structure, there are a number of surprises. (1) We find a remarkably high frequency of stabilizing mutations (17%), indicating that membrane proteins are not highly optimized for stability. (2) Helix B is kinked, with the kink centered around Pro50. The P50A mutation has no effect on stability, however, and a crystal structure reveals that the helix remains bent, indicating that tertiary contacts dominate in the distortion of this helix. (3) We find that the protein is stabilized by about 1kcal/mol for every 38A(2) of surface area buried, which is quite similar to soluble proteins in spite of their dramatically different environments. (4) We find little energetic difference, on average, in the burial of apolar surface or polar surface area, implying that van der Waals packing is the dominant force that drives membrane protein folding.&quot;,&quot;archive_location&quot;:&quot;14659758&quot;,&quot;container-title&quot;:&quot;J Mol Biol&quot;,&quot;DOI&quot;:&quot;10.1016/j.jmb.2003.10.041&quot;,&quot;ISSN&quot;:&quot;0022-2836&quot;,&quot;issue&quot;:&quot;1&quot;,&quot;language&quot;:&quot;eng&quot;,&quot;page&quot;:&quot;297-305&quot;,&quot;title&quot;:&quot;Side-chain contributions to membrane protein structure and stability&quot;,&quot;volume&quot;:&quot;335&quot;,&quot;author&quot;:[{&quot;family&quot;:&quot;Faham&quot;,&quot;given&quot;:&quot;S.&quot;},{&quot;family&quot;:&quot;Yang&quot;,&quot;given&quot;:&quot;D.&quot;},{&quot;family&quot;:&quot;Bare&quot;,&quot;given&quot;:&quot;E.&quot;},{&quot;family&quot;:&quot;Yohannan&quot;,&quot;given&quot;:&quot;S.&quot;},{&quot;family&quot;:&quot;Whitelegge&quot;,&quot;given&quot;:&quot;J. P.&quot;},{&quot;family&quot;:&quot;Bowie&quot;,&quot;given&quot;:&quot;J. U.&quot;}],&quot;issued&quot;:{&quot;date-parts&quot;:[[&quot;2004&quot;,1]]}}},{&quot;id&quot;:168,&quot;uris&quot;:[&quot;http://zotero.org/users/local/TWX8bpul/items/PW388C4N&quot;],&quot;itemData&quot;:{&quot;id&quot;:168,&quot;type&quot;:&quot;article-journal&quot;,&quot;abstract&quot;:&quot;A major driving force for water-soluble protein folding is the hydrophobic effect, but membrane proteins cannot make use of this stabilizing contribution in the apolar core of the bilayer. It has been proposed that membrane proteins compensate by packing more efficiently. We therefore investigated packing contributions experimentally by observing the energetic and structural consequences of cavity creating mutations in the core of a membrane protein. We observed little difference in the packing energetics of water and membrane soluble proteins. Our results imply that other mechanisms are employed to stabilize the structure of membrane proteins.&quot;,&quot;archive_location&quot;:&quot;19603754&quot;,&quot;container-title&quot;:&quot;J Am Chem Soc&quot;,&quot;DOI&quot;:&quot;10.1021/ja904711k&quot;,&quot;ISSN&quot;:&quot;1520-5126&quot;,&quot;issue&quot;:&quot;31&quot;,&quot;language&quot;:&quot;eng&quot;,&quot;page&quot;:&quot;10846-7&quot;,&quot;title&quot;:&quot;Similar energetic contributions of packing in the core of membrane and water-soluble proteins&quot;,&quot;volume&quot;:&quot;131&quot;,&quot;author&quot;:[{&quot;family&quot;:&quot;Joh&quot;,&quot;given&quot;:&quot;N. H.&quot;},{&quot;family&quot;:&quot;Oberai&quot;,&quot;given&quot;:&quot;A.&quot;},{&quot;family&quot;:&quot;Yang&quot;,&quot;given&quot;:&quot;D.&quot;},{&quot;family&quot;:&quot;Whitelegge&quot;,&quot;given&quot;:&quot;J. P.&quot;},{&quot;family&quot;:&quot;Bowie&quot;,&quot;given&quot;:&quot;J. U.&quot;}],&quot;issued&quot;:{&quot;date-parts&quot;:[[&quot;2009&quot;,8,12]]}}}],&quot;schema&quot;:&quot;https://github.com/citation-style-language/schema/raw/master/csl-citation.json&quot;} RNDdnJ5v1ym6y"/><text:span text:style-name="Default_20_Paragraph_20_Font"><text:span text:style-name="T1">(Faham et al., 2004; Joh et al., 2009)</text:span></text:span><text:reference-mark-end text:name="ZOTERO_ITEM CSL_CITATION {&quot;citationID&quot;:&quot;4EQO91mr&quot;,&quot;properties&quot;:{&quot;formattedCitation&quot;:&quot;(Faham et al., 2004; Joh et al., 2009)&quot;,&quot;plainCitation&quot;:&quot;(Faham et al., 2004; Joh et al., 2009)&quot;,&quot;noteIndex&quot;:0},&quot;citationItems&quot;:[{&quot;id&quot;:106,&quot;uris&quot;:[&quot;http://zotero.org/users/local/TWX8bpul/items/355875B9&quot;],&quot;itemData&quot;:{&quot;id&quot;:106,&quot;type&quot;:&quot;article-journal&quot;,&quot;abstract&quot;:&quot;The molecular forces that stabilize membrane protein structure are poorly understood. To investigate these forces we introduced alanine substitutions at 24 positions in the B helix of bacteriorhodopsin and examined their effects on structure and stability. Although most of the results can be rationalized in terms of the folded structure, there are a number of surprises. (1) We find a remarkably high frequency of stabilizing mutations (17%), indicating that membrane proteins are not highly optimized for stability. (2) Helix B is kinked, with the kink centered around Pro50. The P50A mutation has no effect on stability, however, and a crystal structure reveals that the helix remains bent, indicating that tertiary contacts dominate in the distortion of this helix. (3) We find that the protein is stabilized by about 1kcal/mol for every 38A(2) of surface area buried, which is quite similar to soluble proteins in spite of their dramatically different environments. (4) We find little energetic difference, on average, in the burial of apolar surface or polar surface area, implying that van der Waals packing is the dominant force that drives membrane protein folding.&quot;,&quot;archive_location&quot;:&quot;14659758&quot;,&quot;container-title&quot;:&quot;J Mol Biol&quot;,&quot;DOI&quot;:&quot;10.1016/j.jmb.2003.10.041&quot;,&quot;ISSN&quot;:&quot;0022-2836&quot;,&quot;issue&quot;:&quot;1&quot;,&quot;language&quot;:&quot;eng&quot;,&quot;page&quot;:&quot;297-305&quot;,&quot;title&quot;:&quot;Side-chain contributions to membrane protein structure and stability&quot;,&quot;volume&quot;:&quot;335&quot;,&quot;author&quot;:[{&quot;family&quot;:&quot;Faham&quot;,&quot;given&quot;:&quot;S.&quot;},{&quot;family&quot;:&quot;Yang&quot;,&quot;given&quot;:&quot;D.&quot;},{&quot;family&quot;:&quot;Bare&quot;,&quot;given&quot;:&quot;E.&quot;},{&quot;family&quot;:&quot;Yohannan&quot;,&quot;given&quot;:&quot;S.&quot;},{&quot;family&quot;:&quot;Whitelegge&quot;,&quot;given&quot;:&quot;J. P.&quot;},{&quot;family&quot;:&quot;Bowie&quot;,&quot;given&quot;:&quot;J. U.&quot;}],&quot;issued&quot;:{&quot;date-parts&quot;:[[&quot;2004&quot;,1]]}}},{&quot;id&quot;:168,&quot;uris&quot;:[&quot;http://zotero.org/users/local/TWX8bpul/items/PW388C4N&quot;],&quot;itemData&quot;:{&quot;id&quot;:168,&quot;type&quot;:&quot;article-journal&quot;,&quot;abstract&quot;:&quot;A major driving force for water-soluble protein folding is the hydrophobic effect, but membrane proteins cannot make use of this stabilizing contribution in the apolar core of the bilayer. It has been proposed that membrane proteins compensate by packing more efficiently. We therefore investigated packing contributions experimentally by observing the energetic and structural consequences of cavity creating mutations in the core of a membrane protein. We observed little difference in the packing energetics of water and membrane soluble proteins. Our results imply that other mechanisms are employed to stabilize the structure of membrane proteins.&quot;,&quot;archive_location&quot;:&quot;19603754&quot;,&quot;container-title&quot;:&quot;J Am Chem Soc&quot;,&quot;DOI&quot;:&quot;10.1021/ja904711k&quot;,&quot;ISSN&quot;:&quot;1520-5126&quot;,&quot;issue&quot;:&quot;31&quot;,&quot;language&quot;:&quot;eng&quot;,&quot;page&quot;:&quot;10846-7&quot;,&quot;title&quot;:&quot;Similar energetic contributions of packing in the core of membrane and water-soluble proteins&quot;,&quot;volume&quot;:&quot;131&quot;,&quot;author&quot;:[{&quot;family&quot;:&quot;Joh&quot;,&quot;given&quot;:&quot;N. H.&quot;},{&quot;family&quot;:&quot;Oberai&quot;,&quot;given&quot;:&quot;A.&quot;},{&quot;family&quot;:&quot;Yang&quot;,&quot;given&quot;:&quot;D.&quot;},{&quot;family&quot;:&quot;Whitelegge&quot;,&quot;given&quot;:&quot;J. P.&quot;},{&quot;family&quot;:&quot;Bowie&quot;,&quot;given&quot;:&quot;J. U.&quot;}],&quot;issued&quot;:{&quot;date-parts&quot;:[[&quot;2009&quot;,8,12]]}}}],&quot;schema&quot;:&quot;https://github.com/citation-style-language/schema/raw/master/csl-citation.json&quot;} RNDdnJ5v1ym6y"/><text:span text:style-name="Default_20_Paragraph_20_Font"><text:span text:style-name="T1">. Additionally, a recent study using membrane protein design has shown that optimized sidechain packing can stabilize the folded state of phospholamban, demonstrating that packing can drive protein stability </text:span></text:span><text:reference-mark-start text:name="ZOTERO_ITEM CSL_CITATION {&quot;citationID&quot;:&quot;pYvGXdHd&quot;,&quot;properties&quot;:{&quot;formattedCitation&quot;:&quot;(Mravic et al., 2019)&quot;,&quot;plainCitation&quot;:&quot;(Mravic et al., 2019)&quot;,&quot;noteIndex&quot;:0},&quot;citationItems&quot;:[{&quot;id&quot;:261,&quot;uris&quot;:[&quot;http://zotero.org/users/local/TWX8bpul/items/DTFTR5C8&quot;],&quot;itemData&quot;:{&quot;id&quot;:261,&quot;type&quot;:&quot;article-journal&quot;,&quot;abstract&quot;:&quot;The features that stabilize the structures of membrane proteins remain poorly understood. Polar interactions contribute modestly, and the hydrophobic effect contributes little to the energetics of apolar side-chain packing in membranes. Disruption of steric packing can destabilize the native folds of membrane proteins, but is packing alone sufficient to drive folding in lipids? If so, then membrane proteins stabilized by this feature should be readily designed and structurally characterized-yet this has not been achieved. Through simulation of the natural protein phospholamban and redesign of variants, we define a steric packing code underlying its assembly. Synthetic membrane proteins designed using this code and stabilized entirely by apolar side chains conform to the intended fold. Although highly stable, the steric complementarity required for their folding is surprisingly stringent. Structural informatics shows that the designed packing motif recurs across the proteome, emphasizing a prominent role for precise apolar packing in membrane protein folding, stabilization, and evolution.&quot;,&quot;archive_location&quot;:&quot;30923216&quot;,&quot;container-title&quot;:&quot;Science&quot;,&quot;DOI&quot;:&quot;10.1126/science.aav7541&quot;,&quot;ISSN&quot;:&quot;1095-9203&quot;,&quot;issue&quot;:&quot;6434&quot;,&quot;language&quot;:&quot;eng&quot;,&quot;page&quot;:&quot;1418-1423&quot;,&quot;title&quot;:&quot;Packing of apolar side chains enables accurate design of highly stable membrane proteins&quot;,&quot;volume&quot;:&quot;363&quot;,&quot;author&quot;:[{&quot;family&quot;:&quot;Mravic&quot;,&quot;given&quot;:&quot;M.&quot;},{&quot;family&quot;:&quot;Thomaston&quot;,&quot;given&quot;:&quot;J. L.&quot;},{&quot;family&quot;:&quot;Tucker&quot;,&quot;given&quot;:&quot;M.&quot;},{&quot;family&quot;:&quot;Solomon&quot;,&quot;given&quot;:&quot;P. E.&quot;},{&quot;family&quot;:&quot;Liu&quot;,&quot;given&quot;:&quot;L.&quot;},{&quot;family&quot;:&quot;DeGrado&quot;,&quot;given&quot;:&quot;W. F.&quot;}],&quot;issued&quot;:{&quot;date-parts&quot;:[[&quot;2019&quot;,3,29]]}}}],&quot;schema&quot;:&quot;https://github.com/citation-style-language/schema/raw/master/csl-citation.json&quot;} RNDIQaIMYFi8p"/><text:span text:style-name="Default_20_Paragraph_20_Font"><text:span text:style-name="T1">(Mravic et al., 2019)</text:span></text:span><text:reference-mark-end text:name="ZOTERO_ITEM CSL_CITATION {&quot;citationID&quot;:&quot;pYvGXdHd&quot;,&quot;properties&quot;:{&quot;formattedCitation&quot;:&quot;(Mravic et al., 2019)&quot;,&quot;plainCitation&quot;:&quot;(Mravic et al., 2019)&quot;,&quot;noteIndex&quot;:0},&quot;citationItems&quot;:[{&quot;id&quot;:261,&quot;uris&quot;:[&quot;http://zotero.org/users/local/TWX8bpul/items/DTFTR5C8&quot;],&quot;itemData&quot;:{&quot;id&quot;:261,&quot;type&quot;:&quot;article-journal&quot;,&quot;abstract&quot;:&quot;The features that stabilize the structures of membrane proteins remain poorly understood. Polar interactions contribute modestly, and the hydrophobic effect contributes little to the energetics of apolar side-chain packing in membranes. Disruption of steric packing can destabilize the native folds of membrane proteins, but is packing alone sufficient to drive folding in lipids? If so, then membrane proteins stabilized by this feature should be readily designed and structurally characterized-yet this has not been achieved. Through simulation of the natural protein phospholamban and redesign of variants, we define a steric packing code underlying its assembly. Synthetic membrane proteins designed using this code and stabilized entirely by apolar side chains conform to the intended fold. Although highly stable, the steric complementarity required for their folding is surprisingly stringent. Structural informatics shows that the designed packing motif recurs across the proteome, emphasizing a prominent role for precise apolar packing in membrane protein folding, stabilization, and evolution.&quot;,&quot;archive_location&quot;:&quot;30923216&quot;,&quot;container-title&quot;:&quot;Science&quot;,&quot;DOI&quot;:&quot;10.1126/science.aav7541&quot;,&quot;ISSN&quot;:&quot;1095-9203&quot;,&quot;issue&quot;:&quot;6434&quot;,&quot;language&quot;:&quot;eng&quot;,&quot;page&quot;:&quot;1418-1423&quot;,&quot;title&quot;:&quot;Packing of apolar side chains enables accurate design of highly stable membrane proteins&quot;,&quot;volume&quot;:&quot;363&quot;,&quot;author&quot;:[{&quot;family&quot;:&quot;Mravic&quot;,&quot;given&quot;:&quot;M.&quot;},{&quot;family&quot;:&quot;Thomaston&quot;,&quot;given&quot;:&quot;J. L.&quot;},{&quot;family&quot;:&quot;Tucker&quot;,&quot;given&quot;:&quot;M.&quot;},{&quot;family&quot;:&quot;Solomon&quot;,&quot;given&quot;:&quot;P. E.&quot;},{&quot;family&quot;:&quot;Liu&quot;,&quot;given&quot;:&quot;L.&quot;},{&quot;family&quot;:&quot;DeGrado&quot;,&quot;given&quot;:&quot;W. F.&quot;}],&quot;issued&quot;:{&quot;date-parts&quot;:[[&quot;2019&quot;,3,29]]}}}],&quot;schema&quot;:&quot;https://github.com/citation-style-language/schema/raw/master/csl-citation.json&quot;} RNDIQaIMYFi8p"/><text:span text:style-name="Default_20_Paragraph_20_Font"><text:span text:style-name="T1">. Although these studies </text:span></text:span><text:span text:style-name="Default_20_Paragraph_20_Font"><text:span text:style-name="T16">suggest</text:span></text:span><text:span text:style-name="Default_20_Paragraph_20_Font"><text:span text:style-name="T1"> that sidechain packing plays a role in stabilizing membrane protein</text:span></text:span><text:span text:style-name="Default_20_Paragraph_20_Font"><text:span text:style-name="T16">s</text:span></text:span><text:span text:style-name="Default_20_Paragraph_20_Font"><text:span text:style-name="T1">, there has not been much investigation of the thermodynamic contribution of packing outside of individual </text:span></text:span><text:span text:style-name="Default_20_Paragraph_20_Font"><text:span text:style-name="T16">structures</text:span></text:span><text:span text:style-name="Default_20_Paragraph_20_Font"><text:span text:style-name="T1">. </text:span></text:span></text:p>
      <text:p text:style-name="First_20_line_20_indent"><text:span text:style-name="Default_20_Paragraph_20_Font"><text:span text:style-name="T17">R</text:span></text:span><text:span text:style-name="Default_20_Paragraph_20_Font"><text:span text:style-name="T1">esearch using </text:span></text:span><text:span text:style-name="Default_20_Paragraph_20_Font"><text:span text:style-name="T16">homodimerization as a</text:span></text:span><text:span text:style-name="Default_20_Paragraph_20_Font"><text:span text:style-name="T1"> model system has measured the contributions of both hydrogen bonding and weak polar interactions in the membrane, determin</text:span></text:span><text:span text:style-name="Default_20_Paragraph_20_Font"><text:span text:style-name="T17">ing</text:span></text:span><text:span text:style-name="Default_20_Paragraph_20_Font"><text:span text:style-name="T1"> that these forces drive membrane protein </text:span></text:span><text:soft-page-break/><text:span text:style-name="Default_20_Paragraph_20_Font"><text:span text:style-name="T1">folding </text:span></text:span><text:reference-mark-start text:name="ZOTERO_ITEM CSL_CITATION {&quot;citationID&quot;:&quot;X4fSAQdd&quot;,&quot;properties&quot;:{&quot;formattedCitation&quot;:&quot;(Johnson et al., 2007; Yano et al., 2002; Zhou et al., 2001)&quot;,&quot;plainCitation&quot;:&quot;(Johnson et al., 2007; Yano et al., 2002; Zhou et al., 2001)&quot;,&quot;noteIndex&quot;:0},&quot;citationItems&quot;:[{&quot;id&quot;:172,&quot;uris&quot;:[&quot;http://zotero.org/users/local/TWX8bpul/items/7UZDRBCZ&quot;],&quot;itemData&quot;:{&quot;id&quot;:172,&quot;type&quot;:&quot;article-journal&quot;,&quot;abstract&quot;:&quot;The cation-pi interaction is an electrostatic attraction between a positive charge and the conjugated pi electrons of an aromatic ring. These interactions are well documented in soluble proteins and can be both structurally and functionally important. Catalyzed by observations in our laboratory that an Ala- and Ile-rich two-helix transmembrane segment tended to form SDS-resistant dimers upon the incorporation of suitably located Trp residues, here we have constructed a library of related constructs to study systematically the impact of aromatic-aromatic and cation-pi interactions on tertiary structure formation within an Escherichia coli membrane. Using the TOXCAT oligomerization assay with the hydrophobic segment AIAIAIIAZAXAIIAIAIAI, where Z = A, W, Y, or F and X = A, H, R, or K in all possible combinations of cation and/or aromatic pairings, to assess the TM-TM dependent expression of the chloramphenicol acetyltransferase reporter gene, we find that cation-pi interactions, particularly between Lys and Trp, Tyr, or Phe, as well as weakly polar interactions between pairs of aromatic residues, significantly enhance the strength of oligomerization of these hydrophobic helices, in some instances forming oligomers four times stronger than the high-affinity glycophorin A dimer. The contribution of these forces to the tertiary structure formation in designed transmembrane segments suggests that similar forces may also be a significant factor in the folding and stability of native membrane proteins.&quot;,&quot;archive_location&quot;:&quot;17658897&quot;,&quot;container-title&quot;:&quot;Biochemistry&quot;,&quot;DOI&quot;:&quot;10.1021/bi7008773&quot;,&quot;ISSN&quot;:&quot;0006-2960&quot;,&quot;issue&quot;:&quot;32&quot;,&quot;language&quot;:&quot;eng&quot;,&quot;note&quot;:&quot;edition: 20070721&quot;,&quot;page&quot;:&quot;9208-14&quot;,&quot;title&quot;:&quot;Aromatic and cation-pi interactions enhance helix-helix association in a membrane environment&quot;,&quot;volume&quot;:&quot;46&quot;,&quot;author&quot;:[{&quot;family&quot;:&quot;Johnson&quot;,&quot;given&quot;:&quot;R. M.&quot;},{&quot;family&quot;:&quot;Hecht&quot;,&quot;given&quot;:&quot;K.&quot;},{&quot;family&quot;:&quot;Deber&quot;,&quot;given&quot;:&quot;C. M.&quot;}],&quot;issued&quot;:{&quot;date-parts&quot;:[[&quot;2007&quot;,8,14]]}}},{&quot;id&quot;:375,&quot;uris&quot;:[&quot;http://zotero.org/users/local/TWX8bpul/items/5T6NWPIL&quot;],&quot;itemData&quot;:{&quot;id&quot;:375,&quot;type&quot;:&quot;article-journal&quot;,&quot;abstract&quot;:&quot;Investigation of interactions between hydrophobic model peptides and lipid bilayers is perhaps the only way to elucidate the principles of the folding and stability of membrane proteins (White, S. H., and Wimley, W. C. (1998) Biochim. Biophys. Acta 1367, 339-352). We designed the completely hydrophobic \&quot;inert\&quot; peptide modeling a transmembrane (TM) helix without any of the specific side-chain interactions expected, X-(LALAAAA)(3)-NH(2) [X = Ac (I), 7-nitro-2-1,3-benzoxadiazol-4-yl (II), or 5(6)-carboxytetramethylrhodamine (III)]. Fourier transform infrared-polarized attenuated total reflection measurements revealed that I as well as II assume a TM helix in hydrated 1-palmitoyl-2-oleoyl-sn-glycero-3-phosphocholine bilayers. Dithionite quenching experiments detected no topological change (flip-flop) in the helix II for at least 24 h. Thus, the TM helix itself is a highly stable structure, even in the absence of flanking hydrophilic or aromatic amino acids which are suggested to play important roles in stable TM positioning. Helix self-association in lipid bilayers was detected by fluorescence resonance energy transfer between II and III. The peptide was in a monomer-antiparallel dimer equilibrium with an association free energy of approximately -13 kJ/mol. Electron spin resonance spectra of 1-palmitoyl-2-stearoyl-(14-doxyl)-sn-glycero-3-phosphocholine demonstrated the presence of a motionally restricted component at lower temperatures.&quot;,&quot;archive_location&quot;:&quot;11863446&quot;,&quot;container-title&quot;:&quot;Biochemistry&quot;,&quot;DOI&quot;:&quot;10.1021/bi011161y&quot;,&quot;ISSN&quot;:&quot;0006-2960&quot;,&quot;issue&quot;:&quot;9&quot;,&quot;language&quot;:&quot;eng&quot;,&quot;page&quot;:&quot;3073-80&quot;,&quot;title&quot;:&quot;Topological stability and self-association of a completely hydrophobic model transmembrane helix in lipid bilayers&quot;,&quot;volume&quot;:&quot;41&quot;,&quot;author&quot;:[{&quot;family&quot;:&quot;Yano&quot;,&quot;given&quot;:&quot;Y.&quot;},{&quot;family&quot;:&quot;Takemoto&quot;,&quot;given&quot;:&quot;T.&quot;},{&quot;family&quot;:&quot;Kobayashi&quot;,&quot;given&quot;:&quot;S.&quot;},{&quot;family&quot;:&quot;Yasui&quot;,&quot;given&quot;:&quot;H.&quot;},{&quot;family&quot;:&quot;Sakurai&quot;,&quot;given&quot;:&quot;H.&quot;},{&quot;family&quot;:&quot;Ohashi&quot;,&quot;given&quot;:&quot;W.&quot;},{&quot;family&quot;:&quot;Niwa&quot;,&quot;given&quot;:&quot;M.&quot;},{&quot;family&quot;:&quot;Futaki&quot;,&quot;given&quot;:&quot;S.&quot;},{&quot;family&quot;:&quot;Sugiura&quot;,&quot;given&quot;:&quot;Y.&quot;},{&quot;family&quot;:&quot;Matsuzaki&quot;,&quot;given&quot;:&quot;K.&quot;}],&quot;issued&quot;:{&quot;date-parts&quot;:[[&quot;2002&quot;,3]]}}},{&quot;id&quot;:387,&quot;uris&quot;:[&quot;http://zotero.org/users/local/TWX8bpul/items/8DZTBD8I&quot;],&quot;itemData&quot;:{&quot;id&quot;:387,&quot;type&quot;:&quot;article-journal&quot;,&quot;abstract&quot;:&quot;Although many polar residues are directly involved in transmembrane protein functions, the extent to which they contribute to more general structural features is still unclear. Previous studies have demonstrated that asparagine residues can drive transmembrane helix association through interhelical hydrogen bonding [Choma, C., Gratkowski, H., Lear, J. D. &amp; DeGrado, W. F. (2000) Nat. Struct. Biol. 7, 161-166; and Zhou, F. X., Cocco, M. J., Russ, W. P., Brunger, A. T. &amp; Engelman, D. M. (2000) Nat. Struct. Biol. 7, 154-160]. We have studied the ability of other polar residues to promote helix association in detergent micelles and in biological membranes. Our results show that polyleucine sequences with Asn, Asp, Gln, Glu, and His, residues capable of being simultaneously hydrogen bond donors and acceptors, form homo- or heterooligomers. In contrast, polyleucine sequences with Ser, Thr, and Tyr do not associate more than the polyleucine sequence alone. The results therefore provide experimental evidence that interactions between polar residues in the helices of transmembrane proteins may serve to provide structural stability and oligomerization specificity. Furthermore, such interactions can allow structural flexibility required for the function of some membrane proteins.&quot;,&quot;archive_location&quot;:&quot;11226225&quot;,&quot;container-title&quot;:&quot;Proc Natl Acad Sci U S A&quot;,&quot;DOI&quot;:&quot;10.1073/pnas.041593698&quot;,&quot;ISSN&quot;:&quot;0027-8424&quot;,&quot;issue&quot;:&quot;5&quot;,&quot;language&quot;:&quot;eng&quot;,&quot;note&quot;:&quot;edition: 20010213&quot;,&quot;page&quot;:&quot;2250-5&quot;,&quot;title&quot;:&quot;Polar residues drive association of polyleucine transmembrane helices&quot;,&quot;volume&quot;:&quot;98&quot;,&quot;author&quot;:[{&quot;family&quot;:&quot;Zhou&quot;,&quot;given&quot;:&quot;F. X.&quot;},{&quot;family&quot;:&quot;Merianos&quot;,&quot;given&quot;:&quot;H. J.&quot;},{&quot;family&quot;:&quot;Brunger&quot;,&quot;given&quot;:&quot;A. T.&quot;},{&quot;family&quot;:&quot;Engelman&quot;,&quot;given&quot;:&quot;D. M.&quot;}],&quot;issued&quot;:{&quot;date-parts&quot;:[[&quot;2001&quot;,2,27]]}}}],&quot;schema&quot;:&quot;https://github.com/citation-style-language/schema/raw/master/csl-citation.json&quot;} RNDxgK9C5gEKW"/><text:span text:style-name="Default_20_Paragraph_20_Font"><text:span text:style-name="T1">(Johnson et al., 2007; Yano et al., 2002; Zhou et al., 2001)</text:span></text:span><text:reference-mark-end text:name="ZOTERO_ITEM CSL_CITATION {&quot;citationID&quot;:&quot;X4fSAQdd&quot;,&quot;properties&quot;:{&quot;formattedCitation&quot;:&quot;(Johnson et al., 2007; Yano et al., 2002; Zhou et al., 2001)&quot;,&quot;plainCitation&quot;:&quot;(Johnson et al., 2007; Yano et al., 2002; Zhou et al., 2001)&quot;,&quot;noteIndex&quot;:0},&quot;citationItems&quot;:[{&quot;id&quot;:172,&quot;uris&quot;:[&quot;http://zotero.org/users/local/TWX8bpul/items/7UZDRBCZ&quot;],&quot;itemData&quot;:{&quot;id&quot;:172,&quot;type&quot;:&quot;article-journal&quot;,&quot;abstract&quot;:&quot;The cation-pi interaction is an electrostatic attraction between a positive charge and the conjugated pi electrons of an aromatic ring. These interactions are well documented in soluble proteins and can be both structurally and functionally important. Catalyzed by observations in our laboratory that an Ala- and Ile-rich two-helix transmembrane segment tended to form SDS-resistant dimers upon the incorporation of suitably located Trp residues, here we have constructed a library of related constructs to study systematically the impact of aromatic-aromatic and cation-pi interactions on tertiary structure formation within an Escherichia coli membrane. Using the TOXCAT oligomerization assay with the hydrophobic segment AIAIAIIAZAXAIIAIAIAI, where Z = A, W, Y, or F and X = A, H, R, or K in all possible combinations of cation and/or aromatic pairings, to assess the TM-TM dependent expression of the chloramphenicol acetyltransferase reporter gene, we find that cation-pi interactions, particularly between Lys and Trp, Tyr, or Phe, as well as weakly polar interactions between pairs of aromatic residues, significantly enhance the strength of oligomerization of these hydrophobic helices, in some instances forming oligomers four times stronger than the high-affinity glycophorin A dimer. The contribution of these forces to the tertiary structure formation in designed transmembrane segments suggests that similar forces may also be a significant factor in the folding and stability of native membrane proteins.&quot;,&quot;archive_location&quot;:&quot;17658897&quot;,&quot;container-title&quot;:&quot;Biochemistry&quot;,&quot;DOI&quot;:&quot;10.1021/bi7008773&quot;,&quot;ISSN&quot;:&quot;0006-2960&quot;,&quot;issue&quot;:&quot;32&quot;,&quot;language&quot;:&quot;eng&quot;,&quot;note&quot;:&quot;edition: 20070721&quot;,&quot;page&quot;:&quot;9208-14&quot;,&quot;title&quot;:&quot;Aromatic and cation-pi interactions enhance helix-helix association in a membrane environment&quot;,&quot;volume&quot;:&quot;46&quot;,&quot;author&quot;:[{&quot;family&quot;:&quot;Johnson&quot;,&quot;given&quot;:&quot;R. M.&quot;},{&quot;family&quot;:&quot;Hecht&quot;,&quot;given&quot;:&quot;K.&quot;},{&quot;family&quot;:&quot;Deber&quot;,&quot;given&quot;:&quot;C. M.&quot;}],&quot;issued&quot;:{&quot;date-parts&quot;:[[&quot;2007&quot;,8,14]]}}},{&quot;id&quot;:375,&quot;uris&quot;:[&quot;http://zotero.org/users/local/TWX8bpul/items/5T6NWPIL&quot;],&quot;itemData&quot;:{&quot;id&quot;:375,&quot;type&quot;:&quot;article-journal&quot;,&quot;abstract&quot;:&quot;Investigation of interactions between hydrophobic model peptides and lipid bilayers is perhaps the only way to elucidate the principles of the folding and stability of membrane proteins (White, S. H., and Wimley, W. C. (1998) Biochim. Biophys. Acta 1367, 339-352). We designed the completely hydrophobic \&quot;inert\&quot; peptide modeling a transmembrane (TM) helix without any of the specific side-chain interactions expected, X-(LALAAAA)(3)-NH(2) [X = Ac (I), 7-nitro-2-1,3-benzoxadiazol-4-yl (II), or 5(6)-carboxytetramethylrhodamine (III)]. Fourier transform infrared-polarized attenuated total reflection measurements revealed that I as well as II assume a TM helix in hydrated 1-palmitoyl-2-oleoyl-sn-glycero-3-phosphocholine bilayers. Dithionite quenching experiments detected no topological change (flip-flop) in the helix II for at least 24 h. Thus, the TM helix itself is a highly stable structure, even in the absence of flanking hydrophilic or aromatic amino acids which are suggested to play important roles in stable TM positioning. Helix self-association in lipid bilayers was detected by fluorescence resonance energy transfer between II and III. The peptide was in a monomer-antiparallel dimer equilibrium with an association free energy of approximately -13 kJ/mol. Electron spin resonance spectra of 1-palmitoyl-2-stearoyl-(14-doxyl)-sn-glycero-3-phosphocholine demonstrated the presence of a motionally restricted component at lower temperatures.&quot;,&quot;archive_location&quot;:&quot;11863446&quot;,&quot;container-title&quot;:&quot;Biochemistry&quot;,&quot;DOI&quot;:&quot;10.1021/bi011161y&quot;,&quot;ISSN&quot;:&quot;0006-2960&quot;,&quot;issue&quot;:&quot;9&quot;,&quot;language&quot;:&quot;eng&quot;,&quot;page&quot;:&quot;3073-80&quot;,&quot;title&quot;:&quot;Topological stability and self-association of a completely hydrophobic model transmembrane helix in lipid bilayers&quot;,&quot;volume&quot;:&quot;41&quot;,&quot;author&quot;:[{&quot;family&quot;:&quot;Yano&quot;,&quot;given&quot;:&quot;Y.&quot;},{&quot;family&quot;:&quot;Takemoto&quot;,&quot;given&quot;:&quot;T.&quot;},{&quot;family&quot;:&quot;Kobayashi&quot;,&quot;given&quot;:&quot;S.&quot;},{&quot;family&quot;:&quot;Yasui&quot;,&quot;given&quot;:&quot;H.&quot;},{&quot;family&quot;:&quot;Sakurai&quot;,&quot;given&quot;:&quot;H.&quot;},{&quot;family&quot;:&quot;Ohashi&quot;,&quot;given&quot;:&quot;W.&quot;},{&quot;family&quot;:&quot;Niwa&quot;,&quot;given&quot;:&quot;M.&quot;},{&quot;family&quot;:&quot;Futaki&quot;,&quot;given&quot;:&quot;S.&quot;},{&quot;family&quot;:&quot;Sugiura&quot;,&quot;given&quot;:&quot;Y.&quot;},{&quot;family&quot;:&quot;Matsuzaki&quot;,&quot;given&quot;:&quot;K.&quot;}],&quot;issued&quot;:{&quot;date-parts&quot;:[[&quot;2002&quot;,3]]}}},{&quot;id&quot;:387,&quot;uris&quot;:[&quot;http://zotero.org/users/local/TWX8bpul/items/8DZTBD8I&quot;],&quot;itemData&quot;:{&quot;id&quot;:387,&quot;type&quot;:&quot;article-journal&quot;,&quot;abstract&quot;:&quot;Although many polar residues are directly involved in transmembrane protein functions, the extent to which they contribute to more general structural features is still unclear. Previous studies have demonstrated that asparagine residues can drive transmembrane helix association through interhelical hydrogen bonding [Choma, C., Gratkowski, H., Lear, J. D. &amp; DeGrado, W. F. (2000) Nat. Struct. Biol. 7, 161-166; and Zhou, F. X., Cocco, M. J., Russ, W. P., Brunger, A. T. &amp; Engelman, D. M. (2000) Nat. Struct. Biol. 7, 154-160]. We have studied the ability of other polar residues to promote helix association in detergent micelles and in biological membranes. Our results show that polyleucine sequences with Asn, Asp, Gln, Glu, and His, residues capable of being simultaneously hydrogen bond donors and acceptors, form homo- or heterooligomers. In contrast, polyleucine sequences with Ser, Thr, and Tyr do not associate more than the polyleucine sequence alone. The results therefore provide experimental evidence that interactions between polar residues in the helices of transmembrane proteins may serve to provide structural stability and oligomerization specificity. Furthermore, such interactions can allow structural flexibility required for the function of some membrane proteins.&quot;,&quot;archive_location&quot;:&quot;11226225&quot;,&quot;container-title&quot;:&quot;Proc Natl Acad Sci U S A&quot;,&quot;DOI&quot;:&quot;10.1073/pnas.041593698&quot;,&quot;ISSN&quot;:&quot;0027-8424&quot;,&quot;issue&quot;:&quot;5&quot;,&quot;language&quot;:&quot;eng&quot;,&quot;note&quot;:&quot;edition: 20010213&quot;,&quot;page&quot;:&quot;2250-5&quot;,&quot;title&quot;:&quot;Polar residues drive association of polyleucine transmembrane helices&quot;,&quot;volume&quot;:&quot;98&quot;,&quot;author&quot;:[{&quot;family&quot;:&quot;Zhou&quot;,&quot;given&quot;:&quot;F. X.&quot;},{&quot;family&quot;:&quot;Merianos&quot;,&quot;given&quot;:&quot;H. J.&quot;},{&quot;family&quot;:&quot;Brunger&quot;,&quot;given&quot;:&quot;A. T.&quot;},{&quot;family&quot;:&quot;Engelman&quot;,&quot;given&quot;:&quot;D. M.&quot;}],&quot;issued&quot;:{&quot;date-parts&quot;:[[&quot;2001&quot;,2,27]]}}}],&quot;schema&quot;:&quot;https://github.com/citation-style-language/schema/raw/master/csl-citation.json&quot;} RNDxgK9C5gEKW"/><text:span text:style-name="Default_20_Paragraph_20_Font"><text:span text:style-name="T1">. In this study, we </text:span></text:span><text:span text:style-name="Default_20_Paragraph_20_Font"><text:span text:style-name="T16">investigate the effect of sidechain packing within a multitude of dimer structures. Using large-scale computational design on the most common dimeric backbone geometries found within the PDB, we designed thousands of homodimer sequences and characterized their propensity to associate with a complementary high-throughput method, sort-seq (cite). Using this </text:span></text:span><text:span text:style-name="Default_20_Paragraph_20_Font"><text:span text:style-name="T1">simple and tractable model system, </text:span></text:span><text:span text:style-name="Default_20_Paragraph_20_Font"><text:span text:style-name="T16">successfully designed dimers that associate, suggesting that sidechain packing is a weak driving force involved in TM association.</text:span></text:span></text:p>
      <text:h text:style-name="Heading_20_3" text:outline-level="3">Results <text:span text:style-name="T278">and Discussion</text:span></text:h>
      <text:h text:style-name="P43" text:outline-level="4">Design strategy</text:h>
      <text:p text:style-name="First_20_line_20_indent"><text:span text:style-name="Default_20_Paragraph_20_Font"><text:span text:style-name="T73">The strategy chosen </text:span></text:span><text:span text:style-name="Default_20_Paragraph_20_Font"><text:span text:style-name="T75">to investigate whether </text:span></text:span><text:span text:style-name="Default_20_Paragraph_20_Font"><text:span text:style-name="T76">pure </text:span></text:span><text:span text:style-name="Default_20_Paragraph_20_Font"><text:span text:style-name="T75">packing </text:span></text:span><text:span text:style-name="Default_20_Paragraph_20_Font"><text:span text:style-name="T76">can be a strong force for stabilizing helix-helix interaction in membrane proteins was to cho</text:span></text:span><text:span text:style-name="Default_20_Paragraph_20_Font"><text:span text:style-name="T78">o</text:span></text:span><text:span text:style-name="Default_20_Paragraph_20_Font"><text:span text:style-name="T76">se a wide variety of inter-helical geometries and design their interfaces with mainly hydrophobic side chains, producing different level of optimal packing. The</text:span></text:span><text:span text:style-name="Default_20_Paragraph_20_Font"><text:span text:style-name="T73"> </text:span></text:span><text:span text:style-name="Default_20_Paragraph_20_Font"><text:span text:style-name="T4">designed </text:span></text:span><text:soft-page-break/><text:span text:style-name="Default_20_Paragraph_20_Font"><text:span text:style-name="T73">position</text:span></text:span><text:span text:style-name="Default_20_Paragraph_20_Font"><text:span text:style-name="T76">s</text:span></text:span><text:span text:style-name="Default_20_Paragraph_20_Font"><text:span text:style-name="T73"> </text:span></text:span><text:span text:style-name="Default_20_Paragraph_20_Font"><text:span text:style-name="T4">w</text:span></text:span><text:span text:style-name="Default_20_Paragraph_20_Font"><text:span text:style-name="T76">ere</text:span></text:span><text:span text:style-name="Default_20_Paragraph_20_Font"><text:span text:style-name="T4"> limited </text:span></text:span><text:span text:style-name="Default_20_Paragraph_20_Font"><text:span text:style-name="T73">to </text:span></text:span><text:span text:style-name="Default_20_Paragraph_20_Font"><text:span text:style-name="T76">the hydrophobic </text:span></text:span><text:span text:style-name="Default_20_Paragraph_20_Font"><text:span text:style-name="T73">amino acids </text:span></text:span><text:span text:style-name="Default_20_Paragraph_20_Font"><text:span text:style-name="T76">most </text:span></text:span><text:span text:style-name="Default_20_Paragraph_20_Font"><text:span text:style-name="T73">commonly found in membrane proteins </text:span></text:span><text:span text:style-name="Default_20_Paragraph_20_Font"><text:span text:style-name="T32">(A, V, </text:span></text:span><text:span text:style-name="Default_20_Paragraph_20_Font"><text:span text:style-name="T51">F, W,</text:span></text:span><text:span text:style-name="Default_20_Paragraph_20_Font"><text:span text:style-name="T32"> L, I, S, T and Y) </text:span></text:span><text:reference-mark-start text:name="ZOTERO_ITEM CSL_CITATION {&quot;citationID&quot;:&quot;V06oTSZv&quot;,&quot;properties&quot;:{&quot;formattedCitation&quot;:&quot;(Liu et al., 2002)&quot;,&quot;plainCitation&quot;:&quot;(Liu et al., 2002)&quot;,&quot;noteIndex&quot;:0},&quot;citationItems&quot;:[{&quot;id&quot;:227,&quot;uris&quot;:[&quot;http://zotero.org/users/local/TWX8bpul/items/SHJYA82V&quot;],&quot;itemData&quot;:{&quot;id&quot;:227,&quot;type&quot;:&quot;article-journal&quot;,&quot;abstract&quot;:&quot;Polytopic membrane proteins can be related to each other on the basis of the number of transmembrane helices and sequence similarities. Building on the Pfam classification of protein domain families, and using transmembrane-helix prediction and sequence-similarity searching, we identified a total of 526 well-characterized membrane protein families in 26 recently sequenced genomes. To this we added a clustering of a number of predicted but unclassified membrane proteins, resulting in a total of 637 membrane protein families.|Analysis of the occurrence and composition of these families revealed several interesting trends. The number of assigned membrane protein domains has an approximately linear relationship to the total number of open reading frames (ORFs) in 26 genomes studied. Caenorhabditis elegans is an apparent outlier, because of its high representation of seven-span transmembrane (7-TM) chemoreceptor families. In all genomes, including that of C. elegans, the number of distinct membrane protein families has a logarithmic relation to the number of ORFs. Glycine, proline, and tyrosine locations tend to be conserved in transmembrane regions within families, whereas isoleucine, valine, and methionine locations are relatively mutable. Analysis of motifs in putative transmembrane helices reveals that GxxxG and GxxxxxxG (which can be written GG4 and GG7, respectively; see Materials and methods) are among the most prevalent. This was noted in earlier studies; we now find these motifs are particularly well conserved in families, however, especially those corresponding to transporters, symporters, and channels.|We carried out a genome-wide analysis on patterns of the classified polytopic membrane protein families and analyzed the distribution of conserved amino acids and motifs in the transmembrane helix regions in these families.&quot;,&quot;archive_location&quot;:&quot;12372142&quot;,&quot;container-title&quot;:&quot;Genome Biol&quot;,&quot;DOI&quot;:&quot;10.1186/gb-2002-3-10-research0054&quot;,&quot;ISSN&quot;:&quot;1474-760X&quot;,&quot;issue&quot;:&quot;10&quot;,&quot;language&quot;:&quot;eng&quot;,&quot;note&quot;:&quot;edition: 20020919&quot;,&quot;page&quot;:&quot;research0054&quot;,&quot;title&quot;:&quot;Genomic analysis of membrane protein families: abundance and conserved motifs&quot;,&quot;volume&quot;:&quot;3&quot;,&quot;author&quot;:[{&quot;family&quot;:&quot;Liu&quot;,&quot;given&quot;:&quot;Y.&quot;},{&quot;family&quot;:&quot;Engelman&quot;,&quot;given&quot;:&quot;D. M.&quot;},{&quot;family&quot;:&quot;Gerstein&quot;,&quot;given&quot;:&quot;M.&quot;}],&quot;issued&quot;:{&quot;date-parts&quot;:[[&quot;2002&quot;,9,19]]}}}],&quot;schema&quot;:&quot;https://github.com/citation-style-language/schema/raw/master/csl-citation.json&quot;} RNDXUxXQECxuV"/><text:span text:style-name="Default_20_Paragraph_20_Font"><text:span text:style-name="T32">(Liu et al., 2002)</text:span></text:span><text:reference-mark-end text:name="ZOTERO_ITEM CSL_CITATION {&quot;citationID&quot;:&quot;V06oTSZv&quot;,&quot;properties&quot;:{&quot;formattedCitation&quot;:&quot;(Liu et al., 2002)&quot;,&quot;plainCitation&quot;:&quot;(Liu et al., 2002)&quot;,&quot;noteIndex&quot;:0},&quot;citationItems&quot;:[{&quot;id&quot;:227,&quot;uris&quot;:[&quot;http://zotero.org/users/local/TWX8bpul/items/SHJYA82V&quot;],&quot;itemData&quot;:{&quot;id&quot;:227,&quot;type&quot;:&quot;article-journal&quot;,&quot;abstract&quot;:&quot;Polytopic membrane proteins can be related to each other on the basis of the number of transmembrane helices and sequence similarities. Building on the Pfam classification of protein domain families, and using transmembrane-helix prediction and sequence-similarity searching, we identified a total of 526 well-characterized membrane protein families in 26 recently sequenced genomes. To this we added a clustering of a number of predicted but unclassified membrane proteins, resulting in a total of 637 membrane protein families.|Analysis of the occurrence and composition of these families revealed several interesting trends. The number of assigned membrane protein domains has an approximately linear relationship to the total number of open reading frames (ORFs) in 26 genomes studied. Caenorhabditis elegans is an apparent outlier, because of its high representation of seven-span transmembrane (7-TM) chemoreceptor families. In all genomes, including that of C. elegans, the number of distinct membrane protein families has a logarithmic relation to the number of ORFs. Glycine, proline, and tyrosine locations tend to be conserved in transmembrane regions within families, whereas isoleucine, valine, and methionine locations are relatively mutable. Analysis of motifs in putative transmembrane helices reveals that GxxxG and GxxxxxxG (which can be written GG4 and GG7, respectively; see Materials and methods) are among the most prevalent. This was noted in earlier studies; we now find these motifs are particularly well conserved in families, however, especially those corresponding to transporters, symporters, and channels.|We carried out a genome-wide analysis on patterns of the classified polytopic membrane protein families and analyzed the distribution of conserved amino acids and motifs in the transmembrane helix regions in these families.&quot;,&quot;archive_location&quot;:&quot;12372142&quot;,&quot;container-title&quot;:&quot;Genome Biol&quot;,&quot;DOI&quot;:&quot;10.1186/gb-2002-3-10-research0054&quot;,&quot;ISSN&quot;:&quot;1474-760X&quot;,&quot;issue&quot;:&quot;10&quot;,&quot;language&quot;:&quot;eng&quot;,&quot;note&quot;:&quot;edition: 20020919&quot;,&quot;page&quot;:&quot;research0054&quot;,&quot;title&quot;:&quot;Genomic analysis of membrane protein families: abundance and conserved motifs&quot;,&quot;volume&quot;:&quot;3&quot;,&quot;author&quot;:[{&quot;family&quot;:&quot;Liu&quot;,&quot;given&quot;:&quot;Y.&quot;},{&quot;family&quot;:&quot;Engelman&quot;,&quot;given&quot;:&quot;D. M.&quot;},{&quot;family&quot;:&quot;Gerstein&quot;,&quot;given&quot;:&quot;M.&quot;}],&quot;issued&quot;:{&quot;date-parts&quot;:[[&quot;2002&quot;,9,19]]}}}],&quot;schema&quot;:&quot;https://github.com/citation-style-language/schema/raw/master/csl-citation.json&quot;} RNDXUxXQECxuV"/><text:span text:style-name="Default_20_Paragraph_20_Font"><text:span text:style-name="T73">. </text:span></text:span><text:span text:style-name="Default_20_Paragraph_20_Font"><text:span text:style-name="T76">We chose to include </text:span></text:span><text:span text:style-name="Default_20_Paragraph_20_Font"><text:span text:style-name="T74">Ser, Thr, and Tyr </text:span></text:span><text:span text:style-name="Default_20_Paragraph_20_Font"><text:span text:style-name="T76">in the set of amino acids since they are common in membrane proteins</text:span></text:span><text:span text:style-name="Default_20_Paragraph_20_Font"><text:span text:style-name="T74"> </text:span></text:span><text:span text:style-name="Default_20_Paragraph_20_Font"><text:span text:style-name="T76">(</text:span></text:span><text:span text:style-name="Default_20_Paragraph_20_Font"><text:span text:style-name="T74">&gt; 4%,</text:span></text:span><text:span text:style-name="Default_20_Paragraph_20_Font"><text:span text:style-name="T76"> </text:span></text:span><text:span text:style-name="Default_20_Paragraph_20_Font"><text:span text:style-name="T74">Supp._SEQUENCE_ENTROPY). </text:span></text:span><text:span text:style-name="Default_20_Paragraph_20_Font"><text:span text:style-name="T76">These </text:span></text:span><text:span text:style-name="Default_20_Paragraph_20_Font"><text:span text:style-name="T77">amino acids</text:span></text:span><text:span text:style-name="Default_20_Paragraph_20_Font"><text:span text:style-name="T76"> c</text:span></text:span><text:span text:style-name="Default_20_Paragraph_20_Font"><text:span text:style-name="T77">ontain a hydroxyl group and </text:span></text:span><text:span text:style-name="Default_20_Paragraph_20_Font"><text:span text:style-name="T33">Gly is a necessary amino acid</text:span></text:span><text:span text:style-name="Default_20_Paragraph_20_Font"><text:span text:style-name="T14"> in GAS</text:span></text:span><text:span text:style-name="Default_20_Paragraph_20_Font"><text:span text:style-name="T150">right</text:span></text:span><text:span text:style-name="Default_20_Paragraph_20_Font"><text:span text:style-name="T14"> interfaces</text:span></text:span><text:span text:style-name="Default_20_Paragraph_20_Font"><text:span text:style-name="T73">, </text:span></text:span><text:span text:style-name="Default_20_Paragraph_20_Font"><text:span text:style-name="T33">it was</text:span></text:span><text:span text:style-name="Default_20_Paragraph_20_Font"><text:span text:style-name="T73"> permitted </text:span></text:span><text:span text:style-name="Default_20_Paragraph_20_Font"><text:span text:style-name="T33">in</text:span></text:span><text:span text:style-name="Default_20_Paragraph_20_Font"><text:span text:style-name="T73"> GAS</text:span></text:span><text:span text:style-name="Default_20_Paragraph_20_Font"><text:span text:style-name="T156">right</text:span></text:span><text:span text:style-name="Default_20_Paragraph_20_Font"><text:span text:style-name="T73"> </text:span></text:span><text:span text:style-name="Default_20_Paragraph_20_Font"><text:span text:style-name="T33">designs </text:span></text:span><text:span text:style-name="Default_20_Paragraph_20_Font"><text:span text:style-name="T55">and excluded from the Right and Left designs</text:span></text:span><text:span text:style-name="Default_20_Paragraph_20_Font"><text:span text:style-name="T33"> </text:span></text:span><text:span text:style-name="Default_20_Paragraph_20_Font"><text:span text:style-name="T73">to </text:span></text:span><text:span text:style-name="Default_20_Paragraph_20_Font"><text:span text:style-name="T14">prevent the </text:span></text:span><text:span text:style-name="Default_20_Paragraph_20_Font"><text:span text:style-name="T33">accidental </text:span></text:span><text:span text:style-name="Default_20_Paragraph_20_Font"><text:span text:style-name="T14">occurrence of</text:span></text:span><text:span text:style-name="Default_20_Paragraph_20_Font"><text:span text:style-name="T73"> GAS</text:span></text:span><text:span text:style-name="Default_20_Paragraph_20_Font"><text:span text:style-name="T156">right</text:span></text:span><text:span text:style-name="Default_20_Paragraph_20_Font"><text:span text:style-name="T73"> </text:span></text:span><text:span text:style-name="Default_20_Paragraph_20_Font"><text:span text:style-name="T34">capable dimers</text:span></text:span><text:span text:style-name="Default_20_Paragraph_20_Font"><text:span text:style-name="T73"> in the</text:span></text:span><text:span text:style-name="Default_20_Paragraph_20_Font"><text:span text:style-name="T55">se</text:span></text:span><text:span text:style-name="Default_20_Paragraph_20_Font"><text:span text:style-name="T73"> regions (</text:span></text:span><text:span text:style-name="Figure_20_in_20_text"><text:span text:style-name="T73">Fig. MP_DESIGNb</text:span></text:span><text:span text:style-name="Default_20_Paragraph_20_Font"><text:span text:style-name="T73">). </text:span></text:span></text:p>
      <text:p text:style-name="P41"><text:span text:style-name="Default_20_Paragraph_20_Font"><text:span text:style-name="T79">To produce the backbones for the designs, we</text:span></text:span><text:span text:style-name="Default_20_Paragraph_20_Font"><text:span text:style-name="T18"> select</text:span></text:span><text:span text:style-name="Default_20_Paragraph_20_Font"><text:span text:style-name="T79">ed</text:span></text:span><text:span text:style-name="Default_20_Paragraph_20_Font"><text:span text:style-name="T18"> </text:span></text:span><text:span text:style-name="Default_20_Paragraph_20_Font"><text:span text:style-name="T79">the most </text:span></text:span><text:span text:style-name="Default_20_Paragraph_20_Font"><text:span text:style-name="T18">common region</text:span></text:span><text:span text:style-name="Default_20_Paragraph_20_Font"><text:span text:style-name="T69">s</text:span></text:span><text:span text:style-name="Default_20_Paragraph_20_Font"><text:span text:style-name="T18"> of helix-helix interaction conformation</text:span></text:span><text:span text:style-name="Default_20_Paragraph_20_Font"><text:span text:style-name="T19">al</text:span></text:span><text:span text:style-name="Default_20_Paragraph_20_Font"><text:span text:style-name="T18"> space, under the assumption that these would be the most </text:span></text:span><text:span text:style-name="Default_20_Paragraph_20_Font"><text:span text:style-name="T70">favorable</text:span></text:span><text:span text:style-name="Default_20_Paragraph_20_Font"><text:span text:style-name="T18"> regions </text:span></text:span><text:span text:style-name="Default_20_Paragraph_20_Font"><text:span text:style-name="T70">for protein design</text:span></text:span><text:span text:style-name="Default_20_Paragraph_20_Font"><text:span text:style-name="T18">. </text:span></text:span><text:span text:style-name="Default_20_Paragraph_20_Font"><text:span text:style-name="T1">To identify </text:span></text:span><text:span text:style-name="Default_20_Paragraph_20_Font"><text:span text:style-name="T9">the</text:span></text:span><text:span text:style-name="Default_20_Paragraph_20_Font"><text:span text:style-name="T19">se </text:span></text:span><text:span text:style-name="Default_20_Paragraph_20_Font"><text:span text:style-name="T70">regions</text:span></text:span><text:span text:style-name="Default_20_Paragraph_20_Font"><text:span text:style-name="T1">, we </text:span></text:span><text:span text:style-name="Default_20_Paragraph_20_Font"><text:span text:style-name="T19">analyzed</text:span></text:span><text:span text:style-name="Default_20_Paragraph_20_Font"><text:span text:style-name="T1"> </text:span></text:span><text:span text:style-name="Default_20_Paragraph_20_Font"><text:span text:style-name="T10">the geometry of all </text:span></text:span><text:span text:style-name="Default_20_Paragraph_20_Font"><text:span text:style-name="T19">pairs of </text:span></text:span><text:span text:style-name="Default_20_Paragraph_20_Font"><text:span text:style-name="T1">interacti</text:span></text:span><text:span text:style-name="Default_20_Paragraph_20_Font"><text:span text:style-name="T19">ng</text:span></text:span><text:span text:style-name="Default_20_Paragraph_20_Font"><text:span text:style-name="T1"> </text:span></text:span><text:span text:style-name="Default_20_Paragraph_20_Font"><text:span text:style-name="T19">helices </text:span></text:span><text:span text:style-name="Default_20_Paragraph_20_Font"><text:span text:style-name="T1">found in </text:span></text:span><text:span text:style-name="Default_20_Paragraph_20_Font"><text:span text:style-name="T3">known </text:span></text:span><text:span text:style-name="Default_20_Paragraph_20_Font"><text:span text:style-name="T1">membrane protein structures</text:span></text:span><text:span text:style-name="Default_20_Paragraph_20_Font"><text:span text:style-name="T20">, </text:span></text:span><text:span text:style-name="Default_20_Paragraph_20_Font"><text:span text:style-name="T70">u</text:span></text:span><text:span text:style-name="Default_20_Paragraph_20_Font"><text:span text:style-name="T20">s</text:span></text:span><text:span text:style-name="Default_20_Paragraph_20_Font"><text:span text:style-name="T70">ing</text:span></text:span><text:span text:style-name="Default_20_Paragraph_20_Font"><text:span text:style-name="T20"> a database of </text:span></text:span><text:span text:style-name="Default_20_Paragraph_20_Font"><text:span text:style-name="T50">1</text:span></text:span><text:span text:style-name="Default_20_Paragraph_20_Font"><text:span text:style-name="T108">541</text:span></text:span><text:span text:style-name="Default_20_Paragraph_20_Font"><text:span text:style-name="T20"> membrane protein structures </text:span></text:span><text:span text:style-name="Default_20_Paragraph_20_Font"><text:span text:style-name="T50">from Orientations of Proteins in Membranes, filtered by sequence similarity from the PDB </text:span></text:span><text:reference-mark-start text:name="ZOTERO_ITEM CSL_CITATION {&quot;citationID&quot;:&quot;rQzSsX5o&quot;,&quot;properties&quot;:{&quot;formattedCitation&quot;:&quot;(Lomize et al., 2006; Steinegger &amp; S\\uc0\\u246{}ding, 2017)&quot;,&quot;plainCitation&quot;:&quot;(Lomize et al., 2006; Steinegger &amp; Söding, 2017)&quot;,&quot;noteIndex&quot;:0},&quot;citationItems&quot;:[{&quot;id&quot;:231,&quot;uris&quot;:[&quot;http://zotero.org/users/local/TWX8bpul/items/V6UT3A66&quot;],&quot;itemData&quot;:{&quot;id&quot;:231,&quot;type&quot;:&quot;article-journal&quot;,&quot;container-title&quot;:&quot;Bioinformatics&quot;,&quot;ISSN&quot;:&quot;1367-4811&quot;,&quot;issue&quot;:&quot;5&quot;,&quot;page&quot;:&quot;623-625&quot;,&quot;title&quot;:&quot;OPM: orientations of proteins in membranes database&quot;,&quot;volume&quot;:&quot;22&quot;,&quot;author&quot;:[{&quot;family&quot;:&quot;Lomize&quot;,&quot;given&quot;:&quot;Mikhail A&quot;},{&quot;family&quot;:&quot;Lomize&quot;,&quot;given&quot;:&quot;Andrei L&quot;},{&quot;family&quot;:&quot;Pogozheva&quot;,&quot;given&quot;:&quot;Irina D&quot;},{&quot;family&quot;:&quot;Mosberg&quot;,&quot;given&quot;:&quot;Henry I&quot;}],&quot;issued&quot;:{&quot;date-parts&quot;:[[&quot;2006&quot;]]}}},{&quot;id&quot;:326,&quot;uris&quot;:[&quot;http://zotero.org/users/local/TWX8bpul/items/PYV46F98&quot;],&quot;itemData&quot;:{&quot;id&quot;:326,&quot;type&quot;:&quot;article-journal&quot;,&quot;container-title&quot;:&quot;Nature biotechnology&quot;,&quot;ISSN&quot;:&quot;1087-0156&quot;,&quot;issue&quot;:&quot;11&quot;,&quot;page&quot;:&quot;1026-1028&quot;,&quot;title&quot;:&quot;MMseqs2 enables sensitive protein sequence searching for the analysis of massive data sets&quot;,&quot;volume&quot;:&quot;35&quot;,&quot;author&quot;:[{&quot;family&quot;:&quot;Steinegger&quot;,&quot;given&quot;:&quot;Martin&quot;},{&quot;family&quot;:&quot;Söding&quot;,&quot;given&quot;:&quot;Johannes&quot;}],&quot;issued&quot;:{&quot;date-parts&quot;:[[&quot;2017&quot;]]}}}],&quot;schema&quot;:&quot;https://github.com/citation-style-language/schema/raw/master/csl-citation.json&quot;} RNDSQKCMEnV7g"/><text:span text:style-name="Default_20_Paragraph_20_Font"><text:span text:style-name="T208">(Lomize et al., 2006; Steinegger &amp; S</text:span></text:span><text:span text:style-name="T213">öding, 2017)</text:span><text:reference-mark-end text:name="ZOTERO_ITEM CSL_CITATION {&quot;citationID&quot;:&quot;rQzSsX5o&quot;,&quot;properties&quot;:{&quot;formattedCitation&quot;:&quot;(Lomize et al., 2006; Steinegger &amp; S\\uc0\\u246{}ding, 2017)&quot;,&quot;plainCitation&quot;:&quot;(Lomize et al., 2006; Steinegger &amp; Söding, 2017)&quot;,&quot;noteIndex&quot;:0},&quot;citationItems&quot;:[{&quot;id&quot;:231,&quot;uris&quot;:[&quot;http://zotero.org/users/local/TWX8bpul/items/V6UT3A66&quot;],&quot;itemData&quot;:{&quot;id&quot;:231,&quot;type&quot;:&quot;article-journal&quot;,&quot;container-title&quot;:&quot;Bioinformatics&quot;,&quot;ISSN&quot;:&quot;1367-4811&quot;,&quot;issue&quot;:&quot;5&quot;,&quot;page&quot;:&quot;623-625&quot;,&quot;title&quot;:&quot;OPM: orientations of proteins in membranes database&quot;,&quot;volume&quot;:&quot;22&quot;,&quot;author&quot;:[{&quot;family&quot;:&quot;Lomize&quot;,&quot;given&quot;:&quot;Mikhail A&quot;},{&quot;family&quot;:&quot;Lomize&quot;,&quot;given&quot;:&quot;Andrei L&quot;},{&quot;family&quot;:&quot;Pogozheva&quot;,&quot;given&quot;:&quot;Irina D&quot;},{&quot;family&quot;:&quot;Mosberg&quot;,&quot;given&quot;:&quot;Henry I&quot;}],&quot;issued&quot;:{&quot;date-parts&quot;:[[&quot;2006&quot;]]}}},{&quot;id&quot;:326,&quot;uris&quot;:[&quot;http://zotero.org/users/local/TWX8bpul/items/PYV46F98&quot;],&quot;itemData&quot;:{&quot;id&quot;:326,&quot;type&quot;:&quot;article-journal&quot;,&quot;container-title&quot;:&quot;Nature biotechnology&quot;,&quot;ISSN&quot;:&quot;1087-0156&quot;,&quot;issue&quot;:&quot;11&quot;,&quot;page&quot;:&quot;1026-1028&quot;,&quot;title&quot;:&quot;MMseqs2 enables sensitive protein sequence searching for the analysis of massive data sets&quot;,&quot;volume&quot;:&quot;35&quot;,&quot;author&quot;:[{&quot;family&quot;:&quot;Steinegger&quot;,&quot;given&quot;:&quot;Martin&quot;},{&quot;family&quot;:&quot;Söding&quot;,&quot;given&quot;:&quot;Johannes&quot;}],&quot;issued&quot;:{&quot;date-parts&quot;:[[&quot;2017&quot;]]}}}],&quot;schema&quot;:&quot;https://github.com/citation-style-language/schema/raw/master/csl-citation.json&quot;} RNDSQKCMEnV7g"/><text:span text:style-name="Default_20_Paragraph_20_Font"><text:span text:style-name="T209">. </text:span></text:span><text:span text:style-name="Default_20_Paragraph_20_Font"><text:span text:style-name="T12">A</text:span></text:span><text:span text:style-name="Default_20_Paragraph_20_Font"><text:span text:style-name="T1">ny two helices in close contact </text:span></text:span><text:span text:style-name="Default_20_Paragraph_20_Font"><text:span text:style-name="T12">in the structures </text:span></text:span><text:span text:style-name="Default_20_Paragraph_20_Font"><text:span text:style-name="T2">were </text:span></text:span><text:span text:style-name="Default_20_Paragraph_20_Font"><text:span text:style-name="T12">considered</text:span></text:span><text:span text:style-name="Default_20_Paragraph_20_Font"><text:span text:style-name="T1"> as an individual helical pair </text:span></text:span><text:span text:style-name="Default_20_Paragraph_20_Font"><text:span text:style-name="T12">and the conformational</text:span></text:span><text:span text:style-name="Default_20_Paragraph_20_Font"><text:span text:style-name="T1"> parameters </text:span></text:span><text:span text:style-name="Default_20_Paragraph_20_Font"><text:span text:style-name="T6">of</text:span></text:span><text:span text:style-name="Default_20_Paragraph_20_Font"><text:span text:style-name="T12"> each pair were computed</text:span></text:span><text:span text:style-name="Default_20_Paragraph_20_Font"><text:span text:style-name="T1"> (</text:span></text:span><text:span text:style-name="Default_20_Paragraph_20_Font"><text:span text:style-name="T20">i.e., the crossing </text:span></text:span><text:span text:style-name="Default_20_Paragraph_20_Font"><text:span text:style-name="T15">a</text:span></text:span><text:span text:style-name="Default_20_Paragraph_20_Font"><text:span text:style-name="T1">ngle θ, </text:span></text:span><text:span text:style-name="Default_20_Paragraph_20_Font"><text:span text:style-name="T20">the inter-helical </text:span></text:span><text:span text:style-name="Default_20_Paragraph_20_Font"><text:span text:style-name="T1">distance </text:span></text:span><text:span text:style-name="Default_20_Paragraph_20_Font"><text:span text:style-name="T96">d</text:span></text:span><text:span text:style-name="Default_20_Paragraph_20_Font"><text:span text:style-name="T1">, </text:span></text:span><text:span text:style-name="Default_20_Paragraph_20_Font"><text:span text:style-name="T20">the </text:span></text:span><text:span text:style-name="Default_20_Paragraph_20_Font"><text:span text:style-name="T1">axial rotation </text:span></text:span><text:span text:style-name="Default_20_Paragraph_20_Font"><text:span text:style-name="T20">of each helix</text:span></text:span><text:span text:style-name="Default_20_Paragraph_20_Font"><text:span text:style-name="T1"> ω, </text:span></text:span><text:span text:style-name="Default_20_Paragraph_20_Font"><text:span text:style-name="T20">and the displacement in along the helical axis or </text:span></text:span><text:span text:style-name="Default_20_Paragraph_20_Font"><text:span text:style-name="T97">Z</text:span></text:span><text:span text:style-name="Default_20_Paragraph_20_Font"><text:span text:style-name="T1">-shift, </text:span></text:span><text:span text:style-name="Default_20_Paragraph_20_Font"><text:span text:style-name="T12">see </text:span></text:span><text:span text:style-name="Default_20_Paragraph_20_Font"><text:span text:style-name="T20">Fig. </text:span></text:span><text:span text:style-name="Figure_20_in_20_text"><text:span text:style-name="T20">MP_DESIGN</text:span></text:span><text:span text:style-name="Figure_20_in_20_text"><text:span text:style-name="T51">a</text:span></text:span><text:span text:style-name="Default_20_Paragraph_20_Font"><text:span text:style-name="T20"> and </text:span></text:span><text:span text:style-name="Default_20_Paragraph_20_Font"><text:span text:style-name="T12">Methods</text:span></text:span><text:span text:style-name="Default_20_Paragraph_20_Font"><text:span text:style-name="T1">). </text:span></text:span><text:span text:style-name="Default_20_Paragraph_20_Font"><text:span text:style-name="T20">Although similar analyses were performed previously </text:span></text:span><text:reference-mark-start text:name="ZOTERO_ITEM CSL_CITATION {&quot;citationID&quot;:&quot;KB6puhNV&quot;,&quot;properties&quot;:{&quot;formattedCitation&quot;:&quot;(Senes et al., 2001; Walters &amp; DeGrado, 2006)&quot;,&quot;plainCitation&quot;:&quot;(Senes et al., 2001; Walters &amp; DeGrado, 2006)&quot;,&quot;noteIndex&quot;:0},&quot;citationItems&quot;:[{&quot;id&quot;:392,&quot;uris&quot;:[&quot;http://zotero.org/users/local/TWX8bpul/items/VTQPZNM6&quot;],&quot;itemData&quot;:{&quot;id&quot;:392,&quot;type&quot;:&quot;article-journal&quot;,&quot;abstract&quot;:&quot;The Cα—H⋅⋅⋅O hydrogen bond has been given little attention as a determinant of transmembrane helix association. Stimulated by recent calculations suggesting that such bonds can be much stronger than has been supposed, we have analyzed 11 known membrane protein structures and found that apparent carbon α hydrogen bonds cluster frequently at glycine-, serine-, and threonine-rich packing interfaces between transmembrane helices. Parallel right-handed helix–helix interactions appear to favor Cα—H⋅⋅⋅O bond formation. In particular, Cα—H⋅⋅⋅O interactions are frequent between helices having the structural motif of the glycophorin A dimer and the GxxxG pair. We suggest that Cα—H⋅⋅⋅O hydrogen bonds are important determinants of stability and, depending on packing, specificity in membrane protein folding.&quot;,&quot;container-title&quot;:&quot;Proceedings of the National Academy of Sciences&quot;,&quot;DOI&quot;:&quot;10.1073/pnas.161280798&quot;,&quot;issue&quot;:&quot;16&quot;,&quot;page&quot;:&quot;9056-9061&quot;,&quot;title&quot;:&quot;The Cα—H⋅⋅⋅O hydrogen bond: A determinant of stability and specificity in transmembrane helix interactions&quot;,&quot;volume&quot;:&quot;98&quot;,&quot;author&quot;:[{&quot;family&quot;:&quot;Senes&quot;,&quot;given&quot;:&quot;Alessandro&quot;},{&quot;family&quot;:&quot;Ubarretxena-Belandia&quot;,&quot;given&quot;:&quot;Iban&quot;},{&quot;family&quot;:&quot;Engelman&quot;,&quot;given&quot;:&quot;Donald M.&quot;}],&quot;issued&quot;:{&quot;date-parts&quot;:[[&quot;2001&quot;]]}}},{&quot;id&quot;:7,&quot;uris&quot;:[&quot;http://zotero.org/users/local/TWX8bpul/items/LLTY8CDP&quot;],&quot;itemData&quot;:{&quot;id&quot;:7,&quot;type&quot;:&quot;article-journal&quot;,&quot;container-title&quot;:&quot;Proceedings of the National Academy of Sciences&quot;,&quot;DOI&quot;:&quot;10.1073/pnas.0605878103&quot;,&quot;issue&quot;:&quot;37&quot;,&quot;note&quot;:&quot;publisher: Proceedings of the National Academy of Sciences&quot;,&quot;page&quot;:&quot;13658-13663&quot;,&quot;source&quot;:&quot;pnas.org (Atypon)&quot;,&quot;title&quot;:&quot;Helix-packing motifs in membrane proteins&quot;,&quot;volume&quot;:&quot;103&quot;,&quot;author&quot;:[{&quot;family&quot;:&quot;Walters&quot;,&quot;given&quot;:&quot;R. F. S.&quot;},{&quot;family&quot;:&quot;DeGrado&quot;,&quot;given&quot;:&quot;W. F.&quot;}],&quot;issued&quot;:{&quot;date-parts&quot;:[[&quot;2006&quot;,9,12]]}}}],&quot;schema&quot;:&quot;https://github.com/citation-style-language/schema/raw/master/csl-citation.json&quot;} RNDpbAwqsfZ5w"/><text:span text:style-name="Default_20_Paragraph_20_Font"><text:span text:style-name="T20">(Senes et al., 2001; Walters &amp; DeGrado, 2006)</text:span></text:span><text:reference-mark-end text:name="ZOTERO_ITEM CSL_CITATION {&quot;citationID&quot;:&quot;KB6puhNV&quot;,&quot;properties&quot;:{&quot;formattedCitation&quot;:&quot;(Senes et al., 2001; Walters &amp; DeGrado, 2006)&quot;,&quot;plainCitation&quot;:&quot;(Senes et al., 2001; Walters &amp; DeGrado, 2006)&quot;,&quot;noteIndex&quot;:0},&quot;citationItems&quot;:[{&quot;id&quot;:392,&quot;uris&quot;:[&quot;http://zotero.org/users/local/TWX8bpul/items/VTQPZNM6&quot;],&quot;itemData&quot;:{&quot;id&quot;:392,&quot;type&quot;:&quot;article-journal&quot;,&quot;abstract&quot;:&quot;The Cα—H⋅⋅⋅O hydrogen bond has been given little attention as a determinant of transmembrane helix association. Stimulated by recent calculations suggesting that such bonds can be much stronger than has been supposed, we have analyzed 11 known membrane protein structures and found that apparent carbon α hydrogen bonds cluster frequently at glycine-, serine-, and threonine-rich packing interfaces between transmembrane helices. Parallel right-handed helix–helix interactions appear to favor Cα—H⋅⋅⋅O bond formation. In particular, Cα—H⋅⋅⋅O interactions are frequent between helices having the structural motif of the glycophorin A dimer and the GxxxG pair. We suggest that Cα—H⋅⋅⋅O hydrogen bonds are important determinants of stability and, depending on packing, specificity in membrane protein folding.&quot;,&quot;container-title&quot;:&quot;Proceedings of the National Academy of Sciences&quot;,&quot;DOI&quot;:&quot;10.1073/pnas.161280798&quot;,&quot;issue&quot;:&quot;16&quot;,&quot;page&quot;:&quot;9056-9061&quot;,&quot;title&quot;:&quot;The Cα—H⋅⋅⋅O hydrogen bond: A determinant of stability and specificity in transmembrane helix interactions&quot;,&quot;volume&quot;:&quot;98&quot;,&quot;author&quot;:[{&quot;family&quot;:&quot;Senes&quot;,&quot;given&quot;:&quot;Alessandro&quot;},{&quot;family&quot;:&quot;Ubarretxena-Belandia&quot;,&quot;given&quot;:&quot;Iban&quot;},{&quot;family&quot;:&quot;Engelman&quot;,&quot;given&quot;:&quot;Donald M.&quot;}],&quot;issued&quot;:{&quot;date-parts&quot;:[[&quot;2001&quot;]]}}},{&quot;id&quot;:7,&quot;uris&quot;:[&quot;http://zotero.org/users/local/TWX8bpul/items/LLTY8CDP&quot;],&quot;itemData&quot;:{&quot;id&quot;:7,&quot;type&quot;:&quot;article-journal&quot;,&quot;container-title&quot;:&quot;Proceedings of the National Academy of Sciences&quot;,&quot;DOI&quot;:&quot;10.1073/pnas.0605878103&quot;,&quot;issue&quot;:&quot;37&quot;,&quot;note&quot;:&quot;publisher: Proceedings of the National Academy of Sciences&quot;,&quot;page&quot;:&quot;13658-13663&quot;,&quot;source&quot;:&quot;pnas.org (Atypon)&quot;,&quot;title&quot;:&quot;Helix-packing motifs in membrane proteins&quot;,&quot;volume&quot;:&quot;103&quot;,&quot;author&quot;:[{&quot;family&quot;:&quot;Walters&quot;,&quot;given&quot;:&quot;R. F. S.&quot;},{&quot;family&quot;:&quot;DeGrado&quot;,&quot;given&quot;:&quot;W. F.&quot;}],&quot;issued&quot;:{&quot;date-parts&quot;:[[&quot;2006&quot;,9,12]]}}}],&quot;schema&quot;:&quot;https://github.com/citation-style-language/schema/raw/master/csl-citation.json&quot;} RNDpbAwqsfZ5w"/><text:span text:style-name="Default_20_Paragraph_20_Font"><text:span text:style-name="T20">, we </text:span></text:span><text:span text:style-name="Default_20_Paragraph_20_Font"><text:span text:style-name="T21">restricted the analysis to</text:span></text:span><text:span text:style-name="Default_20_Paragraph_20_Font"><text:span text:style-name="T20"> </text:span></text:span><text:span text:style-name="Default_20_Paragraph_20_Font"><text:span text:style-name="T70">consider only </text:span></text:span><text:span text:style-name="Default_20_Paragraph_20_Font"><text:span text:style-name="T20">the subset of helical pairs that interact through segments </text:span></text:span><text:span text:style-name="Default_20_Paragraph_20_Font"><text:span text:style-name="T21">that </text:span></text:span><text:span text:style-name="Default_20_Paragraph_20_Font"><text:span text:style-name="T70">have</text:span></text:span><text:span text:style-name="Default_20_Paragraph_20_Font"><text:span text:style-name="T20"> </text:span></text:span><text:span text:style-name="Default_20_Paragraph_20_Font"><text:span text:style-name="T21">regular</text:span></text:span><text:span text:style-name="Default_20_Paragraph_20_Font"><text:span text:style-name="T20"> α</text:span></text:span><text:span text:style-name="Default_20_Paragraph_20_Font"><text:span text:style-name="T21">-</text:span></text:span><text:span text:style-name="Default_20_Paragraph_20_Font"><text:span text:style-name="T20">helix </text:span></text:span><text:span text:style-name="Default_20_Paragraph_20_Font"><text:span text:style-name="T21">conformation, </text:span></text:span><text:span text:style-name="Default_20_Paragraph_20_Font"><text:span text:style-name="T70">since </text:span></text:span><text:span text:style-name="Default_20_Paragraph_20_Font"><text:span text:style-name="T21">the inclusion of segments that contain kinks, curvature, 3</text:span></text:span><text:span text:style-name="Default_20_Paragraph_20_Font"><text:span text:style-name="T152">10</text:span></text:span><text:span text:style-name="Default_20_Paragraph_20_Font"><text:span text:style-name="T21"> helix and other deviations from </text:span></text:span><text:span text:style-name="Default_20_Paragraph_20_Font"><text:span text:style-name="T22">standard</text:span></text:span><text:span text:style-name="Default_20_Paragraph_20_Font"><text:span text:style-name="T21"> </text:span></text:span><text:span text:style-name="Default_20_Paragraph_20_Font"><text:span text:style-name="T20">α</text:span></text:span><text:span text:style-name="Default_20_Paragraph_20_Font"><text:span text:style-name="T21">-helix, introduce</text:span></text:span><text:span text:style-name="Default_20_Paragraph_20_Font"><text:span text:style-name="T22">s</text:span></text:span><text:span text:style-name="Default_20_Paragraph_20_Font"><text:span text:style-name="T21"> </text:span></text:span><text:span text:style-name="Default_20_Paragraph_20_Font"><text:span text:style-name="T22">errors</text:span></text:span><text:span text:style-name="Default_20_Paragraph_20_Font"><text:span text:style-name="T21"> </text:span></text:span><text:span text:style-name="Default_20_Paragraph_20_Font"><text:span text:style-name="T22">in</text:span></text:span><text:span text:style-name="Default_20_Paragraph_20_Font"><text:span text:style-name="T21"> the </text:span></text:span><text:span text:style-name="Default_20_Paragraph_20_Font"><text:span text:style-name="T70">estimation of the helical </text:span></text:span><text:span text:style-name="Default_20_Paragraph_20_Font"><text:span text:style-name="T21">paramet</text:span></text:span><text:span text:style-name="Default_20_Paragraph_20_Font"><text:span text:style-name="T70">ers</text:span></text:span><text:span text:style-name="Default_20_Paragraph_20_Font"><text:span text:style-name="T21"> </text:span></text:span><text:span text:style-name="Default_20_Paragraph_20_Font"><text:span text:style-name="T22">(i.e. θ, </text:span></text:span><text:span text:style-name="Default_20_Paragraph_20_Font"><text:span text:style-name="T98">d</text:span></text:span><text:span text:style-name="Default_20_Paragraph_20_Font"><text:span text:style-name="T22">, ω, </text:span></text:span><text:span text:style-name="Default_20_Paragraph_20_Font"><text:span text:style-name="T98">Z</text:span></text:span><text:span text:style-name="Default_20_Paragraph_20_Font"><text:span text:style-name="T22">)</text:span></text:span><text:span text:style-name="Default_20_Paragraph_20_Font"><text:span text:style-name="T21"> of the pairs.</text:span></text:span></text:p>
      <text:p text:style-name="P16"><text:span text:style-name="Figure_20_in_20_text">Fig. MP_DESIGN</text:span><text:span text:style-name="Figure_20_in_20_text"><text:span text:style-name="T218">b</text:span></text:span><text:span text:style-name="Default_20_Paragraph_20_Font"> illustrates the resulting helix-helix interaction landscape </text:span><text:span text:style-name="Default_20_Paragraph_20_Font"><text:span text:style-name="T193">for parallel helical pairs (i.e. the pairs whose N-termini are on the same side of the membrane)</text:span></text:span><text:span text:style-name="Default_20_Paragraph_20_Font">, plotted as a scatterplot of the crossing angle </text:span><text:span text:style-name="Default_20_Paragraph_20_Font"><text:span text:style-name="T1">θ </text:span></text:span><text:span text:style-name="Default_20_Paragraph_20_Font">and interhelical distance </text:span><text:span text:style-name="Default_20_Paragraph_20_Font"><text:span text:style-name="T141">d</text:span></text:span><text:span text:style-name="Default_20_Paragraph_20_Font">. </text:span><text:span text:style-name="Default_20_Paragraph_20_Font"><text:span text:style-name="T281">Two</text:span></text:span><text:span text:style-name="Default_20_Paragraph_20_Font"> major high-density regions </text:span><text:span text:style-name="Default_20_Paragraph_20_Font"><text:span text:style-name="T281">that are suitable for van der Waals-based protein design</text:span></text:span><text:span text:style-name="Default_20_Paragraph_20_Font"> </text:span><text:span text:style-name="Default_20_Paragraph_20_Font"><text:span text:style-name="T288">were identified</text:span></text:span><text:span text:style-name="Default_20_Paragraph_20_Font">. In the left-handed region </text:span><text:span text:style-name="Default_20_Paragraph_20_Font"><text:span text:style-name="T193">(positive crossing angle </text:span></text:span><text:span text:style-name="Default_20_Paragraph_20_Font"><text:span text:style-name="T22">θ)</text:span></text:span><text:span text:style-name="Default_20_Paragraph_20_Font">, </text:span><text:span text:style-name="Default_20_Paragraph_20_Font"><text:span text:style-name="T193">the </text:span></text:span><text:span text:style-name="Default_20_Paragraph_20_Font">helical pairs are found to interact most frequently in the range between </text:span><text:span text:style-name="Default_20_Paragraph_20_Font"><text:span text:style-name="T193">approximately</text:span></text:span><text:span text:style-name="Default_20_Paragraph_20_Font"> 8.5 to 10 Å of inter-helical distance and </text:span><text:span text:style-name="Default_20_Paragraph_20_Font"><text:span text:style-name="T194">a </text:span></text:span><text:span text:style-name="Default_20_Paragraph_20_Font">20 to 40° crossing angle (</text:span><text:span text:style-name="Default_20_Paragraph_20_Font"><text:span text:style-name="T281">a region that we call </text:span></text:span><text:span text:style-name="Default_20_Paragraph_20_Font"><text:span text:style-name="T190">“</text:span></text:span><text:span text:style-name="Default_20_Paragraph_20_Font">Left</text:span><text:span text:style-name="Default_20_Paragraph_20_Font"><text:span text:style-name="T190">”, </text:span></text:span><text:span text:style-name="Default_20_Paragraph_20_Font"><text:span text:style-name="T192">highlighted as a</text:span></text:span><text:span text:style-name="Default_20_Paragraph_20_Font"><text:span text:style-name="T190"> box in </text:span></text:span><text:span text:style-name="Default_20_Paragraph_20_Font"><text:span text:style-name="Figure_20_in_20_text"><text:span text:style-name="T190">Fig. MP_DESIGN</text:span></text:span></text:span><text:span text:style-name="Default_20_Paragraph_20_Font"><text:span text:style-name="Figure_20_in_20_text"><text:span text:style-name="T191">b</text:span></text:span></text:span><text:span text:style-name="Default_20_Paragraph_20_Font">). <text:s/>Th</text:span><text:span text:style-name="Default_20_Paragraph_20_Font"><text:span text:style-name="T11">e right-handed region present</text:span></text:span><text:span text:style-name="Default_20_Paragraph_20_Font"><text:span text:style-name="T6">s</text:span></text:span><text:span text:style-name="Default_20_Paragraph_20_Font"><text:span text:style-name="T11"> a </text:span></text:span><text:soft-page-break/><text:span text:style-name="Default_20_Paragraph_20_Font"><text:span text:style-name="T11">broader range of distances from 6.5 to over 10</text:span></text:span><text:span text:style-name="Default_20_Paragraph_20_Font"><text:span text:style-name="T1"> Å </text:span></text:span><text:span text:style-name="Default_20_Paragraph_20_Font"><text:span text:style-name="T11">of distance and crossing angles between -30 and -60°. <text:s/>We selected</text:span></text:span><text:span text:style-name="Default_20_Paragraph_20_Font"><text:span text:style-name="T13"> </text:span></text:span><text:span text:style-name="Default_20_Paragraph_20_Font"><text:span text:style-name="T11">the maximum density region </text:span></text:span><text:span text:style-name="Default_20_Paragraph_20_Font"><text:span text:style-name="T23">with inter-helical distance </text:span></text:span><text:span text:style-name="Default_20_Paragraph_20_Font"><text:span text:style-name="T13">between </text:span></text:span><text:span text:style-name="Default_20_Paragraph_20_Font"><text:span text:style-name="T1">7.75 </text:span></text:span><text:span text:style-name="Default_20_Paragraph_20_Font"><text:span text:style-name="T13">and </text:span></text:span><text:span text:style-name="Default_20_Paragraph_20_Font"><text:span text:style-name="T1">9.5 Å and </text:span></text:span><text:span text:style-name="Default_20_Paragraph_20_Font"><text:span text:style-name="T23">a </text:span></text:span><text:span text:style-name="Default_20_Paragraph_20_Font"><text:span text:style-name="T1">-30 to -60°</text:span></text:span><text:span text:style-name="Default_20_Paragraph_20_Font"><text:span text:style-name="T13"> </text:span></text:span><text:span text:style-name="Default_20_Paragraph_20_Font"><text:span text:style-name="T23">crossing </text:span></text:span><text:span text:style-name="Default_20_Paragraph_20_Font"><text:span text:style-name="T13">angle (</text:span></text:span><text:span text:style-name="Default_20_Paragraph_20_Font"><text:span text:style-name="T105">“</text:span></text:span><text:span text:style-name="Default_20_Paragraph_20_Font"><text:span text:style-name="T13">Right</text:span></text:span><text:span text:style-name="Default_20_Paragraph_20_Font"><text:span text:style-name="T105">” </text:span></text:span><text:span text:style-name="Default_20_Paragraph_20_Font"><text:span text:style-name="T104">box</text:span></text:span><text:span text:style-name="Default_20_Paragraph_20_Font"><text:span text:style-name="T13">) </text:span></text:span><text:span text:style-name="Default_20_Paragraph_20_Font"><text:span text:style-name="T54">as the second source of backbones</text:span></text:span><text:span text:style-name="Default_20_Paragraph_20_Font"><text:span text:style-name="T1">.</text:span></text:span></text:p>
      <text:p text:style-name="P41"><text:span text:style-name="Default_20_Paragraph_20_Font"><text:span text:style-name="T5">The </text:span></text:span><text:span text:style-name="Default_20_Paragraph_20_Font"><text:span text:style-name="T23">section of the right-handed</text:span></text:span><text:span text:style-name="Default_20_Paragraph_20_Font"><text:span text:style-name="T5"> region </text:span></text:span><text:span text:style-name="Default_20_Paragraph_20_Font"><text:span text:style-name="T71">(</text:span></text:span><text:span text:style-name="Default_20_Paragraph_20_Font"><text:span text:style-name="T22">θ </text:span></text:span><text:span text:style-name="Default_20_Paragraph_20_Font"><text:span text:style-name="T71">= -25 to -55°) </text:span></text:span><text:span text:style-name="Default_20_Paragraph_20_Font"><text:span text:style-name="T23">with the closest inter-helical distance <text:s/></text:span></text:span><text:span text:style-name="Default_20_Paragraph_20_Font"><text:span text:style-name="T5">(</text:span></text:span><text:span text:style-name="Default_20_Paragraph_20_Font"><text:span text:style-name="T102">d </text:span></text:span><text:span text:style-name="Default_20_Paragraph_20_Font"><text:span text:style-name="T71">= </text:span></text:span><text:span text:style-name="Default_20_Paragraph_20_Font"><text:span text:style-name="T23">6.5 </text:span></text:span><text:span text:style-name="Default_20_Paragraph_20_Font"><text:span text:style-name="T71">to </text:span></text:span><text:span text:style-name="Default_20_Paragraph_20_Font"><text:span text:style-name="T23">7.5 Å</text:span></text:span><text:span text:style-name="Default_20_Paragraph_20_Font"><text:span text:style-name="T5">) corresponds to the GAS</text:span></text:span><text:span text:style-name="Default_20_Paragraph_20_Font"><text:span text:style-name="T149">right</text:span></text:span><text:span text:style-name="Default_20_Paragraph_20_Font"><text:span text:style-name="T5"> </text:span></text:span><text:span text:style-name="Default_20_Paragraph_20_Font"><text:span text:style-name="T23">motif</text:span></text:span><text:span text:style-name="Default_20_Paragraph_20_Font"><text:span text:style-name="T5">, </text:span></text:span><text:span text:style-name="Default_20_Paragraph_20_Font"><text:span text:style-name="T23">a well-know helix-helix </text:span></text:span><text:span text:style-name="Default_20_Paragraph_20_Font"><text:span text:style-name="T24">dimerization and interaction</text:span></text:span><text:span text:style-name="Default_20_Paragraph_20_Font"><text:span text:style-name="T23"> motif</text:span></text:span><text:span text:style-name="Default_20_Paragraph_20_Font"><text:span text:style-name="T24"> </text:span></text:span><text:reference-mark-start text:name="ZOTERO_ITEM CSL_CITATION {&quot;citationID&quot;:&quot;8L08xZlx&quot;,&quot;properties&quot;:{&quot;formattedCitation&quot;:&quot;(Mueller et al., 2014; Russ &amp; Engelman, 2000)&quot;,&quot;plainCitation&quot;:&quot;(Mueller et al., 2014; Russ &amp; Engelman, 2000)&quot;,&quot;noteIndex&quot;:0},&quot;citationItems&quot;:[{&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2eCp9u2Fav"/>(Mueller et al., 2014; Russ &amp; Engelman, 2000)<text:reference-mark-end text:name="ZOTERO_ITEM CSL_CITATION {&quot;citationID&quot;:&quot;8L08xZlx&quot;,&quot;properties&quot;:{&quot;formattedCitation&quot;:&quot;(Mueller et al., 2014; Russ &amp; Engelman, 2000)&quot;,&quot;plainCitation&quot;:&quot;(Mueller et al., 2014; Russ &amp; Engelman, 2000)&quot;,&quot;noteIndex&quot;:0},&quot;citationItems&quot;:[{&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2eCp9u2Fav"/><text:span text:style-name="Default_20_Paragraph_20_Font"><text:span text:style-name="T2">. </text:span></text:span><text:span text:style-name="Default_20_Paragraph_20_Font"><text:span text:style-name="T7">It </text:span></text:span><text:span text:style-name="Default_20_Paragraph_20_Font"><text:span text:style-name="T78">has a</text:span></text:span><text:span text:style-name="Default_20_Paragraph_20_Font"><text:span text:style-name="T7"> </text:span></text:span><text:span text:style-name="Default_20_Paragraph_20_Font"><text:span text:style-name="T6">sequence signature </text:span></text:span><text:span text:style-name="Default_20_Paragraph_20_Font"><text:span text:style-name="T7">of small amino acids (Gly, Ala, Ser) at the</text:span></text:span><text:span text:style-name="Default_20_Paragraph_20_Font"><text:span text:style-name="T5"> </text:span></text:span><text:span text:style-name="Default_20_Paragraph_20_Font"><text:span text:style-name="T7">dimer interface, forming its characteristic GxxxG and similar </text:span></text:span><text:span text:style-name="Default_20_Paragraph_20_Font"><text:span text:style-name="T103">sequence</text:span></text:span><text:span text:style-name="Default_20_Paragraph_20_Font"><text:span text:style-name="T7"> motifs (GxxxA, SxxxG, etc.). <text:s/>These small amino acid</text:span></text:span><text:span text:style-name="Default_20_Paragraph_20_Font"><text:span text:style-name="T15">s</text:span></text:span><text:span text:style-name="Default_20_Paragraph_20_Font"><text:span text:style-name="T7"> allow </text:span></text:span><text:span text:style-name="Default_20_Paragraph_20_Font"><text:span text:style-name="T6">for the short</text:span></text:span><text:span text:style-name="Default_20_Paragraph_20_Font"><text:span text:style-name="T5"> inter-helical distance</text:span></text:span><text:span text:style-name="Default_20_Paragraph_20_Font"><text:span text:style-name="T6"> </text:span></text:span><text:span text:style-name="Default_20_Paragraph_20_Font"><text:span text:style-name="T71">that brings the</text:span></text:span><text:span text:style-name="Default_20_Paragraph_20_Font"><text:span text:style-name="T6"> helical backbones </text:span></text:span><text:span text:style-name="Default_20_Paragraph_20_Font"><text:span text:style-name="T24">in</text:span></text:span><text:span text:style-name="Default_20_Paragraph_20_Font"><text:span text:style-name="T6"> contact, which </text:span></text:span><text:span text:style-name="Default_20_Paragraph_20_Font"><text:span text:style-name="T78">results in</text:span></text:span><text:span text:style-name="Default_20_Paragraph_20_Font"><text:span text:style-name="T6"> the formation of </text:span></text:span><text:span text:style-name="Default_20_Paragraph_20_Font"><text:span text:style-name="T24">characteristic </text:span></text:span><text:span text:style-name="Default_20_Paragraph_20_Font"><text:span text:style-name="T6">networks of inter-helical weak hydrogen bonds between between </text:span></text:span><text:span text:style-name="Default_20_Paragraph_20_Font"><text:span text:style-name="T26">activated </text:span></text:span><text:span text:style-name="Default_20_Paragraph_20_Font"><text:span text:style-name="T6">Cα–H carbon donors and </text:span></text:span><text:span text:style-name="Default_20_Paragraph_20_Font"><text:span text:style-name="T25">backbone </text:span></text:span><text:span text:style-name="Default_20_Paragraph_20_Font"><text:span text:style-name="T6">carbonyl acceptor </text:span></text:span><text:span text:style-name="Default_20_Paragraph_20_Font"><text:span text:style-name="T25">groups</text:span></text:span><text:span text:style-name="Default_20_Paragraph_20_Font"><text:span text:style-name="T6"> on </text:span></text:span><text:span text:style-name="Default_20_Paragraph_20_Font"><text:span text:style-name="T25">the </text:span></text:span><text:span text:style-name="Default_20_Paragraph_20_Font"><text:span text:style-name="T6">opposing heli</text:span></text:span><text:span text:style-name="Default_20_Paragraph_20_Font"><text:span text:style-name="T25">x</text:span></text:span><text:span text:style-name="Default_20_Paragraph_20_Font"><text:span text:style-name="T6"> (Cα–H∙∙∙O=C hydrogen bonds) </text:span></text:span><text:reference-mark-start text:name="ZOTERO_ITEM CSL_CITATION {&quot;citationID&quot;:&quot;FzvoxZTE&quot;,&quot;properties&quot;:{&quot;formattedCitation&quot;:&quot;(Senes et al., 2001)&quot;,&quot;plainCitation&quot;:&quot;(Senes et al., 2001)&quot;,&quot;noteIndex&quot;:0},&quot;citationItems&quot;:[{&quot;id&quot;:392,&quot;uris&quot;:[&quot;http://zotero.org/users/local/TWX8bpul/items/VTQPZNM6&quot;],&quot;itemData&quot;:{&quot;id&quot;:392,&quot;type&quot;:&quot;article-journal&quot;,&quot;abstract&quot;:&quot;The Cα—H⋅⋅⋅O hydrogen bond has been given little attention as a determinant of transmembrane helix association. Stimulated by recent calculations suggesting that such bonds can be much stronger than has been supposed, we have analyzed 11 known membrane protein structures and found that apparent carbon α hydrogen bonds cluster frequently at glycine-, serine-, and threonine-rich packing interfaces between transmembrane helices. Parallel right-handed helix–helix interactions appear to favor Cα—H⋅⋅⋅O bond formation. In particular, Cα—H⋅⋅⋅O interactions are frequent between helices having the structural motif of the glycophorin A dimer and the GxxxG pair. We suggest that Cα—H⋅⋅⋅O hydrogen bonds are important determinants of stability and, depending on packing, specificity in membrane protein folding.&quot;,&quot;container-title&quot;:&quot;Proceedings of the National Academy of Sciences&quot;,&quot;DOI&quot;:&quot;10.1073/pnas.161280798&quot;,&quot;issue&quot;:&quot;16&quot;,&quot;page&quot;:&quot;9056-9061&quot;,&quot;title&quot;:&quot;The Cα—H⋅⋅⋅O hydrogen bond: A determinant of stability and specificity in transmembrane helix interactions&quot;,&quot;volume&quot;:&quot;98&quot;,&quot;author&quot;:[{&quot;family&quot;:&quot;Senes&quot;,&quot;given&quot;:&quot;Alessandro&quot;},{&quot;family&quot;:&quot;Ubarretxena-Belandia&quot;,&quot;given&quot;:&quot;Iban&quot;},{&quot;family&quot;:&quot;Engelman&quot;,&quot;given&quot;:&quot;Donald M.&quot;}],&quot;issued&quot;:{&quot;date-parts&quot;:[[&quot;2001&quot;]]}}}],&quot;schema&quot;:&quot;https://github.com/citation-style-language/schema/raw/master/csl-citation.json&quot;} RNDdVT7kHafo3"/><text:span text:style-name="Default_20_Paragraph_20_Font"><text:span text:style-name="T6">(Senes et al., 2001)</text:span></text:span><text:reference-mark-end text:name="ZOTERO_ITEM CSL_CITATION {&quot;citationID&quot;:&quot;FzvoxZTE&quot;,&quot;properties&quot;:{&quot;formattedCitation&quot;:&quot;(Senes et al., 2001)&quot;,&quot;plainCitation&quot;:&quot;(Senes et al., 2001)&quot;,&quot;noteIndex&quot;:0},&quot;citationItems&quot;:[{&quot;id&quot;:392,&quot;uris&quot;:[&quot;http://zotero.org/users/local/TWX8bpul/items/VTQPZNM6&quot;],&quot;itemData&quot;:{&quot;id&quot;:392,&quot;type&quot;:&quot;article-journal&quot;,&quot;abstract&quot;:&quot;The Cα—H⋅⋅⋅O hydrogen bond has been given little attention as a determinant of transmembrane helix association. Stimulated by recent calculations suggesting that such bonds can be much stronger than has been supposed, we have analyzed 11 known membrane protein structures and found that apparent carbon α hydrogen bonds cluster frequently at glycine-, serine-, and threonine-rich packing interfaces between transmembrane helices. Parallel right-handed helix–helix interactions appear to favor Cα—H⋅⋅⋅O bond formation. In particular, Cα—H⋅⋅⋅O interactions are frequent between helices having the structural motif of the glycophorin A dimer and the GxxxG pair. We suggest that Cα—H⋅⋅⋅O hydrogen bonds are important determinants of stability and, depending on packing, specificity in membrane protein folding.&quot;,&quot;container-title&quot;:&quot;Proceedings of the National Academy of Sciences&quot;,&quot;DOI&quot;:&quot;10.1073/pnas.161280798&quot;,&quot;issue&quot;:&quot;16&quot;,&quot;page&quot;:&quot;9056-9061&quot;,&quot;title&quot;:&quot;The Cα—H⋅⋅⋅O hydrogen bond: A determinant of stability and specificity in transmembrane helix interactions&quot;,&quot;volume&quot;:&quot;98&quot;,&quot;author&quot;:[{&quot;family&quot;:&quot;Senes&quot;,&quot;given&quot;:&quot;Alessandro&quot;},{&quot;family&quot;:&quot;Ubarretxena-Belandia&quot;,&quot;given&quot;:&quot;Iban&quot;},{&quot;family&quot;:&quot;Engelman&quot;,&quot;given&quot;:&quot;Donald M.&quot;}],&quot;issued&quot;:{&quot;date-parts&quot;:[[&quot;2001&quot;]]}}}],&quot;schema&quot;:&quot;https://github.com/citation-style-language/schema/raw/master/csl-citation.json&quot;} RNDdVT7kHafo3"/><text:span text:style-name="Default_20_Paragraph_20_Font"><text:span text:style-name="T6">. We previously</text:span></text:span><text:span text:style-name="Default_20_Paragraph_20_Font"><text:span text:style-name="T1"> </text:span></text:span><text:span text:style-name="Default_20_Paragraph_20_Font"><text:span text:style-name="T6">showed that </text:span></text:span><text:span text:style-name="Default_20_Paragraph_20_Font"><text:span text:style-name="T26">these networks of Cα–H are major contributor to the stability of GAS</text:span></text:span><text:span text:style-name="Default_20_Paragraph_20_Font"><text:span text:style-name="T153">right</text:span></text:span><text:span text:style-name="Default_20_Paragraph_20_Font"><text:span text:style-name="T26"> along with</text:span></text:span><text:span text:style-name="Default_20_Paragraph_20_Font"><text:span text:style-name="T6"> </text:span></text:span><text:span text:style-name="Default_20_Paragraph_20_Font"><text:span text:style-name="T8">van der Waals interactions </text:span></text:span><text:reference-mark-start text:name="ZOTERO_ITEM CSL_CITATION {&quot;citationID&quot;:&quot;lvAsma1x&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BpLrZCTHIY"/>(Anderson et al., 2017)<text:reference-mark-end text:name="ZOTERO_ITEM CSL_CITATION {&quot;citationID&quot;:&quot;lvAsma1x&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BpLrZCTHIY"/><text:span text:style-name="Default_20_Paragraph_20_Font"><text:span text:style-name="T6">. </text:span></text:span><text:span text:style-name="Default_20_Paragraph_20_Font"><text:span text:style-name="T26">Since GAS</text:span></text:span><text:span text:style-name="Default_20_Paragraph_20_Font"><text:span text:style-name="T153">right</text:span></text:span><text:span text:style-name="Default_20_Paragraph_20_Font"><text:span text:style-name="T26"> can </text:span></text:span><text:span text:style-name="Default_20_Paragraph_20_Font"><text:span text:style-name="T29">form</text:span></text:span><text:span text:style-name="Default_20_Paragraph_20_Font"><text:span text:style-name="T26"> strong dimers, we use</text:span></text:span><text:span text:style-name="Default_20_Paragraph_20_Font"><text:span text:style-name="T80">d designs in</text:span></text:span><text:span text:style-name="Default_20_Paragraph_20_Font"><text:span text:style-name="T26"> this region</text:span></text:span><text:span text:style-name="Default_20_Paragraph_20_Font"><text:span text:style-name="T27"> as a </text:span></text:span><text:span text:style-name="Default_20_Paragraph_20_Font"><text:span text:style-name="T28">positive </text:span></text:span><text:span text:style-name="Default_20_Paragraph_20_Font"><text:span text:style-name="T27">control </text:span></text:span><text:span text:style-name="Default_20_Paragraph_20_Font"><text:span text:style-name="T29">in our procedure </text:span></text:span><text:span text:style-name="Default_20_Paragraph_20_Font"><text:span text:style-name="T71">along with</text:span></text:span><text:span text:style-name="Default_20_Paragraph_20_Font"><text:span text:style-name="T27"> </text:span></text:span><text:span text:style-name="Default_20_Paragraph_20_Font"><text:span text:style-name="T71">the </text:span></text:span><text:span text:style-name="Default_20_Paragraph_20_Font"><text:span text:style-name="T27">van der Waals only design </text:span></text:span><text:span text:style-name="Default_20_Paragraph_20_Font"><text:span text:style-name="T28">based on the</text:span></text:span><text:span text:style-name="Default_20_Paragraph_20_Font"><text:span text:style-name="T27"> “Left” and “Right” regions. <text:s/></text:span></text:span><text:span text:style-name="Default_20_Paragraph_20_Font"><text:span text:style-name="T79">The set of amino acids used for the design of the interfaces of GAS</text:span></text:span><text:span text:style-name="Default_20_Paragraph_20_Font"><text:span text:style-name="T157">right</text:span></text:span><text:span text:style-name="Default_20_Paragraph_20_Font"><text:span text:style-name="T79"> designs included Gly in addition to the other 9 amino acids </text:span></text:span><text:span text:style-name="Default_20_Paragraph_20_Font"><text:span text:style-name="T81">used for the Left and Right region designs</text:span></text:span><text:span text:style-name="Default_20_Paragraph_20_Font"><text:span text:style-name="T79">.</text:span></text:span></text:p>
      <text:h text:style-name="P44" text:outline-level="4">Selection of backbones <text:span text:style-name="T199">and </text:span>Computational Design Strategy</text:h>
      <text:p text:style-name="P38"><text:span text:style-name="T283">Within the boundaries of the three regions of </text:span><text:span text:style-name="Figure_20_in_20_text"><text:span text:style-name="T195">Fig. MP_DESIGNb</text:span></text:span><text:span text:style-name="T195">, </text:span><text:span text:style-name="T283">we selected a </text:span><text:span text:style-name="T195">total of </text:span><text:span text:style-name="Default_20_Paragraph_20_Font"><text:span text:style-name="T30">10000</text:span></text:span><text:span text:style-name="T195"> starting backbones with crossing angle and inter-helical distance randomly assigned within the</text:span><text:span text:style-name="T283">ir</text:span><text:span text:style-name="T195"> boundaries. Since no specific </text:span><text:span text:style-name="T282">dependency</text:span><text:span text:style-name="T195"> was identified for </text:span><text:span text:style-name="Default_20_Paragraph_20_Font"><text:span text:style-name="T20">the </text:span></text:span><text:span text:style-name="Default_20_Paragraph_20_Font"><text:span text:style-name="T30">axial rotation ω, </text:span></text:span><text:span text:style-name="Default_20_Paragraph_20_Font"><text:span text:style-name="T20">and the </text:span></text:span><text:span text:style-name="Default_20_Paragraph_20_Font"><text:span text:style-name="T99">Z</text:span></text:span><text:span text:style-name="Default_20_Paragraph_20_Font"><text:span text:style-name="T30"> </text:span></text:span><text:span text:style-name="Default_20_Paragraph_20_Font"><text:span text:style-name="T20">displacement </text:span></text:span><text:span text:style-name="Default_20_Paragraph_20_Font"><text:span text:style-name="T72">on the crossing angle and inter-helical distance</text:span></text:span><text:span text:style-name="Default_20_Paragraph_20_Font"><text:span text:style-name="T20">,</text:span></text:span><text:span text:style-name="Default_20_Paragraph_20_Font"><text:span text:style-name="T30"> these </text:span></text:span><text:span text:style-name="Default_20_Paragraph_20_Font"><text:span text:style-name="T31">two </text:span></text:span><text:span text:style-name="Default_20_Paragraph_20_Font"><text:span text:style-name="T72">parameters </text:span></text:span><text:span text:style-name="Default_20_Paragraph_20_Font"><text:span text:style-name="T30">were also </text:span></text:span><text:span text:style-name="Default_20_Paragraph_20_Font"><text:span text:style-name="T31">assigned </text:span></text:span><text:span text:style-name="Default_20_Paragraph_20_Font"><text:span text:style-name="T30">random</text:span></text:span><text:span text:style-name="Default_20_Paragraph_20_Font"><text:span text:style-name="T31">ly </text:span></text:span><text:span text:style-name="Default_20_Paragraph_20_Font"><text:span text:style-name="T78">(Supp._ROT_ZSHIFT_GRIDS)</text:span></text:span><text:span text:style-name="Default_20_Paragraph_20_Font"><text:span text:style-name="T30">.</text:span></text:span><text:span text:style-name="T195"> In creating these constructs we followed an approach used previously in a TOXGREEN study </text:span><text:reference-mark-start text:name="ZOTERO_ITEM CSL_CITATION {&quot;citationID&quot;:&quot;RW8dlvmM&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XLiYpcKfr8"/><text:span text:style-name="T195">(Anderson et al., 2017)</text:span><text:reference-mark-end text:name="ZOTERO_ITEM CSL_CITATION {&quot;citationID&quot;:&quot;RW8dlvmM&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XLiYpcKfr8"/><text:span text:style-name="T195">. The designs we based on a 21 amino acid hydrophobic segment, with the crossing point between the two monomers placed near the middle of the membrane. </text:span>For each <text:span text:style-name="T196">dimer</text:span>, <text:span text:style-name="T196">only 8 positions at the helix-helix</text:span> interface <text:span text:style-name="T196">were set as variable for the</text:span> design. <text:span text:style-name="T196">All</text:span> <text:span text:style-name="T168">non-interfacial positions of the </text:span>backbone <text:span text:style-name="T195">were</text:span> <text:span text:style-name="T168">standardized to Leucine.</text:span> <text:span text:style-name="T196">This standardization reduces variability in</text:span> hydrophobicity<text:span text:style-name="T168">, which helps obtaining consistent expression and </text:span><text:soft-page-break/><text:span text:style-name="T168">insertion into the membrane of the TOXGREEN constructs. The poly-Leu backbone was used because this sequence has low propensity for association in TOXCAT based assays, reducing the risk of non-specific association outside of our designed interface (Zhou et al., 2000; Zhou et al., 2001; Ruan et al., 2003).</text:span></text:p>
      <text:p text:style-name="First_20_line_20_indent"><text:span text:style-name="T197">The pattern of variable and fixed position used for the constructs is illustrated in </text:span><text:span text:style-name="Figure_20_in_20_text"><text:span text:style-name="T197">Fig. MP_DESIGNc</text:span></text:span><text:span text:style-name="T197">. For the </text:span>GAS<text:span text:style-name="T148">right</text:span> <text:span text:style-name="T197">region, we adopted the typical pattern that spaces two interfacial positions (x) with two fixed positions (L), resulting in a LLLxxLLxxLLxxLLxxLLLL pattern</text:span> <text:reference-mark-start text:name="ZOTERO_ITEM CSL_CITATION {&quot;citationID&quot;:&quot;6KRfzZYK&quot;,&quot;properties&quot;:{&quot;formattedCitation&quot;:&quot;(Anderson et al., 2017; Mueller et al., 2014; Russ &amp; Engelman, 2000)&quot;,&quot;plainCitation&quot;:&quot;(Anderson et al., 2017; Mueller et al., 2014; Russ &amp; Engelman, 2000)&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tiMXqunygc"/>(Anderson et al., 2017; Mueller et al., 2014; Russ &amp; Engelman, 2000)<text:reference-mark-end text:name="ZOTERO_ITEM CSL_CITATION {&quot;citationID&quot;:&quot;6KRfzZYK&quot;,&quot;properties&quot;:{&quot;formattedCitation&quot;:&quot;(Anderson et al., 2017; Mueller et al., 2014; Russ &amp; Engelman, 2000)&quot;,&quot;plainCitation&quot;:&quot;(Anderson et al., 2017; Mueller et al., 2014; Russ &amp; Engelman, 2000)&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tiMXqunygc"/>. <text:span text:style-name="T197">T</text:span>he same interface <text:span text:style-name="T197">was applied to</text:span> the Right region <text:span text:style-name="T197">designs</text:span>, which has <text:span text:style-name="T147">similar</text:span> geometr<text:span text:style-name="T168">y</text:span> outside of a <text:span text:style-name="T168">l</text:span>arger <text:span text:style-name="T168">inter-helical</text:span> distance. <text:span text:style-name="T168">In the Left region, the interfacial positions follows the typical LxxLLxL heptad repeat that is typical in leucine zippers, knobs-into-holes, and coiled coils </text:span><text:reference-mark-start text:name="ZOTERO_ITEM CSL_CITATION {&quot;citationID&quot;:&quot;Rv68aA7v&quot;,&quot;properties&quot;:{&quot;formattedCitation&quot;:&quot;(Ash et al., 2004; Bornberg-Bauer et al., 1998; Walshaw &amp; Woolfson, 2003)&quot;,&quot;plainCitation&quot;:&quot;(Ash et al., 2004; Bornberg-Bauer et al., 1998; Walshaw &amp; Woolfson, 2003)&quot;,&quot;noteIndex&quot;:0},&quot;citationItems&quot;:[{&quot;id&quot;:50,&quot;uris&quot;:[&quot;http://zotero.org/users/local/TWX8bpul/items/3PRNFBUK&quot;],&quot;itemData&quot;:{&quot;id&quot;:50,&quot;type&quot;:&quot;article-journal&quot;,&quot;abstract&quot;:&quot;Simulated annealing was performed to model parallel dimers of alpha-helical transmembrane peptides with the sequence L(11)XL(12), predicting left-handed coiled coil geometry in all cases. Insertion of peptides containing threonine, asparagine, alanine, phenylalanine, and leucine in position 12 into realistic model membranes showed these structures were stable for 20 ns of molecular dynamics simulation time. Threonine could participate in intermolecular hydrogen bonds, but predominantly formed hydrogen bonds to the backbone of the helix it resided on. These hydrogen bonds, although infrequent, appeared to promote closer association of polyleucine helices. Asparagine participated in multiple, rapidly fluctuating intermolecular and intramolecular hydrogen bonds, and may have slightly destabilized optimum van der Waals packing in favor of optimum hydrogen bonding. Coordinated rotations of transmembrane helices about their axes were observed, indicating helices may rotate around one another during the folding of membrane proteins or other processes. These rotations were inhibited by phenylalanine, suggesting a role for bulky residues in modulating membrane protein dynamics.&quot;,&quot;archive_location&quot;:&quot;15248762&quot;,&quot;container-title&quot;:&quot;Biochemistry&quot;,&quot;DOI&quot;:&quot;10.1021/bi0494572&quot;,&quot;ISSN&quot;:&quot;0006-2960&quot;,&quot;issue&quot;:&quot;28&quot;,&quot;language&quot;:&quot;eng&quot;,&quot;page&quot;:&quot;9050-60&quot;,&quot;title&quot;:&quot;Computer modeling of polyleucine-based coiled coil dimers in a realistic membrane environment: insight into helix-helix interactions in membrane proteins&quot;,&quot;volume&quot;:&quot;43&quot;,&quot;author&quot;:[{&quot;family&quot;:&quot;Ash&quot;,&quot;given&quot;:&quot;W. L.&quot;},{&quot;family&quot;:&quot;Stockner&quot;,&quot;given&quot;:&quot;T.&quot;},{&quot;family&quot;:&quot;MacCallum&quot;,&quot;given&quot;:&quot;J. L.&quot;},{&quot;family&quot;:&quot;Tieleman&quot;,&quot;given&quot;:&quot;D. P.&quot;}],&quot;issued&quot;:{&quot;date-parts&quot;:[[&quot;2004&quot;,7,20]]}}},{&quot;id&quot;:66,&quot;uris&quot;:[&quot;http://zotero.org/users/local/TWX8bpul/items/EV8M3MTB&quot;],&quot;itemData&quot;:{&quot;id&quot;:66,&quot;type&quot;:&quot;article-journal&quot;,&quot;abstract&quot;:&quot;The leucine zipper is a dimerization domain occurring mostly in regulatory and thus in many oncogenic proteins. The leucine repeat in the sequence has been traditionally used for identification, however with poor reliability. The coiled coil structure of a leucine zipper is required for dimerization and can be predicted with reasonable accuracy by existing algorithms. We exploit this fact for identification of leucine zippers from sequence alone. We present a program, 2ZIP, which combines a standard coiled coil prediction algorithm with an approximate search for the characteristic leucine repeat. No further information from homologues is required for prediction. This approach improves significantly over existing methods, especially in that the coiled coil prediction turns out to be highly informative and avoids large numbers of false positives. Many problems in predicting zippers or assessing prediction results stem from wrong sequence annotations in the database.&quot;,&quot;container-title&quot;:&quot;Nucleic Acids Research&quot;,&quot;DOI&quot;:&quot;10.1093/nar/26.11.2740&quot;,&quot;ISSN&quot;:&quot;0305-1048&quot;,&quot;issue&quot;:&quot;11&quot;,&quot;page&quot;:&quot;2740-2746&quot;,&quot;title&quot;:&quot;Computational approaches to identify leucine zippers&quot;,&quot;volume&quot;:&quot;26&quot;,&quot;author&quot;:[{&quot;family&quot;:&quot;Bornberg-Bauer&quot;,&quot;given&quot;:&quot;Erich&quot;},{&quot;family&quot;:&quot;Rivals&quot;,&quot;given&quot;:&quot;Eric&quot;},{&quot;family&quot;:&quot;Vingron&quot;,&quot;given&quot;:&quot;Martin&quot;}],&quot;issued&quot;:{&quot;date-parts&quot;:[[&quot;1998&quot;]]}}},{&quot;id&quot;:356,&quot;uris&quot;:[&quot;http://zotero.org/users/local/TWX8bpul/items/BUNDAMKF&quot;],&quot;itemData&quot;:{&quot;id&quot;:356,&quot;type&quot;:&quot;article-journal&quot;,&quot;container-title&quot;:&quot;Journal of Structural Biology&quot;,&quot;issue&quot;:&quot;3&quot;,&quot;journalAbbreviation&quot;:&quot;Journal of Structural Biology&quot;,&quot;page&quot;:&quot;349-361&quot;,&quot;title&quot;:&quot;Extended knobs-into-holes packing in classical and complex coiled-coil assemblies&quot;,&quot;volume&quot;:&quot;144&quot;,&quot;author&quot;:[{&quot;family&quot;:&quot;Walshaw&quot;,&quot;given&quot;:&quot;John&quot;},{&quot;family&quot;:&quot;Woolfson&quot;,&quot;given&quot;:&quot;Derek N.&quot;}],&quot;issued&quot;:{&quot;date-parts&quot;:[[&quot;2003&quot;]]}}}],&quot;schema&quot;:&quot;https://github.com/citation-style-language/schema/raw/master/csl-citation.json&quot;} RNDqxscYp5BoY"/><text:span text:style-name="T168">(Ash et al., 2004; Bornberg-Bauer et al., 1998; Walshaw &amp; Woolfson, 2003)</text:span><text:reference-mark-end text:name="ZOTERO_ITEM CSL_CITATION {&quot;citationID&quot;:&quot;Rv68aA7v&quot;,&quot;properties&quot;:{&quot;formattedCitation&quot;:&quot;(Ash et al., 2004; Bornberg-Bauer et al., 1998; Walshaw &amp; Woolfson, 2003)&quot;,&quot;plainCitation&quot;:&quot;(Ash et al., 2004; Bornberg-Bauer et al., 1998; Walshaw &amp; Woolfson, 2003)&quot;,&quot;noteIndex&quot;:0},&quot;citationItems&quot;:[{&quot;id&quot;:50,&quot;uris&quot;:[&quot;http://zotero.org/users/local/TWX8bpul/items/3PRNFBUK&quot;],&quot;itemData&quot;:{&quot;id&quot;:50,&quot;type&quot;:&quot;article-journal&quot;,&quot;abstract&quot;:&quot;Simulated annealing was performed to model parallel dimers of alpha-helical transmembrane peptides with the sequence L(11)XL(12), predicting left-handed coiled coil geometry in all cases. Insertion of peptides containing threonine, asparagine, alanine, phenylalanine, and leucine in position 12 into realistic model membranes showed these structures were stable for 20 ns of molecular dynamics simulation time. Threonine could participate in intermolecular hydrogen bonds, but predominantly formed hydrogen bonds to the backbone of the helix it resided on. These hydrogen bonds, although infrequent, appeared to promote closer association of polyleucine helices. Asparagine participated in multiple, rapidly fluctuating intermolecular and intramolecular hydrogen bonds, and may have slightly destabilized optimum van der Waals packing in favor of optimum hydrogen bonding. Coordinated rotations of transmembrane helices about their axes were observed, indicating helices may rotate around one another during the folding of membrane proteins or other processes. These rotations were inhibited by phenylalanine, suggesting a role for bulky residues in modulating membrane protein dynamics.&quot;,&quot;archive_location&quot;:&quot;15248762&quot;,&quot;container-title&quot;:&quot;Biochemistry&quot;,&quot;DOI&quot;:&quot;10.1021/bi0494572&quot;,&quot;ISSN&quot;:&quot;0006-2960&quot;,&quot;issue&quot;:&quot;28&quot;,&quot;language&quot;:&quot;eng&quot;,&quot;page&quot;:&quot;9050-60&quot;,&quot;title&quot;:&quot;Computer modeling of polyleucine-based coiled coil dimers in a realistic membrane environment: insight into helix-helix interactions in membrane proteins&quot;,&quot;volume&quot;:&quot;43&quot;,&quot;author&quot;:[{&quot;family&quot;:&quot;Ash&quot;,&quot;given&quot;:&quot;W. L.&quot;},{&quot;family&quot;:&quot;Stockner&quot;,&quot;given&quot;:&quot;T.&quot;},{&quot;family&quot;:&quot;MacCallum&quot;,&quot;given&quot;:&quot;J. L.&quot;},{&quot;family&quot;:&quot;Tieleman&quot;,&quot;given&quot;:&quot;D. P.&quot;}],&quot;issued&quot;:{&quot;date-parts&quot;:[[&quot;2004&quot;,7,20]]}}},{&quot;id&quot;:66,&quot;uris&quot;:[&quot;http://zotero.org/users/local/TWX8bpul/items/EV8M3MTB&quot;],&quot;itemData&quot;:{&quot;id&quot;:66,&quot;type&quot;:&quot;article-journal&quot;,&quot;abstract&quot;:&quot;The leucine zipper is a dimerization domain occurring mostly in regulatory and thus in many oncogenic proteins. The leucine repeat in the sequence has been traditionally used for identification, however with poor reliability. The coiled coil structure of a leucine zipper is required for dimerization and can be predicted with reasonable accuracy by existing algorithms. We exploit this fact for identification of leucine zippers from sequence alone. We present a program, 2ZIP, which combines a standard coiled coil prediction algorithm with an approximate search for the characteristic leucine repeat. No further information from homologues is required for prediction. This approach improves significantly over existing methods, especially in that the coiled coil prediction turns out to be highly informative and avoids large numbers of false positives. Many problems in predicting zippers or assessing prediction results stem from wrong sequence annotations in the database.&quot;,&quot;container-title&quot;:&quot;Nucleic Acids Research&quot;,&quot;DOI&quot;:&quot;10.1093/nar/26.11.2740&quot;,&quot;ISSN&quot;:&quot;0305-1048&quot;,&quot;issue&quot;:&quot;11&quot;,&quot;page&quot;:&quot;2740-2746&quot;,&quot;title&quot;:&quot;Computational approaches to identify leucine zippers&quot;,&quot;volume&quot;:&quot;26&quot;,&quot;author&quot;:[{&quot;family&quot;:&quot;Bornberg-Bauer&quot;,&quot;given&quot;:&quot;Erich&quot;},{&quot;family&quot;:&quot;Rivals&quot;,&quot;given&quot;:&quot;Eric&quot;},{&quot;family&quot;:&quot;Vingron&quot;,&quot;given&quot;:&quot;Martin&quot;}],&quot;issued&quot;:{&quot;date-parts&quot;:[[&quot;1998&quot;]]}}},{&quot;id&quot;:356,&quot;uris&quot;:[&quot;http://zotero.org/users/local/TWX8bpul/items/BUNDAMKF&quot;],&quot;itemData&quot;:{&quot;id&quot;:356,&quot;type&quot;:&quot;article-journal&quot;,&quot;container-title&quot;:&quot;Journal of Structural Biology&quot;,&quot;issue&quot;:&quot;3&quot;,&quot;journalAbbreviation&quot;:&quot;Journal of Structural Biology&quot;,&quot;page&quot;:&quot;349-361&quot;,&quot;title&quot;:&quot;Extended knobs-into-holes packing in classical and complex coiled-coil assemblies&quot;,&quot;volume&quot;:&quot;144&quot;,&quot;author&quot;:[{&quot;family&quot;:&quot;Walshaw&quot;,&quot;given&quot;:&quot;John&quot;},{&quot;family&quot;:&quot;Woolfson&quot;,&quot;given&quot;:&quot;Derek N.&quot;}],&quot;issued&quot;:{&quot;date-parts&quot;:[[&quot;2003&quot;]]}}}],&quot;schema&quot;:&quot;https://github.com/citation-style-language/schema/raw/master/csl-citation.json&quot;} RNDqxscYp5BoY"/><text:span text:style-name="T168">. However, the specific registry of this pattern is dependent on the Z-shift and axial rotation coordinate of the dimer (</text:span><text:span text:style-name="T284">Supp._LEFT_INTERFACE</text:span><text:span text:style-name="T198">). For this reason three different interfacial patterns, all consisting of 8 variable positions, were adopted for dimeric designs in this region (</text:span><text:span text:style-name="Figure_20_in_20_text"><text:span text:style-name="T197">Fig. MP_DESIGNc</text:span></text:span><text:span text:style-name="T198">). </text:span></text:p>
      <text:p text:style-name="P31"><text:span text:style-name="Default_20_Paragraph_20_Font"><text:span text:style-name="T32">The protein design was based on a Monte Carlo procedure that included an initial fixed</text:span></text:span><text:span text:style-name="Default_20_Paragraph_20_Font"><text:span text:style-name="T1"> backbone design, </text:span></text:span><text:span text:style-name="Default_20_Paragraph_20_Font"><text:span text:style-name="T32">followed by an</text:span></text:span><text:span text:style-name="Default_20_Paragraph_20_Font"><text:span text:style-name="T1"> iterative </text:span></text:span><text:span text:style-name="Default_20_Paragraph_20_Font"><text:span text:style-name="T35">local </text:span></text:span><text:span text:style-name="Default_20_Paragraph_20_Font"><text:span text:style-name="T1">backbone refinement </text:span></text:span><text:span text:style-name="Default_20_Paragraph_20_Font"><text:span text:style-name="T32">using the resulting </text:span></text:span><text:span text:style-name="Default_20_Paragraph_20_Font"><text:span text:style-name="T35">design </text:span></text:span><text:span text:style-name="Default_20_Paragraph_20_Font"><text:span text:style-name="T32">sequence</text:span></text:span><text:span text:style-name="Default_20_Paragraph_20_Font"><text:span text:style-name="T1"> </text:span></text:span><text:reference-mark-start text:name="ZOTERO_ITEM CSL_CITATION {&quot;citationID&quot;:&quot;K7UByP94&quot;,&quot;properties&quot;:{&quot;formattedCitation&quot;:&quot;(Huang et al., 2022; Kuhlman et al., 2003; Kulp et al., 2012; Nash et al., 2015; Senes, 2011)&quot;,&quot;plainCitation&quot;:&quot;(Huang et al., 2022; Kuhlman et al., 2003; Kulp et al., 2012; Nash et al., 2015; Senes, 2011)&quot;,&quot;dontUpdate&quot;:true,&quot;noteIndex&quot;:0},&quot;citationItems&quot;:[{&quot;id&quot;:9,&quot;uris&quot;:[&quot;http://zotero.org/users/local/TWX8bpul/items/GI3EXMX7&quot;],&quot;itemData&quot;:{&quot;id&quot;:9,&quot;type&quot;:&quot;article-journal&quot;,&quot;abstract&quot;:&quot;A protein backbone structure is designable if a substantial number of amino acid sequences exist that autonomously fold into it1,2. It has been suggested that the designability of backbones is governed mainly by side chain-independent or side chain type-insensitive molecular interactions3–5, indicating an approach for designing new backbones (ready for amino acid selection) based on continuous sampling and optimization of the backbone-centred energy surface. However, a sufficiently comprehensive and precise energy function has yet to be established for this purpose. Here we show that this goal is met by a statistical model named SCUBA (for Side Chain-Unknown Backbone Arrangement) that uses neural network-form energy terms. These terms are learned with a two-step approach that comprises kernel density estimation followed by neural network training and can analytically represent multidimensional, high-order correlations in known protein structures. We report the crystal structures of nine de novo proteins whose backbones were designed to high precision using SCUBA, four of which have novel, non-natural overall architectures. By eschewing use of fragments from existing protein structures, SCUBA-driven structure design facilitates far-reaching exploration of the designable backbone space, thus extending the novelty and diversity of the proteins amenable to de novo design.&quot;,&quot;container-title&quot;:&quot;Nature&quot;,&quot;DOI&quot;:&quot;10.1038/s41586-021-04383-5&quot;,&quot;ISSN&quot;:&quot;1476-4687&quot;,&quot;issue&quot;:&quot;7897&quot;,&quot;language&quot;:&quot;en&quot;,&quot;license&quot;:&quot;2022 The Author(s), under exclusive licence to Springer Nature Limited&quot;,&quot;note&quot;:&quot;number: 7897\npublisher: Nature Publishing Group&quot;,&quot;page&quot;:&quot;523-528&quot;,&quot;source&quot;:&quot;www.nature.com&quot;,&quot;title&quot;:&quot;A backbone-centred energy function of neural networks for protein design&quot;,&quot;volume&quot;:&quot;602&quot;,&quot;author&quot;:[{&quot;family&quot;:&quot;Huang&quot;,&quot;given&quot;:&quot;Bin&quot;},{&quot;family&quot;:&quot;Xu&quot;,&quot;given&quot;:&quot;Yang&quot;},{&quot;family&quot;:&quot;Hu&quot;,&quot;given&quot;:&quot;Xiuhong&quot;},{&quot;family&quot;:&quot;Liu&quot;,&quot;given&quot;:&quot;Yongrui&quot;},{&quot;family&quot;:&quot;Liao&quot;,&quot;given&quot;:&quot;Shanhui&quot;},{&quot;family&quot;:&quot;Zhang&quot;,&quot;given&quot;:&quot;Jiahai&quot;},{&quot;family&quot;:&quot;Huang&quot;,&quot;given&quot;:&quot;Chengdong&quot;},{&quot;family&quot;:&quot;Hong&quot;,&quot;given&quot;:&quot;Jingjun&quot;},{&quot;family&quot;:&quot;Chen&quot;,&quot;given&quot;:&quot;Quan&quot;},{&quot;family&quot;:&quot;Liu&quot;,&quot;given&quot;:&quot;Haiyan&quot;}],&quot;issued&quot;:{&quot;date-parts&quot;:[[&quot;2022&quot;,2]]}}},{&quot;id&quot;:3,&quot;uris&quot;:[&quot;http://zotero.org/users/local/TWX8bpul/items/VY5UBR6L&quot;],&quot;itemData&quot;:{&quot;id&quot;:3,&quot;type&quot;:&quot;article-journal&quot;,&quot;container-title&quot;:&quot;Science&quot;,&quot;DOI&quot;:&quot;10.1126/science.1089427&quot;,&quot;issue&quot;:&quot;5649&quot;,&quot;note&quot;:&quot;publisher: American Association for the Advancement of Science&quot;,&quot;page&quot;:&quot;1364-1368&quot;,&quot;source&quot;:&quot;science.org (Atypon)&quot;,&quot;title&quot;:&quot;Design of a Novel Globular Protein Fold with Atomic-Level Accuracy&quot;,&quot;volume&quot;:&quot;302&quot;,&quot;author&quot;:[{&quot;family&quot;:&quot;Kuhlman&quot;,&quot;given&quot;:&quot;Brian&quot;},{&quot;family&quot;:&quot;Dantas&quot;,&quot;given&quot;:&quot;Gautam&quot;},{&quot;family&quot;:&quot;Ireton&quot;,&quot;given&quot;:&quot;Gregory C.&quot;},{&quot;family&quot;:&quot;Varani&quot;,&quot;given&quot;:&quot;Gabriele&quot;},{&quot;family&quot;:&quot;Stoddard&quot;,&quot;given&quot;:&quot;Barry L.&quot;},{&quot;family&quot;:&quot;Baker&quot;,&quot;given&quot;:&quot;David&quot;}],&quot;issued&quot;:{&quot;date-parts&quot;:[[&quot;2003&quot;,11,21]]}}},{&quot;id&quot;:205,&quot;uris&quot;:[&quot;http://zotero.org/users/local/TWX8bpul/items/A35N7UVK&quot;],&quot;itemData&quot;:{&quot;id&quot;:205,&quot;type&quot;:&quot;article-journal&quot;,&quot;abstract&quot;:&quot;We present the Molecular Software Library (MSL), a C++ library for molecular modeling. MSL is a set of tools that supports a large variety of algorithms for the design, modeling, and analysis of macromolecules. Among the main features supported by the library are methods for applying geometric transformations and alignments, the implementation of a rich set of energy functions, side chain optimization, backbone manipulation, calculation of solvent accessible surface area, and other tools. MSL has a number of unique features, such as the ability of storing alternative atomic coordinates (for modeling) and multiple amino acid identities at the same backbone position (for design). It has a straightforward mechanism for extending its energy functions and can work with any type of molecules. Although the code base is large, MSL was created with ease of developing in mind. It allows the rapid implementation of simple tasks while fully supporting the creation of complex applications. Some of the potentialities of the software are demonstrated here with examples that show how to program complex and essential modeling tasks with few lines of code. MSL is an ongoing and evolving project, with new features and improvements being introduced regularly, but it is mature and suitable for production and has been used in numerous protein modeling and design projects. MSL is open-source software, freely downloadable at http://msl-libraries.org. We propose it as a common platform for the development of new molecular algorithms and to promote the distribution, sharing, and reutilization of computational methods.&quot;,&quot;archive_location&quot;:&quot;22565567&quot;,&quot;container-title&quot;:&quot;J Comput Chem&quot;,&quot;DOI&quot;:&quot;10.1002/jcc.22968&quot;,&quot;ISSN&quot;:&quot;1096-987X&quot;,&quot;issue&quot;:&quot;20&quot;,&quot;language&quot;:&quot;eng&quot;,&quot;note&quot;:&quot;edition: 20120508&quot;,&quot;page&quot;:&quot;1645-61&quot;,&quot;title&quot;:&quot;Structural informatics, modeling, and design with an open-source Molecular Software Library (MSL)&quot;,&quot;volume&quot;:&quot;33&quot;,&quot;author&quot;:[{&quot;family&quot;:&quot;Kulp&quot;,&quot;given&quot;:&quot;D. W.&quot;},{&quot;family&quot;:&quot;Subramaniam&quot;,&quot;given&quot;:&quot;S.&quot;},{&quot;family&quot;:&quot;Donald&quot;,&quot;given&quot;:&quot;J. E.&quot;},{&quot;family&quot;:&quot;Hannigan&quot;,&quot;given&quot;:&quot;B. T.&quot;},{&quot;family&quot;:&quot;Mueller&quot;,&quot;given&quot;:&quot;B. K.&quot;},{&quot;family&quot;:&quot;Grigoryan&quot;,&quot;given&quot;:&quot;G.&quot;},{&quot;family&quot;:&quot;Senes&quot;,&quot;given&quot;:&quot;A.&quot;}],&quot;issued&quot;:{&quot;date-parts&quot;:[[&quot;2012&quot;,7,30]]}}},{&quot;id&quot;:272,&quot;uris&quot;:[&quot;http://zotero.org/users/local/TWX8bpul/items/7BT38I6Y&quot;],&quot;itemData&quot;:{&quot;id&quot;:272,&quot;type&quot;:&quot;article-journal&quot;,&quot;abstract&quot;:&quot;Membrane proteins regulate a large number of cellular functions, and have great potential as tools for manipulation of biological systems. Developing these tools requires a robust and quantitative understanding of membrane protein folding and interactions within the bilayer. With this in mind, we have designed a series of proteins to probe the net thermodynamic contribution of well-known sequence motifs to transmembrane helix-helix association in a biological membrane. The proteins were designed from first principles (de novo) using current knowledge about membrane insertion and stabilizing interaction motifs. A simple poly-Leu \&quot;scaffold\&quot; was decorated with individual helix interaction motifs (G-XXX-G, polar residues, heptad repeat) to create transmembrane helix-helix interactions of increasing strength. The GALLEX assay, an in vivo assay for measurement of transmembrane helix self-association, was combined with computational methods to characterize the relative strength and mode of interaction for each sequence. In addition, the apparent free energy contribution (ΔΔGapp) of each motif to transmembrane helix self-association was measured in a biological membrane, results that are the first of their kind for these de novo designed sequences, and suggest that the free energy barrier to overcoming weak association is quite small (&lt;1.4 kcal mol(-1)) in a natural membrane. By quantifying and rationalizing the contribution of key motifs to transmembrane helix association, our work offers a route to direct the design of novel sequences for use in biotechnology or synthetic biology (e.g. molecular switches) and to predict the effects of sequence modification in known transmembrane domains (for control of cellular processes).&quot;,&quot;archive_location&quot;:&quot;25732028&quot;,&quot;container-title&quot;:&quot;Biochim Biophys Acta&quot;,&quot;DOI&quot;:&quot;10.1016/j.bbamem.2015.02.020&quot;,&quot;ISSN&quot;:&quot;0006-3002&quot;,&quot;issue&quot;:&quot;5&quot;,&quot;language&quot;:&quot;eng&quot;,&quot;note&quot;:&quot;edition: 20150227&quot;,&quot;page&quot;:&quot;1248-57&quot;,&quot;title&quot;:&quot;De novo design of transmembrane helix-helix interactions and measurement of stability in a biological membrane&quot;,&quot;volume&quot;:&quot;1848&quot;,&quot;author&quot;:[{&quot;family&quot;:&quot;Nash&quot;,&quot;given&quot;:&quot;A.&quot;},{&quot;family&quot;:&quot;Notman&quot;,&quot;given&quot;:&quot;R.&quot;},{&quot;family&quot;:&quot;Dixon&quot;,&quot;given&quot;:&quot;A. M.&quot;}],&quot;issued&quot;:{&quot;date-parts&quot;:[[&quot;2015&quot;,5]]}}},{&quot;id&quot;:318,&quot;uris&quot;:[&quot;http://zotero.org/users/local/TWX8bpul/items/KNP5B9D4&quot;],&quot;itemData&quot;:{&quot;id&quot;:318,&quot;type&quot;:&quot;article-journal&quot;,&quot;abstract&quot;:&quot;This article reviews the recent successes of computational protein design techniques applied to integral membrane proteins. This emerging area is still handicapped by significant difficulties in the experimental characterization of the stability and structure of the designed proteins. Nevertheless, by focusing on oligomeric complexes of single-span transmembrane (TM) peptides with detectable activity, the computational design of membrane proteins has already produced very exciting results. The 'take-home message' is that optimization of van der Waals packing and hydrogen bonding (both 'canonical' and weak Cα-H⋯O bonds) can produce functional structures of remarkable stability and specificity in the membrane.&quot;,&quot;archive_location&quot;:&quot;21763125&quot;,&quot;container-title&quot;:&quot;Curr Opin Struct Biol&quot;,&quot;DOI&quot;:&quot;10.1016/j.sbi.2011.06.004&quot;,&quot;ISSN&quot;:&quot;1879-033X&quot;,&quot;issue&quot;:&quot;4&quot;,&quot;language&quot;:&quot;eng&quot;,&quot;note&quot;:&quot;edition: 20110715&quot;,&quot;page&quot;:&quot;460-6&quot;,&quot;title&quot;:&quot;Computational design of membrane proteins&quot;,&quot;volume&quot;:&quot;21&quot;,&quot;author&quot;:[{&quot;family&quot;:&quot;Senes&quot;,&quot;given&quot;:&quot;A.&quot;}],&quot;issued&quot;:{&quot;date-parts&quot;:[[&quot;2011&quot;,8]]}}}],&quot;schema&quot;:&quot;https://github.com/citation-style-language/schema/raw/master/csl-citation.json&quot;} RNDlcH8MQXLve"/><text:span text:style-name="Default_20_Paragraph_20_Font"><text:span text:style-name="T1">(Huang et al., 2022; Kuhlman et al., 2003; Kulp et al., 2012; Nash et al., 2015; Senes, 2011) </text:span></text:span><text:reference-mark-end text:name="ZOTERO_ITEM CSL_CITATION {&quot;citationID&quot;:&quot;K7UByP94&quot;,&quot;properties&quot;:{&quot;formattedCitation&quot;:&quot;(Huang et al., 2022; Kuhlman et al., 2003; Kulp et al., 2012; Nash et al., 2015; Senes, 2011)&quot;,&quot;plainCitation&quot;:&quot;(Huang et al., 2022; Kuhlman et al., 2003; Kulp et al., 2012; Nash et al., 2015; Senes, 2011)&quot;,&quot;dontUpdate&quot;:true,&quot;noteIndex&quot;:0},&quot;citationItems&quot;:[{&quot;id&quot;:9,&quot;uris&quot;:[&quot;http://zotero.org/users/local/TWX8bpul/items/GI3EXMX7&quot;],&quot;itemData&quot;:{&quot;id&quot;:9,&quot;type&quot;:&quot;article-journal&quot;,&quot;abstract&quot;:&quot;A protein backbone structure is designable if a substantial number of amino acid sequences exist that autonomously fold into it1,2. It has been suggested that the designability of backbones is governed mainly by side chain-independent or side chain type-insensitive molecular interactions3–5, indicating an approach for designing new backbones (ready for amino acid selection) based on continuous sampling and optimization of the backbone-centred energy surface. However, a sufficiently comprehensive and precise energy function has yet to be established for this purpose. Here we show that this goal is met by a statistical model named SCUBA (for Side Chain-Unknown Backbone Arrangement) that uses neural network-form energy terms. These terms are learned with a two-step approach that comprises kernel density estimation followed by neural network training and can analytically represent multidimensional, high-order correlations in known protein structures. We report the crystal structures of nine de novo proteins whose backbones were designed to high precision using SCUBA, four of which have novel, non-natural overall architectures. By eschewing use of fragments from existing protein structures, SCUBA-driven structure design facilitates far-reaching exploration of the designable backbone space, thus extending the novelty and diversity of the proteins amenable to de novo design.&quot;,&quot;container-title&quot;:&quot;Nature&quot;,&quot;DOI&quot;:&quot;10.1038/s41586-021-04383-5&quot;,&quot;ISSN&quot;:&quot;1476-4687&quot;,&quot;issue&quot;:&quot;7897&quot;,&quot;language&quot;:&quot;en&quot;,&quot;license&quot;:&quot;2022 The Author(s), under exclusive licence to Springer Nature Limited&quot;,&quot;note&quot;:&quot;number: 7897\npublisher: Nature Publishing Group&quot;,&quot;page&quot;:&quot;523-528&quot;,&quot;source&quot;:&quot;www.nature.com&quot;,&quot;title&quot;:&quot;A backbone-centred energy function of neural networks for protein design&quot;,&quot;volume&quot;:&quot;602&quot;,&quot;author&quot;:[{&quot;family&quot;:&quot;Huang&quot;,&quot;given&quot;:&quot;Bin&quot;},{&quot;family&quot;:&quot;Xu&quot;,&quot;given&quot;:&quot;Yang&quot;},{&quot;family&quot;:&quot;Hu&quot;,&quot;given&quot;:&quot;Xiuhong&quot;},{&quot;family&quot;:&quot;Liu&quot;,&quot;given&quot;:&quot;Yongrui&quot;},{&quot;family&quot;:&quot;Liao&quot;,&quot;given&quot;:&quot;Shanhui&quot;},{&quot;family&quot;:&quot;Zhang&quot;,&quot;given&quot;:&quot;Jiahai&quot;},{&quot;family&quot;:&quot;Huang&quot;,&quot;given&quot;:&quot;Chengdong&quot;},{&quot;family&quot;:&quot;Hong&quot;,&quot;given&quot;:&quot;Jingjun&quot;},{&quot;family&quot;:&quot;Chen&quot;,&quot;given&quot;:&quot;Quan&quot;},{&quot;family&quot;:&quot;Liu&quot;,&quot;given&quot;:&quot;Haiyan&quot;}],&quot;issued&quot;:{&quot;date-parts&quot;:[[&quot;2022&quot;,2]]}}},{&quot;id&quot;:3,&quot;uris&quot;:[&quot;http://zotero.org/users/local/TWX8bpul/items/VY5UBR6L&quot;],&quot;itemData&quot;:{&quot;id&quot;:3,&quot;type&quot;:&quot;article-journal&quot;,&quot;container-title&quot;:&quot;Science&quot;,&quot;DOI&quot;:&quot;10.1126/science.1089427&quot;,&quot;issue&quot;:&quot;5649&quot;,&quot;note&quot;:&quot;publisher: American Association for the Advancement of Science&quot;,&quot;page&quot;:&quot;1364-1368&quot;,&quot;source&quot;:&quot;science.org (Atypon)&quot;,&quot;title&quot;:&quot;Design of a Novel Globular Protein Fold with Atomic-Level Accuracy&quot;,&quot;volume&quot;:&quot;302&quot;,&quot;author&quot;:[{&quot;family&quot;:&quot;Kuhlman&quot;,&quot;given&quot;:&quot;Brian&quot;},{&quot;family&quot;:&quot;Dantas&quot;,&quot;given&quot;:&quot;Gautam&quot;},{&quot;family&quot;:&quot;Ireton&quot;,&quot;given&quot;:&quot;Gregory C.&quot;},{&quot;family&quot;:&quot;Varani&quot;,&quot;given&quot;:&quot;Gabriele&quot;},{&quot;family&quot;:&quot;Stoddard&quot;,&quot;given&quot;:&quot;Barry L.&quot;},{&quot;family&quot;:&quot;Baker&quot;,&quot;given&quot;:&quot;David&quot;}],&quot;issued&quot;:{&quot;date-parts&quot;:[[&quot;2003&quot;,11,21]]}}},{&quot;id&quot;:205,&quot;uris&quot;:[&quot;http://zotero.org/users/local/TWX8bpul/items/A35N7UVK&quot;],&quot;itemData&quot;:{&quot;id&quot;:205,&quot;type&quot;:&quot;article-journal&quot;,&quot;abstract&quot;:&quot;We present the Molecular Software Library (MSL), a C++ library for molecular modeling. MSL is a set of tools that supports a large variety of algorithms for the design, modeling, and analysis of macromolecules. Among the main features supported by the library are methods for applying geometric transformations and alignments, the implementation of a rich set of energy functions, side chain optimization, backbone manipulation, calculation of solvent accessible surface area, and other tools. MSL has a number of unique features, such as the ability of storing alternative atomic coordinates (for modeling) and multiple amino acid identities at the same backbone position (for design). It has a straightforward mechanism for extending its energy functions and can work with any type of molecules. Although the code base is large, MSL was created with ease of developing in mind. It allows the rapid implementation of simple tasks while fully supporting the creation of complex applications. Some of the potentialities of the software are demonstrated here with examples that show how to program complex and essential modeling tasks with few lines of code. MSL is an ongoing and evolving project, with new features and improvements being introduced regularly, but it is mature and suitable for production and has been used in numerous protein modeling and design projects. MSL is open-source software, freely downloadable at http://msl-libraries.org. We propose it as a common platform for the development of new molecular algorithms and to promote the distribution, sharing, and reutilization of computational methods.&quot;,&quot;archive_location&quot;:&quot;22565567&quot;,&quot;container-title&quot;:&quot;J Comput Chem&quot;,&quot;DOI&quot;:&quot;10.1002/jcc.22968&quot;,&quot;ISSN&quot;:&quot;1096-987X&quot;,&quot;issue&quot;:&quot;20&quot;,&quot;language&quot;:&quot;eng&quot;,&quot;note&quot;:&quot;edition: 20120508&quot;,&quot;page&quot;:&quot;1645-61&quot;,&quot;title&quot;:&quot;Structural informatics, modeling, and design with an open-source Molecular Software Library (MSL)&quot;,&quot;volume&quot;:&quot;33&quot;,&quot;author&quot;:[{&quot;family&quot;:&quot;Kulp&quot;,&quot;given&quot;:&quot;D. W.&quot;},{&quot;family&quot;:&quot;Subramaniam&quot;,&quot;given&quot;:&quot;S.&quot;},{&quot;family&quot;:&quot;Donald&quot;,&quot;given&quot;:&quot;J. E.&quot;},{&quot;family&quot;:&quot;Hannigan&quot;,&quot;given&quot;:&quot;B. T.&quot;},{&quot;family&quot;:&quot;Mueller&quot;,&quot;given&quot;:&quot;B. K.&quot;},{&quot;family&quot;:&quot;Grigoryan&quot;,&quot;given&quot;:&quot;G.&quot;},{&quot;family&quot;:&quot;Senes&quot;,&quot;given&quot;:&quot;A.&quot;}],&quot;issued&quot;:{&quot;date-parts&quot;:[[&quot;2012&quot;,7,30]]}}},{&quot;id&quot;:272,&quot;uris&quot;:[&quot;http://zotero.org/users/local/TWX8bpul/items/7BT38I6Y&quot;],&quot;itemData&quot;:{&quot;id&quot;:272,&quot;type&quot;:&quot;article-journal&quot;,&quot;abstract&quot;:&quot;Membrane proteins regulate a large number of cellular functions, and have great potential as tools for manipulation of biological systems. Developing these tools requires a robust and quantitative understanding of membrane protein folding and interactions within the bilayer. With this in mind, we have designed a series of proteins to probe the net thermodynamic contribution of well-known sequence motifs to transmembrane helix-helix association in a biological membrane. The proteins were designed from first principles (de novo) using current knowledge about membrane insertion and stabilizing interaction motifs. A simple poly-Leu \&quot;scaffold\&quot; was decorated with individual helix interaction motifs (G-XXX-G, polar residues, heptad repeat) to create transmembrane helix-helix interactions of increasing strength. The GALLEX assay, an in vivo assay for measurement of transmembrane helix self-association, was combined with computational methods to characterize the relative strength and mode of interaction for each sequence. In addition, the apparent free energy contribution (ΔΔGapp) of each motif to transmembrane helix self-association was measured in a biological membrane, results that are the first of their kind for these de novo designed sequences, and suggest that the free energy barrier to overcoming weak association is quite small (&lt;1.4 kcal mol(-1)) in a natural membrane. By quantifying and rationalizing the contribution of key motifs to transmembrane helix association, our work offers a route to direct the design of novel sequences for use in biotechnology or synthetic biology (e.g. molecular switches) and to predict the effects of sequence modification in known transmembrane domains (for control of cellular processes).&quot;,&quot;archive_location&quot;:&quot;25732028&quot;,&quot;container-title&quot;:&quot;Biochim Biophys Acta&quot;,&quot;DOI&quot;:&quot;10.1016/j.bbamem.2015.02.020&quot;,&quot;ISSN&quot;:&quot;0006-3002&quot;,&quot;issue&quot;:&quot;5&quot;,&quot;language&quot;:&quot;eng&quot;,&quot;note&quot;:&quot;edition: 20150227&quot;,&quot;page&quot;:&quot;1248-57&quot;,&quot;title&quot;:&quot;De novo design of transmembrane helix-helix interactions and measurement of stability in a biological membrane&quot;,&quot;volume&quot;:&quot;1848&quot;,&quot;author&quot;:[{&quot;family&quot;:&quot;Nash&quot;,&quot;given&quot;:&quot;A.&quot;},{&quot;family&quot;:&quot;Notman&quot;,&quot;given&quot;:&quot;R.&quot;},{&quot;family&quot;:&quot;Dixon&quot;,&quot;given&quot;:&quot;A. M.&quot;}],&quot;issued&quot;:{&quot;date-parts&quot;:[[&quot;2015&quot;,5]]}}},{&quot;id&quot;:318,&quot;uris&quot;:[&quot;http://zotero.org/users/local/TWX8bpul/items/KNP5B9D4&quot;],&quot;itemData&quot;:{&quot;id&quot;:318,&quot;type&quot;:&quot;article-journal&quot;,&quot;abstract&quot;:&quot;This article reviews the recent successes of computational protein design techniques applied to integral membrane proteins. This emerging area is still handicapped by significant difficulties in the experimental characterization of the stability and structure of the designed proteins. Nevertheless, by focusing on oligomeric complexes of single-span transmembrane (TM) peptides with detectable activity, the computational design of membrane proteins has already produced very exciting results. The 'take-home message' is that optimization of van der Waals packing and hydrogen bonding (both 'canonical' and weak Cα-H⋯O bonds) can produce functional structures of remarkable stability and specificity in the membrane.&quot;,&quot;archive_location&quot;:&quot;21763125&quot;,&quot;container-title&quot;:&quot;Curr Opin Struct Biol&quot;,&quot;DOI&quot;:&quot;10.1016/j.sbi.2011.06.004&quot;,&quot;ISSN&quot;:&quot;1879-033X&quot;,&quot;issue&quot;:&quot;4&quot;,&quot;language&quot;:&quot;eng&quot;,&quot;note&quot;:&quot;edition: 20110715&quot;,&quot;page&quot;:&quot;460-6&quot;,&quot;title&quot;:&quot;Computational design of membrane proteins&quot;,&quot;volume&quot;:&quot;21&quot;,&quot;author&quot;:[{&quot;family&quot;:&quot;Senes&quot;,&quot;given&quot;:&quot;A.&quot;}],&quot;issued&quot;:{&quot;date-parts&quot;:[[&quot;2011&quot;,8]]}}}],&quot;schema&quot;:&quot;https://github.com/citation-style-language/schema/raw/master/csl-citation.json&quot;} RNDlcH8MQXLve"/><text:span text:style-name="Default_20_Paragraph_20_Font"><text:span text:style-name="T1">(</text:span></text:span><text:span text:style-name="Default_20_Paragraph_20_Font"><text:span text:style-name="T32">see </text:span></text:span><text:span text:style-name="Default_20_Paragraph_20_Font"><text:span text:style-name="T1">Methods). </text:span></text:span><text:span text:style-name="Default_20_Paragraph_20_Font"><text:span text:style-name="T200">As in our previous </text:span></text:span><text:span text:style-name="Default_20_Paragraph_20_Font"><text:span text:style-name="T35">GAS</text:span></text:span><text:span text:style-name="Default_20_Paragraph_20_Font"><text:span text:style-name="T154">right</text:span></text:span><text:span text:style-name="Default_20_Paragraph_20_Font"><text:span text:style-name="T35"> prediction and design studies </text:span></text:span><text:reference-mark-start text:name="ZOTERO_ITEM CSL_CITATION {&quot;citationID&quot;:&quot;NqwuUpVe&quot;,&quot;properties&quot;:{&quot;formattedCitation&quot;:&quot;(Anderson et al., 2017; Mueller et al., 2014)&quot;,&quot;plainCitation&quot;:&quot;(Anderson et al., 2017; Mueller et al., 2014)&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schema&quot;:&quot;https://github.com/citation-style-language/schema/raw/master/csl-citation.json&quot;} RNDCzGw8xIo6J"/><text:span text:style-name="Default_20_Paragraph_20_Font"><text:span text:style-name="T35">(Anderson et al., 2017; Mueller et al., 2014)</text:span></text:span><text:reference-mark-end text:name="ZOTERO_ITEM CSL_CITATION {&quot;citationID&quot;:&quot;NqwuUpVe&quot;,&quot;properties&quot;:{&quot;formattedCitation&quot;:&quot;(Anderson et al., 2017; Mueller et al., 2014)&quot;,&quot;plainCitation&quot;:&quot;(Anderson et al., 2017; Mueller et al., 2014)&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schema&quot;:&quot;https://github.com/citation-style-language/schema/raw/master/csl-citation.json&quot;} RNDCzGw8xIo6J"/><text:span text:style-name="Default_20_Paragraph_20_Font"><text:span text:style-name="T35">, e</text:span></text:span><text:span text:style-name="Default_20_Paragraph_20_Font"><text:span text:style-name="T14">ach protein</text:span></text:span><text:span text:style-name="Default_20_Paragraph_20_Font"><text:span text:style-name="T2"> </text:span></text:span><text:span text:style-name="Default_20_Paragraph_20_Font"><text:span text:style-name="T35">was evaluated</text:span></text:span><text:span text:style-name="Default_20_Paragraph_20_Font"><text:span text:style-name="T2"> using a computational energ</text:span></text:span><text:span text:style-name="Default_20_Paragraph_20_Font"><text:span text:style-name="T4">y</text:span></text:span><text:span text:style-name="Default_20_Paragraph_20_Font"><text:span text:style-name="T2"> score composed of</text:span></text:span><text:span text:style-name="Default_20_Paragraph_20_Font"><text:span text:style-name="T1"> </text:span></text:span><text:span text:style-name="Default_20_Paragraph_20_Font"><text:span text:style-name="T35">a </text:span></text:span><text:span text:style-name="Default_20_Paragraph_20_Font"><text:span text:style-name="T1">van der Waals </text:span></text:span><text:span text:style-name="Default_20_Paragraph_20_Font"><text:span text:style-name="T35">function</text:span></text:span><text:span text:style-name="Default_20_Paragraph_20_Font"><text:span text:style-name="T1"> </text:span></text:span><text:reference-mark-start text:name="ZOTERO_ITEM CSL_CITATION {&quot;citationID&quot;:&quot;xaxhCeJ0&quot;,&quot;properties&quot;:{&quot;formattedCitation&quot;:&quot;(MacKerell et al., 1998)&quot;,&quot;plainCitation&quot;:&quot;(MacKerell et al., 1998)&quot;,&quot;noteIndex&quot;:0},&quot;citationItems&quot;:[{&quot;id&quot;:240,&quot;uris&quot;:[&quot;http://zotero.org/users/local/TWX8bpul/items/83Y55N53&quot;],&quot;itemData&quot;:{&quot;id&quot;:240,&quot;type&quot;:&quot;article-journal&quot;,&quot;abstract&quot;:&quot;New protein parameters are reported for the all-atom empirical energy function in the CHARMM program. The parameter evaluation was based on a self-consistent approach designed to achieve a balance between the internal (bonding) and interaction (nonbonding) terms of the force field and among the solvent-solvent, solvent-solute, and solute-solute interactions. Optimization of the internal parameters used experimental gas-phase geometries, vibrational spectra, and torsional energy surfaces supplemented with ab initio results. The peptide backbone bonding parameters were optimized with respect to data for N-methylacetamide and the alanine dipeptide. The interaction parameters, particularly the atomic charges, were determined by fitting ab initio interaction energies and geometries of complexes between water and model compounds that represented the backbone and the various side chains. In addition, dipole moments, experimental heats and free energies of vaporization, solvation and sublimation, molecular volumes, and crystal pressures and structures were used in the optimization. The resulting protein parameters were tested by applying them to noncyclic tripeptide crystals, cyclic peptide crystals, and the proteins crambin, bovine pancreatic trypsin inhibitor, and carbonmonoxy myoglobin in vacuo and in crystals. A detailed analysis of the relationship between the alanine dipeptide potential energy surface and calculated protein φ, χ angles was made and used in optimizing the peptide group torsional parameters. The results demonstrate that use of ab initio structural and energetic data by themselves are not sufficient to obtain an adequate backbone representation for peptides and proteins in solution and in crystals. Extensive comparisons between molecular dynamics simulations and experimental data for polypeptides and proteins were performed for both structural and dynamic properties. Energy minimization and dynamics simulations for crystals demonstrate that the latter are needed to obtain meaningful comparisons with experimental crystal structures. The presented parameters, in combination with the previously published CHARMM all-atom parameters for nucleic acids and lipids, provide a consistent set for condensed-phase simulations of a wide variety of molecules of biological interest.&quot;,&quot;archive_location&quot;:&quot;24889800&quot;,&quot;container-title&quot;:&quot;J Phys Chem B&quot;,&quot;DOI&quot;:&quot;10.1021/jp973084f&quot;,&quot;ISSN&quot;:&quot;1520-6106&quot;,&quot;issue&quot;:&quot;18&quot;,&quot;language&quot;:&quot;eng&quot;,&quot;page&quot;:&quot;3586-616&quot;,&quot;title&quot;:&quot;All-atom empirical potential for molecular modeling and dynamics studies of proteins&quot;,&quot;volume&quot;:&quot;102&quot;,&quot;author&quot;:[{&quot;family&quot;:&quot;MacKerell&quot;,&quot;given&quot;:&quot;A. D.&quot;},{&quot;family&quot;:&quot;Bashford&quot;,&quot;given&quot;:&quot;D.&quot;},{&quot;family&quot;:&quot;Bellott&quot;,&quot;given&quot;:&quot;M.&quot;},{&quot;family&quot;:&quot;Dunbrack&quot;,&quot;given&quot;:&quot;R. L.&quot;},{&quot;family&quot;:&quot;Evanseck&quot;,&quot;given&quot;:&quot;J. D.&quot;},{&quot;family&quot;:&quot;Field&quot;,&quot;given&quot;:&quot;M. J.&quot;},{&quot;family&quot;:&quot;Fischer&quot;,&quot;given&quot;:&quot;S.&quot;},{&quot;family&quot;:&quot;Gao&quot;,&quot;given&quot;:&quot;J.&quot;},{&quot;family&quot;:&quot;Guo&quot;,&quot;given&quot;:&quot;H.&quot;},{&quot;family&quot;:&quot;Ha&quot;,&quot;given&quot;:&quot;S.&quot;},{&quot;family&quot;:&quot;Joseph-McCarthy&quot;,&quot;given&quot;:&quot;D.&quot;},{&quot;family&quot;:&quot;Kuchnir&quot;,&quot;given&quot;:&quot;L.&quot;},{&quot;family&quot;:&quot;Kuczera&quot;,&quot;given&quot;:&quot;K.&quot;},{&quot;family&quot;:&quot;Lau&quot;,&quot;given&quot;:&quot;F. T.&quot;},{&quot;family&quot;:&quot;Mattos&quot;,&quot;given&quot;:&quot;C.&quot;},{&quot;family&quot;:&quot;Michnick&quot;,&quot;given&quot;:&quot;S.&quot;},{&quot;family&quot;:&quot;Ngo&quot;,&quot;given&quot;:&quot;T.&quot;},{&quot;family&quot;:&quot;Nguyen&quot;,&quot;given&quot;:&quot;D. T.&quot;},{&quot;family&quot;:&quot;Prodhom&quot;,&quot;given&quot;:&quot;B.&quot;},{&quot;family&quot;:&quot;Reiher&quot;,&quot;given&quot;:&quot;W. E.&quot;},{&quot;family&quot;:&quot;Roux&quot;,&quot;given&quot;:&quot;B.&quot;},{&quot;family&quot;:&quot;Schlenkrich&quot;,&quot;given&quot;:&quot;M.&quot;},{&quot;family&quot;:&quot;Smith&quot;,&quot;given&quot;:&quot;J. C.&quot;},{&quot;family&quot;:&quot;Stote&quot;,&quot;given&quot;:&quot;R.&quot;},{&quot;family&quot;:&quot;Straub&quot;,&quot;given&quot;:&quot;J.&quot;},{&quot;family&quot;:&quot;Watanabe&quot;,&quot;given&quot;:&quot;M.&quot;},{&quot;family&quot;:&quot;Wiórkiewicz-Kuczera&quot;,&quot;given&quot;:&quot;J.&quot;},{&quot;family&quot;:&quot;Yin&quot;,&quot;given&quot;:&quot;D.&quot;},{&quot;family&quot;:&quot;Karplus&quot;,&quot;given&quot;:&quot;M.&quot;}],&quot;issued&quot;:{&quot;date-parts&quot;:[[&quot;1998&quot;,4,30]]}}}],&quot;schema&quot;:&quot;https://github.com/citation-style-language/schema/raw/master/csl-citation.json&quot;} RNDkDGgdZ8OVu"/><text:span text:style-name="Default_20_Paragraph_20_Font"><text:span text:style-name="T1">(MacKerell et al., 1998)</text:span></text:span><text:reference-mark-end text:name="ZOTERO_ITEM CSL_CITATION {&quot;citationID&quot;:&quot;xaxhCeJ0&quot;,&quot;properties&quot;:{&quot;formattedCitation&quot;:&quot;(MacKerell et al., 1998)&quot;,&quot;plainCitation&quot;:&quot;(MacKerell et al., 1998)&quot;,&quot;noteIndex&quot;:0},&quot;citationItems&quot;:[{&quot;id&quot;:240,&quot;uris&quot;:[&quot;http://zotero.org/users/local/TWX8bpul/items/83Y55N53&quot;],&quot;itemData&quot;:{&quot;id&quot;:240,&quot;type&quot;:&quot;article-journal&quot;,&quot;abstract&quot;:&quot;New protein parameters are reported for the all-atom empirical energy function in the CHARMM program. The parameter evaluation was based on a self-consistent approach designed to achieve a balance between the internal (bonding) and interaction (nonbonding) terms of the force field and among the solvent-solvent, solvent-solute, and solute-solute interactions. Optimization of the internal parameters used experimental gas-phase geometries, vibrational spectra, and torsional energy surfaces supplemented with ab initio results. The peptide backbone bonding parameters were optimized with respect to data for N-methylacetamide and the alanine dipeptide. The interaction parameters, particularly the atomic charges, were determined by fitting ab initio interaction energies and geometries of complexes between water and model compounds that represented the backbone and the various side chains. In addition, dipole moments, experimental heats and free energies of vaporization, solvation and sublimation, molecular volumes, and crystal pressures and structures were used in the optimization. The resulting protein parameters were tested by applying them to noncyclic tripeptide crystals, cyclic peptide crystals, and the proteins crambin, bovine pancreatic trypsin inhibitor, and carbonmonoxy myoglobin in vacuo and in crystals. A detailed analysis of the relationship between the alanine dipeptide potential energy surface and calculated protein φ, χ angles was made and used in optimizing the peptide group torsional parameters. The results demonstrate that use of ab initio structural and energetic data by themselves are not sufficient to obtain an adequate backbone representation for peptides and proteins in solution and in crystals. Extensive comparisons between molecular dynamics simulations and experimental data for polypeptides and proteins were performed for both structural and dynamic properties. Energy minimization and dynamics simulations for crystals demonstrate that the latter are needed to obtain meaningful comparisons with experimental crystal structures. The presented parameters, in combination with the previously published CHARMM all-atom parameters for nucleic acids and lipids, provide a consistent set for condensed-phase simulations of a wide variety of molecules of biological interest.&quot;,&quot;archive_location&quot;:&quot;24889800&quot;,&quot;container-title&quot;:&quot;J Phys Chem B&quot;,&quot;DOI&quot;:&quot;10.1021/jp973084f&quot;,&quot;ISSN&quot;:&quot;1520-6106&quot;,&quot;issue&quot;:&quot;18&quot;,&quot;language&quot;:&quot;eng&quot;,&quot;page&quot;:&quot;3586-616&quot;,&quot;title&quot;:&quot;All-atom empirical potential for molecular modeling and dynamics studies of proteins&quot;,&quot;volume&quot;:&quot;102&quot;,&quot;author&quot;:[{&quot;family&quot;:&quot;MacKerell&quot;,&quot;given&quot;:&quot;A. D.&quot;},{&quot;family&quot;:&quot;Bashford&quot;,&quot;given&quot;:&quot;D.&quot;},{&quot;family&quot;:&quot;Bellott&quot;,&quot;given&quot;:&quot;M.&quot;},{&quot;family&quot;:&quot;Dunbrack&quot;,&quot;given&quot;:&quot;R. L.&quot;},{&quot;family&quot;:&quot;Evanseck&quot;,&quot;given&quot;:&quot;J. D.&quot;},{&quot;family&quot;:&quot;Field&quot;,&quot;given&quot;:&quot;M. J.&quot;},{&quot;family&quot;:&quot;Fischer&quot;,&quot;given&quot;:&quot;S.&quot;},{&quot;family&quot;:&quot;Gao&quot;,&quot;given&quot;:&quot;J.&quot;},{&quot;family&quot;:&quot;Guo&quot;,&quot;given&quot;:&quot;H.&quot;},{&quot;family&quot;:&quot;Ha&quot;,&quot;given&quot;:&quot;S.&quot;},{&quot;family&quot;:&quot;Joseph-McCarthy&quot;,&quot;given&quot;:&quot;D.&quot;},{&quot;family&quot;:&quot;Kuchnir&quot;,&quot;given&quot;:&quot;L.&quot;},{&quot;family&quot;:&quot;Kuczera&quot;,&quot;given&quot;:&quot;K.&quot;},{&quot;family&quot;:&quot;Lau&quot;,&quot;given&quot;:&quot;F. T.&quot;},{&quot;family&quot;:&quot;Mattos&quot;,&quot;given&quot;:&quot;C.&quot;},{&quot;family&quot;:&quot;Michnick&quot;,&quot;given&quot;:&quot;S.&quot;},{&quot;family&quot;:&quot;Ngo&quot;,&quot;given&quot;:&quot;T.&quot;},{&quot;family&quot;:&quot;Nguyen&quot;,&quot;given&quot;:&quot;D. T.&quot;},{&quot;family&quot;:&quot;Prodhom&quot;,&quot;given&quot;:&quot;B.&quot;},{&quot;family&quot;:&quot;Reiher&quot;,&quot;given&quot;:&quot;W. E.&quot;},{&quot;family&quot;:&quot;Roux&quot;,&quot;given&quot;:&quot;B.&quot;},{&quot;family&quot;:&quot;Schlenkrich&quot;,&quot;given&quot;:&quot;M.&quot;},{&quot;family&quot;:&quot;Smith&quot;,&quot;given&quot;:&quot;J. C.&quot;},{&quot;family&quot;:&quot;Stote&quot;,&quot;given&quot;:&quot;R.&quot;},{&quot;family&quot;:&quot;Straub&quot;,&quot;given&quot;:&quot;J.&quot;},{&quot;family&quot;:&quot;Watanabe&quot;,&quot;given&quot;:&quot;M.&quot;},{&quot;family&quot;:&quot;Wiórkiewicz-Kuczera&quot;,&quot;given&quot;:&quot;J.&quot;},{&quot;family&quot;:&quot;Yin&quot;,&quot;given&quot;:&quot;D.&quot;},{&quot;family&quot;:&quot;Karplus&quot;,&quot;given&quot;:&quot;M.&quot;}],&quot;issued&quot;:{&quot;date-parts&quot;:[[&quot;1998&quot;,4,30]]}}}],&quot;schema&quot;:&quot;https://github.com/citation-style-language/schema/raw/master/csl-citation.json&quot;} RNDkDGgdZ8OVu"/><text:span text:style-name="Default_20_Paragraph_20_Font"><text:span text:style-name="T1">, hydrogen bonding </text:span></text:span><text:reference-mark-start text:name="ZOTERO_ITEM CSL_CITATION {&quot;citationID&quot;:&quot;g0zy0ag4&quot;,&quot;properties&quot;:{&quot;formattedCitation&quot;:&quot;(Krivov et al., 2009)&quot;,&quot;plainCitation&quot;:&quot;(Krivov et al., 2009)&quot;,&quot;noteIndex&quot;:0},&quot;citationItems&quot;:[{&quot;id&quot;:201,&quot;uris&quot;:[&quot;http://zotero.org/users/local/TWX8bpul/items/VXG34EEG&quot;],&quot;itemData&quot;:{&quot;id&quot;:201,&quot;type&quot;:&quot;article-journal&quot;,&quot;abstract&quot;:&quot;Determination of side-chain conformations is an important step in protein structure prediction and protein design. Many such methods have been presented, although only a small number are in widespread use. SCWRL is one such method, and the SCWRL3 program (2003) has remained popular because of its speed, accuracy, and ease-of-use for the purpose of homology modeling. However, higher accuracy at comparable speed is desirable. This has been achieved in a new program SCWRL4 through: (1) a new backbone-dependent rotamer library based on kernel density estimates; (2) averaging over samples of conformations about the positions in the rotamer library; (3) a fast anisotropic hydrogen bonding function; (4) a short-range, soft van der Waals atom-atom interaction potential; (5) fast collision detection using k-discrete oriented polytopes; (6) a tree decomposition algorithm to solve the combinatorial problem; and (7) optimization of all parameters by determining the interaction graph within the crystal environment using symmetry operators of the crystallographic space group. Accuracies as a function of electron density of the side chains demonstrate that side chains with higher electron density are easier to predict than those with low-electron density and presumed conformational disorder. For a testing set of 379 proteins, 86% of chi(1) angles and 75% of chi(1+2) angles are predicted correctly within 40 degrees of the X-ray positions. Among side chains with higher electron density (25-100th percentile), these numbers rise to 89 and 80%. The new program maintains its simple command-line interface, designed for homology modeling, and is now available as a dynamic-linked library for incorporation into other software programs.&quot;,&quot;archive_location&quot;:&quot;19603484&quot;,&quot;container-title&quot;:&quot;Proteins&quot;,&quot;DOI&quot;:&quot;10.1002/prot.22488&quot;,&quot;ISSN&quot;:&quot;1097-0134&quot;,&quot;issue&quot;:&quot;4&quot;,&quot;language&quot;:&quot;eng&quot;,&quot;page&quot;:&quot;778-95&quot;,&quot;title&quot;:&quot;Improved prediction of protein side-chain conformations with SCWRL4&quot;,&quot;volume&quot;:&quot;77&quot;,&quot;author&quot;:[{&quot;family&quot;:&quot;Krivov&quot;,&quot;given&quot;:&quot;G. G.&quot;},{&quot;family&quot;:&quot;Shapovalov&quot;,&quot;given&quot;:&quot;M. V.&quot;},{&quot;family&quot;:&quot;Dunbrack&quot;,&quot;given&quot;:&quot;R. L.&quot;}],&quot;issued&quot;:{&quot;date-parts&quot;:[[&quot;2009&quot;,12]]}}}],&quot;schema&quot;:&quot;https://github.com/citation-style-language/schema/raw/master/csl-citation.json&quot;} RNDFPhMiahmcf"/><text:span text:style-name="Default_20_Paragraph_20_Font"><text:span text:style-name="T1">(Krivov et al., 2009)</text:span></text:span><text:reference-mark-end text:name="ZOTERO_ITEM CSL_CITATION {&quot;citationID&quot;:&quot;g0zy0ag4&quot;,&quot;properties&quot;:{&quot;formattedCitation&quot;:&quot;(Krivov et al., 2009)&quot;,&quot;plainCitation&quot;:&quot;(Krivov et al., 2009)&quot;,&quot;noteIndex&quot;:0},&quot;citationItems&quot;:[{&quot;id&quot;:201,&quot;uris&quot;:[&quot;http://zotero.org/users/local/TWX8bpul/items/VXG34EEG&quot;],&quot;itemData&quot;:{&quot;id&quot;:201,&quot;type&quot;:&quot;article-journal&quot;,&quot;abstract&quot;:&quot;Determination of side-chain conformations is an important step in protein structure prediction and protein design. Many such methods have been presented, although only a small number are in widespread use. SCWRL is one such method, and the SCWRL3 program (2003) has remained popular because of its speed, accuracy, and ease-of-use for the purpose of homology modeling. However, higher accuracy at comparable speed is desirable. This has been achieved in a new program SCWRL4 through: (1) a new backbone-dependent rotamer library based on kernel density estimates; (2) averaging over samples of conformations about the positions in the rotamer library; (3) a fast anisotropic hydrogen bonding function; (4) a short-range, soft van der Waals atom-atom interaction potential; (5) fast collision detection using k-discrete oriented polytopes; (6) a tree decomposition algorithm to solve the combinatorial problem; and (7) optimization of all parameters by determining the interaction graph within the crystal environment using symmetry operators of the crystallographic space group. Accuracies as a function of electron density of the side chains demonstrate that side chains with higher electron density are easier to predict than those with low-electron density and presumed conformational disorder. For a testing set of 379 proteins, 86% of chi(1) angles and 75% of chi(1+2) angles are predicted correctly within 40 degrees of the X-ray positions. Among side chains with higher electron density (25-100th percentile), these numbers rise to 89 and 80%. The new program maintains its simple command-line interface, designed for homology modeling, and is now available as a dynamic-linked library for incorporation into other software programs.&quot;,&quot;archive_location&quot;:&quot;19603484&quot;,&quot;container-title&quot;:&quot;Proteins&quot;,&quot;DOI&quot;:&quot;10.1002/prot.22488&quot;,&quot;ISSN&quot;:&quot;1097-0134&quot;,&quot;issue&quot;:&quot;4&quot;,&quot;language&quot;:&quot;eng&quot;,&quot;page&quot;:&quot;778-95&quot;,&quot;title&quot;:&quot;Improved prediction of protein side-chain conformations with SCWRL4&quot;,&quot;volume&quot;:&quot;77&quot;,&quot;author&quot;:[{&quot;family&quot;:&quot;Krivov&quot;,&quot;given&quot;:&quot;G. G.&quot;},{&quot;family&quot;:&quot;Shapovalov&quot;,&quot;given&quot;:&quot;M. V.&quot;},{&quot;family&quot;:&quot;Dunbrack&quot;,&quot;given&quot;:&quot;R. L.&quot;}],&quot;issued&quot;:{&quot;date-parts&quot;:[[&quot;2009&quot;,12]]}}}],&quot;schema&quot;:&quot;https://github.com/citation-style-language/schema/raw/master/csl-citation.json&quot;} RNDFPhMiahmcf"/><text:span text:style-name="Default_20_Paragraph_20_Font"><text:span text:style-name="T1">, and </text:span></text:span><text:span text:style-name="Default_20_Paragraph_20_Font"><text:span text:style-name="T34">the IMM1 </text:span></text:span><text:span text:style-name="Default_20_Paragraph_20_Font"><text:span text:style-name="T1">implicit </text:span></text:span><text:span text:style-name="Default_20_Paragraph_20_Font"><text:span text:style-name="T35">membrane </text:span></text:span><text:span text:style-name="Default_20_Paragraph_20_Font"><text:span text:style-name="T1">solvation </text:span></text:span><text:reference-mark-start text:name="ZOTERO_ITEM CSL_CITATION {&quot;citationID&quot;:&quot;A8D9lK1D&quot;,&quot;properties&quot;:{&quot;formattedCitation&quot;:&quot;(Lazaridis, 2003)&quot;,&quot;plainCitation&quot;:&quot;(Lazaridis, 2003)&quot;,&quot;noteIndex&quot;:0},&quot;citationItems&quot;:[{&quot;id&quot;:213,&quot;uris&quot;:[&quot;http://zotero.org/users/local/TWX8bpul/items/QI9P6T6R&quot;],&quot;itemData&quot;:{&quot;id&quot;:213,&quot;type&quot;:&quot;article-journal&quot;,&quot;abstract&quot;:&quot;A simple extension of the EEF1 energy function to heterogeneous membrane-aqueous media is proposed. The extension consists of (a) development of solvation parameters for a nonpolar phase using experimental data for the transfer of amino acid side-chains from water to cyclohexane, (b) introduction of a heterogeneous membrane-aqueous system by making the reference solvation free energy of each atom dependent on the vertical coordinate, (c) a modification of the distance-dependent dielectric model to account for reduced screening of electrostatic interactions in the membrane, and (d) an adjustment of the EEF1 aqueous model in light of recent calculations of the potential of mean force between amino acid side-chains in water. The electrostatic model is adjusted to match experimental observations for polyalanine, polyleucine, and the glycophorin A dimer. The resulting energy function (IMM1) reproduces the preference of Trp and Tyr for the membrane interface, gives reasonable energies of insertion into or adsorption onto a membrane, and allows stable 1-ns MD simulations of the glycophorin A dimer. We find that the lowest-energy orientation of melittin in bilayers varies, depending on the thickness of the hydrocarbon layer.&quot;,&quot;archive_location&quot;:&quot;12833542&quot;,&quot;container-title&quot;:&quot;Proteins&quot;,&quot;DOI&quot;:&quot;10.1002/prot.10410&quot;,&quot;ISSN&quot;:&quot;1097-0134&quot;,&quot;issue&quot;:&quot;2&quot;,&quot;language&quot;:&quot;eng&quot;,&quot;page&quot;:&quot;176-92&quot;,&quot;title&quot;:&quot;Effective energy function for proteins in lipid membranes&quot;,&quot;volume&quot;:&quot;52&quot;,&quot;author&quot;:[{&quot;family&quot;:&quot;Lazaridis&quot;,&quot;given&quot;:&quot;T.&quot;}],&quot;issued&quot;:{&quot;date-parts&quot;:[[&quot;2003&quot;,8]]}}}],&quot;schema&quot;:&quot;https://github.com/citation-style-language/schema/raw/master/csl-citation.json&quot;} RNDiPnZQIVsZJ"/><text:span text:style-name="Default_20_Paragraph_20_Font"><text:span text:style-name="T1">(Lazaridis, 2003)</text:span></text:span><text:reference-mark-end text:name="ZOTERO_ITEM CSL_CITATION {&quot;citationID&quot;:&quot;A8D9lK1D&quot;,&quot;properties&quot;:{&quot;formattedCitation&quot;:&quot;(Lazaridis, 2003)&quot;,&quot;plainCitation&quot;:&quot;(Lazaridis, 2003)&quot;,&quot;noteIndex&quot;:0},&quot;citationItems&quot;:[{&quot;id&quot;:213,&quot;uris&quot;:[&quot;http://zotero.org/users/local/TWX8bpul/items/QI9P6T6R&quot;],&quot;itemData&quot;:{&quot;id&quot;:213,&quot;type&quot;:&quot;article-journal&quot;,&quot;abstract&quot;:&quot;A simple extension of the EEF1 energy function to heterogeneous membrane-aqueous media is proposed. The extension consists of (a) development of solvation parameters for a nonpolar phase using experimental data for the transfer of amino acid side-chains from water to cyclohexane, (b) introduction of a heterogeneous membrane-aqueous system by making the reference solvation free energy of each atom dependent on the vertical coordinate, (c) a modification of the distance-dependent dielectric model to account for reduced screening of electrostatic interactions in the membrane, and (d) an adjustment of the EEF1 aqueous model in light of recent calculations of the potential of mean force between amino acid side-chains in water. The electrostatic model is adjusted to match experimental observations for polyalanine, polyleucine, and the glycophorin A dimer. The resulting energy function (IMM1) reproduces the preference of Trp and Tyr for the membrane interface, gives reasonable energies of insertion into or adsorption onto a membrane, and allows stable 1-ns MD simulations of the glycophorin A dimer. We find that the lowest-energy orientation of melittin in bilayers varies, depending on the thickness of the hydrocarbon layer.&quot;,&quot;archive_location&quot;:&quot;12833542&quot;,&quot;container-title&quot;:&quot;Proteins&quot;,&quot;DOI&quot;:&quot;10.1002/prot.10410&quot;,&quot;ISSN&quot;:&quot;1097-0134&quot;,&quot;issue&quot;:&quot;2&quot;,&quot;language&quot;:&quot;eng&quot;,&quot;page&quot;:&quot;176-92&quot;,&quot;title&quot;:&quot;Effective energy function for proteins in lipid membranes&quot;,&quot;volume&quot;:&quot;52&quot;,&quot;author&quot;:[{&quot;family&quot;:&quot;Lazaridis&quot;,&quot;given&quot;:&quot;T.&quot;}],&quot;issued&quot;:{&quot;date-parts&quot;:[[&quot;2003&quot;,8]]}}}],&quot;schema&quot;:&quot;https://github.com/citation-style-language/schema/raw/master/csl-citation.json&quot;} RNDiPnZQIVsZJ"/><text:span text:style-name="Default_20_Paragraph_20_Font"><text:span text:style-name="T1">.</text:span></text:span></text:p>
      <text:p text:style-name="First_20_line_20_indent"><text:span text:style-name="Default_20_Paragraph_20_Font"><text:span text:style-name="T37">To control in part for the possibility that some of the constructs would associate through a different interface than their design,</text:span></text:span><text:span text:style-name="Default_20_Paragraph_20_Font"><text:span text:style-name="T1"> </text:span></text:span><text:span text:style-name="Default_20_Paragraph_20_Font"><text:span text:style-name="T38">we designed mutations at </text:span></text:span><text:span text:style-name="Default_20_Paragraph_20_Font"><text:span text:style-name="T1">position</text:span></text:span><text:span text:style-name="Default_20_Paragraph_20_Font"><text:span text:style-name="T78">s</text:span></text:span><text:span text:style-name="Default_20_Paragraph_20_Font"><text:span text:style-name="T1"> </text:span></text:span><text:span text:style-name="Default_20_Paragraph_20_Font"><text:span text:style-name="T14">expected to</text:span></text:span><text:span text:style-name="Default_20_Paragraph_20_Font"><text:span text:style-name="T1"> disrupt association of the given structure. For each of these designs, </text:span></text:span><text:span text:style-name="Default_20_Paragraph_20_Font"><text:span text:style-name="T14">an</text:span></text:span><text:span text:style-name="Default_20_Paragraph_20_Font"><text:span text:style-name="T1"> interfacial </text:span></text:span><text:span text:style-name="Default_20_Paragraph_20_Font"><text:span text:style-name="T14">position </text:span></text:span><text:span text:style-name="Default_20_Paragraph_20_Font"><text:span text:style-name="T78">was mutated</text:span></text:span><text:span text:style-name="Default_20_Paragraph_20_Font"><text:span text:style-name="T1"> either </text:span></text:span><text:span text:style-name="Default_20_Paragraph_20_Font"><text:span text:style-name="T38">small-to-large (</text:span></text:span><text:span text:style-name="Default_20_Paragraph_20_Font"><text:span text:style-name="T1">isoleucine</text:span></text:span><text:span text:style-name="Default_20_Paragraph_20_Font"><text:span text:style-name="T38">)</text:span></text:span><text:span text:style-name="Default_20_Paragraph_20_Font"><text:span text:style-name="T1"> or </text:span></text:span><text:span text:style-name="Default_20_Paragraph_20_Font"><text:span text:style-name="T38">large-to-small</text:span></text:span><text:span text:style-name="Default_20_Paragraph_20_Font"><text:span text:style-name="T1"> </text:span></text:span><text:span text:style-name="Default_20_Paragraph_20_Font"><text:span text:style-name="T38">(</text:span></text:span><text:span text:style-name="Default_20_Paragraph_20_Font"><text:span text:style-name="T1">al</text:span></text:span><text:span text:style-name="Default_20_Paragraph_20_Font">anine</text:span><text:span text:style-name="Default_20_Paragraph_20_Font"><text:span text:style-name="T201">)</text:span></text:span><text:span text:style-name="Default_20_Paragraph_20_Font"> (</text:span><text:span text:style-name="Figure_20_in_20_text">Fig. PRIMARY_DATASETa</text:span><text:span text:style-name="Default_20_Paragraph_20_Font">). </text:span><text:span text:style-name="Default_20_Paragraph_20_Font"><text:span text:style-name="T38">The</text:span></text:span><text:span text:style-name="Default_20_Paragraph_20_Font"><text:span text:style-name="T4"> isoleucine </text:span></text:span><text:span text:style-name="Default_20_Paragraph_20_Font"><text:span text:style-name="T38">mutants were designed to create</text:span></text:span><text:span text:style-name="Default_20_Paragraph_20_Font"><text:span text:style-name="T1"> significant </text:span></text:span><text:span text:style-name="Default_20_Paragraph_20_Font"><text:span text:style-name="T4">clashes </text:span></text:span><text:span text:style-name="Default_20_Paragraph_20_Font"><text:span text:style-name="T14">within the structure </text:span></text:span><text:span text:style-name="Default_20_Paragraph_20_Font"><text:span text:style-name="T56">(“Clash mutants”)</text:span></text:span><text:span text:style-name="Default_20_Paragraph_20_Font"><text:span text:style-name="T4">, </text:span></text:span><text:span text:style-name="Default_20_Paragraph_20_Font"><text:span text:style-name="T38">whereas the</text:span></text:span><text:span text:style-name="Default_20_Paragraph_20_Font"><text:span text:style-name="T4"> a</text:span></text:span><text:span text:style-name="Default_20_Paragraph_20_Font"><text:span text:style-name="T1">lanine </text:span></text:span><text:span text:style-name="Default_20_Paragraph_20_Font"><text:span text:style-name="T38">mutations (</text:span></text:span><text:span text:style-name="Default_20_Paragraph_20_Font"><text:span text:style-name="T4">”</text:span></text:span><text:span text:style-name="Default_20_Paragraph_20_Font"><text:span text:style-name="T56">Large→Ala”</text:span></text:span><text:span text:style-name="Default_20_Paragraph_20_Font"><text:span text:style-name="T38">) were designed to </text:span></text:span><text:span text:style-name="Default_20_Paragraph_20_Font"><text:span text:style-name="T14">produces</text:span></text:span><text:span text:style-name="Default_20_Paragraph_20_Font"><text:span text:style-name="T1"> a </text:span></text:span><text:span text:style-name="Default_20_Paragraph_20_Font"><text:span text:style-name="T38">significant</text:span></text:span><text:span text:style-name="Default_20_Paragraph_20_Font"><text:span text:style-name="T1"> </text:span></text:span><text:span text:style-name="Default_20_Paragraph_20_Font"><text:span text:style-name="T56">reduction of </text:span></text:span><text:span text:style-name="Default_20_Paragraph_20_Font"><text:span text:style-name="T38">packing</text:span></text:span><text:span text:style-name="Default_20_Paragraph_20_Font"><text:span text:style-name="T1"> at the helix-helix interface. </text:span></text:span><text:span text:style-name="Default_20_Paragraph_20_Font"><text:span text:style-name="T2">Both </text:span></text:span><text:span text:style-name="Default_20_Paragraph_20_Font"><text:span text:style-name="T56">C</text:span></text:span><text:span text:style-name="Default_20_Paragraph_20_Font"><text:span text:style-name="T2">lash and </text:span></text:span><text:span text:style-name="Default_20_Paragraph_20_Font"><text:span text:style-name="T56">Large→Ala</text:span></text:span><text:span text:style-name="Default_20_Paragraph_20_Font"><text:span text:style-name="T2"> mutants</text:span></text:span><text:span text:style-name="Default_20_Paragraph_20_Font"><text:span text:style-name="T1"> </text:span></text:span><text:span text:style-name="Default_20_Paragraph_20_Font"><text:span text:style-name="T2">were expected</text:span></text:span><text:span text:style-name="Default_20_Paragraph_20_Font"><text:span text:style-name="T1"> </text:span></text:span><text:span text:style-name="Default_20_Paragraph_20_Font"><text:span text:style-name="T4">to </text:span></text:span><text:soft-page-break/><text:span text:style-name="Default_20_Paragraph_20_Font"><text:span text:style-name="T1">decrease association, </text:span></text:span><text:span text:style-name="Default_20_Paragraph_20_Font"><text:span text:style-name="T2">with </text:span></text:span><text:span text:style-name="Default_20_Paragraph_20_Font"><text:span text:style-name="T56">C</text:span></text:span><text:span text:style-name="Default_20_Paragraph_20_Font"><text:span text:style-name="T2">lash mutants expected to result in drastic decreases as in previous studies </text:span></text:span><text:reference-mark-start text:name="ZOTERO_ITEM CSL_CITATION {&quot;citationID&quot;:&quot;TNMJwajb&quot;,&quot;properties&quot;:{&quot;formattedCitation&quot;:&quot;(Khadria et al., 2014; LaPointe et al., 2013; Lawrie et al., 2010; Wei et al., 2011, 2013)&quot;,&quot;plainCitation&quot;:&quot;(Khadria et al., 2014; LaPointe et al., 2013; Lawrie et al., 2010; Wei et al., 2011, 2013)&quot;,&quot;noteIndex&quot;:0},&quot;citationItems&quot;:[{&quot;id&quot;:394,&quot;uris&quot;:[&quot;http://zotero.org/users/local/TWX8bpul/items/BTPXLISK&quot;],&quot;itemData&quot;:{&quot;id&quot;:394,&quot;type&quot;:&quot;article-journal&quot;,&quot;abstract&quot;:&quot;Interactions between α-helices within the hydrophobic environment of lipid bilayers are integral to the folding and function of transmembrane proteins; however, the major forces that mediate these interactions remain debated, and our ability to predict these interactions is still largely untested. We recently demonstrated that the frequent transmembrane association motif GASright, the GxxxG-containing fold of the glycophorin A dimer, is optimal for the formation of extended networks of Cα–H hydrogen bonds, supporting the hypothesis that these bonds are major contributors to association. We also found that optimization of Cα–H hydrogen bonding and interhelical packing is sufficient to computationally predict the structure of known GASright dimers at near atomic level. Here, we demonstrate that this computational method can be used to characterize the structure of a protein not previously known to dimerize, by predicting and validating the transmembrane dimer of ADCK3, a mitochondrial kinase. ADCK3 is involved in the biosynthesis of the redox active lipid, ubiquinone, and human ADCK3 mutations cause a cerebellar ataxia associated with ubiquinone deficiency, but the biochemical functions of ADCK3 remain largely undefined. Our experimental analyses show that the transmembrane helix of ADCK3 oligomerizes, with an interface based on an extended Gly-zipper motif, as predicted by our models. The data provide strong evidence for the hypothesis that optimization of Cα–H hydrogen bonding is an important factor in the association of transmembrane helices. This work also provides a structural foundation for investigating the role of transmembrane association in regulating the biological activity of ADCK3.&quot;,&quot;container-title&quot;:&quot;Journal of the American Chemical Society&quot;,&quot;DOI&quot;:&quot;10.1021/ja505017f&quot;,&quot;ISSN&quot;:&quot;0002-7863&quot;,&quot;issue&quot;:&quot;40&quot;,&quot;journalAbbreviation&quot;:&quot;J. Am. Chem. Soc.&quot;,&quot;note&quot;:&quot;publisher: American Chemical Society&quot;,&quot;page&quot;:&quot;14068-14077&quot;,&quot;source&quot;:&quot;ACS Publications&quot;,&quot;title&quot;:&quot;A Gly-Zipper Motif Mediates Homodimerization of the Transmembrane Domain of the Mitochondrial Kinase ADCK3&quot;,&quot;volume&quot;:&quot;136&quot;,&quot;author&quot;:[{&quot;family&quot;:&quot;Khadria&quot;,&quot;given&quot;:&quot;Ambalika S.&quot;},{&quot;family&quot;:&quot;Mueller&quot;,&quot;given&quot;:&quot;Benjamin K.&quot;},{&quot;family&quot;:&quot;Stefely&quot;,&quot;given&quot;:&quot;Jonathan A.&quot;},{&quot;family&quot;:&quot;Tan&quot;,&quot;given&quot;:&quot;Chin Huat&quot;},{&quot;family&quot;:&quot;Pagliarini&quot;,&quot;given&quot;:&quot;David J.&quot;},{&quot;family&quot;:&quot;Senes&quot;,&quot;given&quot;:&quot;Alessandro&quot;}],&quot;issued&quot;:{&quot;date-parts&quot;:[[&quot;2014&quot;,10,8]]}}},{&quot;id&quot;:396,&quot;uris&quot;:[&quot;http://zotero.org/users/local/TWX8bpul/items/DFAALZ86&quot;],&quot;itemData&quot;:{&quot;id&quot;:396,&quot;type&quot;:&quot;article-journal&quot;,&quot;abstract&quot;:&quot;We report the first structural analysis of an integral membrane protein of the bacterial divisome. FtsB is a single-pass membrane protein with a periplasmic coiled coil. Its heterologous association with its partner FtsL represents an essential event for the recruitment of the late components to the division site. Using a combination of mutagenesis, computational modeling, and X-ray crystallography, we determined that FtsB self-associates, and we investigated its structural organization. We found that the transmembrane domain of FtsB homo-oligomerizes through an evolutionarily conserved interaction interface where a polar residue (Gln 16) plays a critical role through the formation of an interhelical hydrogen bond. The crystal structure of the periplasmic domain, solved as a fusion with Gp7, shows that 30 juxta-membrane amino acids of FtsB form a canonical coiled coil. The presence of conserved Gly residue in the linker region suggests that flexibility between the transmembrane and coiled coil domains is functionally important. We hypothesize that the transmembrane helices of FtsB form a stable dimeric core for its association with FtsL into a higher-order oligomer and that FtsL is required to stabilize the periplasmic domain of FtsB, leading to the formation of a complex that is competent for binding to FtsQ, and to their consequent recruitment to the divisome. The study provides an experimentally validated structural model and identifies point mutations that disrupt association, thereby establishing important groundwork for the functional characterization of FtsB in vivo.&quot;,&quot;container-title&quot;:&quot;Biochemistry&quot;,&quot;DOI&quot;:&quot;10.1021/bi400222r&quot;,&quot;ISSN&quot;:&quot;0006-2960&quot;,&quot;issue&quot;:&quot;15&quot;,&quot;journalAbbreviation&quot;:&quot;Biochemistry&quot;,&quot;note&quot;:&quot;publisher: American Chemical Society&quot;,&quot;page&quot;:&quot;2574-2585&quot;,&quot;source&quot;:&quot;ACS Publications&quot;,&quot;title&quot;:&quot;Structural Organization of FtsB, a Transmembrane Protein of the Bacterial Divisome&quot;,&quot;volume&quot;:&quot;52&quot;,&quot;author&quot;:[{&quot;family&quot;:&quot;LaPointe&quot;,&quot;given&quot;:&quot;Loren M.&quot;},{&quot;family&quot;:&quot;Taylor&quot;,&quot;given&quot;:&quot;Keenan C.&quot;},{&quot;family&quot;:&quot;Subramaniam&quot;,&quot;given&quot;:&quot;Sabareesh&quot;},{&quot;family&quot;:&quot;Khadria&quot;,&quot;given&quot;:&quot;Ambalika&quot;},{&quot;family&quot;:&quot;Rayment&quot;,&quot;given&quot;:&quot;Ivan&quot;},{&quot;family&quot;:&quot;Senes&quot;,&quot;given&quot;:&quot;Alessandro&quot;}],&quot;issued&quot;:{&quot;date-parts&quot;:[[&quot;2013&quot;,4,16]]}}},{&quot;id&quot;:393,&quot;uris&quot;:[&quot;http://zotero.org/users/local/TWX8bpul/items/JQ4MDYJL&quot;],&quot;itemData&quot;:{&quot;id&quot;:393,&quot;type&quot;:&quot;article-journal&quot;,&quot;abstract&quot;:&quot;We determined the sequence dependence of human BNIP3 transmembrane domain dimerization using the biological assay TOXCAT. Mutants in which intermonomer hydrogen bonds between Ser172 and His173 are abolished show moderate interaction, indicating that side-chain hydrogen bonds contribute to dimer stability but are not essential to dimerization. Mutants in which a GxxxG motif composed of Gly180 and Gly184 has been abolished show little or no interaction, demonstrating the critical nature of the GxxxG motif to BNIP3 dimerization. These findings show that side-chain hydrogen bonds can enhance the intrinsic dimerization of a GxxxG motif and that sequence context can control how hydrogen bonds influence helix–helix interactions in membranes. The dimer interface mapped by TOXCAT mutagenesis agrees closely with the interfaces observed in the NMR structure and inferred from mutational analysis of dimerization on SDS-PAGE, showing that the native dimer structure is retained in detergents. We show that TOXCAT and SDS-PAGE give complementary and consistent information about BNIP3 transmembrane domain dimerization: TOXCAT is insensitive to mutations that have modest effects on self-association in detergents but readily discriminates among mutations that completely disrupt detergent-resistant dimerization. The close agreement between conclusions reached from TOXCAT and SDS-PAGE data for BNIP3 suggests that accurate estimates of the relative effects of mutations on native-state protein–protein interactions can be obtained even when the detergent environment is strongly disruptive.&quot;,&quot;container-title&quot;:&quot;Journal of Molecular Biology&quot;,&quot;DOI&quot;:&quot;10.1016/j.jmb.2009.12.023&quot;,&quot;ISSN&quot;:&quot;0022-2836&quot;,&quot;issue&quot;:&quot;4&quot;,&quot;journalAbbreviation&quot;:&quot;Journal of Molecular Biology&quot;,&quot;page&quot;:&quot;924-936&quot;,&quot;title&quot;:&quot;Intermonomer Hydrogen Bonds Enhance GxxxG-Driven Dimerization of the BNIP3 Transmembrane Domain: Roles for Sequence Context in Helix–Helix Association in Membranes&quot;,&quot;volume&quot;:&quot;396&quot;,&quot;author&quot;:[{&quot;family&quot;:&quot;Lawrie&quot;,&quot;given&quot;:&quot;Charles M.&quot;},{&quot;family&quot;:&quot;Sulistijo&quot;,&quot;given&quot;:&quot;Endah S.&quot;},{&quot;family&quot;:&quot;MacKenzie&quot;,&quot;given&quot;:&quot;Kevin R.&quot;}],&quot;issued&quot;:{&quot;date-parts&quot;:[[&quot;2010&quot;,3,5]]}}},{&quot;id&quot;:401,&quot;uris&quot;:[&quot;http://zotero.org/users/local/TWX8bpul/items/RWFJU6ZK&quot;],&quot;itemData&quot;:{&quot;id&quot;:401,&quot;type&quot;:&quot;article-journal&quot;,&quot;abstract&quot;:&quot;Experiments with the transmembrane (TM) domains of the glycoprotein (GP) Ib-IX complex have indicated that the associations between the TM domains of these subunits play an important role in the proper assembly of the complex. As a first step toward understanding these associations, we previously found that the Ibβ TM domain dimerized strongly in Escherichia coli cell membranes and led to Ibβ TM-CYTO (cytoplasmic domain) dimerization in the SDS-PAGE assay, while neither Ibα nor IX TM-CYTO was able to dimerize. In this study, we used the TOXCAT assay to probe the Ibβ TM domain dimerization interface by Ala- and Leu-scanning mutagenesis. Our results show that this interface is based on a leucine zipper-like heptad repeat pattern of amino acids. Mutating either one of polar residues Gln129 or His139 to Leu or Ala disrupted Ibβ TM dimerization dramatically, indicating that polar residues might form part of the leucine zipper-based dimerization interface. Furthermore, these specific mutational effects in the TOXCAT assay were confirmed in the thiol-disulfide exchange and SDS-PAGE assays. The computational modeling studies further revealed that the most likely leucine zipper interface involves hydrogen bonding of Gln129 and electrostatic interaction of the His139 side chain. Correlation of computer modeling results with experimental mutagenesis studies on the Ibβ TM domain may provide insights for understanding the role of the association of TM domains on the assembly of GP Ib-IX complex.&quot;,&quot;container-title&quot;:&quot;Protein Science&quot;,&quot;DOI&quot;:&quot;10.1002/pro.713&quot;,&quot;ISSN&quot;:&quot;1469-896X&quot;,&quot;issue&quot;:&quot;11&quot;,&quot;language&quot;:&quot;en&quot;,&quot;note&quot;:&quot;_eprint: https://onlinelibrary.wiley.com/doi/pdf/10.1002/pro.713&quot;,&quot;page&quot;:&quot;1814-1823&quot;,&quot;source&quot;:&quot;Wiley Online Library&quot;,&quot;title&quot;:&quot;The dimerization interface of the glycoprotein Ibβ transmembrane domain corresponds to polar residues within a leucine zipper motif&quot;,&quot;volume&quot;:&quot;20&quot;,&quot;author&quot;:[{&quot;family&quot;:&quot;Wei&quot;,&quot;given&quot;:&quot;Peng&quot;},{&quot;family&quot;:&quot;Liu&quot;,&quot;given&quot;:&quot;Xin&quot;},{&quot;family&quot;:&quot;Hu&quot;,&quot;given&quot;:&quot;Miao-Hui&quot;},{&quot;family&quot;:&quot;Zuo&quot;,&quot;given&quot;:&quot;Li-Min&quot;},{&quot;family&quot;:&quot;Kai&quot;,&quot;given&quot;:&quot;Ming&quot;},{&quot;family&quot;:&quot;Wang&quot;,&quot;given&quot;:&quot;Rui&quot;},{&quot;family&quot;:&quot;Luo&quot;,&quot;given&quot;:&quot;Shi-Zhong&quot;}],&quot;issued&quot;:{&quot;date-parts&quot;:[[&quot;2011&quot;]]}}},{&quot;id&quot;:398,&quot;uris&quot;:[&quot;http://zotero.org/users/local/TWX8bpul/items/VM4EX3QD&quot;],&quot;itemData&quot;:{&quot;id&quot;:398,&quot;type&quot;:&quot;article-journal&quot;,&quot;abstract&quot;:&quot;Dimerization of the transmembrane (TM) adaptor protein DAP12 plays a key role in mediating activation signals through TM-TM association with cell-surface receptors. Herein, we apply the TOXCAT assay and molecular dynamics simulation to analyze dynamics and dimerization of the TM helix of DAP12 in the membrane bilayer. In the TOXCAT assay, we performed site-specific mutagenesis of potential dimerization motifs in the DAP12 TM domain. Instead of the common GxxxG dimerization motif, mutating either of the polar residues Asp-50 and Thr-54 significantly decreased the TOXCAT signal for the dimerization of DAP12 TM domain. Furthermore, through the conformational difference between wild-type and mutant DAP12 TM homodimers, a combined coarse-grained and atomistic molecular dynamics simulation has identified both Asp-50 and Thr-54 at the dimerization interface. The experimental and computational results of the DAP12 TM dimer are in excellent agreement with the previously reported NMR structure obtained in detergent micelles. Such a combination of dynamics simulation and cell-based experiments can be applied to produce insights at the molecular level into the TM-TM association of many other transmembrane proteins.&quot;,&quot;container-title&quot;:&quot;Biophysical Journal&quot;,&quot;DOI&quot;:&quot;10.1016/j.bpj.2013.01.054&quot;,&quot;ISSN&quot;:&quot;0006-3495&quot;,&quot;issue&quot;:&quot;7&quot;,&quot;journalAbbreviation&quot;:&quot;Biophysical Journal&quot;,&quot;page&quot;:&quot;1435-1444&quot;,&quot;source&quot;:&quot;ScienceDirect&quot;,&quot;title&quot;:&quot;The Association of Polar Residues in the DAP12 homodimer: TOXCAT and Molecular Dynamics Simulation Studies&quot;,&quot;title-short&quot;:&quot;The Association of Polar Residues in the DAP12 homodimer&quot;,&quot;volume&quot;:&quot;104&quot;,&quot;author&quot;:[{&quot;family&quot;:&quot;Wei&quot;,&quot;given&quot;:&quot;Peng&quot;},{&quot;family&quot;:&quot;Zheng&quot;,&quot;given&quot;:&quot;Bo-Kai&quot;},{&quot;family&quot;:&quot;Guo&quot;,&quot;given&quot;:&quot;Peng-Ru&quot;},{&quot;family&quot;:&quot;Kawakami&quot;,&quot;given&quot;:&quot;Toru&quot;},{&quot;family&quot;:&quot;Luo&quot;,&quot;given&quot;:&quot;Shi-Zhong&quot;}],&quot;issued&quot;:{&quot;date-parts&quot;:[[&quot;2013&quot;,4,2]]}}}],&quot;schema&quot;:&quot;https://github.com/citation-style-language/schema/raw/master/csl-citation.json&quot;} RNDD3cwwPIOs9"/><text:span text:style-name="Default_20_Paragraph_20_Font"><text:span text:style-name="T2">(Khadria et al., 2014; LaPointe et al., 2013; Lawrie et al., 2010; Wei et al., 2011, 2013)</text:span></text:span><text:reference-mark-end text:name="ZOTERO_ITEM CSL_CITATION {&quot;citationID&quot;:&quot;TNMJwajb&quot;,&quot;properties&quot;:{&quot;formattedCitation&quot;:&quot;(Khadria et al., 2014; LaPointe et al., 2013; Lawrie et al., 2010; Wei et al., 2011, 2013)&quot;,&quot;plainCitation&quot;:&quot;(Khadria et al., 2014; LaPointe et al., 2013; Lawrie et al., 2010; Wei et al., 2011, 2013)&quot;,&quot;noteIndex&quot;:0},&quot;citationItems&quot;:[{&quot;id&quot;:394,&quot;uris&quot;:[&quot;http://zotero.org/users/local/TWX8bpul/items/BTPXLISK&quot;],&quot;itemData&quot;:{&quot;id&quot;:394,&quot;type&quot;:&quot;article-journal&quot;,&quot;abstract&quot;:&quot;Interactions between α-helices within the hydrophobic environment of lipid bilayers are integral to the folding and function of transmembrane proteins; however, the major forces that mediate these interactions remain debated, and our ability to predict these interactions is still largely untested. We recently demonstrated that the frequent transmembrane association motif GASright, the GxxxG-containing fold of the glycophorin A dimer, is optimal for the formation of extended networks of Cα–H hydrogen bonds, supporting the hypothesis that these bonds are major contributors to association. We also found that optimization of Cα–H hydrogen bonding and interhelical packing is sufficient to computationally predict the structure of known GASright dimers at near atomic level. Here, we demonstrate that this computational method can be used to characterize the structure of a protein not previously known to dimerize, by predicting and validating the transmembrane dimer of ADCK3, a mitochondrial kinase. ADCK3 is involved in the biosynthesis of the redox active lipid, ubiquinone, and human ADCK3 mutations cause a cerebellar ataxia associated with ubiquinone deficiency, but the biochemical functions of ADCK3 remain largely undefined. Our experimental analyses show that the transmembrane helix of ADCK3 oligomerizes, with an interface based on an extended Gly-zipper motif, as predicted by our models. The data provide strong evidence for the hypothesis that optimization of Cα–H hydrogen bonding is an important factor in the association of transmembrane helices. This work also provides a structural foundation for investigating the role of transmembrane association in regulating the biological activity of ADCK3.&quot;,&quot;container-title&quot;:&quot;Journal of the American Chemical Society&quot;,&quot;DOI&quot;:&quot;10.1021/ja505017f&quot;,&quot;ISSN&quot;:&quot;0002-7863&quot;,&quot;issue&quot;:&quot;40&quot;,&quot;journalAbbreviation&quot;:&quot;J. Am. Chem. Soc.&quot;,&quot;note&quot;:&quot;publisher: American Chemical Society&quot;,&quot;page&quot;:&quot;14068-14077&quot;,&quot;source&quot;:&quot;ACS Publications&quot;,&quot;title&quot;:&quot;A Gly-Zipper Motif Mediates Homodimerization of the Transmembrane Domain of the Mitochondrial Kinase ADCK3&quot;,&quot;volume&quot;:&quot;136&quot;,&quot;author&quot;:[{&quot;family&quot;:&quot;Khadria&quot;,&quot;given&quot;:&quot;Ambalika S.&quot;},{&quot;family&quot;:&quot;Mueller&quot;,&quot;given&quot;:&quot;Benjamin K.&quot;},{&quot;family&quot;:&quot;Stefely&quot;,&quot;given&quot;:&quot;Jonathan A.&quot;},{&quot;family&quot;:&quot;Tan&quot;,&quot;given&quot;:&quot;Chin Huat&quot;},{&quot;family&quot;:&quot;Pagliarini&quot;,&quot;given&quot;:&quot;David J.&quot;},{&quot;family&quot;:&quot;Senes&quot;,&quot;given&quot;:&quot;Alessandro&quot;}],&quot;issued&quot;:{&quot;date-parts&quot;:[[&quot;2014&quot;,10,8]]}}},{&quot;id&quot;:396,&quot;uris&quot;:[&quot;http://zotero.org/users/local/TWX8bpul/items/DFAALZ86&quot;],&quot;itemData&quot;:{&quot;id&quot;:396,&quot;type&quot;:&quot;article-journal&quot;,&quot;abstract&quot;:&quot;We report the first structural analysis of an integral membrane protein of the bacterial divisome. FtsB is a single-pass membrane protein with a periplasmic coiled coil. Its heterologous association with its partner FtsL represents an essential event for the recruitment of the late components to the division site. Using a combination of mutagenesis, computational modeling, and X-ray crystallography, we determined that FtsB self-associates, and we investigated its structural organization. We found that the transmembrane domain of FtsB homo-oligomerizes through an evolutionarily conserved interaction interface where a polar residue (Gln 16) plays a critical role through the formation of an interhelical hydrogen bond. The crystal structure of the periplasmic domain, solved as a fusion with Gp7, shows that 30 juxta-membrane amino acids of FtsB form a canonical coiled coil. The presence of conserved Gly residue in the linker region suggests that flexibility between the transmembrane and coiled coil domains is functionally important. We hypothesize that the transmembrane helices of FtsB form a stable dimeric core for its association with FtsL into a higher-order oligomer and that FtsL is required to stabilize the periplasmic domain of FtsB, leading to the formation of a complex that is competent for binding to FtsQ, and to their consequent recruitment to the divisome. The study provides an experimentally validated structural model and identifies point mutations that disrupt association, thereby establishing important groundwork for the functional characterization of FtsB in vivo.&quot;,&quot;container-title&quot;:&quot;Biochemistry&quot;,&quot;DOI&quot;:&quot;10.1021/bi400222r&quot;,&quot;ISSN&quot;:&quot;0006-2960&quot;,&quot;issue&quot;:&quot;15&quot;,&quot;journalAbbreviation&quot;:&quot;Biochemistry&quot;,&quot;note&quot;:&quot;publisher: American Chemical Society&quot;,&quot;page&quot;:&quot;2574-2585&quot;,&quot;source&quot;:&quot;ACS Publications&quot;,&quot;title&quot;:&quot;Structural Organization of FtsB, a Transmembrane Protein of the Bacterial Divisome&quot;,&quot;volume&quot;:&quot;52&quot;,&quot;author&quot;:[{&quot;family&quot;:&quot;LaPointe&quot;,&quot;given&quot;:&quot;Loren M.&quot;},{&quot;family&quot;:&quot;Taylor&quot;,&quot;given&quot;:&quot;Keenan C.&quot;},{&quot;family&quot;:&quot;Subramaniam&quot;,&quot;given&quot;:&quot;Sabareesh&quot;},{&quot;family&quot;:&quot;Khadria&quot;,&quot;given&quot;:&quot;Ambalika&quot;},{&quot;family&quot;:&quot;Rayment&quot;,&quot;given&quot;:&quot;Ivan&quot;},{&quot;family&quot;:&quot;Senes&quot;,&quot;given&quot;:&quot;Alessandro&quot;}],&quot;issued&quot;:{&quot;date-parts&quot;:[[&quot;2013&quot;,4,16]]}}},{&quot;id&quot;:393,&quot;uris&quot;:[&quot;http://zotero.org/users/local/TWX8bpul/items/JQ4MDYJL&quot;],&quot;itemData&quot;:{&quot;id&quot;:393,&quot;type&quot;:&quot;article-journal&quot;,&quot;abstract&quot;:&quot;We determined the sequence dependence of human BNIP3 transmembrane domain dimerization using the biological assay TOXCAT. Mutants in which intermonomer hydrogen bonds between Ser172 and His173 are abolished show moderate interaction, indicating that side-chain hydrogen bonds contribute to dimer stability but are not essential to dimerization. Mutants in which a GxxxG motif composed of Gly180 and Gly184 has been abolished show little or no interaction, demonstrating the critical nature of the GxxxG motif to BNIP3 dimerization. These findings show that side-chain hydrogen bonds can enhance the intrinsic dimerization of a GxxxG motif and that sequence context can control how hydrogen bonds influence helix–helix interactions in membranes. The dimer interface mapped by TOXCAT mutagenesis agrees closely with the interfaces observed in the NMR structure and inferred from mutational analysis of dimerization on SDS-PAGE, showing that the native dimer structure is retained in detergents. We show that TOXCAT and SDS-PAGE give complementary and consistent information about BNIP3 transmembrane domain dimerization: TOXCAT is insensitive to mutations that have modest effects on self-association in detergents but readily discriminates among mutations that completely disrupt detergent-resistant dimerization. The close agreement between conclusions reached from TOXCAT and SDS-PAGE data for BNIP3 suggests that accurate estimates of the relative effects of mutations on native-state protein–protein interactions can be obtained even when the detergent environment is strongly disruptive.&quot;,&quot;container-title&quot;:&quot;Journal of Molecular Biology&quot;,&quot;DOI&quot;:&quot;10.1016/j.jmb.2009.12.023&quot;,&quot;ISSN&quot;:&quot;0022-2836&quot;,&quot;issue&quot;:&quot;4&quot;,&quot;journalAbbreviation&quot;:&quot;Journal of Molecular Biology&quot;,&quot;page&quot;:&quot;924-936&quot;,&quot;title&quot;:&quot;Intermonomer Hydrogen Bonds Enhance GxxxG-Driven Dimerization of the BNIP3 Transmembrane Domain: Roles for Sequence Context in Helix–Helix Association in Membranes&quot;,&quot;volume&quot;:&quot;396&quot;,&quot;author&quot;:[{&quot;family&quot;:&quot;Lawrie&quot;,&quot;given&quot;:&quot;Charles M.&quot;},{&quot;family&quot;:&quot;Sulistijo&quot;,&quot;given&quot;:&quot;Endah S.&quot;},{&quot;family&quot;:&quot;MacKenzie&quot;,&quot;given&quot;:&quot;Kevin R.&quot;}],&quot;issued&quot;:{&quot;date-parts&quot;:[[&quot;2010&quot;,3,5]]}}},{&quot;id&quot;:401,&quot;uris&quot;:[&quot;http://zotero.org/users/local/TWX8bpul/items/RWFJU6ZK&quot;],&quot;itemData&quot;:{&quot;id&quot;:401,&quot;type&quot;:&quot;article-journal&quot;,&quot;abstract&quot;:&quot;Experiments with the transmembrane (TM) domains of the glycoprotein (GP) Ib-IX complex have indicated that the associations between the TM domains of these subunits play an important role in the proper assembly of the complex. As a first step toward understanding these associations, we previously found that the Ibβ TM domain dimerized strongly in Escherichia coli cell membranes and led to Ibβ TM-CYTO (cytoplasmic domain) dimerization in the SDS-PAGE assay, while neither Ibα nor IX TM-CYTO was able to dimerize. In this study, we used the TOXCAT assay to probe the Ibβ TM domain dimerization interface by Ala- and Leu-scanning mutagenesis. Our results show that this interface is based on a leucine zipper-like heptad repeat pattern of amino acids. Mutating either one of polar residues Gln129 or His139 to Leu or Ala disrupted Ibβ TM dimerization dramatically, indicating that polar residues might form part of the leucine zipper-based dimerization interface. Furthermore, these specific mutational effects in the TOXCAT assay were confirmed in the thiol-disulfide exchange and SDS-PAGE assays. The computational modeling studies further revealed that the most likely leucine zipper interface involves hydrogen bonding of Gln129 and electrostatic interaction of the His139 side chain. Correlation of computer modeling results with experimental mutagenesis studies on the Ibβ TM domain may provide insights for understanding the role of the association of TM domains on the assembly of GP Ib-IX complex.&quot;,&quot;container-title&quot;:&quot;Protein Science&quot;,&quot;DOI&quot;:&quot;10.1002/pro.713&quot;,&quot;ISSN&quot;:&quot;1469-896X&quot;,&quot;issue&quot;:&quot;11&quot;,&quot;language&quot;:&quot;en&quot;,&quot;note&quot;:&quot;_eprint: https://onlinelibrary.wiley.com/doi/pdf/10.1002/pro.713&quot;,&quot;page&quot;:&quot;1814-1823&quot;,&quot;source&quot;:&quot;Wiley Online Library&quot;,&quot;title&quot;:&quot;The dimerization interface of the glycoprotein Ibβ transmembrane domain corresponds to polar residues within a leucine zipper motif&quot;,&quot;volume&quot;:&quot;20&quot;,&quot;author&quot;:[{&quot;family&quot;:&quot;Wei&quot;,&quot;given&quot;:&quot;Peng&quot;},{&quot;family&quot;:&quot;Liu&quot;,&quot;given&quot;:&quot;Xin&quot;},{&quot;family&quot;:&quot;Hu&quot;,&quot;given&quot;:&quot;Miao-Hui&quot;},{&quot;family&quot;:&quot;Zuo&quot;,&quot;given&quot;:&quot;Li-Min&quot;},{&quot;family&quot;:&quot;Kai&quot;,&quot;given&quot;:&quot;Ming&quot;},{&quot;family&quot;:&quot;Wang&quot;,&quot;given&quot;:&quot;Rui&quot;},{&quot;family&quot;:&quot;Luo&quot;,&quot;given&quot;:&quot;Shi-Zhong&quot;}],&quot;issued&quot;:{&quot;date-parts&quot;:[[&quot;2011&quot;]]}}},{&quot;id&quot;:398,&quot;uris&quot;:[&quot;http://zotero.org/users/local/TWX8bpul/items/VM4EX3QD&quot;],&quot;itemData&quot;:{&quot;id&quot;:398,&quot;type&quot;:&quot;article-journal&quot;,&quot;abstract&quot;:&quot;Dimerization of the transmembrane (TM) adaptor protein DAP12 plays a key role in mediating activation signals through TM-TM association with cell-surface receptors. Herein, we apply the TOXCAT assay and molecular dynamics simulation to analyze dynamics and dimerization of the TM helix of DAP12 in the membrane bilayer. In the TOXCAT assay, we performed site-specific mutagenesis of potential dimerization motifs in the DAP12 TM domain. Instead of the common GxxxG dimerization motif, mutating either of the polar residues Asp-50 and Thr-54 significantly decreased the TOXCAT signal for the dimerization of DAP12 TM domain. Furthermore, through the conformational difference between wild-type and mutant DAP12 TM homodimers, a combined coarse-grained and atomistic molecular dynamics simulation has identified both Asp-50 and Thr-54 at the dimerization interface. The experimental and computational results of the DAP12 TM dimer are in excellent agreement with the previously reported NMR structure obtained in detergent micelles. Such a combination of dynamics simulation and cell-based experiments can be applied to produce insights at the molecular level into the TM-TM association of many other transmembrane proteins.&quot;,&quot;container-title&quot;:&quot;Biophysical Journal&quot;,&quot;DOI&quot;:&quot;10.1016/j.bpj.2013.01.054&quot;,&quot;ISSN&quot;:&quot;0006-3495&quot;,&quot;issue&quot;:&quot;7&quot;,&quot;journalAbbreviation&quot;:&quot;Biophysical Journal&quot;,&quot;page&quot;:&quot;1435-1444&quot;,&quot;source&quot;:&quot;ScienceDirect&quot;,&quot;title&quot;:&quot;The Association of Polar Residues in the DAP12 homodimer: TOXCAT and Molecular Dynamics Simulation Studies&quot;,&quot;title-short&quot;:&quot;The Association of Polar Residues in the DAP12 homodimer&quot;,&quot;volume&quot;:&quot;104&quot;,&quot;author&quot;:[{&quot;family&quot;:&quot;Wei&quot;,&quot;given&quot;:&quot;Peng&quot;},{&quot;family&quot;:&quot;Zheng&quot;,&quot;given&quot;:&quot;Bo-Kai&quot;},{&quot;family&quot;:&quot;Guo&quot;,&quot;given&quot;:&quot;Peng-Ru&quot;},{&quot;family&quot;:&quot;Kawakami&quot;,&quot;given&quot;:&quot;Toru&quot;},{&quot;family&quot;:&quot;Luo&quot;,&quot;given&quot;:&quot;Shi-Zhong&quot;}],&quot;issued&quot;:{&quot;date-parts&quot;:[[&quot;2013&quot;,4,2]]}}}],&quot;schema&quot;:&quot;https://github.com/citation-style-language/schema/raw/master/csl-citation.json&quot;} RNDD3cwwPIOs9"/><text:span text:style-name="Default_20_Paragraph_20_Font"><text:span text:style-name="T2">.</text:span></text:span></text:p>
      <text:h text:style-name="Heading_20_4" text:outline-level="4">Experimental methods and filtering the dataset</text:h>
      <text:p text:style-name="First_20_line_20_indent"><text:span text:style-name="Default_20_Paragraph_20_Font"><text:span text:style-name="T51">We selected </text:span></text:span><text:span text:style-name="Default_20_Paragraph_20_Font"><text:span text:style-name="T2">1045 design sequences with a range of both structure and stability. </text:span></text:span><text:span text:style-name="Default_20_Paragraph_20_Font"><text:span text:style-name="T39">The propensity for dimerization of these sequences and their mutants was assessed in the </text:span></text:span><text:span text:style-name="Default_20_Paragraph_20_Font"><text:span text:style-name="T95">E</text:span></text:span><text:span text:style-name="Default_20_Paragraph_20_Font"><text:span text:style-name="T100">scherichia</text:span></text:span><text:span text:style-name="Default_20_Paragraph_20_Font"><text:span text:style-name="T95"> coli</text:span></text:span><text:span text:style-name="Default_20_Paragraph_20_Font"><text:span text:style-name="T1"> </text:span></text:span><text:span text:style-name="Default_20_Paragraph_20_Font"><text:span text:style-name="T39">membrane </text:span></text:span><text:span text:style-name="Default_20_Paragraph_20_Font"><text:span text:style-name="T4">using the high throughput TOX</text:span></text:span><text:span text:style-name="Default_20_Paragraph_20_Font"><text:span text:style-name="T36">GREEN</text:span></text:span><text:span text:style-name="Default_20_Paragraph_20_Font"><text:span text:style-name="T1"> sort-seq </text:span></text:span><text:span text:style-name="Default_20_Paragraph_20_Font"><text:span text:style-name="T39">assay </text:span></text:span><text:span text:style-name="Default_20_Paragraph_20_Font"><text:span text:style-name="T107">[REF]</text:span></text:span><text:span text:style-name="Default_20_Paragraph_20_Font"><text:span text:style-name="T1">. </text:span></text:span><text:span text:style-name="Default_20_Paragraph_20_Font"><text:span text:style-name="T40">TOXGREEN </text:span></text:span><text:reference-mark-start text:name="ZOTERO_ITEM CSL_CITATION {&quot;citationID&quot;:&quot;zaOxZeQL&quot;,&quot;properties&quot;:{&quot;formattedCitation&quot;:&quot;(Armstrong &amp; Senes, 2016)&quot;,&quot;plainCitation&quot;:&quot;(Armstrong &amp; Senes, 2016)&quot;,&quot;noteIndex&quot;:0},&quot;citationItems&quot;:[{&quot;id&quot;:48,&quot;uris&quot;:[&quot;http://zotero.org/users/local/TWX8bpul/items/8SIV5X5H&quot;],&quot;itemData&quot;:{&quot;id&quot;:48,&quot;type&quot;:&quot;article-journal&quot;,&quot;abstract&quot;:&quot;TOXCAT is a widely used genetic assay to study interactions of transmembrane helices within the inner membrane of the bacterium Escherichia coli. TOXCAT is based on a fusion construct that links a transmembrane domain of interest with a cytoplasmic DNA-binding domain from the Vibrio cholerae ToxR protein. Interaction driven by the transmembrane domain results in dimerization of the ToxR domain, which, in turn, activates the expression of the reporter gene chloramphenicol acetyl transferase (CAT). Quantification of CAT is used as a measure of the ability of the transmembrane domain to self-associate. Because the quantification of CAT is relatively laborious, we developed a high-throughput variant of the assay, TOXGREEN, based on the expression of super-folded GFP and detection of fluorescence directly in unprocessed cell cultures. Careful side-by-side comparison of TOXCAT and TOXGREEN demonstrates that the methods have comparable response, dynamic range, sensitivity and intrinsic variability both in LB and minimal media. The greatly enhanced workflow makes TOXGREEN much more scalable and ideal for screening, since hundreds of constructs can be rapidly assessed in 96 well plates. Even for small scale investigations, TOXGREEN significantly reduces time, labor and cost associated with the procedure. We demonstrate applicability with a large screening for self-association among the transmembrane domains of bitopic proteins of the divisome (FtsL, FtsB, FtsQ, FtsI, FtsN, ZipA and EzrA) belonging to 11 bacterial species. The analysis confirms a previously reported tendency for FtsB to self-associate, and suggests that the transmembrane domains of ZipA, EzrA and FtsN may also possibly oligomerize.&quot;,&quot;archive_location&quot;:&quot;27453198&quot;,&quot;container-title&quot;:&quot;Biochim Biophys Acta&quot;,&quot;DOI&quot;:&quot;10.1016/j.bbamem.2016.07.008&quot;,&quot;ISSN&quot;:&quot;0006-3002&quot;,&quot;issue&quot;:&quot;11&quot;,&quot;language&quot;:&quot;eng&quot;,&quot;note&quot;:&quot;edition: 20160722&quot;,&quot;page&quot;:&quot;2573-2583&quot;,&quot;title&quot;:&quot;Screening for transmembrane association in divisome proteins using TOXGREEN, a high-throughput variant of the TOXCAT assay&quot;,&quot;volume&quot;:&quot;1858&quot;,&quot;author&quot;:[{&quot;family&quot;:&quot;Armstrong&quot;,&quot;given&quot;:&quot;C. R.&quot;},{&quot;family&quot;:&quot;Senes&quot;,&quot;given&quot;:&quot;A.&quot;}],&quot;issued&quot;:{&quot;date-parts&quot;:[[&quot;2016&quot;,11]]}}}],&quot;schema&quot;:&quot;https://github.com/citation-style-language/schema/raw/master/csl-citation.json&quot;} RND0bcwLNe8mA"/><text:span text:style-name="Default_20_Paragraph_20_Font"><text:span text:style-name="T40">(Armstrong &amp; Senes, 2016)</text:span></text:span><text:reference-mark-end text:name="ZOTERO_ITEM CSL_CITATION {&quot;citationID&quot;:&quot;zaOxZeQL&quot;,&quot;properties&quot;:{&quot;formattedCitation&quot;:&quot;(Armstrong &amp; Senes, 2016)&quot;,&quot;plainCitation&quot;:&quot;(Armstrong &amp; Senes, 2016)&quot;,&quot;noteIndex&quot;:0},&quot;citationItems&quot;:[{&quot;id&quot;:48,&quot;uris&quot;:[&quot;http://zotero.org/users/local/TWX8bpul/items/8SIV5X5H&quot;],&quot;itemData&quot;:{&quot;id&quot;:48,&quot;type&quot;:&quot;article-journal&quot;,&quot;abstract&quot;:&quot;TOXCAT is a widely used genetic assay to study interactions of transmembrane helices within the inner membrane of the bacterium Escherichia coli. TOXCAT is based on a fusion construct that links a transmembrane domain of interest with a cytoplasmic DNA-binding domain from the Vibrio cholerae ToxR protein. Interaction driven by the transmembrane domain results in dimerization of the ToxR domain, which, in turn, activates the expression of the reporter gene chloramphenicol acetyl transferase (CAT). Quantification of CAT is used as a measure of the ability of the transmembrane domain to self-associate. Because the quantification of CAT is relatively laborious, we developed a high-throughput variant of the assay, TOXGREEN, based on the expression of super-folded GFP and detection of fluorescence directly in unprocessed cell cultures. Careful side-by-side comparison of TOXCAT and TOXGREEN demonstrates that the methods have comparable response, dynamic range, sensitivity and intrinsic variability both in LB and minimal media. The greatly enhanced workflow makes TOXGREEN much more scalable and ideal for screening, since hundreds of constructs can be rapidly assessed in 96 well plates. Even for small scale investigations, TOXGREEN significantly reduces time, labor and cost associated with the procedure. We demonstrate applicability with a large screening for self-association among the transmembrane domains of bitopic proteins of the divisome (FtsL, FtsB, FtsQ, FtsI, FtsN, ZipA and EzrA) belonging to 11 bacterial species. The analysis confirms a previously reported tendency for FtsB to self-associate, and suggests that the transmembrane domains of ZipA, EzrA and FtsN may also possibly oligomerize.&quot;,&quot;archive_location&quot;:&quot;27453198&quot;,&quot;container-title&quot;:&quot;Biochim Biophys Acta&quot;,&quot;DOI&quot;:&quot;10.1016/j.bbamem.2016.07.008&quot;,&quot;ISSN&quot;:&quot;0006-3002&quot;,&quot;issue&quot;:&quot;11&quot;,&quot;language&quot;:&quot;eng&quot;,&quot;note&quot;:&quot;edition: 20160722&quot;,&quot;page&quot;:&quot;2573-2583&quot;,&quot;title&quot;:&quot;Screening for transmembrane association in divisome proteins using TOXGREEN, a high-throughput variant of the TOXCAT assay&quot;,&quot;volume&quot;:&quot;1858&quot;,&quot;author&quot;:[{&quot;family&quot;:&quot;Armstrong&quot;,&quot;given&quot;:&quot;C. R.&quot;},{&quot;family&quot;:&quot;Senes&quot;,&quot;given&quot;:&quot;A.&quot;}],&quot;issued&quot;:{&quot;date-parts&quot;:[[&quot;2016&quot;,11]]}}}],&quot;schema&quot;:&quot;https://github.com/citation-style-language/schema/raw/master/csl-citation.json&quot;} RND0bcwLNe8mA"/><text:span text:style-name="Default_20_Paragraph_20_Font"><text:span text:style-name="T40"> is</text:span></text:span><text:span text:style-name="Default_20_Paragraph_20_Font"><text:span text:style-name="T1"> </text:span></text:span><text:span text:style-name="Default_20_Paragraph_20_Font"><text:span text:style-name="T40">the GFP-based version of TOXCAT, a </text:span></text:span><text:span text:style-name="Default_20_Paragraph_20_Font"><text:span text:style-name="T1">widely used </text:span></text:span><text:span text:style-name="Default_20_Paragraph_20_Font"><text:span text:style-name="T95">in vivo</text:span></text:span><text:span text:style-name="Default_20_Paragraph_20_Font"><text:span text:style-name="T1"> reporter assay that is sensitive to the relative association of TM dimers in a biological membrane. </text:span></text:span><text:span text:style-name="Default_20_Paragraph_20_Font"><text:span text:style-name="T40">It</text:span></text:span><text:span text:style-name="Default_20_Paragraph_20_Font"><text:span text:style-name="T1"> is based on a chimeric protein in which the TM domain of interest is fused to the ToxR transcriptional activator. Dimerization </text:span></text:span><text:span text:style-name="Default_20_Paragraph_20_Font"><text:span text:style-name="T40">of </text:span></text:span><text:span text:style-name="Default_20_Paragraph_20_Font"><text:span text:style-name="T41">these</text:span></text:span><text:span text:style-name="Default_20_Paragraph_20_Font"><text:span text:style-name="T40"> construct</text:span></text:span><text:span text:style-name="Default_20_Paragraph_20_Font"><text:span text:style-name="T41">s</text:span></text:span><text:span text:style-name="Default_20_Paragraph_20_Font"><text:span text:style-name="T40"> </text:span></text:span><text:span text:style-name="Default_20_Paragraph_20_Font"><text:span text:style-name="T1">in the inner membrane </text:span></text:span><text:span text:style-name="Default_20_Paragraph_20_Font"><text:span text:style-name="T40">promotes </text:span></text:span><text:span text:style-name="Default_20_Paragraph_20_Font"><text:span text:style-name="T41">allows for </text:span></text:span><text:span text:style-name="Default_20_Paragraph_20_Font"><text:span text:style-name="T1">ToxR </text:span></text:span><text:span text:style-name="Default_20_Paragraph_20_Font"><text:span text:style-name="T41">binding</text:span></text:span><text:span text:style-name="Default_20_Paragraph_20_Font"><text:span text:style-name="T1"> to a specific promoter, </text:span></text:span><text:span text:style-name="Default_20_Paragraph_20_Font"><text:span text:style-name="T41">resulting in</text:span></text:span><text:span text:style-name="Default_20_Paragraph_20_Font"><text:span text:style-name="T1"> the expression of chloramphenicol acetyltransferase (CAT, </text:span></text:span><text:span text:style-name="Default_20_Paragraph_20_Font"><text:span text:style-name="T40">in TOXCAT</text:span></text:span><text:span text:style-name="Default_20_Paragraph_20_Font"><text:span text:style-name="T1">) </text:span></text:span><text:span text:style-name="Default_20_Paragraph_20_Font"><text:span text:style-name="T40">of GFP (in TOXGREEN)</text:span></text:span><text:span text:style-name="Default_20_Paragraph_20_Font"><text:span text:style-name="T1">. <text:s/>Quantification of </text:span></text:span><text:span text:style-name="Default_20_Paragraph_20_Font"><text:span text:style-name="T41">these reporter proteins</text:span></text:span><text:span text:style-name="Default_20_Paragraph_20_Font"><text:span text:style-name="T1"> provides </text:span></text:span><text:span text:style-name="Default_20_Paragraph_20_Font"><text:span text:style-name="T41">an indication of a TM domain’s propensity for oligomerization</text:span></text:span><text:span text:style-name="Default_20_Paragraph_20_Font"><text:span text:style-name="T1">. </text:span></text:span><text:span text:style-name="Default_20_Paragraph_20_Font"><text:span text:style-name="T40">We recently demonstrated that the </text:span></text:span><text:span text:style-name="Default_20_Paragraph_20_Font"><text:span text:style-name="T41">TOXCAT signal of</text:span></text:span><text:span text:style-name="Default_20_Paragraph_20_Font"><text:span text:style-name="T40"> a series of GAS</text:span></text:span><text:span text:style-name="Default_20_Paragraph_20_Font"><text:span text:style-name="T155">right</text:span></text:span><text:span text:style-name="Default_20_Paragraph_20_Font"><text:span text:style-name="T40"> dimers based on a </text:span></text:span><text:span text:style-name="Default_20_Paragraph_20_Font"><text:span text:style-name="T41">similar standardized </text:span></text:span><text:span text:style-name="Default_20_Paragraph_20_Font"><text:span text:style-name="T40">poly-Leu backbone </text:span></text:span><text:span text:style-name="Default_20_Paragraph_20_Font"><text:span text:style-name="T41">correlates well with their thermodynamic stability measured </text:span></text:span><text:span text:style-name="Default_20_Paragraph_20_Font"><text:span text:style-name="T101">in vitro</text:span></text:span><text:span text:style-name="Default_20_Paragraph_20_Font"><text:span text:style-name="T41"> </text:span></text:span><text:reference-mark-start text:name="ZOTERO_ITEM CSL_CITATION {&quot;citationID&quot;:&quot;lZMLO3fq&quot;,&quot;properties&quot;:{&quot;formattedCitation&quot;:&quot;(D\\uc0\\u237{}az V\\uc0\\u225{}zquez et al., 2023)&quot;,&quot;plainCitation&quot;:&quot;(Díaz Vázquez et al., 2023)&quot;,&quot;noteIndex&quot;:0},&quot;citationItems&quot;:[{&quot;id&quot;:22,&quot;uris&quot;:[&quot;http://zotero.org/users/local/TWX8bpul/items/WQS9Y27Y&quot;],&quot;itemData&quot;:{&quot;id&quot;:22,&quot;type&quot;:&quot;article-journal&quot;,&quot;abstract&quot;:&quot;The GASright motif, best known as the fold of the glycophorin A transmembrane dimer, is one of the most common dimerization motifs in membrane proteins, characterized by its hallmark GxxxG-like sequence motifs (GxxxG, AxxxG, GxxxS, and similar). Structurally, GASright displays a right-handed crossing angle and short interhelical distance. Contact between the helical backbones favors the formation of networks of weak hydrogen bonds between Cα–H carbon donors and carbonyl acceptors on opposing helices (Cα–H···O=C). To understand the factors that modulate the stability of GASright, we previously presented a computational and experimental structure-based analysis of 26 predicted dimers. We found that the contributions of van der Waals packing and Cα–H hydrogen bonding to stability, as inferred from the structural models, correlated well with relative dimerization propensities estimated experimentally with the in vivo assay TOXCAT. Here we test this model with a quantitative thermodynamic analysis. We used Förster resonance energy transfer (FRET) to determine the free energy of dimerization of a representative subset of seven of the 26 original TOXCAT dimers using FRET. To overcome the technical issue arising from limited sampling of the dimerization isotherm, we introduced a globally fitting strategy across a set of constructs comprising a wide range of stabilities. This strategy yielded precise thermodynamic data that show strikingly good agreement between the original propensities and ΔG° of association in detergent, suggesting that TOXCAT is a thermodynamically driven process. From the correlation between TOXCAT and thermodynamic stability, the predicted free energy for all the 26 GASright dimers was calculated. These energies correlate with the in silico ΔE scores of dimerization that were computed on the basis of their predicted structure. These findings corroborate our original model with quantitative thermodynamic evidence, strengthening the hypothesis that van der Waals and Cα–H hydrogen bond interactions are the key modulators of GASright stability.&quot;,&quot;container-title&quot;:&quot;Biophysical Journal&quot;,&quot;DOI&quot;:&quot;10.1016/j.bpj.2022.11.018&quot;,&quot;ISSN&quot;:&quot;0006-3495&quot;,&quot;issue&quot;:&quot;1&quot;,&quot;journalAbbreviation&quot;:&quot;Biophysical Journal&quot;,&quot;page&quot;:&quot;143-155&quot;,&quot;source&quot;:&quot;ScienceDirect&quot;,&quot;title&quot;:&quot;Thermodynamic analysis of the GASright transmembrane motif supports energetic model of dimerization&quot;,&quot;volume&quot;:&quot;122&quot;,&quot;author&quot;:[{&quot;family&quot;:&quot;Díaz Vázquez&quot;,&quot;given&quot;:&quot;Gladys&quot;},{&quot;family&quot;:&quot;Cui&quot;,&quot;given&quot;:&quot;Qiang&quot;},{&quot;family&quot;:&quot;Senes&quot;,&quot;given&quot;:&quot;Alessandro&quot;}],&quot;issued&quot;:{&quot;date-parts&quot;:[[&quot;2023&quot;,1,3]]}}}],&quot;schema&quot;:&quot;https://github.com/citation-style-language/schema/raw/master/csl-citation.json&quot;} RNDxvHM1KNAvz"/><text:span text:style-name="Default_20_Paragraph_20_Font"><text:span text:style-name="T210">(D</text:span></text:span><text:span text:style-name="T212">íaz Vázquez et al., 2023)</text:span><text:reference-mark-end text:name="ZOTERO_ITEM CSL_CITATION {&quot;citationID&quot;:&quot;lZMLO3fq&quot;,&quot;properties&quot;:{&quot;formattedCitation&quot;:&quot;(D\\uc0\\u237{}az V\\uc0\\u225{}zquez et al., 2023)&quot;,&quot;plainCitation&quot;:&quot;(Díaz Vázquez et al., 2023)&quot;,&quot;noteIndex&quot;:0},&quot;citationItems&quot;:[{&quot;id&quot;:22,&quot;uris&quot;:[&quot;http://zotero.org/users/local/TWX8bpul/items/WQS9Y27Y&quot;],&quot;itemData&quot;:{&quot;id&quot;:22,&quot;type&quot;:&quot;article-journal&quot;,&quot;abstract&quot;:&quot;The GASright motif, best known as the fold of the glycophorin A transmembrane dimer, is one of the most common dimerization motifs in membrane proteins, characterized by its hallmark GxxxG-like sequence motifs (GxxxG, AxxxG, GxxxS, and similar). Structurally, GASright displays a right-handed crossing angle and short interhelical distance. Contact between the helical backbones favors the formation of networks of weak hydrogen bonds between Cα–H carbon donors and carbonyl acceptors on opposing helices (Cα–H···O=C). To understand the factors that modulate the stability of GASright, we previously presented a computational and experimental structure-based analysis of 26 predicted dimers. We found that the contributions of van der Waals packing and Cα–H hydrogen bonding to stability, as inferred from the structural models, correlated well with relative dimerization propensities estimated experimentally with the in vivo assay TOXCAT. Here we test this model with a quantitative thermodynamic analysis. We used Förster resonance energy transfer (FRET) to determine the free energy of dimerization of a representative subset of seven of the 26 original TOXCAT dimers using FRET. To overcome the technical issue arising from limited sampling of the dimerization isotherm, we introduced a globally fitting strategy across a set of constructs comprising a wide range of stabilities. This strategy yielded precise thermodynamic data that show strikingly good agreement between the original propensities and ΔG° of association in detergent, suggesting that TOXCAT is a thermodynamically driven process. From the correlation between TOXCAT and thermodynamic stability, the predicted free energy for all the 26 GASright dimers was calculated. These energies correlate with the in silico ΔE scores of dimerization that were computed on the basis of their predicted structure. These findings corroborate our original model with quantitative thermodynamic evidence, strengthening the hypothesis that van der Waals and Cα–H hydrogen bond interactions are the key modulators of GASright stability.&quot;,&quot;container-title&quot;:&quot;Biophysical Journal&quot;,&quot;DOI&quot;:&quot;10.1016/j.bpj.2022.11.018&quot;,&quot;ISSN&quot;:&quot;0006-3495&quot;,&quot;issue&quot;:&quot;1&quot;,&quot;journalAbbreviation&quot;:&quot;Biophysical Journal&quot;,&quot;page&quot;:&quot;143-155&quot;,&quot;source&quot;:&quot;ScienceDirect&quot;,&quot;title&quot;:&quot;Thermodynamic analysis of the GASright transmembrane motif supports energetic model of dimerization&quot;,&quot;volume&quot;:&quot;122&quot;,&quot;author&quot;:[{&quot;family&quot;:&quot;Díaz Vázquez&quot;,&quot;given&quot;:&quot;Gladys&quot;},{&quot;family&quot;:&quot;Cui&quot;,&quot;given&quot;:&quot;Qiang&quot;},{&quot;family&quot;:&quot;Senes&quot;,&quot;given&quot;:&quot;Alessandro&quot;}],&quot;issued&quot;:{&quot;date-parts&quot;:[[&quot;2023&quot;,1,3]]}}}],&quot;schema&quot;:&quot;https://github.com/citation-style-language/schema/raw/master/csl-citation.json&quot;} RNDxvHM1KNAvz"/><text:span text:style-name="Default_20_Paragraph_20_Font"><text:span text:style-name="T41">. </text:span></text:span></text:p>
      <text:p text:style-name="P17"><text:span text:style-name="Default_20_Paragraph_20_Font"><text:span text:style-name="T1">Th</text:span></text:span><text:span text:style-name="Default_20_Paragraph_20_Font"><text:span text:style-name="T42">e recent development of a high-throughput TOXGREEN assay </text:span></text:span><text:span text:style-name="Default_20_Paragraph_20_Font"><text:span text:style-name="T43">based on sort-seq</text:span></text:span><text:span text:style-name="Default_20_Paragraph_20_Font"><text:span text:style-name="T42"> </text:span></text:span><text:span text:style-name="Default_20_Paragraph_20_Font"><text:span text:style-name="T106">[REF]</text:span></text:span><text:span text:style-name="Default_20_Paragraph_20_Font"><text:span text:style-name="T42"> allow</text:span></text:span><text:span text:style-name="Default_20_Paragraph_20_Font"><text:span text:style-name="T43">s for the</text:span></text:span><text:span text:style-name="Default_20_Paragraph_20_Font"><text:span text:style-name="T42"> measure</text:span></text:span><text:span text:style-name="Default_20_Paragraph_20_Font"><text:span text:style-name="T43">ment of</text:span></text:span><text:span text:style-name="Default_20_Paragraph_20_Font"><text:span text:style-name="T42"> thousands of</text:span></text:span><text:span text:style-name="Default_20_Paragraph_20_Font"><text:span text:style-name="T43"> </text:span></text:span><text:span text:style-name="Default_20_Paragraph_20_Font"><text:span text:style-name="T42">constructs simultaneously. </text:span></text:span><text:span text:style-name="Default_20_Paragraph_20_Font"><text:span text:style-name="T43">The</text:span></text:span><text:span text:style-name="Default_20_Paragraph_20_Font"><text:span text:style-name="T42"> assay</text:span></text:span><text:span text:style-name="Default_20_Paragraph_20_Font"><text:span text:style-name="T1"> utilizes a fluorescent activated cell sorting (FACS) </text:span></text:span><text:span text:style-name="Default_20_Paragraph_20_Font"><text:span text:style-name="T43">to separate cells based on their GFP expression in bins. </text:span></text:span><text:span text:style-name="Default_20_Paragraph_20_Font"><text:span text:style-name="T1"><text:s/></text:span></text:span><text:span text:style-name="Default_20_Paragraph_20_Font"><text:span text:style-name="T43">The </text:span></text:span><text:span text:style-name="Default_20_Paragraph_20_Font"><text:span text:style-name="T44">relative frequency of a </text:span></text:span><text:span text:style-name="Default_20_Paragraph_20_Font"><text:span text:style-name="T43">construct </text:span></text:span><text:span text:style-name="Default_20_Paragraph_20_Font"><text:span text:style-name="T44">in the bins is then measured using</text:span></text:span><text:span text:style-name="Default_20_Paragraph_20_Font"><text:span text:style-name="T1"> next generation sequencing (NGS)</text:span></text:span><text:span text:style-name="Default_20_Paragraph_20_Font"><text:span text:style-name="T4"> </text:span></text:span><text:span text:style-name="Default_20_Paragraph_20_Font"><text:span text:style-name="T44">and this profile is used to</text:span></text:span><text:span text:style-name="Default_20_Paragraph_20_Font"><text:span text:style-name="T4"> </text:span></text:span><text:span text:style-name="Default_20_Paragraph_20_Font"><text:span text:style-name="T2">reconstruct</text:span></text:span><text:span text:style-name="Default_20_Paragraph_20_Font"><text:span text:style-name="T1"> </text:span></text:span><text:span text:style-name="Default_20_Paragraph_20_Font"><text:span text:style-name="T44">the</text:span></text:span><text:span text:style-name="Default_20_Paragraph_20_Font"><text:span text:style-name="T1"> </text:span></text:span><text:span text:style-name="Default_20_Paragraph_20_Font"><text:span text:style-name="T44">GFP </text:span></text:span><text:span text:style-name="Default_20_Paragraph_20_Font"><text:span text:style-name="T1">fluorescence </text:span></text:span><text:span text:style-name="Default_20_Paragraph_20_Font"><text:span text:style-name="T44">of each individual construct</text:span></text:span><text:span text:style-name="Default_20_Paragraph_20_Font"><text:span text:style-name="T1"> </text:span></text:span><text:span text:style-name="Default_20_Paragraph_20_Font"><text:span text:style-name="T107">[REF]</text:span></text:span><text:span text:style-name="Default_20_Paragraph_20_Font"><text:span text:style-name="T1">.</text:span></text:span></text:p>
      <text:h text:style-name="Heading_20_4" text:outline-level="4"><text:soft-page-break/>GAS<text:span text:style-name="T148">right</text:span> are significantly more stable than other designs</text:h>
      <text:p text:style-name="P29"><text:span text:style-name="Default_20_Paragraph_20_Font_20__28_WW_29_"><text:span text:style-name="T202">The NGS analysis recovered 91% of the designed sequences </text:span></text:span><text:span text:style-name="Default_20_Paragraph_20_Font_20__28_WW_29_"><text:span text:style-name="T286">(Supp._OUTPUT_GEOMETRIES and Supp._OPTIMIZED_ENERGY_SCORE_RANGE)</text:span></text:span><text:span text:style-name="Default_20_Paragraph_20_Font_20__28_WW_29_"><text:span text:style-name="T202">. After removing </text:span></text:span><text:span text:style-name="Default_20_Paragraph_20_Font_20__28_WW_29_"><text:span text:style-name="T251">241</text:span></text:span><text:span text:style-name="Default_20_Paragraph_20_Font_20__28_WW_29_"><text:span text:style-name="T202"> constructs that do not grow in maltose media (</text:span></text:span><text:span text:style-name="Default_20_Paragraph_20_Font_20__28_WW_29_"><text:span text:style-name="T243">suggesting that these constructs had potentially poor</text:span></text:span><text:span text:style-name="Default_20_Paragraph_20_Font_20__28_WW_29_"><text:span text:style-name="T202"> membrane insertion), we obtained reconstructed TOXGREEN fluorescence for a total of </text:span></text:span><text:span text:style-name="Default_20_Paragraph_20_Font_20__28_WW_29_"><text:span text:style-name="T251">613</text:span></text:span><text:span text:style-name="Default_20_Paragraph_20_Font_20__28_WW_29_"><text:span text:style-name="T202"> designs and their respective mutants </text:span></text:span><text:span text:style-name="Default_20_Paragraph_20_Font_20__28_WW_29_"><text:span text:style-name="T215">(</text:span></text:span><text:span text:style-name="Default_20_Paragraph_20_Font_20__28_WW_29_"><text:span text:style-name="T216">1</text:span></text:span><text:span text:style-name="Default_20_Paragraph_20_Font_20__28_WW_29_"><text:span text:style-name="T217">38</text:span></text:span><text:span text:style-name="Default_20_Paragraph_20_Font_20__28_WW_29_"><text:span text:style-name="T215"> GAS</text:span></text:span><text:span text:style-name="Default_20_Paragraph_20_Font_20__28_WW_29_"><text:span text:style-name="T164">right</text:span></text:span><text:span text:style-name="Default_20_Paragraph_20_Font_20__28_WW_29_"><text:span text:style-name="T215">, </text:span></text:span><text:span text:style-name="Default_20_Paragraph_20_Font_20__28_WW_29_"><text:span text:style-name="T216">19</text:span></text:span><text:span text:style-name="Default_20_Paragraph_20_Font_20__28_WW_29_"><text:span text:style-name="T217">8</text:span></text:span><text:span text:style-name="Default_20_Paragraph_20_Font_20__28_WW_29_"><text:span text:style-name="T215"> Left and </text:span></text:span><text:span text:style-name="Default_20_Paragraph_20_Font_20__28_WW_29_"><text:span text:style-name="T216">27</text:span></text:span><text:span text:style-name="Default_20_Paragraph_20_Font_20__28_WW_29_"><text:span text:style-name="T217">7</text:span></text:span><text:span text:style-name="Default_20_Paragraph_20_Font_20__28_WW_29_"><text:span text:style-name="T215"> Ri</text:span></text:span><text:span text:style-name="Default_20_Paragraph_20_Font_20__28_WW_29_"><text:span text:style-name="T202">ght). </text:span></text:span><text:span text:style-name="Figure_20_in_20_text">Fig. PRIMARY_DATASETb</text:span> shows the <text:span text:style-name="T203">reconstructed GFP </text:span>fluorescence distribution of the designs <text:span text:style-name="T203">in the three regions</text:span> (dark green) <text:span text:style-name="T203">and their</text:span> <text:span text:style-name="T251">C</text:span>lash (<text:span text:style-name="T203">red</text:span>) <text:span text:style-name="T182">and </text:span><text:span text:style-name="Default_20_Paragraph_20_Font"><text:span text:style-name="T56">Large→Ala</text:span></text:span><text:span text:style-name="T182"> mutants (orange)</text:span>. <text:span text:style-name="T204">For guidance, the fluorescence of the strong dimer glycophorin A (GpA) and its monomeric G83I variants are indicated, as well a graphical indication of the range of fluorescence that corresponds to constructs that are monomeric, weakly or strongly dimeric in the </text:span><text:span text:style-name="T142">E. coli</text:span><text:span text:style-name="T204"> membrane. </text:span></text:p>
      <text:p text:style-name="P27">It is notable that the fluorescence <text:span text:style-name="T205">of the designs</text:span> within the GAS<text:span text:style-name="T148">right</text:span> <text:span text:style-name="T205">region </text:span>spans a larger range than both the Left and Right designs, <text:span text:style-name="T244">including constructs </text:span><text:span text:style-name="T245">with fluorescence comparable or greater than the strong GpA dimer, </text:span><text:span text:style-name="T203">confirming</text:span> <text:span text:style-name="T245">the propensity of </text:span>GAS<text:span text:style-name="T148">right</text:span> for strong self-association. <text:s/><text:span text:style-name="T205">In contrast, the majority of the designs in the Left and Right regions appear monomeric or have a weak propensity to oligomerize. For example, approximately 40% of the GAS</text:span><text:span text:style-name="T163">right</text:span><text:span text:style-name="T206"> designs have a reconstructed fluorescence above 60% of the GpA standard (14,500 fluorescent units in the figure), compared to only 8% and 4% of the Left and Right designs. </text:span>Th<text:span text:style-name="T207">e</text:span>s<text:span text:style-name="T207">e</text:span> <text:span text:style-name="T146">data </text:span>suggests that <text:span text:style-name="T207">GAS</text:span><text:span text:style-name="T162">right</text:span><text:span text:style-name="T146"> is a motif that is </text:span><text:span text:style-name="T247">highly </text:span><text:span text:style-name="T146">designable for stability</text:span><text:span text:style-name="T245">,</text:span><text:span text:style-name="T146"> </text:span><text:span text:style-name="T247">whereas </text:span><text:span text:style-name="T146">the sequences </text:span><text:span text:style-name="T245">in the Right and Left region</text:span><text:span text:style-name="T146"> are much weaker. </text:span><text:span text:style-name="T247">In turn, this </text:span><text:span text:style-name="T246">suggest</text:span><text:span text:style-name="T247">s</text:span><text:span text:style-name="T246"> that, </text:span><text:span text:style-name="T247">at least in the conditions tested,</text:span><text:span text:style-name="T146"> van der Waals packing</text:span><text:span text:style-name="T246"> </text:span><text:span text:style-name="T248">is not a strong driver for dimerization, and thus that the</text:span><text:span text:style-name="T146"> network of weak hydrogen bonds </text:span><text:span text:style-name="T248">that characterizes the interaction interface of </text:span><text:span text:style-name="T207">GAS</text:span><text:span text:style-name="T162">right</text:span><text:span text:style-name="T179"> </text:span><text:span text:style-name="T248">plays an important role for the stability of this common motif</text:span><text:span text:style-name="T146">. </text:span><text:span text:style-name="T249">It is however notable that even in the Right and Left regions, a small number of sequences are present whose TOXGREEN signals rise to the level corresponding to moderate dimerization propensity.</text:span></text:p>
      <text:p text:style-name="P28"><text:span text:style-name="Figure_20_in_20_text"><text:span text:style-name="T1">Fig. PRIMARY_DATASETb</text:span></text:span><text:span text:style-name="T1"> </text:span><text:span text:style-name="T45">shows the reconstructed TOXGREEN fluorescence of the </text:span><text:span text:style-name="T57">C</text:span><text:span text:style-name="T45">lash (red) and </text:span><text:span text:style-name="Default_20_Paragraph_20_Font"><text:span text:style-name="T56">Large→Ala</text:span></text:span><text:span text:style-name="T45"> (</text:span><text:span text:style-name="T51">orange</text:span><text:span text:style-name="T45">) </text:span><text:span text:style-name="T57">controls </text:span><text:span text:style-name="T58">side by side with the original design </text:span><text:span text:style-name="T78">(green)</text:span><text:span text:style-name="T45">. For the </text:span><text:span text:style-name="T2">GAS</text:span><text:span text:style-name="T151">right</text:span><text:span text:style-name="T2"> </text:span><text:span text:style-name="T45">designs, the introduction of </text:span><text:span text:style-name="T2">clashing mutations result in a </text:span><text:span text:style-name="T45">dramatic</text:span><text:span text:style-name="T2"> decrease in </text:span><text:span text:style-name="T45">the distribution of </text:span><text:span text:style-name="T2">fluorescence. </text:span><text:span text:style-name="T45">Since these mutations were </text:span><text:soft-page-break/><text:span text:style-name="T45">designed to be incompatible with their structural model,</text:span><text:span text:style-name="T2"> </text:span><text:span text:style-name="T45">the result</text:span><text:span text:style-name="T57">s</text:span><text:span text:style-name="T45"> </text:span><text:span text:style-name="T57">are</text:span><text:span text:style-name="T45"> </text:span><text:span text:style-name="T2">consistent with </text:span><text:span text:style-name="T57">the assumption that </text:span><text:span text:style-name="T45">a majority of the</text:span><text:span text:style-name="T57">se</text:span><text:span text:style-name="T45"> </text:span><text:span text:style-name="T57">constructs</text:span><text:span text:style-name="T2"> associat</text:span><text:span text:style-name="T57">e</text:span><text:span text:style-name="T2"> according to </text:span><text:span text:style-name="T45">their</text:span><text:span text:style-name="T2"> designed </text:span><text:span text:style-name="T57">interface</text:span><text:span text:style-name="T2">. </text:span><text:span text:style-name="T59">T</text:span><text:span text:style-name="T45">he reconstructed fluorescence distribution observed for the </text:span><text:span text:style-name="T57">C</text:span><text:span text:style-name="T45">lash mutants of the</text:span><text:span text:style-name="T2"> Left and Right design regions </text:span><text:span text:style-name="T59">is</text:span><text:span text:style-name="T2"> less dramatic </text:span><text:span text:style-name="T59">(</text:span><text:span text:style-name="T46">as expected</text:span><text:span text:style-name="T2"> because</text:span><text:span text:style-name="T45"> th</text:span><text:span text:style-name="T46">e</text:span><text:span text:style-name="T59">se</text:span><text:span text:style-name="T46"> construct already contain a large fraction of constructs that are monomeric or weakly dimeric</text:span><text:span text:style-name="T59">) but</text:span><text:span text:style-name="T45"> statistically significant</text:span><text:span text:style-name="T2">. </text:span><text:span text:style-name="T59">This suggest the positions involved participate in the predicted interface also in a significant fractions of the Left and Right constructs.</text:span><text:span text:style-name="T2"> </text:span></text:p>
      <text:p text:style-name="First_20_line_20_indent"><text:span text:style-name="T60">Su</text:span><text:span text:style-name="T63">r</text:span><text:span text:style-name="T60">prisingly</text:span><text:span text:style-name="T47">, the set </text:span><text:span text:style-name="T51">o</text:span><text:span text:style-name="T47">f </text:span><text:span text:style-name="Default_20_Paragraph_20_Font"><text:span text:style-name="T56">Large→Ala</text:span></text:span><text:span text:style-name="T2"> mutants do not show a </text:span><text:span text:style-name="T60">general </text:span><text:span text:style-name="T2">decrease in fluorescence </text:span><text:span text:style-name="T47">for any of the design regions</text:span><text:span text:style-name="T2">. </text:span><text:span text:style-name="T60">A small </text:span><text:span text:style-name="T62">but not statistical</text:span><text:span text:style-name="T64">ly</text:span><text:span text:style-name="T62"> significant </text:span><text:span text:style-name="T60">decrease is observed for the designs in the </text:span><text:span text:style-name="T61">GAS</text:span><text:span text:style-name="T151">right</text:span><text:span text:style-name="T176"> </text:span><text:span text:style-name="T177">region, </text:span><text:span text:style-name="T178">whereas the mutants in the Right and Left region show a small increase (also not significant). </text:span><text:span text:style-name="T47">These mutants consist of individual Ala substitutions of larger (generally </text:span><text:span text:style-name="T52">F, L, Y, and I</text:span><text:span text:style-name="T47">) that were </text:span><text:span text:style-name="T48">designed</text:span><text:span text:style-name="T47"> to reduce the amount of packing by a small amount (</text:span><text:span text:style-name="T52">Supp._</text:span><text:span text:style-name="T53">VOID_SASA_DATA </text:span><text:span text:style-name="T78">and Supp._</text:span><text:span text:style-name="T284">INTERFACE_SASA</text:span><text:span text:style-name="T47">), </text:span><text:span text:style-name="T48">although they do not </text:span><text:span text:style-name="T60">generally </text:span><text:span text:style-name="T48">create cavities, given the nature of the long and narrow </text:span><text:span text:style-name="T60">nature of the</text:span><text:span text:style-name="T48"> helix-helix interface. Large-to-small mutations are often well tolerated in mutagenesis of single pass TM dimers but they can reduce dimerization </text:span><text:reference-mark-start text:name="ZOTERO_ITEM CSL_CITATION {&quot;citationID&quot;:&quot;pzRunv6K&quot;,&quot;properties&quot;:{&quot;formattedCitation&quot;:&quot;(Doura &amp; Fleming, 2004; Fleming &amp; Engelman, 2001; Howitt et al., 1996; Metcalf et al., 2007; Mingarro et al., 1996)&quot;,&quot;plainCitation&quot;:&quot;(Doura &amp; Fleming, 2004; Fleming &amp; Engelman, 2001; Howitt et al., 1996; Metcalf et al., 2007; Mingarro et al., 1996)&quot;,&quot;noteIndex&quot;:0},&quot;citationItems&quot;:[{&quot;id&quot;:424,&quot;uris&quot;:[&quot;http://zotero.org/users/local/TWX8bpul/items/9E624U8W&quot;],&quot;itemData&quot;:{&quot;id&quot;:424,&quot;type&quot;:&quot;article-journal&quot;,&quot;abstract&quot;:&quot;To explore the residue interactions in the glycophorin A dimerization motif, an alanine scan double mutant analysis at the helix–helix interface was carried out. These data reveal a combination of additive and coupled effects. The majority of the double mutants are found to be equally or slightly more stable than would be predicted by the sum of the energetic cost of the single-point mutants. The proximity of the mutated sites is not related to the presence of coupling between those sites. Previous studies reveal that a single face of the glycophorin A monomer contains a specific glycine-containing motif (GxxxG) that is thought to be a driving force for the association of transmembrane helices. Double mutant cycles suggest that the relationship of the GxxxG motif to the remainder of the helix–helix interface is complex. Sequences containing mutations that abolish the GxxxG motif retain an ability to dimerize, while a sequence containing a GxxxG motif appears unable to form dimers. The energetic effects of weakly coupled and additive double mutants can be explained by changes in van der Waals interactions at the dimer interface. These results emphasize the fact that the sequence context of the dimer interface modulates the strength of the glycophorin A GxxxG-mediated transmembrane dimerization reaction.&quot;,&quot;container-title&quot;:&quot;Journal of Molecular Biology&quot;,&quot;DOI&quot;:&quot;10.1016/j.jmb.2004.09.011&quot;,&quot;ISSN&quot;:&quot;0022-2836&quot;,&quot;issue&quot;:&quot;5&quot;,&quot;journalAbbreviation&quot;:&quot;Journal of Molecular Biology&quot;,&quot;page&quot;:&quot;1487-1497&quot;,&quot;source&quot;:&quot;ScienceDirect&quot;,&quot;title&quot;:&quot;Complex Interactions at the Helix–Helix Interface Stabilize the Glycophorin A Transmembrane Dimer&quot;,&quot;volume&quot;:&quot;343&quot;,&quot;author&quot;:[{&quot;family&quot;:&quot;Doura&quot;,&quot;given&quot;:&quot;Abigail K.&quot;},{&quot;family&quot;:&quot;Fleming&quot;,&quot;given&quot;:&quot;Karen G.&quot;}],&quot;issued&quot;:{&quot;date-parts&quot;:[[&quot;2004&quot;,11,5]]}}},{&quot;id&quot;:418,&quot;uris&quot;:[&quot;http://zotero.org/users/local/TWX8bpul/items/3AMKZ8H8&quot;],&quot;itemData&quot;:{&quot;id&quot;:418,&quot;type&quot;:&quot;article-journal&quot;,&quot;abstract&quot;:&quot;Biological membrane fusion involves a highly precise and ordered set of protein–protein interactions. Synaptobrevin is a key player in this process. Mutagenesis studies of its single transmembrane segment suggest that it dimerizes in a sequence specific manner. Using the computational methods developed for the successful structure prediction of the glycophorin A transmembrane dimer, we have calculated a structural model for the synaptobrevin dimer. Our computational search yields a well-populated cluster of right-handed structures consistent with the experimentally determined dimerization motif. The three-dimensional structure contains an interface formed primarily by leucine and isoleucine side-chain atoms and has no interhelical hydrogen bonds. The model is the first three-dimensional picture of the synaptobrevin transmembrane dimer and provides a basis for further focused experimentation on its structure and association thermodynamics. Proteins 2001;45:313–317. © 2001 Wiley-Liss, Inc.&quot;,&quot;container-title&quot;:&quot;Proteins: Structure, Function, and Bioinformatics&quot;,&quot;DOI&quot;:&quot;10.1002/prot.1151&quot;,&quot;ISSN&quot;:&quot;1097-0134&quot;,&quot;issue&quot;:&quot;4&quot;,&quot;language&quot;:&quot;en&quot;,&quot;license&quot;:&quot;Copyright © 2001 Wiley-Liss, Inc.&quot;,&quot;note&quot;:&quot;_eprint: https://onlinelibrary.wiley.com/doi/pdf/10.1002/prot.1151&quot;,&quot;page&quot;:&quot;313-317&quot;,&quot;source&quot;:&quot;Wiley Online Library&quot;,&quot;title&quot;:&quot;Computation and mutagenesis suggest a right-handed structure for the synaptobrevin transmembrane dimer&quot;,&quot;volume&quot;:&quot;45&quot;,&quot;author&quot;:[{&quot;family&quot;:&quot;Fleming&quot;,&quot;given&quot;:&quot;Karen G.&quot;},{&quot;family&quot;:&quot;Engelman&quot;,&quot;given&quot;:&quot;Donald M.&quot;}],&quot;issued&quot;:{&quot;date-parts&quot;:[[&quot;2001&quot;]]}}},{&quot;id&quot;:421,&quot;uris&quot;:[&quot;http://zotero.org/users/local/TWX8bpul/items/QHJ47T2S&quot;],&quot;itemData&quot;:{&quot;id&quot;:421,&quot;type&quot;:&quot;article-journal&quot;,&quot;abstract&quot;:&quot;&lt;p&gt;Site-directed mutagenesis was used to investigate the roles of a short series of hydrophobic amino acids in the b-subunit of the &lt;i&gt;Escherichia coli&lt;/i&gt; F&lt;sub&gt;0&lt;/sub&gt;F&lt;sub&gt;1&lt;/sub&gt;-ATPase. A mutation affecting one of these, G131D, had been previously characterized and was found to interrupt assembly of the F&lt;sub&gt;0&lt;/sub&gt;F&lt;sub&gt;1&lt;/sub&gt;-ATPase (Jans, D. A., Hatch, L., Fimmel, A. L., Gibson, D., and Cox, G. B.(1985) &lt;i&gt;J. Bacteriol.&lt;/i&gt; 162, 420-426). To extend this work, aspartic acid was substituted for each one of the residues from positions 124 to 132. The properties of mutants in this series are consistent with the region from Val&lt;sup&gt;124&lt;/sup&gt; to Gly&lt;sup&gt;131&lt;/sup&gt; forming an α-helix. Two of the mutations, V124D and A128D, resulted in a similar phenotype to the G131D mutation. This suggested that Val&lt;sup&gt;124&lt;/sup&gt;, Ala&lt;sup&gt;128&lt;/sup&gt;, and Gly&lt;sup&gt;131&lt;/sup&gt; form a helical face which may have a role in inter- or intrasubunit interactions. This was tested by overexpressing and purifying the cytoplasmic domains of the wild type and A128D mutant b-subunits. Sedimentation equilibrium centrifugation indicated that the wild type domain formed a dimer whereas the mutant was present as a monomer.&lt;/p&gt;&quot;,&quot;container-title&quot;:&quot;Journal of Biological Chemistry&quot;,&quot;DOI&quot;:&quot;10.1074/jbc.271.12.7038&quot;,&quot;ISSN&quot;:&quot;0021-9258, 1083-351X&quot;,&quot;issue&quot;:&quot;12&quot;,&quot;journalAbbreviation&quot;:&quot;Journal of Biological Chemistry&quot;,&quot;language&quot;:&quot;English&quot;,&quot;note&quot;:&quot;publisher: Elsevier\nPMID: 8636135&quot;,&quot;page&quot;:&quot;7038-7042&quot;,&quot;source&quot;:&quot;www.jbc.org&quot;,&quot;title&quot;:&quot;A Mutation in Which Alanine 128 Is Replaced by Aspartic Acid Abolishes Dimerization of the b-Subunit of the F0F1-ATPase from Escherichia coli(∗)&quot;,&quot;volume&quot;:&quot;271&quot;,&quot;author&quot;:[{&quot;family&quot;:&quot;Howitt&quot;,&quot;given&quot;:&quot;Susan M.&quot;},{&quot;family&quot;:&quot;Rodgers&quot;,&quot;given&quot;:&quot;Andrew J. W.&quot;},{&quot;family&quot;:&quot;Jeffrey&quot;,&quot;given&quot;:&quot;Peter D.&quot;},{&quot;family&quot;:&quot;Cox&quot;,&quot;given&quot;:&quot;Graeme B.&quot;}],&quot;issued&quot;:{&quot;date-parts&quot;:[[&quot;1996&quot;,3,22]]}}},{&quot;id&quot;:415,&quot;uris&quot;:[&quot;http://zotero.org/users/local/TWX8bpul/items/CS9I62M6&quot;],&quot;itemData&quot;:{&quot;id&quot;:415,&quot;type&quot;:&quot;article-journal&quot;,&quot;abstract&quot;:&quot;We present a molecular modeling protocol that selects modeled protein structures based on experimental mutagenesis results. The computed effect of a point mutation should be consistent with its experimental effect for correct models; mutations that do not affect protein stability and function should not affect the computed energy of a correct model while destabilizing mutations should have unfavorable computed energies. On the other hand, an incorrect model will likely display computed energies that are inconsistent with experimental results. We added terms to our energy function which penalize models that are inconsistent with experimental results. This creates a selective advantage for models that are consistent with experimental results in the Monte Carlo simulated annealing protocol we use to search conformational space. We calibrated our protocol to predict the structure of transmembrane helix dimers using glycophorin A as a model system. Inclusion of mutational data in this protocol compensates for the limitations of our force field and the limitations of our conformational search. We demonstrate an application of this structure prediction protocol by modeling the transmembrane region of the BNIP3 apoptosis factor. © 2007 Wiley-Liss, Inc.&quot;,&quot;container-title&quot;:&quot;Proteins: Structure, Function, and Bioinformatics&quot;,&quot;DOI&quot;:&quot;10.1002/prot.21265&quot;,&quot;ISSN&quot;:&quot;1097-0134&quot;,&quot;issue&quot;:&quot;2&quot;,&quot;language&quot;:&quot;en&quot;,&quot;license&quot;:&quot;Copyright © 2007 Wiley-Liss, Inc.&quot;,&quot;note&quot;:&quot;_eprint: https://onlinelibrary.wiley.com/doi/pdf/10.1002/prot.21265&quot;,&quot;page&quot;:&quot;375-384&quot;,&quot;source&quot;:&quot;Wiley Online Library&quot;,&quot;title&quot;:&quot;Mutagenesis data in the automated prediction of transmembrane helix dimers&quot;,&quot;volume&quot;:&quot;67&quot;,&quot;author&quot;:[{&quot;family&quot;:&quot;Metcalf&quot;,&quot;given&quot;:&quot;Douglas G.&quot;},{&quot;family&quot;:&quot;Law&quot;,&quot;given&quot;:&quot;Peter B.&quot;},{&quot;family&quot;:&quot;DeGrado&quot;,&quot;given&quot;:&quot;William F.&quot;}],&quot;issued&quot;:{&quot;date-parts&quot;:[[&quot;2007&quot;]]}}},{&quot;id&quot;:408,&quot;uris&quot;:[&quot;http://zotero.org/users/local/TWX8bpul/items/JLQMNAUJ&quot;],&quot;itemData&quot;:{&quot;id&quot;:408,&quot;type&quot;:&quot;article-journal&quot;,&quot;abstract&quot;:&quot;Alanine insertions into the glycophorin A transmembrane helix are found to disrupt helix-helix dimerization in a way that is fully consistent with earlier saturation mutagenesis data, suggesting that Ala-insertion scanning can be used to rapidly map the approximate location of structurally and/or functionally important segments in transmembrane helices.&quot;,&quot;container-title&quot;:&quot;Protein Science&quot;,&quot;DOI&quot;:&quot;10.1002/pro.5560050712&quot;,&quot;ISSN&quot;:&quot;1469-896X&quot;,&quot;issue&quot;:&quot;7&quot;,&quot;language&quot;:&quot;en&quot;,&quot;license&quot;:&quot;Copyright © 1996 The Protein Society&quot;,&quot;note&quot;:&quot;_eprint: https://onlinelibrary.wiley.com/doi/pdf/10.1002/pro.5560050712&quot;,&quot;page&quot;:&quot;1339-1341&quot;,&quot;source&quot;:&quot;Wiley Online Library&quot;,&quot;title&quot;:&quot;Ala-insertion scanning mutagenesis of the glycophorin a transmembrane helix: A rapid way to map helix-helix interactions in integral membrane proteins&quot;,&quot;title-short&quot;:&quot;Ala-insertion scanning mutagenesis of the glycophorin a transmembrane helix&quot;,&quot;volume&quot;:&quot;5&quot;,&quot;author&quot;:[{&quot;family&quot;:&quot;Mingarro&quot;,&quot;given&quot;:&quot;Ismael&quot;},{&quot;family&quot;:&quot;Whitley&quot;,&quot;given&quot;:&quot;Paul&quot;},{&quot;family&quot;:&quot;Heijne&quot;,&quot;given&quot;:&quot;Gunnar Von&quot;},{&quot;family&quot;:&quot;Lemmon&quot;,&quot;given&quot;:&quot;Mark A.&quot;}],&quot;issued&quot;:{&quot;date-parts&quot;:[[&quot;1996&quot;]]}}}],&quot;schema&quot;:&quot;https://github.com/citation-style-language/schema/raw/master/csl-citation.json&quot;} RNDnbZtBhkgby"/><text:span text:style-name="T48">(Doura &amp; Fleming, 2004; Fleming &amp; Engelman, 2001; Howitt et al., 1996; Metcalf et al., 2007; Mingarro et al., 1996)</text:span><text:reference-mark-end text:name="ZOTERO_ITEM CSL_CITATION {&quot;citationID&quot;:&quot;pzRunv6K&quot;,&quot;properties&quot;:{&quot;formattedCitation&quot;:&quot;(Doura &amp; Fleming, 2004; Fleming &amp; Engelman, 2001; Howitt et al., 1996; Metcalf et al., 2007; Mingarro et al., 1996)&quot;,&quot;plainCitation&quot;:&quot;(Doura &amp; Fleming, 2004; Fleming &amp; Engelman, 2001; Howitt et al., 1996; Metcalf et al., 2007; Mingarro et al., 1996)&quot;,&quot;noteIndex&quot;:0},&quot;citationItems&quot;:[{&quot;id&quot;:424,&quot;uris&quot;:[&quot;http://zotero.org/users/local/TWX8bpul/items/9E624U8W&quot;],&quot;itemData&quot;:{&quot;id&quot;:424,&quot;type&quot;:&quot;article-journal&quot;,&quot;abstract&quot;:&quot;To explore the residue interactions in the glycophorin A dimerization motif, an alanine scan double mutant analysis at the helix–helix interface was carried out. These data reveal a combination of additive and coupled effects. The majority of the double mutants are found to be equally or slightly more stable than would be predicted by the sum of the energetic cost of the single-point mutants. The proximity of the mutated sites is not related to the presence of coupling between those sites. Previous studies reveal that a single face of the glycophorin A monomer contains a specific glycine-containing motif (GxxxG) that is thought to be a driving force for the association of transmembrane helices. Double mutant cycles suggest that the relationship of the GxxxG motif to the remainder of the helix–helix interface is complex. Sequences containing mutations that abolish the GxxxG motif retain an ability to dimerize, while a sequence containing a GxxxG motif appears unable to form dimers. The energetic effects of weakly coupled and additive double mutants can be explained by changes in van der Waals interactions at the dimer interface. These results emphasize the fact that the sequence context of the dimer interface modulates the strength of the glycophorin A GxxxG-mediated transmembrane dimerization reaction.&quot;,&quot;container-title&quot;:&quot;Journal of Molecular Biology&quot;,&quot;DOI&quot;:&quot;10.1016/j.jmb.2004.09.011&quot;,&quot;ISSN&quot;:&quot;0022-2836&quot;,&quot;issue&quot;:&quot;5&quot;,&quot;journalAbbreviation&quot;:&quot;Journal of Molecular Biology&quot;,&quot;page&quot;:&quot;1487-1497&quot;,&quot;source&quot;:&quot;ScienceDirect&quot;,&quot;title&quot;:&quot;Complex Interactions at the Helix–Helix Interface Stabilize the Glycophorin A Transmembrane Dimer&quot;,&quot;volume&quot;:&quot;343&quot;,&quot;author&quot;:[{&quot;family&quot;:&quot;Doura&quot;,&quot;given&quot;:&quot;Abigail K.&quot;},{&quot;family&quot;:&quot;Fleming&quot;,&quot;given&quot;:&quot;Karen G.&quot;}],&quot;issued&quot;:{&quot;date-parts&quot;:[[&quot;2004&quot;,11,5]]}}},{&quot;id&quot;:418,&quot;uris&quot;:[&quot;http://zotero.org/users/local/TWX8bpul/items/3AMKZ8H8&quot;],&quot;itemData&quot;:{&quot;id&quot;:418,&quot;type&quot;:&quot;article-journal&quot;,&quot;abstract&quot;:&quot;Biological membrane fusion involves a highly precise and ordered set of protein–protein interactions. Synaptobrevin is a key player in this process. Mutagenesis studies of its single transmembrane segment suggest that it dimerizes in a sequence specific manner. Using the computational methods developed for the successful structure prediction of the glycophorin A transmembrane dimer, we have calculated a structural model for the synaptobrevin dimer. Our computational search yields a well-populated cluster of right-handed structures consistent with the experimentally determined dimerization motif. The three-dimensional structure contains an interface formed primarily by leucine and isoleucine side-chain atoms and has no interhelical hydrogen bonds. The model is the first three-dimensional picture of the synaptobrevin transmembrane dimer and provides a basis for further focused experimentation on its structure and association thermodynamics. Proteins 2001;45:313–317. © 2001 Wiley-Liss, Inc.&quot;,&quot;container-title&quot;:&quot;Proteins: Structure, Function, and Bioinformatics&quot;,&quot;DOI&quot;:&quot;10.1002/prot.1151&quot;,&quot;ISSN&quot;:&quot;1097-0134&quot;,&quot;issue&quot;:&quot;4&quot;,&quot;language&quot;:&quot;en&quot;,&quot;license&quot;:&quot;Copyright © 2001 Wiley-Liss, Inc.&quot;,&quot;note&quot;:&quot;_eprint: https://onlinelibrary.wiley.com/doi/pdf/10.1002/prot.1151&quot;,&quot;page&quot;:&quot;313-317&quot;,&quot;source&quot;:&quot;Wiley Online Library&quot;,&quot;title&quot;:&quot;Computation and mutagenesis suggest a right-handed structure for the synaptobrevin transmembrane dimer&quot;,&quot;volume&quot;:&quot;45&quot;,&quot;author&quot;:[{&quot;family&quot;:&quot;Fleming&quot;,&quot;given&quot;:&quot;Karen G.&quot;},{&quot;family&quot;:&quot;Engelman&quot;,&quot;given&quot;:&quot;Donald M.&quot;}],&quot;issued&quot;:{&quot;date-parts&quot;:[[&quot;2001&quot;]]}}},{&quot;id&quot;:421,&quot;uris&quot;:[&quot;http://zotero.org/users/local/TWX8bpul/items/QHJ47T2S&quot;],&quot;itemData&quot;:{&quot;id&quot;:421,&quot;type&quot;:&quot;article-journal&quot;,&quot;abstract&quot;:&quot;&lt;p&gt;Site-directed mutagenesis was used to investigate the roles of a short series of hydrophobic amino acids in the b-subunit of the &lt;i&gt;Escherichia coli&lt;/i&gt; F&lt;sub&gt;0&lt;/sub&gt;F&lt;sub&gt;1&lt;/sub&gt;-ATPase. A mutation affecting one of these, G131D, had been previously characterized and was found to interrupt assembly of the F&lt;sub&gt;0&lt;/sub&gt;F&lt;sub&gt;1&lt;/sub&gt;-ATPase (Jans, D. A., Hatch, L., Fimmel, A. L., Gibson, D., and Cox, G. B.(1985) &lt;i&gt;J. Bacteriol.&lt;/i&gt; 162, 420-426). To extend this work, aspartic acid was substituted for each one of the residues from positions 124 to 132. The properties of mutants in this series are consistent with the region from Val&lt;sup&gt;124&lt;/sup&gt; to Gly&lt;sup&gt;131&lt;/sup&gt; forming an α-helix. Two of the mutations, V124D and A128D, resulted in a similar phenotype to the G131D mutation. This suggested that Val&lt;sup&gt;124&lt;/sup&gt;, Ala&lt;sup&gt;128&lt;/sup&gt;, and Gly&lt;sup&gt;131&lt;/sup&gt; form a helical face which may have a role in inter- or intrasubunit interactions. This was tested by overexpressing and purifying the cytoplasmic domains of the wild type and A128D mutant b-subunits. Sedimentation equilibrium centrifugation indicated that the wild type domain formed a dimer whereas the mutant was present as a monomer.&lt;/p&gt;&quot;,&quot;container-title&quot;:&quot;Journal of Biological Chemistry&quot;,&quot;DOI&quot;:&quot;10.1074/jbc.271.12.7038&quot;,&quot;ISSN&quot;:&quot;0021-9258, 1083-351X&quot;,&quot;issue&quot;:&quot;12&quot;,&quot;journalAbbreviation&quot;:&quot;Journal of Biological Chemistry&quot;,&quot;language&quot;:&quot;English&quot;,&quot;note&quot;:&quot;publisher: Elsevier\nPMID: 8636135&quot;,&quot;page&quot;:&quot;7038-7042&quot;,&quot;source&quot;:&quot;www.jbc.org&quot;,&quot;title&quot;:&quot;A Mutation in Which Alanine 128 Is Replaced by Aspartic Acid Abolishes Dimerization of the b-Subunit of the F0F1-ATPase from Escherichia coli(∗)&quot;,&quot;volume&quot;:&quot;271&quot;,&quot;author&quot;:[{&quot;family&quot;:&quot;Howitt&quot;,&quot;given&quot;:&quot;Susan M.&quot;},{&quot;family&quot;:&quot;Rodgers&quot;,&quot;given&quot;:&quot;Andrew J. W.&quot;},{&quot;family&quot;:&quot;Jeffrey&quot;,&quot;given&quot;:&quot;Peter D.&quot;},{&quot;family&quot;:&quot;Cox&quot;,&quot;given&quot;:&quot;Graeme B.&quot;}],&quot;issued&quot;:{&quot;date-parts&quot;:[[&quot;1996&quot;,3,22]]}}},{&quot;id&quot;:415,&quot;uris&quot;:[&quot;http://zotero.org/users/local/TWX8bpul/items/CS9I62M6&quot;],&quot;itemData&quot;:{&quot;id&quot;:415,&quot;type&quot;:&quot;article-journal&quot;,&quot;abstract&quot;:&quot;We present a molecular modeling protocol that selects modeled protein structures based on experimental mutagenesis results. The computed effect of a point mutation should be consistent with its experimental effect for correct models; mutations that do not affect protein stability and function should not affect the computed energy of a correct model while destabilizing mutations should have unfavorable computed energies. On the other hand, an incorrect model will likely display computed energies that are inconsistent with experimental results. We added terms to our energy function which penalize models that are inconsistent with experimental results. This creates a selective advantage for models that are consistent with experimental results in the Monte Carlo simulated annealing protocol we use to search conformational space. We calibrated our protocol to predict the structure of transmembrane helix dimers using glycophorin A as a model system. Inclusion of mutational data in this protocol compensates for the limitations of our force field and the limitations of our conformational search. We demonstrate an application of this structure prediction protocol by modeling the transmembrane region of the BNIP3 apoptosis factor. © 2007 Wiley-Liss, Inc.&quot;,&quot;container-title&quot;:&quot;Proteins: Structure, Function, and Bioinformatics&quot;,&quot;DOI&quot;:&quot;10.1002/prot.21265&quot;,&quot;ISSN&quot;:&quot;1097-0134&quot;,&quot;issue&quot;:&quot;2&quot;,&quot;language&quot;:&quot;en&quot;,&quot;license&quot;:&quot;Copyright © 2007 Wiley-Liss, Inc.&quot;,&quot;note&quot;:&quot;_eprint: https://onlinelibrary.wiley.com/doi/pdf/10.1002/prot.21265&quot;,&quot;page&quot;:&quot;375-384&quot;,&quot;source&quot;:&quot;Wiley Online Library&quot;,&quot;title&quot;:&quot;Mutagenesis data in the automated prediction of transmembrane helix dimers&quot;,&quot;volume&quot;:&quot;67&quot;,&quot;author&quot;:[{&quot;family&quot;:&quot;Metcalf&quot;,&quot;given&quot;:&quot;Douglas G.&quot;},{&quot;family&quot;:&quot;Law&quot;,&quot;given&quot;:&quot;Peter B.&quot;},{&quot;family&quot;:&quot;DeGrado&quot;,&quot;given&quot;:&quot;William F.&quot;}],&quot;issued&quot;:{&quot;date-parts&quot;:[[&quot;2007&quot;]]}}},{&quot;id&quot;:408,&quot;uris&quot;:[&quot;http://zotero.org/users/local/TWX8bpul/items/JLQMNAUJ&quot;],&quot;itemData&quot;:{&quot;id&quot;:408,&quot;type&quot;:&quot;article-journal&quot;,&quot;abstract&quot;:&quot;Alanine insertions into the glycophorin A transmembrane helix are found to disrupt helix-helix dimerization in a way that is fully consistent with earlier saturation mutagenesis data, suggesting that Ala-insertion scanning can be used to rapidly map the approximate location of structurally and/or functionally important segments in transmembrane helices.&quot;,&quot;container-title&quot;:&quot;Protein Science&quot;,&quot;DOI&quot;:&quot;10.1002/pro.5560050712&quot;,&quot;ISSN&quot;:&quot;1469-896X&quot;,&quot;issue&quot;:&quot;7&quot;,&quot;language&quot;:&quot;en&quot;,&quot;license&quot;:&quot;Copyright © 1996 The Protein Society&quot;,&quot;note&quot;:&quot;_eprint: https://onlinelibrary.wiley.com/doi/pdf/10.1002/pro.5560050712&quot;,&quot;page&quot;:&quot;1339-1341&quot;,&quot;source&quot;:&quot;Wiley Online Library&quot;,&quot;title&quot;:&quot;Ala-insertion scanning mutagenesis of the glycophorin a transmembrane helix: A rapid way to map helix-helix interactions in integral membrane proteins&quot;,&quot;title-short&quot;:&quot;Ala-insertion scanning mutagenesis of the glycophorin a transmembrane helix&quot;,&quot;volume&quot;:&quot;5&quot;,&quot;author&quot;:[{&quot;family&quot;:&quot;Mingarro&quot;,&quot;given&quot;:&quot;Ismael&quot;},{&quot;family&quot;:&quot;Whitley&quot;,&quot;given&quot;:&quot;Paul&quot;},{&quot;family&quot;:&quot;Heijne&quot;,&quot;given&quot;:&quot;Gunnar Von&quot;},{&quot;family&quot;:&quot;Lemmon&quot;,&quot;given&quot;:&quot;Mark A.&quot;}],&quot;issued&quot;:{&quot;date-parts&quot;:[[&quot;1996&quot;]]}}}],&quot;schema&quot;:&quot;https://github.com/citation-style-language/schema/raw/master/csl-citation.json&quot;} RNDnbZtBhkgby"/><text:span text:style-name="T48">. For this reason we hypothesized that we would observe a </text:span><text:span text:style-name="T49">shift of the fluorescence distribution. It is possible that the design procedure does not have sufficient precision for producing effect from small alterations of packing </text:span><text:span text:style-name="T62">that are measurable</text:span><text:span text:style-name="T49"> </text:span><text:span text:style-name="T62">with TOXGREEN, if the changes in dimerization propensity are small</text:span><text:span text:style-name="T49">. </text:span></text:p>
      <text:h text:style-name="Heading_20_4" text:outline-level="4">Clashing mutant data results in many weak to mildly associating dimers</text:h>
      <text:p text:style-name="P32"><text:s/><text:span text:style-name="T250">We used the Clash mutations to create a set of validated constructs </text:span><text:span text:style-name="T254">that behave </text:span><text:span text:style-name="T257">consistently with</text:span><text:span text:style-name="T254"> the predicted interface.</text:span><text:span text:style-name="T250"> </text:span><text:span text:style-name="T254">To retain a design </text:span><text:span text:style-name="T257">in this filtered dataset</text:span><text:span text:style-name="T254">, we imposed that all of its Clash mutants are</text:span><text:span text:style-name="T220"> in the monomeric range </text:span><text:span text:style-name="T254">using </text:span><text:span text:style-name="T250">a stringent </text:span><text:span text:style-name="T255">threshold as the </text:span><text:span text:style-name="T250">criterion (</text:span><text:span text:style-name="T220">defined as below</text:span> 35% GpA <text:span text:style-name="T220">TOXGREEN signal)</text:span>. <text:span text:style-name="T250">The selection resulted in a dataset that included </text:span><text:span text:style-name="T251">3</text:span><text:span text:style-name="T253">84</text:span><text:span text:style-name="Default_20_Paragraph_20_Font"><text:span text:style-name="T83"> of </text:span></text:span><text:span text:style-name="Default_20_Paragraph_20_Font"><text:span text:style-name="T84">the original </text:span></text:span><text:span text:style-name="Default_20_Paragraph_20_Font"><text:span text:style-name="T85">1045</text:span></text:span><text:span text:style-name="Default_20_Paragraph_20_Font"><text:span text:style-name="T83"> designs</text:span></text:span><text:span text:style-name="Default_20_Paragraph_20_Font"><text:span text:style-name="T82"> (</text:span></text:span><text:span text:style-name="Default_20_Paragraph_20_Font"><text:span text:style-name="T85">3</text:span></text:span><text:span text:style-name="Default_20_Paragraph_20_Font"><text:span text:style-name="T86">7</text:span></text:span><text:span text:style-name="Default_20_Paragraph_20_Font"><text:span text:style-name="T82">%).</text:span></text:span></text:p>
      <text:p text:style-name="P33"><text:span text:style-name="Figure_20_in_20_text"><text:span text:style-name="T87">Fig. PRIMARY_DATASETc</text:span></text:span><text:span text:style-name="Default_20_Paragraph_20_Font"><text:span text:style-name="T87"> shows the distribution of reconstructed TOXGREEN signal of the Clash-filtered dataset, compared to all design</text:span></text:span><text:span text:style-name="Default_20_Paragraph_20_Font"><text:span text:style-name="T88">s</text:span></text:span><text:span text:style-name="Default_20_Paragraph_20_Font"><text:span text:style-name="T87">. The distribution does not change for the GAS</text:span></text:span><text:span text:style-name="Default_20_Paragraph_20_Font"><text:span text:style-name="T158">right</text:span></text:span><text:span text:style-name="Default_20_Paragraph_20_Font"><text:span text:style-name="T87"> designs, </text:span></text:span><text:span text:style-name="Default_20_Paragraph_20_Font"><text:span text:style-name="T88">which </text:span></text:span><text:span text:style-name="Default_20_Paragraph_20_Font"><text:span text:style-name="T87">retain</text:span></text:span><text:span text:style-name="Default_20_Paragraph_20_Font"><text:span text:style-name="T93">s</text:span></text:span><text:span text:style-name="Default_20_Paragraph_20_Font"><text:span text:style-name="T87"> a wide </text:span></text:span><text:soft-page-break/><text:span text:style-name="Default_20_Paragraph_20_Font"><text:span text:style-name="T87">range of dimerization propensities, including constructs </text:span></text:span><text:span text:style-name="Default_20_Paragraph_20_Font"><text:span text:style-name="T88">with</text:span></text:span><text:span text:style-name="Default_20_Paragraph_20_Font"><text:span text:style-name="T87"> fluorescent signal</text:span></text:span><text:span text:style-name="Default_20_Paragraph_20_Font"><text:span text:style-name="T88">s</text:span></text:span><text:span text:style-name="Default_20_Paragraph_20_Font"><text:span text:style-name="T87"> comparable to the strong GpA dimer. Conversely, we observe a significant reduction of fluorescence for the </text:span></text:span><text:span text:style-name="Default_20_Paragraph_20_Font"><text:span text:style-name="T89">designs based on </text:span></text:span><text:span text:style-name="Default_20_Paragraph_20_Font"><text:span text:style-name="T87">van der Waals of the Right and Left regions. This data </text:span></text:span><text:span text:style-name="Default_20_Paragraph_20_Font"><text:span text:style-name="T90">may</text:span></text:span><text:span text:style-name="Default_20_Paragraph_20_Font"><text:span text:style-name="T87"> indicate that </text:span></text:span><text:span text:style-name="Default_20_Paragraph_20_Font"><text:span text:style-name="T90">a substantial number of designs in th</text:span></text:span><text:span text:style-name="Default_20_Paragraph_20_Font"><text:span text:style-name="T92">ese</text:span></text:span><text:span text:style-name="Default_20_Paragraph_20_Font"><text:span text:style-name="T90"> region</text:span></text:span><text:span text:style-name="Default_20_Paragraph_20_Font"><text:span text:style-name="T87"> </text:span></text:span><text:span text:style-name="Default_20_Paragraph_20_Font"><text:span text:style-name="T90">associate</text:span></text:span><text:span text:style-name="Default_20_Paragraph_20_Font"><text:span text:style-name="T87"> </text:span></text:span><text:span text:style-name="Default_20_Paragraph_20_Font"><text:span text:style-name="T90">through a different interface than the one designed</text:span></text:span><text:span text:style-name="Default_20_Paragraph_20_Font"><text:span text:style-name="T87">. </text:span></text:span><text:span text:style-name="Figure_20_in_20_text"><text:span text:style-name="T87">Fig. PRIMARY_DATASET</text:span></text:span><text:span text:style-name="Figure_20_in_20_text"><text:span text:style-name="T91">d</text:span></text:span><text:span text:style-name="Default_20_Paragraph_20_Font"><text:span text:style-name="T87"> </text:span></text:span><text:span text:style-name="Default_20_Paragraph_20_Font"><text:span text:style-name="T91">compares the dimerization propensity of the mutants of the Clash-filtered designs. The Clash mutants of all design</text:span></text:span><text:span text:style-name="Default_20_Paragraph_20_Font"><text:span text:style-name="T94">s</text:span></text:span><text:span text:style-name="Default_20_Paragraph_20_Font"><text:span text:style-name="T91"> are below 35% GpA (corresponding to 8350 reconstructed fluorescence), otherwise they would have been discarded. For the GAS</text:span></text:span><text:span text:style-name="Default_20_Paragraph_20_Font"><text:span text:style-name="T159">right</text:span></text:span><text:span text:style-name="Default_20_Paragraph_20_Font"><text:span text:style-name="T91"> set, the distribution of fluorescence of the </text:span></text:span><text:span text:style-name="Default_20_Paragraph_20_Font"><text:span text:style-name="T56">Large→Ala </text:span></text:span><text:span text:style-name="Default_20_Paragraph_20_Font"><text:span text:style-name="T65">mutants remains similar to the distribution of the original designs, as it was for the unfiltered set. In the Left and Right regions, we observed a small but </text:span></text:span><text:span text:style-name="Default_20_Paragraph_20_Font"><text:span text:style-name="T68">statistically </text:span></text:span><text:span text:style-name="Default_20_Paragraph_20_Font"><text:span text:style-name="T65">significant overall </text:span></text:span><text:span text:style-name="Default_20_Paragraph_20_Font"><text:span text:style-name="T67">apparent </text:span></text:span><text:span text:style-name="Default_20_Paragraph_20_Font"><text:span text:style-name="T65">stabilization of the </text:span></text:span><text:span text:style-name="Default_20_Paragraph_20_Font"><text:span text:style-name="T56">Large→Ala</text:span></text:span><text:span text:style-name="Default_20_Paragraph_20_Font"><text:span text:style-name="T65"> </text:span></text:span><text:span text:style-name="Default_20_Paragraph_20_Font"><text:span text:style-name="T66">mutants </text:span></text:span><text:span text:style-name="Default_20_Paragraph_20_Font"><text:span text:style-name="T68">relative to the original designs</text:span></text:span><text:span text:style-name="Default_20_Paragraph_20_Font"><text:span text:style-name="T66">. We speculate that Ala residues may </text:span></text:span><text:span text:style-name="Default_20_Paragraph_20_Font"><text:span text:style-name="T68">slightly </text:span></text:span><text:span text:style-name="Default_20_Paragraph_20_Font"><text:span text:style-name="T67">favor </text:span></text:span><text:span text:style-name="Default_20_Paragraph_20_Font"><text:span text:style-name="T66">random weak association</text:span></text:span><text:span text:style-name="Default_20_Paragraph_20_Font"><text:span text:style-name="T67"> over larger amino acids</text:span></text:span><text:span text:style-name="Default_20_Paragraph_20_Font"><text:span text:style-name="T66">.</text:span></text:span></text:p>
      <text:h text:style-name="P45" text:outline-level="4"><text:span text:style-name="Default_20_Paragraph_20_Font"><text:span text:style-name="T258">GAS</text:span></text:span><text:span text:style-name="Default_20_Paragraph_20_Font"><text:span text:style-name="T166">right</text:span></text:span><text:span text:style-name="Default_20_Paragraph_20_Font"><text:span text:style-name="T258"> design</text:span></text:span><text:span text:style-name="Default_20_Paragraph_20_Font"><text:span text:style-name="T261">s</text:span></text:span><text:span text:style-name="Default_20_Paragraph_20_Font"><text:span text:style-name="T258"> </text:span></text:span><text:span text:style-name="Default_20_Paragraph_20_Font"><text:span text:style-name="T259">follow a previous energetic model of association</text:span></text:span></text:h>
      <text:p text:style-name="First_20_line_20_indent"><text:span text:style-name="T261">After determining experimentally the propensit</text:span><text:span text:style-name="T270">ies</text:span><text:span text:style-name="T261"> of the three groups of </text:span><text:span text:style-name="T270">Clash-filtered </text:span><text:span text:style-name="T261">designs, we compared </text:span><text:span text:style-name="T270">them</text:span><text:span text:style-name="T261"> to their computational energies </text:span><text:span text:style-name="T285">(Supp._Tables 1-3)</text:span><text:span text:style-name="T261">.</text:span><text:span text:style-name="T260"> </text:span><text:span text:style-name="Figure_20_in_20_text">Fig. DELTA_G_DATAa-</text:span><text:span text:style-name="Figure_20_in_20_text"><text:span text:style-name="T269">c</text:span></text:span> show scatterplots of the fluorescence of <text:span text:style-name="T261">the</text:span> designs against our energy score for each region. <text:span text:style-name="T262">In a previous structure-based analysis of</text:span><text:span text:style-name="T260"> computationally predicted GAS</text:span><text:span text:style-name="T167">right</text:span><text:span text:style-name="T260"> dimers, </text:span><text:span text:style-name="T262">we</text:span><text:span text:style-name="T260"> </text:span><text:span text:style-name="T262">showed</text:span><text:span text:style-name="T260"> </text:span><text:span text:style-name="T262">they followed</text:span><text:span text:style-name="T260"> </text:span><text:span text:style-name="T262">a simple model of association</text:span><text:span text:style-name="T260"> </text:span><text:span text:style-name="T262">in which a combination of Cα-H hydrogen bonding and van der Waals packing modulates their stability</text:span><text:span text:style-name="T260"> </text:span><text:reference-mark-start text:name="ZOTERO_ITEM CSL_CITATION {&quot;citationID&quot;:&quot;xuXVChl8&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KpKni0hEtS"/><text:span text:style-name="T260">(Anderson et al., 2017)</text:span><text:reference-mark-end text:name="ZOTERO_ITEM CSL_CITATION {&quot;citationID&quot;:&quot;xuXVChl8&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KpKni0hEtS"/><text:span text:style-name="T260">. </text:span><text:span text:style-name="T263">We found a similar proportionality between TOXGREEN dimerization propensity and computational score </text:span><text:span text:style-name="T270">for this motif</text:span><text:span text:style-name="T263"> (</text:span><text:span text:style-name="Figure_20_in_20_text"><text:span text:style-name="T263">Fig. DELTA_G_DATAa </text:span></text:span><text:span text:style-name="T264"><text:s/></text:span><text:span text:style-name="T143">p</text:span><text:span text:style-name="T264">=2.43×10</text:span><text:span text:style-name="T189">-7</text:span><text:span text:style-name="T264">, using Spearman Rank Order statistics </text:span><text:span text:style-name="T265">because</text:span><text:span text:style-name="T264"> the TOXGREEN signal is not expected to be linearly dependent on dimerization free energy). </text:span><text:span text:style-name="T266">Conversely, there is </text:span><text:span text:style-name="T268">no</text:span><text:span text:style-name="T264"> notable correlation </text:span><text:span text:style-name="T265">found for the Left </text:span><text:span text:style-name="T264">(</text:span><text:span text:style-name="Figure_20_in_20_text"><text:span text:style-name="T264">Fig. DELTA_G_DATA</text:span></text:span><text:span text:style-name="Figure_20_in_20_text"><text:span text:style-name="T265">b</text:span></text:span><text:span text:style-name="T265">) and Right </text:span><text:span text:style-name="T264">(</text:span><text:span text:style-name="Figure_20_in_20_text"><text:span text:style-name="T264">Fig. DELTA_G_DATA</text:span></text:span><text:span text:style-name="Figure_20_in_20_text"><text:span text:style-name="T268">c</text:span></text:span><text:span text:style-name="T265">) regions.</text:span><text:span text:style-name="T264"> </text:span><text:span text:style-name="T265">Since the dimerization propensity of these designs populates only the monomeric and weakly dimeric </text:span><text:span text:style-name="T266">ranges of TOXGREEN signal</text:span><text:span text:style-name="T265">, it is not possible to assess whether the design would follow a similar trend against the computational </text:span><text:soft-page-break/><text:span text:style-name="T265">energetics </text:span><text:span text:style-name="T266">(</text:span><text:span text:style-name="T265">which, in their case, </text:span><text:span text:style-name="T267">would be</text:span><text:span text:style-name="T265"> based primarily on van der Waals and a solvation term, </text:span><text:span text:style-name="T266">since these constructs are design not to form inter-helical hydrogen bonds)</text:span><text:span text:style-name="T265">.</text:span></text:p>
      <text:h text:style-name="Heading_20_4" text:outline-level="4">Conversion of fluorescence to ΔG</text:h>
      <text:p text:style-name="First_20_line_20_indent"><text:span text:style-name="T271">In the final step of our analysis, we applied a conversion </text:span><text:span text:style-name="T275">factor </text:span><text:span text:style-name="T271">that </text:span><text:span text:style-name="T275">enabled us to </text:span><text:span text:style-name="T271">estimate </text:span><text:span text:style-name="T272">the free energy of association of constructs</text:span><text:span text:style-name="T271"> </text:span><text:span text:style-name="T272">from their TOXGREEN signal. The conversion is based on a recent study that found good agreement between the TOXGREEN </text:span><text:span text:style-name="T275">dimerization </text:span><text:span text:style-name="T272">propensities and </text:span><text:span text:style-name="T275">the </text:span><text:span text:style-name="T272">ΔG° of association of a series of poly-Leu </text:span><text:span text:style-name="T260">GAS</text:span><text:span text:style-name="T167">right</text:span><text:span text:style-name="T260"> dimers </text:span><text:span text:style-name="T275">measured </text:span><text:span text:style-name="T272">in a decyl-β-maltopyranoside detergent environment </text:span><text:span text:style-name="T275">using FRET </text:span><text:reference-mark-start text:name="ZOTERO_ITEM CSL_CITATION {&quot;citationID&quot;:&quot;Hrhw27Wj&quot;,&quot;properties&quot;:{&quot;formattedCitation&quot;:&quot;(D\\uc0\\u237{}az V\\uc0\\u225{}zquez et al., 2023)&quot;,&quot;plainCitation&quot;:&quot;(Díaz Vázquez et al., 2023)&quot;,&quot;noteIndex&quot;:0},&quot;citationItems&quot;:[{&quot;id&quot;:22,&quot;uris&quot;:[&quot;http://zotero.org/users/local/TWX8bpul/items/WQS9Y27Y&quot;],&quot;itemData&quot;:{&quot;id&quot;:22,&quot;type&quot;:&quot;article-journal&quot;,&quot;abstract&quot;:&quot;The GASright motif, best known as the fold of the glycophorin A transmembrane dimer, is one of the most common dimerization motifs in membrane proteins, characterized by its hallmark GxxxG-like sequence motifs (GxxxG, AxxxG, GxxxS, and similar). Structurally, GASright displays a right-handed crossing angle and short interhelical distance. Contact between the helical backbones favors the formation of networks of weak hydrogen bonds between Cα–H carbon donors and carbonyl acceptors on opposing helices (Cα–H···O=C). To understand the factors that modulate the stability of GASright, we previously presented a computational and experimental structure-based analysis of 26 predicted dimers. We found that the contributions of van der Waals packing and Cα–H hydrogen bonding to stability, as inferred from the structural models, correlated well with relative dimerization propensities estimated experimentally with the in vivo assay TOXCAT. Here we test this model with a quantitative thermodynamic analysis. We used Förster resonance energy transfer (FRET) to determine the free energy of dimerization of a representative subset of seven of the 26 original TOXCAT dimers using FRET. To overcome the technical issue arising from limited sampling of the dimerization isotherm, we introduced a globally fitting strategy across a set of constructs comprising a wide range of stabilities. This strategy yielded precise thermodynamic data that show strikingly good agreement between the original propensities and ΔG° of association in detergent, suggesting that TOXCAT is a thermodynamically driven process. From the correlation between TOXCAT and thermodynamic stability, the predicted free energy for all the 26 GASright dimers was calculated. These energies correlate with the in silico ΔE scores of dimerization that were computed on the basis of their predicted structure. These findings corroborate our original model with quantitative thermodynamic evidence, strengthening the hypothesis that van der Waals and Cα–H hydrogen bond interactions are the key modulators of GASright stability.&quot;,&quot;container-title&quot;:&quot;Biophysical Journal&quot;,&quot;DOI&quot;:&quot;10.1016/j.bpj.2022.11.018&quot;,&quot;ISSN&quot;:&quot;0006-3495&quot;,&quot;issue&quot;:&quot;1&quot;,&quot;journalAbbreviation&quot;:&quot;Biophysical Journal&quot;,&quot;page&quot;:&quot;143-155&quot;,&quot;source&quot;:&quot;ScienceDirect&quot;,&quot;title&quot;:&quot;Thermodynamic analysis of the GASright transmembrane motif supports energetic model of dimerization&quot;,&quot;volume&quot;:&quot;122&quot;,&quot;author&quot;:[{&quot;family&quot;:&quot;Díaz Vázquez&quot;,&quot;given&quot;:&quot;Gladys&quot;},{&quot;family&quot;:&quot;Cui&quot;,&quot;given&quot;:&quot;Qiang&quot;},{&quot;family&quot;:&quot;Senes&quot;,&quot;given&quot;:&quot;Alessandro&quot;}],&quot;issued&quot;:{&quot;date-parts&quot;:[[&quot;2023&quot;,1,3]]}}}],&quot;schema&quot;:&quot;https://github.com/citation-style-language/schema/raw/master/csl-citation.json&quot;} RND98wKkVALEj"/><text:span text:style-name="T212">(Díaz Vázquez et al., 2023)</text:span><text:reference-mark-end text:name="ZOTERO_ITEM CSL_CITATION {&quot;citationID&quot;:&quot;Hrhw27Wj&quot;,&quot;properties&quot;:{&quot;formattedCitation&quot;:&quot;(D\\uc0\\u237{}az V\\uc0\\u225{}zquez et al., 2023)&quot;,&quot;plainCitation&quot;:&quot;(Díaz Vázquez et al., 2023)&quot;,&quot;noteIndex&quot;:0},&quot;citationItems&quot;:[{&quot;id&quot;:22,&quot;uris&quot;:[&quot;http://zotero.org/users/local/TWX8bpul/items/WQS9Y27Y&quot;],&quot;itemData&quot;:{&quot;id&quot;:22,&quot;type&quot;:&quot;article-journal&quot;,&quot;abstract&quot;:&quot;The GASright motif, best known as the fold of the glycophorin A transmembrane dimer, is one of the most common dimerization motifs in membrane proteins, characterized by its hallmark GxxxG-like sequence motifs (GxxxG, AxxxG, GxxxS, and similar). Structurally, GASright displays a right-handed crossing angle and short interhelical distance. Contact between the helical backbones favors the formation of networks of weak hydrogen bonds between Cα–H carbon donors and carbonyl acceptors on opposing helices (Cα–H···O=C). To understand the factors that modulate the stability of GASright, we previously presented a computational and experimental structure-based analysis of 26 predicted dimers. We found that the contributions of van der Waals packing and Cα–H hydrogen bonding to stability, as inferred from the structural models, correlated well with relative dimerization propensities estimated experimentally with the in vivo assay TOXCAT. Here we test this model with a quantitative thermodynamic analysis. We used Förster resonance energy transfer (FRET) to determine the free energy of dimerization of a representative subset of seven of the 26 original TOXCAT dimers using FRET. To overcome the technical issue arising from limited sampling of the dimerization isotherm, we introduced a globally fitting strategy across a set of constructs comprising a wide range of stabilities. This strategy yielded precise thermodynamic data that show strikingly good agreement between the original propensities and ΔG° of association in detergent, suggesting that TOXCAT is a thermodynamically driven process. From the correlation between TOXCAT and thermodynamic stability, the predicted free energy for all the 26 GASright dimers was calculated. These energies correlate with the in silico ΔE scores of dimerization that were computed on the basis of their predicted structure. These findings corroborate our original model with quantitative thermodynamic evidence, strengthening the hypothesis that van der Waals and Cα–H hydrogen bond interactions are the key modulators of GASright stability.&quot;,&quot;container-title&quot;:&quot;Biophysical Journal&quot;,&quot;DOI&quot;:&quot;10.1016/j.bpj.2022.11.018&quot;,&quot;ISSN&quot;:&quot;0006-3495&quot;,&quot;issue&quot;:&quot;1&quot;,&quot;journalAbbreviation&quot;:&quot;Biophysical Journal&quot;,&quot;page&quot;:&quot;143-155&quot;,&quot;source&quot;:&quot;ScienceDirect&quot;,&quot;title&quot;:&quot;Thermodynamic analysis of the GASright transmembrane motif supports energetic model of dimerization&quot;,&quot;volume&quot;:&quot;122&quot;,&quot;author&quot;:[{&quot;family&quot;:&quot;Díaz Vázquez&quot;,&quot;given&quot;:&quot;Gladys&quot;},{&quot;family&quot;:&quot;Cui&quot;,&quot;given&quot;:&quot;Qiang&quot;},{&quot;family&quot;:&quot;Senes&quot;,&quot;given&quot;:&quot;Alessandro&quot;}],&quot;issued&quot;:{&quot;date-parts&quot;:[[&quot;2023&quot;,1,3]]}}}],&quot;schema&quot;:&quot;https://github.com/citation-style-language/schema/raw/master/csl-citation.json&quot;} RND98wKkVALEj"/>. <text:span text:style-name="T273">Once again, we f</text:span><text:span text:style-name="T275">ou</text:span><text:span text:style-name="T273">nd </text:span><text:span text:style-name="T275">that there is</text:span><text:span text:style-name="T273"> a statistically significant linear correlation between the computational energy score of the </text:span><text:span text:style-name="T260">GAS</text:span><text:span text:style-name="T167">right</text:span><text:span text:style-name="T260"> d</text:span><text:span text:style-name="T273">esigns and their calculated Δ</text:span><text:span text:style-name="T144">G</text:span><text:span text:style-name="T273">° of association</text:span> (<text:span text:style-name="Figure_20_in_20_text">Fig. DELTA_G_DATA</text:span><text:span text:style-name="Figure_20_in_20_text"><text:span text:style-name="T273">d</text:span></text:span>). <text:span text:style-name="T274">The linear regression </text:span><text:span text:style-name="T279">fit</text:span><text:span text:style-name="T274"> </text:span><text:span text:style-name="T276">obtained here </text:span><text:span text:style-name="T274">(</text:span><text:span text:style-name="T145">y</text:span><text:span text:style-name="T273"> </text:span><text:span text:style-name="T274">= 0.0</text:span><text:span text:style-name="T280">49</text:span><text:span text:style-name="T145">x</text:span><text:span text:style-name="T274"> – 1.43, solid line, where </text:span><text:span text:style-name="T145">y </text:span><text:span text:style-name="T274">is the calculated </text:span><text:span text:style-name="T273">Δ</text:span><text:span text:style-name="T144">G</text:span><text:span text:style-name="T273">°</text:span><text:span text:style-name="T274"> and </text:span><text:span text:style-name="T145">x</text:span><text:span text:style-name="T274"> is the computational score) is similar to the original model of Diaz Vazquez (</text:span><text:span text:style-name="T145">y</text:span><text:span text:style-name="T273"> </text:span><text:span text:style-name="T274">= 0.076</text:span><text:span text:style-name="T145">x</text:span><text:span text:style-name="T274"> – 1.33, dashed line), </text:span><text:span text:style-name="T275">indicating that the large set of </text:span><text:span text:style-name="T260">GAS</text:span><text:span text:style-name="T167">right</text:span><text:span text:style-name="T260"> d</text:span><text:span text:style-name="T273">esigns</text:span><text:span text:style-name="T275"> </text:span><text:span text:style-name="T276">of</text:span><text:span text:style-name="T275"> the present analysis behaves </text:span><text:span text:style-name="T279">consistently</text:span><text:span text:style-name="T275"> </text:span><text:span text:style-name="T279">with</text:span><text:span text:style-name="T275"> the previous set</text:span><text:span text:style-name="T274">. </text:span><text:span text:style-name="T276">As before, no correlation was found for the </text:span><text:span text:style-name="T279">two sets of</text:span><text:span text:style-name="T276"> van der Waals-based designs (</text:span><text:span text:style-name="Figure_20_in_20_text"><text:span text:style-name="T276">Fig. DELTA_G_DATAe and f</text:span></text:span><text:span text:style-name="T276">). </text:span><text:span text:style-name="T279">However,</text:span><text:span text:style-name="T276"> the fact that the designs only populate a small window the stability range prevent us to </text:span><text:span text:style-name="T277">fully assess whether the energetic model would apply to these constructs.</text:span></text:p>
      <text:p text:style-name="P8"/>
      <text:p text:style-name="P6"/>
      <text:h text:style-name="P42" text:outline-level="3">Conclusion</text:h>
      <text:p text:style-name="P34"><text:span text:style-name="T123">W</text:span><text:span text:style-name="T112">e </text:span><text:span text:style-name="T121">have </text:span><text:span text:style-name="T117">performed</text:span><text:span text:style-name="T112"> a high-throughput analysis of </text:span><text:span text:style-name="T119">transmembrane heli</text:span><text:span text:style-name="T120">x association</text:span><text:span text:style-name="T112"> to </text:span><text:span text:style-name="T123">attempt to </text:span><text:span text:style-name="T112">address the question of </text:span><text:span text:style-name="T123">what</text:span><text:span text:style-name="T112"> extent van der Waals interactions </text:span><text:span text:style-name="T121">can, as a</text:span><text:span text:style-name="T112"> design element, provide stability in </text:span><text:span text:style-name="T119">membrane protein</text:span><text:span text:style-name="T112"> oligomerization </text:span><text:span text:style-name="T119">and folding</text:span><text:span text:style-name="T112">. The approach </text:span><text:span text:style-name="T123">we took </text:span><text:span text:style-name="T117">consist</text:span><text:span text:style-name="T120">s</text:span><text:span text:style-name="T117"> of a large-scale </text:span><text:span text:style-name="T119">exploration</text:span><text:span text:style-name="T117"> of hundreds of dimers </text:span><text:span text:style-name="T123">whose interfaces were</text:span><text:span text:style-name="T117"> </text:span><text:span text:style-name="T119">designed to be</text:span><text:span text:style-name="T117"> </text:span><text:span text:style-name="T119">mediated only by packing of non-polar side chains. </text:span><text:span text:style-name="T123">These dimers were</text:span><text:span text:style-name="T117"> created </text:span><text:span text:style-name="T123">to cover the entire</text:span><text:span text:style-name="T117"> the geometri</text:span><text:span text:style-name="T119">c</text:span><text:span text:style-name="T117"> ranges of two </text:span><text:span text:style-name="T119">common regions for helix-helix interaction,</text:span><text:span text:style-name="T117"> </text:span><text:span text:style-name="T119">on</text:span><text:span text:style-name="T120">e</text:span><text:span text:style-name="T117"> </text:span><text:span text:style-name="T119">characterized by</text:span><text:span text:style-name="T117"> left-</text:span><text:span text:style-name="T119">handed</text:span><text:span text:style-name="T117"> </text:span><text:span text:style-name="T119">crossing angles and the other </text:span><text:span text:style-name="T123">in the</text:span><text:span text:style-name="T117"> right-handed </text:span><text:span text:style-name="T123">region</text:span><text:span text:style-name="T117">. As a </text:span><text:span text:style-name="T125">comparison and control</text:span><text:span text:style-name="T117">, we </text:span><text:span text:style-name="T120">also designed hundreds of </text:span><text:span text:style-name="T118">GAS</text:span><text:span text:style-name="T161">right</text:span><text:span text:style-name="T118"> </text:span><text:span text:style-name="T117">dimers, </text:span><text:span text:style-name="T120">a</text:span><text:span text:style-name="T117"> </text:span><text:span text:style-name="T120">motif </text:span><text:span text:style-name="T122">whose stability is </text:span><text:span text:style-name="T124">also </text:span><text:span text:style-name="T122">dependent</text:span><text:span text:style-name="T123"> </text:span><text:span text:style-name="T125">on</text:span><text:span text:style-name="T124"> </text:span><text:span text:style-name="Default_20_Paragraph_20_Font"><text:span text:style-name="T109">hydrogen bond</text:span></text:span><text:span text:style-name="Default_20_Paragraph_20_Font"><text:span text:style-name="T110">ing</text:span></text:span><text:span text:style-name="Default_20_Paragraph_20_Font"><text:span text:style-name="T109"> </text:span></text:span><text:span text:style-name="T124">contributions</text:span><text:span text:style-name="Default_20_Paragraph_20_Font"><text:span text:style-name="T109">.</text:span></text:span></text:p>
      <text:p text:style-name="First_20_line_20_indent"><text:span text:style-name="T124">The design is based on a simple energy score that consists of a </text:span><text:span text:style-name="T112">van der Waals </text:span><text:span text:style-name="T124">term, hydrogen bonding and the Lazaridis IMM1 implicit solvation. </text:span><text:span text:style-name="T113">This energy score </text:span><text:span text:style-name="T124">was</text:span><text:span text:style-name="T113"> successful at predicting the structure and energetics of </text:span><text:span text:style-name="T125">a </text:span><text:span text:style-name="T113">smaller subset of 2</text:span><text:span text:style-name="T125">6</text:span><text:span text:style-name="T113"> GAS</text:span><text:span text:style-name="T160">right</text:span><text:span text:style-name="T113"> dimer before </text:span><text:reference-mark-start text:name="ZOTERO_ITEM CSL_CITATION {&quot;citationID&quot;:&quot;lBAy066L&quot;,&quot;properties&quot;:{&quot;formattedCitation&quot;:&quot;(Anderson et al., 2017; D\\uc0\\u237{}az V\\uc0\\u225{}zquez et al., 2023)&quot;,&quot;plainCitation&quot;:&quot;(Anderson et al., 2017; Díaz Vázquez et al., 2023)&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2,&quot;uris&quot;:[&quot;http://zotero.org/users/local/TWX8bpul/items/WQS9Y27Y&quot;],&quot;itemData&quot;:{&quot;id&quot;:22,&quot;type&quot;:&quot;article-journal&quot;,&quot;abstract&quot;:&quot;The GASright motif, best known as the fold of the glycophorin A transmembrane dimer, is one of the most common dimerization motifs in membrane proteins, characterized by its hallmark GxxxG-like sequence motifs (GxxxG, AxxxG, GxxxS, and similar). Structurally, GASright displays a right-handed crossing angle and short interhelical distance. Contact between the helical backbones favors the formation of networks of weak hydrogen bonds between Cα–H carbon donors and carbonyl acceptors on opposing helices (Cα–H···O=C). To understand the factors that modulate the stability of GASright, we previously presented a computational and experimental structure-based analysis of 26 predicted dimers. We found that the contributions of van der Waals packing and Cα–H hydrogen bonding to stability, as inferred from the structural models, correlated well with relative dimerization propensities estimated experimentally with the in vivo assay TOXCAT. Here we test this model with a quantitative thermodynamic analysis. We used Förster resonance energy transfer (FRET) to determine the free energy of dimerization of a representative subset of seven of the 26 original TOXCAT dimers using FRET. To overcome the technical issue arising from limited sampling of the dimerization isotherm, we introduced a globally fitting strategy across a set of constructs comprising a wide range of stabilities. This strategy yielded precise thermodynamic data that show strikingly good agreement between the original propensities and ΔG° of association in detergent, suggesting that TOXCAT is a thermodynamically driven process. From the correlation between TOXCAT and thermodynamic stability, the predicted free energy for all the 26 GASright dimers was calculated. These energies correlate with the in silico ΔE scores of dimerization that were computed on the basis of their predicted structure. These findings corroborate our original model with quantitative thermodynamic evidence, strengthening the hypothesis that van der Waals and Cα–H hydrogen bond interactions are the key modulators of GASright stability.&quot;,&quot;container-title&quot;:&quot;Biophysical Journal&quot;,&quot;DOI&quot;:&quot;10.1016/j.bpj.2022.11.018&quot;,&quot;ISSN&quot;:&quot;0006-3495&quot;,&quot;issue&quot;:&quot;1&quot;,&quot;journalAbbreviation&quot;:&quot;Biophysical Journal&quot;,&quot;page&quot;:&quot;143-155&quot;,&quot;source&quot;:&quot;ScienceDirect&quot;,&quot;title&quot;:&quot;Thermodynamic analysis of the GASright transmembrane motif supports energetic model of dimerization&quot;,&quot;volume&quot;:&quot;122&quot;,&quot;author&quot;:[{&quot;family&quot;:&quot;Díaz Vázquez&quot;,&quot;given&quot;:&quot;Gladys&quot;},{&quot;family&quot;:&quot;Cui&quot;,&quot;given&quot;:&quot;Qiang&quot;},{&quot;family&quot;:&quot;Senes&quot;,&quot;given&quot;:&quot;Alessandro&quot;}],&quot;issued&quot;:{&quot;date-parts&quot;:[[&quot;2023&quot;,1,3]]}}}],&quot;schema&quot;:&quot;https://github.com/citation-style-language/schema/raw/master/csl-citation.json&quot;} RNDxYdUludGty"/><text:span text:style-name="T211">(Anderson et al., 2017; D</text:span><text:span text:style-name="T212">íaz Vázquez et al., 2023)</text:span><text:reference-mark-end text:name="ZOTERO_ITEM CSL_CITATION {&quot;citationID&quot;:&quot;lBAy066L&quot;,&quot;properties&quot;:{&quot;formattedCitation&quot;:&quot;(Anderson et al., 2017; D\\uc0\\u237{}az V\\uc0\\u225{}zquez et al., 2023)&quot;,&quot;plainCitation&quot;:&quot;(Anderson et al., 2017; Díaz Vázquez et al., 2023)&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2,&quot;uris&quot;:[&quot;http://zotero.org/users/local/TWX8bpul/items/WQS9Y27Y&quot;],&quot;itemData&quot;:{&quot;id&quot;:22,&quot;type&quot;:&quot;article-journal&quot;,&quot;abstract&quot;:&quot;The GASright motif, best known as the fold of the glycophorin A transmembrane dimer, is one of the most common dimerization motifs in membrane proteins, characterized by its hallmark GxxxG-like sequence motifs (GxxxG, AxxxG, GxxxS, and similar). Structurally, GASright displays a right-handed crossing angle and short interhelical distance. Contact between the helical backbones favors the formation of networks of weak hydrogen bonds between Cα–H carbon donors and carbonyl acceptors on opposing helices (Cα–H···O=C). To understand the factors that modulate the stability of GASright, we previously presented a computational and experimental structure-based analysis of 26 predicted dimers. We found that the contributions of van der Waals packing and Cα–H hydrogen bonding to stability, as inferred from the structural models, correlated well with relative dimerization propensities estimated experimentally with the in vivo assay TOXCAT. Here we test this model with a quantitative thermodynamic analysis. We used Förster resonance energy transfer (FRET) to determine the free energy of dimerization of a representative subset of seven of the 26 original TOXCAT dimers using FRET. To overcome the technical issue arising from limited sampling of the dimerization isotherm, we introduced a globally fitting strategy across a set of constructs comprising a wide range of stabilities. This strategy yielded precise thermodynamic data that show strikingly good agreement between the original propensities and ΔG° of association in detergent, suggesting that TOXCAT is a thermodynamically driven process. From the correlation between TOXCAT and thermodynamic stability, the predicted free energy for all the 26 GASright dimers was calculated. These energies correlate with the in silico ΔE scores of dimerization that were computed on the basis of their predicted structure. These findings corroborate our original model with quantitative thermodynamic evidence, strengthening the hypothesis that van der Waals and Cα–H hydrogen bond interactions are the key modulators of GASright stability.&quot;,&quot;container-title&quot;:&quot;Biophysical Journal&quot;,&quot;DOI&quot;:&quot;10.1016/j.bpj.2022.11.018&quot;,&quot;ISSN&quot;:&quot;0006-3495&quot;,&quot;issue&quot;:&quot;1&quot;,&quot;journalAbbreviation&quot;:&quot;Biophysical Journal&quot;,&quot;page&quot;:&quot;143-155&quot;,&quot;source&quot;:&quot;ScienceDirect&quot;,&quot;title&quot;:&quot;Thermodynamic analysis of the GASright transmembrane motif supports energetic model of dimerization&quot;,&quot;volume&quot;:&quot;122&quot;,&quot;author&quot;:[{&quot;family&quot;:&quot;Díaz Vázquez&quot;,&quot;given&quot;:&quot;Gladys&quot;},{&quot;family&quot;:&quot;Cui&quot;,&quot;given&quot;:&quot;Qiang&quot;},{&quot;family&quot;:&quot;Senes&quot;,&quot;given&quot;:&quot;Alessandro&quot;}],&quot;issued&quot;:{&quot;date-parts&quot;:[[&quot;2023&quot;,1,3]]}}}],&quot;schema&quot;:&quot;https://github.com/citation-style-language/schema/raw/master/csl-citation.json&quot;} RNDxYdUludGty"/><text:span text:style-name="T113">. Those studies indicated that GAS</text:span><text:span text:style-name="T160">right</text:span><text:span text:style-name="T113"> dimerization is promoted by </text:span><text:span text:style-name="T125">the</text:span><text:span text:style-name="T113"> combination of van der Waals interactions and the network of backbone-to-backbone </text:span><text:span text:style-name="T114">Cα-H hydrogen bond</text:span><text:span text:style-name="T113">s that characterizes the motif. </text:span><text:span text:style-name="T116">T</text:span><text:span text:style-name="T115">he van der Waals </text:span><text:span text:style-name="T116">component represented the largest contributor of the energetic model (by about a factor of 2 over hydrogen bonding, </text:span><text:span text:style-name="T125">even</text:span><text:span text:style-name="T116"> when the desolvation cost was considered) </text:span><text:reference-mark-start text:name="ZOTERO_ITEM CSL_CITATION {&quot;citationID&quot;:&quot;FSW6b1HS&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AXu6743WC7"/><text:span text:style-name="T116">(Anderson et al., 2017)</text:span><text:reference-mark-end text:name="ZOTERO_ITEM CSL_CITATION {&quot;citationID&quot;:&quot;FSW6b1HS&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AXu6743WC7"/><text:span text:style-name="T116">. </text:span><text:span text:style-name="T125">This </text:span><text:span text:style-name="T116">suggest</text:span><text:span text:style-name="T125">ed</text:span><text:span text:style-name="T116"> that in the absence of inter-helical hy</text:span><text:span text:style-name="T134">d</text:span><text:span text:style-name="T116">rogen bonding, van der Waals forces </text:span><text:span text:style-name="T117">w</text:span><text:span text:style-name="T116">ould be sufficient to produce </text:span><text:span text:style-name="T125">rather </text:span><text:span text:style-name="T116">stable transmembrane dimers. Our </text:span><text:span text:style-name="T117">experimental </text:span><text:span text:style-name="T125">data</text:span><text:span text:style-name="T116"> suggest that this is not the case </text:span><text:span text:style-name="T126">since the majority of the </text:span><text:span text:style-name="T116">van der Waals-</text:span><text:span text:style-name="T126">based designs are monomeric or weakly oligomeric at best.</text:span></text:p>
      <text:p text:style-name="P35"><text:span text:style-name="T127">A possibility is that the procedure for designing the helical dimer</text:span><text:span text:style-name="T112"> </text:span><text:span text:style-name="T127">is somehow more effective when applied to </text:span><text:span text:style-name="T113">GAS</text:span><text:span text:style-name="T160">right</text:span><text:span text:style-name="T113"> </text:span><text:span text:style-name="T127">configurations. In all three cases, we </text:span><text:span text:style-name="T112">select</text:span><text:span text:style-name="T127">ed</text:span><text:span text:style-name="T112"> the most common regions of backbone space (and thus presumably the most conductive to stability) </text:span><text:span text:style-name="T127">and applied the same</text:span><text:span text:style-name="T112"> design approach based on </text:span><text:span text:style-name="T127">a series cycles of</text:span><text:span text:style-name="T112"> side chain optimization </text:span><text:span text:style-name="T113">and</text:span><text:span text:style-name="T112"> local backbone </text:span><text:span text:style-name="T113">geometry optimization, </text:span><text:span text:style-name="T127">with the same</text:span><text:span text:style-name="T113"> energetic score. </text:span><text:span text:style-name="T128">Alternatively, a more likely possibility is that the contributions of the </text:span><text:span text:style-name="T116">van der Waals </text:span><text:span text:style-name="T128">interactions in </text:span><text:span text:style-name="T113">GAS</text:span><text:span text:style-name="T160">right</text:span><text:span text:style-name="T113"> </text:span><text:span text:style-name="T128">association are over-</text:span><text:soft-page-break/><text:span text:style-name="T128">estimated by our model. </text:span><text:span text:style-name="T129">Finally, it may be possible that </text:span><text:span text:style-name="T116">van der Waals </text:span><text:span text:style-name="T129">forces and </text:span><text:span text:style-name="T116">hydrogen bonding </text:span><text:span text:style-name="T129">work cooperatively in </text:span><text:span text:style-name="T113">GAS</text:span><text:span text:style-name="T160">right</text:span><text:span text:style-name="T113"> </text:span><text:span text:style-name="T129">dimers, </text:span><text:span text:style-name="T130">possibly at the expenses of </text:span><text:span text:style-name="T131">some of</text:span><text:span text:style-name="T130"> the entropic costs of dimer association, </text:span><text:span text:style-name="T131">which are not considered in our rigid body model</text:span><text:span text:style-name="T130">.</text:span></text:p>
      <text:p text:style-name="P36"><text:span text:style-name="T130">O</text:span><text:span text:style-name="T111">verall the data confirms that </text:span><text:span text:style-name="T113">GAS</text:span><text:span text:style-name="T160">right</text:span><text:span text:style-name="T129">, </text:span><text:span text:style-name="T111">with its combination of packing and weak hydrogen bonding is indeed a special configuration for designing stable transmembrane helical pairs. It also suggests that van der Waals packing alone is not a strong enough force for designing strong dimers. It should be noted that among the designs in the Left and Right regions there are instances of designs that </text:span><text:span text:style-name="T132">appear to </text:span><text:span text:style-name="T133">rise</text:span><text:span text:style-name="T111"> to the level of moderately stable dimers </text:span><text:span text:style-name="T132">(over 60% of GpA TOXGREEN signal), although most of them were removed by our stringent Clash-filtering procedure. Assessing those dimer</text:span><text:span text:style-name="T134">s</text:span><text:span text:style-name="T132"> individually (measuring their individual TOXGREEN signal, controlling for their expression and validating their conformation by extensive mutagenesis) would be laborious and it is outside of the scope of this work. </text:span><text:span text:style-name="T135">However, future studies</text:span><text:span text:style-name="T132"> </text:span><text:span text:style-name="T135">could</text:span><text:span text:style-name="T132"> address the possibility that, when fully optimized, packing of non polar side chains lead</text:span><text:span text:style-name="T135">s</text:span><text:span text:style-name="T132"> to biologically significant stability.</text:span></text:p>
      <text:p text:style-name="P37"/>
      <text:p text:style-name="P7"><text:tab/></text:p>
      <text:h text:style-name="Heading_20_3" text:outline-level="3">Methods</text:h>
      <text:h text:style-name="P46" text:outline-level="4">Membrane protein helical pair extraction</text:h>
      <text:p text:style-name="P30"><text:span text:style-name="T186">We developed a</text:span> program <text:span text:style-name="T186">in MSL that </text:span>extracts helical <text:span text:style-name="T186">pairs from PDBs from OPM. </text:span><text:span text:style-name="T222">To ensure that </text:span><text:span text:style-name="T223">we</text:span><text:span text:style-name="T222"> don’t extract redundant helical pairs, the MP structures from OPM were trimmed by sequence similarity. Only unique structures with less than 30% sequence similarity </text:span><text:reference-mark-start text:name="ZOTERO_ITEM CSL_CITATION {&quot;citationID&quot;:&quot;p3pxUWPe&quot;,&quot;properties&quot;:{&quot;formattedCitation&quot;:&quot;(Steinegger &amp; S\\uc0\\u246{}ding, 2017)&quot;,&quot;plainCitation&quot;:&quot;(Steinegger &amp; Söding, 2017)&quot;,&quot;noteIndex&quot;:0},&quot;citationItems&quot;:[{&quot;id&quot;:326,&quot;uris&quot;:[&quot;http://zotero.org/users/local/TWX8bpul/items/PYV46F98&quot;],&quot;itemData&quot;:{&quot;id&quot;:326,&quot;type&quot;:&quot;article-journal&quot;,&quot;container-title&quot;:&quot;Nature biotechnology&quot;,&quot;ISSN&quot;:&quot;1087-0156&quot;,&quot;issue&quot;:&quot;11&quot;,&quot;page&quot;:&quot;1026-1028&quot;,&quot;title&quot;:&quot;MMseqs2 enables sensitive protein sequence searching for the analysis of massive data sets&quot;,&quot;volume&quot;:&quot;35&quot;,&quot;author&quot;:[{&quot;family&quot;:&quot;Steinegger&quot;,&quot;given&quot;:&quot;Martin&quot;},{&quot;family&quot;:&quot;Söding&quot;,&quot;given&quot;:&quot;Johannes&quot;}],&quot;issued&quot;:{&quot;date-parts&quot;:[[&quot;2017&quot;]]}}}],&quot;schema&quot;:&quot;https://github.com/citation-style-language/schema/raw/master/csl-citation.json&quot;} RNDNgLniR1u9c"/><text:span text:style-name="T214">(Steinegger &amp; S</text:span><text:span text:style-name="T212">öding, 2017)</text:span><text:reference-mark-end text:name="ZOTERO_ITEM CSL_CITATION {&quot;citationID&quot;:&quot;p3pxUWPe&quot;,&quot;properties&quot;:{&quot;formattedCitation&quot;:&quot;(Steinegger &amp; S\\uc0\\u246{}ding, 2017)&quot;,&quot;plainCitation&quot;:&quot;(Steinegger &amp; Söding, 2017)&quot;,&quot;noteIndex&quot;:0},&quot;citationItems&quot;:[{&quot;id&quot;:326,&quot;uris&quot;:[&quot;http://zotero.org/users/local/TWX8bpul/items/PYV46F98&quot;],&quot;itemData&quot;:{&quot;id&quot;:326,&quot;type&quot;:&quot;article-journal&quot;,&quot;container-title&quot;:&quot;Nature biotechnology&quot;,&quot;ISSN&quot;:&quot;1087-0156&quot;,&quot;issue&quot;:&quot;11&quot;,&quot;page&quot;:&quot;1026-1028&quot;,&quot;title&quot;:&quot;MMseqs2 enables sensitive protein sequence searching for the analysis of massive data sets&quot;,&quot;volume&quot;:&quot;35&quot;,&quot;author&quot;:[{&quot;family&quot;:&quot;Steinegger&quot;,&quot;given&quot;:&quot;Martin&quot;},{&quot;family&quot;:&quot;Söding&quot;,&quot;given&quot;:&quot;Johannes&quot;}],&quot;issued&quot;:{&quot;date-parts&quot;:[[&quot;2017&quot;]]}}}],&quot;schema&quot;:&quot;https://github.com/citation-style-language/schema/raw/master/csl-citation.json&quot;} RNDNgLniR1u9c"/><text:span text:style-name="T222"> were analyzed. </text:span><text:span text:style-name="T186">We first identify the top and bottom z-axes of the membrane in the OPM structure. The segments of the protein </text:span>within the membrane <text:span text:style-name="T186">are then assessed for their helical nature. Cartesian points for quadruplets of Cα carbons are then assessed for their helical nature. The height (1.25-1.75</text:span>Å<text:span text:style-name="T236">), twist (90-110</text:span>°<text:span text:style-name="T236">), and radius (2.12-2.42</text:span>Å<text:span text:style-name="T236">) are measured, with loose restrictions against the ideal values (1.5Å, 100°, 2.27Å) for each parameter</text:span><text:change-start text:change-id="ct1827199559872"/><text:span text:style-name="T237"> </text:span><text:span text:style-name="T239">(cite)</text:span><text:change-end text:change-id="ct1827199559872"/><text:span text:style-name="T236">. H</text:span>elical segments composed of at least 13 AAs in length are extracted as individual helices, and the distance is measured between Cα carbons on each unique helical pair. Any two helices with at least 3 Cα carbons within 9Å of each other are extracted as an individual helical pair. <text:span text:style-name="T240">The crossing angles and distances between these pairs are plotted on Fig._MP_DESIGNb.</text:span></text:p>
      <text:h text:style-name="P47" text:outline-level="4">Computational <text:span text:style-name="T241">Sequence </text:span>Design</text:h>
      <text:p text:style-name="P18"><text:span text:style-name="T184">The algorithm designs an interfacial sequence along a given poly-Leu backbone geometry. Using a Monte Carlo sequence optimization, an interfacial position is switched to a random amino acid most prevalently found in membrane protein sequences (Supp._SEQUENCE_SEARCH). The side chain mobility was modeled using the energy based conformer library, with interfacial side chains given higher mobility than non-interfacial </text:span><text:reference-mark-start text:name="ZOTERO_ITEM CSL_CITATION {&quot;citationID&quot;:&quot;SWDn7w8b&quot;,&quot;properties&quot;:{&quot;formattedCitation&quot;:&quot;(Subramaniam &amp; Senes, 2012)&quot;,&quot;plainCitation&quot;:&quot;(Subramaniam &amp; Senes, 2012)&quot;,&quot;noteIndex&quot;:0},&quot;citationItems&quot;:[{&quot;id&quot;:327,&quot;uris&quot;:[&quot;http://zotero.org/users/local/TWX8bpul/items/QFSIFYNJ&quot;],&quot;itemData&quot;:{&quot;id&quot;:327,&quot;type&quot;:&quot;article-journal&quot;,&quot;abstract&quot;:&quot;Side chain optimization is a fundamental component of protein modeling applications such as docking, structural prediction, and design. In these applications side chain flexibility is often provided by rotamer or conformer libraries, which are collections of representative side chain conformations. Here we demonstrate that the sampling provided by the library can be substantially improved by adding an energetic criterion to its creation. The result of the new procedure is the Energy-Based library, a conformer library selected according to the propensity of its elements to fit energetically into natural protein environments. The new library performs outstandingly well in side chain optimization, producing structures with significantly lower energies and resulting in improved side chain conformation prediction. In addition, because the library was created as an ordered list, its size can be adjusted to any desired level. This feature provides unprecedented versatility in tuning sampling. It allows to precisely balance the number of conformers required by each amino acid type, equalizing their chances to fit into structural environments. It also allows to scale the amount of sampling to the specific requirement of any given side optimization problem. A rotameric version of the library was also produced with the same method to support applications that require a dihedral-only description of side chain conformation. The libraries are available at http://seneslab.org/EBL.&quot;,&quot;archive_location&quot;:&quot;22576292&quot;,&quot;container-title&quot;:&quot;Proteins&quot;,&quot;DOI&quot;:&quot;10.1002/prot.24111&quot;,&quot;ISSN&quot;:&quot;1097-0134&quot;,&quot;issue&quot;:&quot;9&quot;,&quot;language&quot;:&quot;eng&quot;,&quot;note&quot;:&quot;edition: 20120618&quot;,&quot;page&quot;:&quot;2218-34&quot;,&quot;title&quot;:&quot;An energy-based conformer library for side chain optimization: improved prediction and adjustable sampling&quot;,&quot;volume&quot;:&quot;80&quot;,&quot;author&quot;:[{&quot;family&quot;:&quot;Subramaniam&quot;,&quot;given&quot;:&quot;S.&quot;},{&quot;family&quot;:&quot;Senes&quot;,&quot;given&quot;:&quot;A.&quot;}],&quot;issued&quot;:{&quot;date-parts&quot;:[[&quot;2012&quot;,8]]}}}],&quot;schema&quot;:&quot;https://github.com/citation-style-language/schema/raw/master/csl-citation.json&quot;} RND2kBHsG37A2"/><text:span text:style-name="T184">(Subramaniam &amp; Senes, 2012)</text:span><text:reference-mark-end text:name="ZOTERO_ITEM CSL_CITATION {&quot;citationID&quot;:&quot;SWDn7w8b&quot;,&quot;properties&quot;:{&quot;formattedCitation&quot;:&quot;(Subramaniam &amp; Senes, 2012)&quot;,&quot;plainCitation&quot;:&quot;(Subramaniam &amp; Senes, 2012)&quot;,&quot;noteIndex&quot;:0},&quot;citationItems&quot;:[{&quot;id&quot;:327,&quot;uris&quot;:[&quot;http://zotero.org/users/local/TWX8bpul/items/QFSIFYNJ&quot;],&quot;itemData&quot;:{&quot;id&quot;:327,&quot;type&quot;:&quot;article-journal&quot;,&quot;abstract&quot;:&quot;Side chain optimization is a fundamental component of protein modeling applications such as docking, structural prediction, and design. In these applications side chain flexibility is often provided by rotamer or conformer libraries, which are collections of representative side chain conformations. Here we demonstrate that the sampling provided by the library can be substantially improved by adding an energetic criterion to its creation. The result of the new procedure is the Energy-Based library, a conformer library selected according to the propensity of its elements to fit energetically into natural protein environments. The new library performs outstandingly well in side chain optimization, producing structures with significantly lower energies and resulting in improved side chain conformation prediction. In addition, because the library was created as an ordered list, its size can be adjusted to any desired level. This feature provides unprecedented versatility in tuning sampling. It allows to precisely balance the number of conformers required by each amino acid type, equalizing their chances to fit into structural environments. It also allows to scale the amount of sampling to the specific requirement of any given side optimization problem. A rotameric version of the library was also produced with the same method to support applications that require a dihedral-only description of side chain conformation. The libraries are available at http://seneslab.org/EBL.&quot;,&quot;archive_location&quot;:&quot;22576292&quot;,&quot;container-title&quot;:&quot;Proteins&quot;,&quot;DOI&quot;:&quot;10.1002/prot.24111&quot;,&quot;ISSN&quot;:&quot;1097-0134&quot;,&quot;issue&quot;:&quot;9&quot;,&quot;language&quot;:&quot;eng&quot;,&quot;note&quot;:&quot;edition: 20120618&quot;,&quot;page&quot;:&quot;2218-34&quot;,&quot;title&quot;:&quot;An energy-based conformer library for side chain optimization: improved prediction and adjustable sampling&quot;,&quot;volume&quot;:&quot;80&quot;,&quot;author&quot;:[{&quot;family&quot;:&quot;Subramaniam&quot;,&quot;given&quot;:&quot;S.&quot;},{&quot;family&quot;:&quot;Senes&quot;,&quot;given&quot;:&quot;A.&quot;}],&quot;issued&quot;:{&quot;date-parts&quot;:[[&quot;2012&quot;,8]]}}}],&quot;schema&quot;:&quot;https://github.com/citation-style-language/schema/raw/master/csl-citation.json&quot;} RND2kBHsG37A2"/><text:span text:style-name="T184">. To ensure that these designed sequences are membrane sequences, we developed a sequence entropy term. The sequence entropy term evaluates the current interface as it’s likelihood to occur in membrane protein sequences, and converts this likelihood to an energy applied during the sequence search. Energetics for the dimer were calculated using the CHARMM22 van der Waals function, the IMM1 membrane implicit solvation term, and the hydrogen bonding function SCWRL4. To estimate the free energy of </text:span><text:soft-page-break/><text:span text:style-name="T184">the sequences during the search, we typically calculate the energy of a monomeric helix with the same sequence and subtract it from the dimer energy made of only these energetic terms.</text:span></text:p>
      <text:p text:style-name="P19"><draw:frame draw:style-name="fr4" draw:name="Object6" text:anchor-type="as-char" svg:width="4.5701in" svg:height="0.1992in" draw:z-index="3"><draw:object xlink:href="./Object 1" xlink:type="simple" xlink:show="embed" xlink:actuate="onLoad"/><draw:image xlink:href="./ObjectReplacements/Object 1" xlink:type="simple" xlink:show="embed" xlink:actuate="onLoad"/><svg:desc>formula</svg:desc></draw:frame></text:p>
      <text:p text:style-name="P19"><draw:frame draw:style-name="fr4" draw:name="Object8" text:anchor-type="as-char" svg:width="4.6571in" svg:height="0.1992in" draw:z-index="4"><draw:object xlink:href="./Object 2" xlink:type="simple" xlink:show="embed" xlink:actuate="onLoad"/><draw:image xlink:href="./ObjectReplacements/Object 2" xlink:type="simple" xlink:show="embed" xlink:actuate="onLoad"/><svg:desc>formula</svg:desc></draw:frame></text:p>
      <text:p text:style-name="P19"><draw:frame draw:style-name="fr4" draw:name="Object7" text:anchor-type="as-char" svg:width="2.5846in" svg:height="0.1992in" draw:z-index="5"><draw:object xlink:href="./Object 3" xlink:type="simple" xlink:show="embed" xlink:actuate="onLoad"/><draw:image xlink:href="./ObjectReplacements/Object 3" xlink:type="simple" xlink:show="embed" xlink:actuate="onLoad"/><svg:desc>formula</svg:desc></draw:frame></text:p>
      <text:p text:style-name="P26">However, we found that computing the monomer energy created a bottleneck during our sequence search. To <text:span text:style-name="T253">reduce computational time</text:span>, we developed an energy term t<text:span text:style-name="T253">hat</text:span> estimate<text:span text:style-name="T253">s</text:span> the monomer energy for each designed sequence. This baseline monomer energy was determined by measuring the CHARMM_VDW, IMM1, and SCWRL4_HBOND energies for individual amino acid<text:span text:style-name="T253">s</text:span> on a monomeric helix. The self (single AA) and pair (two AAs) energies were computed for 10000 random sequences and averaged. We found that there was a strong correlation between the computed monomer energy and this baseline monomer energy (Supp._BASELINE_MONOMER), and utilized this energy during our sequence search. The baseline monomer energy and the sequence entropy are subtracted from the dimer energy to find the sequence with the most stable energy during the sequence search.</text:p>
      <text:p text:style-name="P20"><draw:frame draw:style-name="fr4" draw:name="Object4" text:anchor-type="as-char" svg:width="6.1673in" svg:height="0.2in" draw:z-index="6"><draw:object xlink:href="./Object 4" xlink:type="simple" xlink:show="embed" xlink:actuate="onLoad"/><draw:image xlink:href="./ObjectReplacements/Object 4" xlink:type="simple" xlink:show="embed" xlink:actuate="onLoad"/><svg:desc>formula</svg:desc></draw:frame></text:p>
      <text:p text:style-name="P18"><text:span text:style-name="T184">After the sequence is designed for the geometry, the structure undergoes Monte Carlo backbone optimization cycles where all parameters (distance, z-shift, axial rotation, and crossing angle) are varied. The final energy from backbone optimization is used to assess our designed constructs against their dimerization propensity. </text:span><text:span text:style-name="T222">The total energy for the refined structure is used as the acceptance criteria, with the BASELINE_MONOMER energy being replaced by the computed monomer energy and the SEQUENCE_ENTROPY term no longer applied:</text:span></text:p>
      <text:p text:style-name="P21"><draw:frame draw:style-name="fr4" draw:name="Object5" text:anchor-type="as-char" svg:width="2.5846in" svg:height="0.1992in" draw:z-index="7"><draw:object xlink:href="./Object 5" xlink:type="simple" xlink:show="embed" xlink:actuate="onLoad"/><draw:image xlink:href="./ObjectReplacements/Object 5" xlink:type="simple" xlink:show="embed" xlink:actuate="onLoad"/><svg:desc>formula</svg:desc></draw:frame></text:p>
      <text:p text:style-name="P22">These energies are used to evaluate our sequences against their dimerization <text:span text:style-name="T252">propensity determined</text:span> in sort-seq.</text:p>
      <text:p text:style-name="P15">Sequence Entropy</text:p>
      <text:p text:style-name="P12"><text:soft-page-break/><text:span text:style-name="T223">We </text:span><text:span text:style-name="T222">developed a </text:span><text:span text:style-name="T223">sequence entropy</text:span><text:span text:style-name="T222"> term that outputs an energy based on how similar a sequence is to the composition of natural membrane protein sequence</text:span><text:span text:style-name="T224">s. </text:span><text:span text:style-name="T225">Previous studies have determined the amino acid composition of membrane proteins </text:span><text:reference-mark-start text:name="ZOTERO_ITEM CSL_CITATION {&quot;citationID&quot;:&quot;FN3uxpvm&quot;,&quot;properties&quot;:{&quot;formattedCitation&quot;:&quot;(Liu et al., 2002)&quot;,&quot;plainCitation&quot;:&quot;(Liu et al., 2002)&quot;,&quot;noteIndex&quot;:0},&quot;citationItems&quot;:[{&quot;id&quot;:227,&quot;uris&quot;:[&quot;http://zotero.org/users/local/TWX8bpul/items/SHJYA82V&quot;],&quot;itemData&quot;:{&quot;id&quot;:227,&quot;type&quot;:&quot;article-journal&quot;,&quot;abstract&quot;:&quot;Polytopic membrane proteins can be related to each other on the basis of the number of transmembrane helices and sequence similarities. Building on the Pfam classification of protein domain families, and using transmembrane-helix prediction and sequence-similarity searching, we identified a total of 526 well-characterized membrane protein families in 26 recently sequenced genomes. To this we added a clustering of a number of predicted but unclassified membrane proteins, resulting in a total of 637 membrane protein families.|Analysis of the occurrence and composition of these families revealed several interesting trends. The number of assigned membrane protein domains has an approximately linear relationship to the total number of open reading frames (ORFs) in 26 genomes studied. Caenorhabditis elegans is an apparent outlier, because of its high representation of seven-span transmembrane (7-TM) chemoreceptor families. In all genomes, including that of C. elegans, the number of distinct membrane protein families has a logarithmic relation to the number of ORFs. Glycine, proline, and tyrosine locations tend to be conserved in transmembrane regions within families, whereas isoleucine, valine, and methionine locations are relatively mutable. Analysis of motifs in putative transmembrane helices reveals that GxxxG and GxxxxxxG (which can be written GG4 and GG7, respectively; see Materials and methods) are among the most prevalent. This was noted in earlier studies; we now find these motifs are particularly well conserved in families, however, especially those corresponding to transporters, symporters, and channels.|We carried out a genome-wide analysis on patterns of the classified polytopic membrane protein families and analyzed the distribution of conserved amino acids and motifs in the transmembrane helix regions in these families.&quot;,&quot;archive_location&quot;:&quot;12372142&quot;,&quot;container-title&quot;:&quot;Genome Biol&quot;,&quot;DOI&quot;:&quot;10.1186/gb-2002-3-10-research0054&quot;,&quot;ISSN&quot;:&quot;1474-760X&quot;,&quot;issue&quot;:&quot;10&quot;,&quot;language&quot;:&quot;eng&quot;,&quot;note&quot;:&quot;edition: 20020919&quot;,&quot;page&quot;:&quot;research0054&quot;,&quot;title&quot;:&quot;Genomic analysis of membrane protein families: abundance and conserved motifs&quot;,&quot;volume&quot;:&quot;3&quot;,&quot;author&quot;:[{&quot;family&quot;:&quot;Liu&quot;,&quot;given&quot;:&quot;Y.&quot;},{&quot;family&quot;:&quot;Engelman&quot;,&quot;given&quot;:&quot;D. M.&quot;},{&quot;family&quot;:&quot;Gerstein&quot;,&quot;given&quot;:&quot;M.&quot;}],&quot;issued&quot;:{&quot;date-parts&quot;:[[&quot;2002&quot;,9,19]]}}}],&quot;schema&quot;:&quot;https://github.com/citation-style-language/schema/raw/master/csl-citation.json&quot;} RNDHLqXa8Kqqn"/><text:span text:style-name="T225">(Liu et al., 2002)</text:span><text:reference-mark-end text:name="ZOTERO_ITEM CSL_CITATION {&quot;citationID&quot;:&quot;FN3uxpvm&quot;,&quot;properties&quot;:{&quot;formattedCitation&quot;:&quot;(Liu et al., 2002)&quot;,&quot;plainCitation&quot;:&quot;(Liu et al., 2002)&quot;,&quot;noteIndex&quot;:0},&quot;citationItems&quot;:[{&quot;id&quot;:227,&quot;uris&quot;:[&quot;http://zotero.org/users/local/TWX8bpul/items/SHJYA82V&quot;],&quot;itemData&quot;:{&quot;id&quot;:227,&quot;type&quot;:&quot;article-journal&quot;,&quot;abstract&quot;:&quot;Polytopic membrane proteins can be related to each other on the basis of the number of transmembrane helices and sequence similarities. Building on the Pfam classification of protein domain families, and using transmembrane-helix prediction and sequence-similarity searching, we identified a total of 526 well-characterized membrane protein families in 26 recently sequenced genomes. To this we added a clustering of a number of predicted but unclassified membrane proteins, resulting in a total of 637 membrane protein families.|Analysis of the occurrence and composition of these families revealed several interesting trends. The number of assigned membrane protein domains has an approximately linear relationship to the total number of open reading frames (ORFs) in 26 genomes studied. Caenorhabditis elegans is an apparent outlier, because of its high representation of seven-span transmembrane (7-TM) chemoreceptor families. In all genomes, including that of C. elegans, the number of distinct membrane protein families has a logarithmic relation to the number of ORFs. Glycine, proline, and tyrosine locations tend to be conserved in transmembrane regions within families, whereas isoleucine, valine, and methionine locations are relatively mutable. Analysis of motifs in putative transmembrane helices reveals that GxxxG and GxxxxxxG (which can be written GG4 and GG7, respectively; see Materials and methods) are among the most prevalent. This was noted in earlier studies; we now find these motifs are particularly well conserved in families, however, especially those corresponding to transporters, symporters, and channels.|We carried out a genome-wide analysis on patterns of the classified polytopic membrane protein families and analyzed the distribution of conserved amino acids and motifs in the transmembrane helix regions in these families.&quot;,&quot;archive_location&quot;:&quot;12372142&quot;,&quot;container-title&quot;:&quot;Genome Biol&quot;,&quot;DOI&quot;:&quot;10.1186/gb-2002-3-10-research0054&quot;,&quot;ISSN&quot;:&quot;1474-760X&quot;,&quot;issue&quot;:&quot;10&quot;,&quot;language&quot;:&quot;eng&quot;,&quot;note&quot;:&quot;edition: 20020919&quot;,&quot;page&quot;:&quot;research0054&quot;,&quot;title&quot;:&quot;Genomic analysis of membrane protein families: abundance and conserved motifs&quot;,&quot;volume&quot;:&quot;3&quot;,&quot;author&quot;:[{&quot;family&quot;:&quot;Liu&quot;,&quot;given&quot;:&quot;Y.&quot;},{&quot;family&quot;:&quot;Engelman&quot;,&quot;given&quot;:&quot;D. M.&quot;},{&quot;family&quot;:&quot;Gerstein&quot;,&quot;given&quot;:&quot;M.&quot;}],&quot;issued&quot;:{&quot;date-parts&quot;:[[&quot;2002&quot;,9,19]]}}}],&quot;schema&quot;:&quot;https://github.com/citation-style-language/schema/raw/master/csl-citation.json&quot;} RNDHLqXa8Kqqn"/><text:span text:style-name="T225">, but we chose to evaluate the composition of amino acids found in our helical pair TMs </text:span><text:span text:style-name="T231">(Supp._SEQUENCE_ENTROPY)</text:span><text:span text:style-name="T225">.</text:span><text:span text:style-name="T224"> We </text:span><text:span text:style-name="T225">first removed all amino acids that were represented less than 2% (C, P, H). We then</text:span><text:span text:style-name="T224"> trimmed the amino acid pool for amino acids likely to form disulfide bonds (M), hydrogen bonds (N, D, </text:span><text:span text:style-name="T225">Q,</text:span><text:span text:style-name="T224"> E) </text:span><text:span text:style-name="T230">except for a few that were well represented (S, T, Y)</text:span><text:span text:style-name="T224">, </text:span><text:span text:style-name="T225">and </text:span><text:span text:style-name="T224">charged interactions (K, R), </text:span><text:span text:style-name="T225">leaving us with</text:span><text:span text:style-name="T224"> a pool of 10 amino acids for design</text:span><text:span text:style-name="T222"> (</text:span><text:span text:style-name="T233">Supp._SEQUENCE_ENTROPY</text:span><text:span text:style-name="T222">). To convert the </text:span><text:span text:style-name="T234">frequency</text:span><text:span text:style-name="T222"> of AAs in a membrane sequence to an energy term, </text:span><text:span text:style-name="T231">we</text:span><text:span text:style-name="T222"> utilized the following equation based on the Boltzmann entropy formula: </text:span></text:p>
      <text:p text:style-name="P23"><draw:frame draw:style-name="fr4" draw:name="Object1" text:anchor-type="as-char" svg:width="3.3839in" svg:height="0.2008in" draw:z-index="8"><draw:object xlink:href="./Object 6" xlink:type="simple" xlink:show="embed" xlink:actuate="onLoad"/><draw:image xlink:href="./ObjectReplacements/Object 6" xlink:type="simple" xlink:show="embed" xlink:actuate="onLoad"/><svg:desc>formula</svg:desc></draw:frame></text:p>
      <text:p text:style-name="P24">where R is the gas constant and T is temperature defaulted to 298K (RT = 0.592). To compute the sequence entropy, <text:span text:style-name="T253">we</text:span> <text:s/>calculate<text:span text:style-name="T253">d</text:span> the probability th<text:span text:style-name="T242">a</text:span>t the sequence occurs in membrane. First, the number of each AA (AA<text:span text:style-name="T221">1, AA2, etc.</text:span>) is counted within the sequence. Using these values, <text:span text:style-name="T253">we</text:span> calculated the number of possible permutations for the sequence. This is determined using the following equation:</text:p>
      <text:p text:style-name="P23"><draw:frame draw:style-name="fr5" draw:name="Object2" text:anchor-type="as-char" svg:y="-0.2311in" svg:width="2.4319in" svg:height="0.4083in" draw:z-index="9"><draw:object xlink:href="./Object 7" xlink:type="simple" xlink:show="embed" xlink:actuate="onLoad"/><draw:image xlink:href="./ObjectReplacements/Object 7" xlink:type="simple" xlink:show="embed" xlink:actuate="onLoad"/><svg:desc>formula</svg:desc></draw:frame></text:p>
      <text:p text:style-name="P23"><text:span text:style-name="T222">where n is the number of positions, which is divided by the factorial for #AA in the sequence multiplied, or the total number of combinations possible. The probability is computed using the frequency of each AA in membrane protein sequences (freq</text:span><text:span text:style-name="T165">AA</text:span><text:span text:style-name="T222">) to the power of the number of each AA in the sequence multiplied by the permutations: </text:span></text:p>
      <text:p text:style-name="P23"><draw:frame draw:style-name="fr4" draw:name="Object3" text:anchor-type="as-char" svg:width="3.9126in" svg:height="0.2327in" draw:z-index="10"><draw:object xlink:href="./Object 8" xlink:type="simple" xlink:show="embed" xlink:actuate="onLoad"/><draw:image xlink:href="./ObjectReplacements/Object 8" xlink:type="simple" xlink:show="embed" xlink:actuate="onLoad"/><svg:desc>formula</svg:desc></draw:frame></text:p>
      <text:p text:style-name="P25">This probability is inserted into the sequence entropy equation, returning a value that can be applied as an energy term during the sequence search.</text:p>
      <text:p text:style-name="P14">Left Handed Interfaces</text:p>
      <text:p text:style-name="P39"><text:span text:style-name="T226">During visual inspection of our randomized backbone geometries, we found that left handed dimers were able to accommodate multiple interfaces. Interfaces differ based on the input axial rotation and </text:span><text:span text:style-name="T223">z</text:span><text:span text:style-name="T226">-shift </text:span><text:soft-page-break/><text:span text:style-name="T226">(Supp._</text:span><text:span text:style-name="T227">LEFT_INTERFACE</text:span><text:span text:style-name="T226">). LLL</text:span><text:span text:style-name="T235">xx</text:span><text:span text:style-name="T226">LL</text:span><text:span text:style-name="T235">xx</text:span><text:span text:style-name="T226">L</text:span><text:span text:style-name="T235">xx</text:span><text:span text:style-name="T226">LL</text:span><text:span text:style-name="T235">xx</text:span><text:span text:style-name="T226">LLILI: 0-</text:span><text:span text:style-name="T232">4</text:span><text:span text:style-name="T226">0</text:span><text:span text:style-name="T222">°</text:span><text:span text:style-name="T226"> axial rotation and 1-6Å z-shift </text:span><text:span text:style-name="T232">(left stripe)</text:span><text:span text:style-name="T226">. LLLL</text:span><text:span text:style-name="T235">xx</text:span><text:span text:style-name="T226">L</text:span><text:span text:style-name="T235">xx</text:span><text:span text:style-name="T226">LL</text:span><text:span text:style-name="T235">xx</text:span><text:span text:style-name="T226">L</text:span><text:span text:style-name="T235">xx</text:span><text:span text:style-name="T226">LLILI: </text:span><text:span text:style-name="T232">30</text:span><text:span text:style-name="T228">-</text:span><text:span text:style-name="T232">9</text:span><text:span text:style-name="T228">0° axial rotation and 0-</text:span><text:span text:style-name="T232">6</text:span><text:span text:style-name="T226">Å</text:span><text:span text:style-name="T228"> z-shift </text:span><text:span text:style-name="T232">(middle stripe)</text:span><text:span text:style-name="T226">. LLLL</text:span><text:span text:style-name="T235">xx</text:span><text:span text:style-name="T226">LL</text:span><text:span text:style-name="T235">xx</text:span><text:span text:style-name="T226">L</text:span><text:span text:style-name="T235">xx</text:span><text:span text:style-name="T226">LL</text:span><text:span text:style-name="T235">xx</text:span><text:span text:style-name="T226">LILI: </text:span><text:span text:style-name="T232">8</text:span><text:span text:style-name="T226">0-100° axial rotation and 0-</text:span><text:span text:style-name="T232">2</text:span><text:span text:style-name="T226">Å z-Shift </text:span><text:span text:style-name="T232">(right stripe)</text:span><text:span text:style-name="T226">. </text:span></text:p>
      <text:h text:style-name="P47" text:outline-level="4">Cloning for bacterial cell expression</text:h>
      <text:p text:style-name="P18">Sequences were ordered as an oligo pool from Twist Biosciences. Individual segments were amplified using qPCR <text:span text:style-name="T169">(</text:span><text:span text:style-name="T174">Roche KAPA SYBR Fast</text:span><text:span text:style-name="T169">).</text:span> Segments were digested using restriction enzymes Nhe<text:span text:style-name="T236">I</text:span>-HF and Dp<text:span text:style-name="T236">nII</text:span>. TOXGREEN vector was digested in preparation for ligation using restriction enzymes Nhe<text:span text:style-name="T236">I</text:span>-HF, BamH<text:span text:style-name="T236">I</text:span>-HF, and <text:span text:style-name="T171">CIP</text:span>. Plasmids were assembled by incubating segment DNA with TOXGREEN <text:span text:style-name="T185">vector</text:span> in a <text:span text:style-name="T236">1:10 backbone:insert ratio</text:span> with<text:span text:style-name="T180"> E</text:span>lectro<text:span text:style-name="T236">L</text:span>igase <text:span text:style-name="T236">for 2 hours at room temperature and 10 minutes at 65</text:span><text:span text:style-name="T223">°</text:span><text:span text:style-name="T236">C to inactivate the enzyme</text:span>. 5uL of the ligation mixture were added to 50uL of <text:span text:style-name="T180">NEB </text:span>DH10B <text:span text:style-name="T140">E. coli</text:span> cells <text:span text:style-name="T180">and cloned</text:span> through electroporation <text:span text:style-name="T175">(</text:span><text:span text:style-name="T174">BIO-RAD MicroPulser Electroporator</text:span><text:span text:style-name="T175">)</text:span>, <text:span text:style-name="T180">outgrown</text:span> for 1 hour <text:span text:style-name="T180">in</text:span> 950uL <text:span text:style-name="T180">NEB </text:span>SOM media <text:span text:style-name="T180">in 37</text:span><text:span text:style-name="T229">°</text:span><text:span text:style-name="T180">C shaker</text:span>, and <text:span text:style-name="T180">diluted 1mL in 4mL LB Amp 100. 50 uL of a 1:10 and 1:100 dilution were plated on LB Amp 100 plates. Plates were grown for 14-16 hours at 37</text:span><text:span text:style-name="T229">°</text:span><text:span text:style-name="T180">C and colony forming units (CFUs) calculated for each segment (# Colonies x dilution/# Sequences in segment). A CFU &gt; 5</text:span><text:span text:style-name="T137"> </text:span><text:span text:style-name="T180">was accepted and overnight cultures corresponding to plates were spun down and miniprepped </text:span><text:span text:style-name="T175">(</text:span><text:span text:style-name="T173">Qiagen</text:span><text:span text:style-name="T175">)</text:span><text:span text:style-name="T180">. Segment plasmids were cloned through electroporation into 50uL in house mm39 cells for fluorescence readout, outgrown for 1 hour in 950uL SOC media in 37</text:span><text:span text:style-name="T229">°</text:span><text:span text:style-name="T180">C shaker, and 100uL of 1:10 dilution plated on LB Amp 100 plates with the rest being grown overnight in 3mL LB Amp 100. CFUs were again counted and any plates &gt; </text:span><text:span text:style-name="T174">5</text:span><text:span text:style-name="T181"> were accepted. Overnights for each segment were stored in 25% glycerol stocks. 50uL samples and controls from glycerol stocks were grown in 3mL LB Amp100 for 2-4 hours to reach ~0.1 OD600 and the corresponding number of sequences per sample used to calculate how much to add to a full library glycerol stock. All enzymes acquired from NEB.</text:span></text:p>
      <text:h text:style-name="P47" text:outline-level="4">Sort-Seq and NGS Preparation Protocol</text:h>
      <text:p text:style-name="P18">50uL of library glycerol stock were grown in 3mL LB Amp 100 overnight for 14-16 hours in 37C shaker. Samples were diluted in PBS buffer to appropriate concentration for recording 10000 events per second in Sony MA900 fluorescence activated cell sorter <text:span text:style-name="T169">(UW</text:span><text:span text:style-name="T174">CCC</text:span><text:span text:style-name="T169"> Flow </text:span><text:span text:style-name="T174">Cytometry Laboratory</text:span><text:span text:style-name="T169">)</text:span>. Controls GpA, G83I, and NoTM <text:soft-page-break/>were flowed to calibrate the instrument and determine proper gating to remove dead cells. Individual sample libraries were first flowed through the instrument and the fluorescence profile separated into 4 bins. 100000 events were sorted into bins 1-3, and 50000 events sorted into bin 4. Each library sample was sorted in triplicate from biological replicates of overnights. Sorted populations were grown for 1-5 hours to reach ~0.3 OD600 and minipreppred. <text:s/>Samples were prepared for NGS using PCR <text:span text:style-name="T236">and</text:span> amplif<text:span text:style-name="T236">ied</text:span> with individual primers. <text:span text:style-name="T236">The samples were then sent to the DNA Sequencing center at UW Biotech Center for library preparation and next generation sequencing. </text:span>Library Preparation Services: Index PCR (TruSeq). <text:span text:style-name="T236">Sequencing Services:</text:span> <text:span text:style-name="T236">Illumina (NovaSeq) Sequencing </text:span>[2x150 Shared (10M read increments)]. <text:span text:style-name="T238">[REF]</text:span></text:p>
      <text:h text:style-name="P47" text:outline-level="4">Immunoblotting</text:h>
      <text:p text:style-name="First_20_line_20_indent"><text:span text:style-name="T186">Protein expression was confirmed for an assortment of designs and mutants using immunoblotting </text:span><text:span text:style-name="T287">(Supp._WESTERNS)</text:span><text:span text:style-name="T186">. Cell lysates were normalized by ThermoScientific Pierce Protein BCA Assay Kit</text:span><text:span text:style-name="T138"> </text:span><text:span text:style-name="T172">and loaded onto NuPage 4-12% bis-tris SDS-PAGE gels (Thermo</text:span><text:span text:style-name="T173">F</text:span><text:span text:style-name="T172">isher) and then transferred to PVDF membranes (VWR) for 1h at 100 millivolts. Blots were blocked using 5% </text:span><text:span text:style-name="T170">milk (</text:span><text:span text:style-name="T173">Nestle Instant Nonfat Dry Milk</text:span><text:span text:style-name="T170">) in TBS-Tween buffer (50 mM Tris, 150 mM NaCl, 0.05% Tween 20) for 2 h at 4°C and incubated overnight with peroxidase-conjugated monoclonal anti-maltose binding protein antibodies (Sigma-Aldrich). Blots were developed with Pierce ECL Western Blotting Substrate Kit; 1mL of ECL solution was added to the blot and incubated for 90s. Chemiluminescence was measured using an ImageQuant LAS 4000 (GE Healthsciences).</text:span></text:p>
      <text:h text:style-name="Heading_20_3" text:outline-level="3">References</text:h>
      <text:p text:style-name="Bibliography_20_1">Anderson, S. M., Mueller, B. K., Lange, E. J., &amp; Senes, A. (2017). Combination of Cα-H Hydrogen Bonds and van der Waals Packing Modulates the Stability of GxxxG-Mediated Dimers in Membranes. <text:span text:style-name="T139">J Am Chem Soc</text:span>, <text:span text:style-name="T139">139</text:span>(44), 15774–15783. https://doi.org/10.1021/jacs.7b07505</text:p>
      <text:p text:style-name="Bibliography_20_1">Armstrong, C. R., &amp; Senes, A. (2016). Screening for transmembrane association in divisome proteins using TOXGREEN, a high-throughput variant of the TOXCAT assay. <text:span text:style-name="T139">Biochim Biophys Acta</text:span>, <text:span text:style-name="T139">1858</text:span>(11), 2573–2583. https://doi.org/10.1016/j.bbamem.2016.07.008</text:p>
      <text:p text:style-name="Bibliography_20_1">Ash, W. L., Stockner, T., MacCallum, J. L., &amp; Tieleman, D. P. (2004). Computer modeling of polyleucine-based coiled coil dimers in a realistic membrane environment: Insight into helix-helix interactions in membrane proteins. <text:span text:style-name="T139">Biochemistry</text:span>, <text:span text:style-name="T139">43</text:span>(28), 9050–9060. https://doi.org/10.1021/bi0494572</text:p>
      <text:p text:style-name="Bibliography_20_1">Ben-Tal, N., Sitkoff, D., Topol, I. A., Yang, A.-S., Burt, S. K., &amp; Honig, B. (1997). Free energy of amide hydrogen bond formation in vacuum, in water, and in liquid alkane solution. <text:span text:style-name="T139">The Journal of Physical Chemistry B</text:span>, <text:span text:style-name="T139">101</text:span>(3), 450–457.</text:p>
      <text:p text:style-name="Bibliography_20_1">Bornberg-Bauer, E., Rivals, E., &amp; Vingron, M. (1998). Computational approaches to identify leucine zippers. <text:span text:style-name="T139">Nucleic Acids Research</text:span>, <text:span text:style-name="T139">26</text:span>(11), 2740–2746. https://doi.org/10.1093/nar/26.11.2740</text:p>
      <text:p text:style-name="Bibliography_20_1">Bowie, J. U. (2011). Membrane protein folding: How important are hydrogen bonds? <text:span text:style-name="T139">Curr Opin Struct Biol</text:span>, <text:span text:style-name="T139">21</text:span>(1), 42–49. https://doi.org/10.1016/j.sbi.2010.10.003</text:p>
      <text:p text:style-name="Bibliography_20_1">Díaz Vázquez, G., Cui, Q., &amp; Senes, A. (2023). Thermodynamic analysis of the GASright transmembrane motif supports energetic model of dimerization. <text:span text:style-name="T139">Biophysical Journal</text:span>, <text:span text:style-name="T139">122</text:span>(1), 143–155. https://doi.org/10.1016/j.bpj.2022.11.018</text:p>
      <text:p text:style-name="Bibliography_20_1">Doura, A. K., &amp; Fleming, K. G. (2004). Complex Interactions at the Helix–Helix Interface Stabilize the Glycophorin A Transmembrane Dimer. <text:span text:style-name="T139">Journal of Molecular Biology</text:span>, <text:span text:style-name="T139">343</text:span>(5), 1487–1497. https://doi.org/10.1016/j.jmb.2004.09.011</text:p>
      <text:p text:style-name="Bibliography_20_1">Faham, S., Yang, D., Bare, E., Yohannan, S., Whitelegge, J. P., &amp; Bowie, J. U. (2004). Side-chain contributions to membrane protein structure and stability. <text:span text:style-name="T139">J Mol Biol</text:span>, <text:span text:style-name="T139">335</text:span>(1), 297–305. https://doi.org/10.1016/j.jmb.2003.10.041</text:p>
      <text:p text:style-name="Bibliography_20_1"><text:soft-page-break/>Fleming, K. G., &amp; Engelman, D. M. (2001). Computation and mutagenesis suggest a right-handed structure for the synaptobrevin transmembrane dimer. <text:span text:style-name="T139">Proteins: Structure, Function, and Bioinformatics</text:span>, <text:span text:style-name="T139">45</text:span>(4), 313–317. https://doi.org/10.1002/prot.1151</text:p>
      <text:p text:style-name="Bibliography_20_1">Gregersen, N., Bross, P., Vang, S., &amp; Christensen, J. H. (2006). Protein misfolding and human disease. <text:span text:style-name="T139">Annu Rev Genomics Hum Genet</text:span>, <text:span text:style-name="T139">7</text:span>, 103–124. https://doi.org/10.1146/annurev.genom.7.080505.115737</text:p>
      <text:p text:style-name="Bibliography_20_1">Howitt, S. M., Rodgers, A. J. W., Jeffrey, P. D., &amp; Cox, G. B. (1996). A Mutation in Which Alanine 128 Is Replaced by Aspartic Acid Abolishes Dimerization of the b-Subunit of the F0F1-ATPase from Escherichia coli(∗). <text:span text:style-name="T139">Journal of Biological Chemistry</text:span>, <text:span text:style-name="T139">271</text:span>(12), 7038–7042. https://doi.org/10.1074/jbc.271.12.7038</text:p>
      <text:p text:style-name="Bibliography_20_1">Huang, B., Xu, Y., Hu, X., Liu, Y., Liao, S., Zhang, J., Huang, C., Hong, J., Chen, Q., &amp; Liu, H. (2022). A backbone-centred energy function of neural networks for protein design. <text:span text:style-name="T139">Nature</text:span>, <text:span text:style-name="T139">602</text:span>(7897), Article 7897. https://doi.org/10.1038/s41586-021-04383-5</text:p>
      <text:p text:style-name="Bibliography_20_1">Joh, N. H., Oberai, A., Yang, D., Whitelegge, J. P., &amp; Bowie, J. U. (2009). Similar energetic contributions of packing in the core of membrane and water-soluble proteins. <text:span text:style-name="T139">J Am Chem Soc</text:span>, <text:span text:style-name="T139">131</text:span>(31), 10846–10847. https://doi.org/10.1021/ja904711k</text:p>
      <text:p text:style-name="Bibliography_20_1">Johnson, R. M., Hecht, K., &amp; Deber, C. M. (2007). Aromatic and cation-pi interactions enhance helix-helix association in a membrane environment. <text:span text:style-name="T139">Biochemistry</text:span>, <text:span text:style-name="T139">46</text:span>(32), 9208–9214. https://doi.org/10.1021/bi7008773</text:p>
      <text:p text:style-name="Bibliography_20_1">Khadria, A. S., Mueller, B. K., Stefely, J. A., Tan, C. H., Pagliarini, D. J., &amp; Senes, A. (2014). A Gly-Zipper Motif Mediates Homodimerization of the Transmembrane Domain of the Mitochondrial Kinase ADCK3. <text:span text:style-name="T139">Journal of the American Chemical Society</text:span>, <text:span text:style-name="T139">136</text:span>(40), 14068–14077. https://doi.org/10.1021/ja505017f</text:p>
      <text:p text:style-name="Bibliography_20_1">Krivov, G. G., Shapovalov, M. V., &amp; Dunbrack, R. L. (2009). Improved prediction of protein side-chain conformations with SCWRL4. <text:span text:style-name="T139">Proteins</text:span>, <text:span text:style-name="T139">77</text:span>(4), 778–795. https://doi.org/10.1002/prot.22488</text:p>
      <text:p text:style-name="Bibliography_20_1">Kuhlman, B., Dantas, G., Ireton, G. C., Varani, G., Stoddard, B. L., &amp; Baker, D. (2003). Design of a Novel Globular Protein Fold with Atomic-Level Accuracy. <text:span text:style-name="T139">Science</text:span>, <text:span text:style-name="T139">302</text:span>(5649), 1364–1368. https://doi.org/10.1126/science.1089427</text:p>
      <text:p text:style-name="Bibliography_20_1">Kulp, D. W., Subramaniam, S., Donald, J. E., Hannigan, B. T., Mueller, B. K., Grigoryan, G., &amp; Senes, A. (2012). Structural informatics, modeling, and design with an open-source Molecular Software Library (MSL). <text:span text:style-name="T139">J Comput Chem</text:span>, <text:span text:style-name="T139">33</text:span>(20), 1645–1661. https://doi.org/10.1002/jcc.22968</text:p>
      <text:p text:style-name="Bibliography_20_1"><text:soft-page-break/>LaPointe, L. M., Taylor, K. C., Subramaniam, S., Khadria, A., Rayment, I., &amp; Senes, A. (2013). Structural Organization of FtsB, a Transmembrane Protein of the Bacterial Divisome. <text:span text:style-name="T139">Biochemistry</text:span>, <text:span text:style-name="T139">52</text:span>(15), 2574–2585. https://doi.org/10.1021/bi400222r</text:p>
      <text:p text:style-name="Bibliography_20_1">Lawrie, C. M., Sulistijo, E. S., &amp; MacKenzie, K. R. (2010). Intermonomer Hydrogen Bonds Enhance GxxxG-Driven Dimerization of the BNIP3 Transmembrane Domain: Roles for Sequence Context in Helix–Helix Association in Membranes. <text:span text:style-name="T139">Journal of Molecular Biology</text:span>, <text:span text:style-name="T139">396</text:span>(4), 924–936. https://doi.org/10.1016/j.jmb.2009.12.023</text:p>
      <text:p text:style-name="Bibliography_20_1">Lazaridis, T. (2003). Effective energy function for proteins in lipid membranes. <text:span text:style-name="T139">Proteins</text:span>, <text:span text:style-name="T139">52</text:span>(2), 176–192. https://doi.org/10.1002/prot.10410</text:p>
      <text:p text:style-name="Bibliography_20_1">Liu, Y., Engelman, D. M., &amp; Gerstein, M. (2002). Genomic analysis of membrane protein families: Abundance and conserved motifs. <text:span text:style-name="T139">Genome Biol</text:span>, <text:span text:style-name="T139">3</text:span>(10), research0054. https://doi.org/10.1186/gb-2002-3-10-research0054</text:p>
      <text:p text:style-name="Bibliography_20_1">Lomize, M. A., Lomize, A. L., Pogozheva, I. D., &amp; Mosberg, H. I. (2006). OPM: orientations of proteins in membranes database. <text:span text:style-name="T139">Bioinformatics</text:span>, <text:span text:style-name="T139">22</text:span>(5), 623–625.</text:p>
      <text:p text:style-name="Bibliography_20_1">MacKenzie, K. R., Prestegard, J. H., &amp; Engelman, D. M. (1997). A transmembrane helix dimer: Structure and implications. <text:span text:style-name="T139">Science</text:span>, <text:span text:style-name="T139">276</text:span>(5309), 131–133. https://doi.org/10.1126/science.276.5309.131</text:p>
      <text:p text:style-name="Bibliography_20_1">MacKerell, A. D., Bashford, D., Bellott, M., Dunbrack, R. L., Evanseck, J. D., Field, M. J., Fischer, S., Gao, J., Guo, H., Ha, S., Joseph-McCarthy, D., Kuchnir, L., Kuczera, K., Lau, F. T., Mattos, C., Michnick, S., Ngo, T., Nguyen, D. T., Prodhom, B., … Karplus, M. (1998). All-atom empirical potential for molecular modeling and dynamics studies of proteins. <text:span text:style-name="T139">J Phys Chem B</text:span>, <text:span text:style-name="T139">102</text:span>(18), 3586–3616. https://doi.org/10.1021/jp973084f</text:p>
      <text:p text:style-name="Bibliography_20_1">Metcalf, D. G., Law, P. B., &amp; DeGrado, W. F. (2007). Mutagenesis data in the automated prediction of transmembrane helix dimers. <text:span text:style-name="T139">Proteins: Structure, Function, and Bioinformatics</text:span>, <text:span text:style-name="T139">67</text:span>(2), 375–384. https://doi.org/10.1002/prot.21265</text:p>
      <text:p text:style-name="Bibliography_20_1">Mingarro, I., Whitley, P., Heijne, G. V., &amp; Lemmon, M. A. (1996). Ala-insertion scanning mutagenesis of the glycophorin a transmembrane helix: A rapid way to map helix-helix interactions in integral membrane proteins. <text:span text:style-name="T139">Protein Science</text:span>, <text:span text:style-name="T139">5</text:span>(7), 1339–1341. https://doi.org/10.1002/pro.5560050712</text:p>
      <text:p text:style-name="Bibliography_20_1"><text:soft-page-break/>Mitchell, J. B., &amp; Price, S. L. (1990). The nature of the N H… ︁O C hydrogen bond: An intermolecular perturbation theory study of the formamide/formaldehyde complex. <text:span text:style-name="T139">Journal of Computational Chemistry</text:span>, <text:span text:style-name="T139">11</text:span>(10), 1217–1233.</text:p>
      <text:p text:style-name="Bibliography_20_1">Mravic, M., Thomaston, J. L., Tucker, M., Solomon, P. E., Liu, L., &amp; DeGrado, W. F. (2019). Packing of apolar side chains enables accurate design of highly stable membrane proteins. <text:span text:style-name="T139">Science</text:span>, <text:span text:style-name="T139">363</text:span>(6434), 1418–1423. https://doi.org/10.1126/science.aav7541</text:p>
      <text:p text:style-name="Bibliography_20_1">Mueller, B. K., Subramaniam, S., &amp; Senes, A. (2014). A frequent, GxxxG-mediated, transmembrane association motif is optimized for the formation of interhelical Cα-H hydrogen bonds. <text:span text:style-name="T139">Proc Natl Acad Sci U S A</text:span>, <text:span text:style-name="T139">111</text:span>(10), E888-95. https://doi.org/10.1073/pnas.1319944111</text:p>
      <text:p text:style-name="Bibliography_20_1">Nash, A., Notman, R., &amp; Dixon, A. M. (2015). De novo design of transmembrane helix-helix interactions and measurement of stability in a biological membrane. <text:span text:style-name="T139">Biochim Biophys Acta</text:span>, <text:span text:style-name="T139">1848</text:span>(5), 1248–1257. https://doi.org/10.1016/j.bbamem.2015.02.020</text:p>
      <text:p text:style-name="Bibliography_20_1">Partridge, A. W., Therien, A. G., &amp; Deber, C. M. (2004). Missense mutations in transmembrane domains of proteins: Phenotypic propensity of polar residues for human disease. <text:span text:style-name="T139">Proteins</text:span>, <text:span text:style-name="T139">54</text:span>(4), 648–656. https://doi.org/10.1002/prot.10611</text:p>
      <text:p text:style-name="Bibliography_20_1">Rose, G. D., &amp; Wolfenden, R. (1993). Hydrogen bonding, hydrophobicity, packing, and protein folding. <text:span text:style-name="T139">Annual Review of Biophysics and Biomolecular Structure</text:span>, <text:span text:style-name="T139">22</text:span>(1), 381–415.</text:p>
      <text:p text:style-name="Bibliography_20_1">Russ, W. P., &amp; Engelman, D. M. (2000). The GxxxG motif: A framework for transmembrane helix-helix association. <text:span text:style-name="T139">J Mol Biol</text:span>, <text:span text:style-name="T139">296</text:span>(3), 911–919. https://doi.org/10.1006/jmbi.1999.3489</text:p>
      <text:p text:style-name="Bibliography_20_1">Sanders, C. R., &amp; Myers, J. K. (2004). Disease-related misassembly of membrane proteins. <text:span text:style-name="T139">Annu Rev Biophys Biomol Struct</text:span>, <text:span text:style-name="T139">33</text:span>, 25–51. https://doi.org/10.1146/annurev.biophys.33.110502.140348</text:p>
      <text:p text:style-name="Bibliography_20_1">Senes, A. (2011). Computational design of membrane proteins. <text:span text:style-name="T139">Curr Opin Struct Biol</text:span>, <text:span text:style-name="T139">21</text:span>(4), 460–466. https://doi.org/10.1016/j.sbi.2011.06.004</text:p>
      <text:p text:style-name="Bibliography_20_1">Senes, A., Ubarretxena-Belandia, I., &amp; Engelman, D. M. (2001). The Cα—H⋅⋅⋅O hydrogen bond: A determinant of stability and specificity in transmembrane helix interactions. <text:span text:style-name="T139">Proceedings of the National Academy of Sciences</text:span>, <text:span text:style-name="T139">98</text:span>(16), 9056–9061. https://doi.org/10.1073/pnas.161280798</text:p>
      <text:p text:style-name="Bibliography_20_1"><text:soft-page-break/>Smith, S. O., Eilers, M., Song, D., Crocker, E., Ying, W., Groesbeek, M., Metz, G., Ziliox, M., &amp; Aimoto, S. (2002). Implications of threonine hydrogen bonding in the glycophorin A transmembrane helix dimer. <text:span text:style-name="T139">Biophys J</text:span>, <text:span text:style-name="T139">82</text:span>(5), 2476–2486. https://doi.org/10.1016/S0006-3495(02)75590-2</text:p>
      <text:p text:style-name="Bibliography_20_1">Steinegger, M., &amp; Söding, J. (2017). MMseqs2 enables sensitive protein sequence searching for the analysis of massive data sets. <text:span text:style-name="T139">Nature Biotechnology</text:span>, <text:span text:style-name="T139">35</text:span>(11), 1026–1028.</text:p>
      <text:p text:style-name="Bibliography_20_1">Subramaniam, S., &amp; Senes, A. (2012). An energy-based conformer library for side chain optimization: Improved prediction and adjustable sampling. <text:span text:style-name="T139">Proteins</text:span>, <text:span text:style-name="T139">80</text:span>(9), 2218–2234. https://doi.org/10.1002/prot.24111</text:p>
      <text:p text:style-name="Bibliography_20_1">Therien, A. G., Grant, F. E., &amp; Deber, C. M. (2001). Interhelical hydrogen bonds in the CFTR membrane domain. <text:span text:style-name="T139">Nat Struct Biol</text:span>, <text:span text:style-name="T139">8</text:span>(7), 597–601. https://doi.org/10.1038/89631</text:p>
      <text:p text:style-name="Bibliography_20_1">Tsemekhman, K., Goldschmidt, L., Eisenberg, D., &amp; Baker, D. (2007). Cooperative hydrogen bonding in amyloid formation. <text:span text:style-name="T139">Protein Science</text:span>, <text:span text:style-name="T139">16</text:span>(4), 761–764.</text:p>
      <text:p text:style-name="Bibliography_20_1">Walshaw, J., &amp; Woolfson, D. N. (2003). Extended knobs-into-holes packing in classical and complex coiled-coil assemblies. <text:span text:style-name="T139">Journal of Structural Biology</text:span>, <text:span text:style-name="T139">144</text:span>(3), 349–361.</text:p>
      <text:p text:style-name="Bibliography_20_1">Walters, R. F. S., &amp; DeGrado, W. F. (2006). Helix-packing motifs in membrane proteins. <text:span text:style-name="T139">Proceedings of the National Academy of Sciences</text:span>, <text:span text:style-name="T139">103</text:span>(37), 13658–13663. https://doi.org/10.1073/pnas.0605878103</text:p>
      <text:p text:style-name="Bibliography_20_1">Wehbi, H., Gasmi-Seabrook, G., Choi, M. Y., &amp; Deber, C. M. (2008). Positional dependence of non-native polar mutations on folding of CFTR helical hairpins. <text:span text:style-name="T139">Biochim Biophys Acta</text:span>, <text:span text:style-name="T139">1778</text:span>(1), 79–87. https://doi.org/10.1016/j.bbamem.2007.08.036</text:p>
      <text:p text:style-name="Bibliography_20_1">Wei, P., Liu, X., Hu, M.-H., Zuo, L.-M., Kai, M., Wang, R., &amp; Luo, S.-Z. (2011). The dimerization interface of the glycoprotein Ibβ transmembrane domain corresponds to polar residues within a leucine zipper motif. <text:span text:style-name="T139">Protein Science</text:span>, <text:span text:style-name="T139">20</text:span>(11), 1814–1823. https://doi.org/10.1002/pro.713</text:p>
      <text:p text:style-name="Bibliography_20_1">Wei, P., Zheng, B.-K., Guo, P.-R., Kawakami, T., &amp; Luo, S.-Z. (2013). The Association of Polar Residues in the DAP12 homodimer: TOXCAT and Molecular Dynamics Simulation Studies. <text:span text:style-name="T139">Biophysical Journal</text:span>, <text:span text:style-name="T139">104</text:span>(7), 1435–1444. https://doi.org/10.1016/j.bpj.2013.01.054</text:p>
      <text:p text:style-name="Bibliography_20_1">Yano, Y., Takemoto, T., Kobayashi, S., Yasui, H., Sakurai, H., Ohashi, W., Niwa, M., Futaki, S., Sugiura, Y., &amp; Matsuzaki, K. (2002). Topological stability and self-association of a completely hydrophobic model transmembrane helix in lipid bilayers. <text:span text:style-name="T139">Biochemistry</text:span>, <text:span text:style-name="T139">41</text:span>(9), 3073–3080. https://doi.org/10.1021/bi011161y</text:p>
      <text:p text:style-name="Bibliography_20_1"><text:soft-page-break/>Zhou, F. X., Merianos, H. J., Brunger, A. T., &amp; Engelman, D. M. (2001). Polar residues drive association of polyleucine transmembrane helices. <text:span text:style-name="T139">Proc Natl Acad Sci U S A</text:span>, <text:span text:style-name="T139">98</text:span>(5), 2250–2255. https://doi.org/10.1073/pnas.041593698</text:p>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Arial" svg:font-family="Arial" style:font-family-generic="roman"/>
    <style:font-face style:name="Calibri" svg:font-family="Calibri" style:font-family-generic="roman"/>
    <style:font-face style:name="Calibri1" svg:font-family="Calibri" style:font-family-generic="swiss" style:font-pitch="variable"/>
    <style:font-face style:name="Calibri2" svg:font-family="Calibri" style:font-adornments="Bold" style:font-family-generic="swiss" style:font-pitch="variable"/>
    <style:font-face style:name="Calibri3" svg:font-family="Calibri" style:font-adornments="Regular" style:font-family-generic="swiss" style:font-pitch="variable"/>
    <style:font-face style:name="Cambria Math" svg:font-family="'Cambria Math'"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roman"/>
    <style:font-face style:name="Noto Sans CJK SC" svg:font-family="'Noto Sans CJK SC'" style:font-family-generic="roman"/>
    <style:font-face style:name="Noto Serif CJK SC" svg:font-family="'Noto Serif CJK SC'" style:font-family-generic="system" style:font-pitch="variable"/>
    <style:font-face style:name="OpenSymbol"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US" fo:font-style="normal" style:text-underline-style="none" fo:font-weight="normal" style:letter-kerning="true" style:font-name-asian="Calibri1" style:font-size-asian="11pt" style:language-asian="en" style:country-asian="US" style:font-style-asian="normal" style:font-weight-asian="normal" style:font-name-complex="Calibri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US" fo:font-style="normal" style:text-underline-style="none" fo:font-weight="normal" style:letter-kerning="true" fo:background-color="transparent" style:font-name-asian="Calibri1" style:font-size-asian="11pt" style:language-asian="en" style:country-asian="US" style:font-style-asian="normal" style:font-weight-asian="normal" style:font-name-complex="Calibri1"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orphans="2" fo:widows="2" fo:hyphenation-ladder-count="no-limit"/>
      <style:text-properties style:font-name="Calibri3" fo:font-family="Calibri" style:font-style-name="Regular" style:font-family-generic="swiss" style:font-pitch="variable" fo:font-size="11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roman" style:font-size-complex="12pt" style:language-complex="hi" style:country-complex="IN" fo:hyphenate="false" loext:hyphenation-no-caps="false" loext:hyphenation-no-last-word="false" loext:hyphenation-word-char-count="no-limit" loext:hyphenation-zone="no-limit"/>
    </style:style>
    <style:style style:name="Normal" style:family="paragraph">
      <style:paragraph-properties fo:margin-top="0in" fo:margin-bottom="0.111in" style:contextual-spacing="false" fo:line-height="104%" fo:hyphenation-ladder-count="no-limit"/>
      <style:text-properties fo:hyphenate="false" loext:hyphenation-no-caps="false" loext:hyphenation-no-last-word="false" loext:hyphenation-word-char-count="no-limit" loext:hyphenation-zone="no-limit"/>
    </style:style>
    <style:style style:name="Heading" style:family="paragraph" style:parent-style-name="Normal"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roman" style:font-size-asian="14pt" style:font-name-complex="Lohit Devanagari" style:font-family-complex="'Lohit Devanagari'" style:font-family-generic-complex="roman" style:font-size-complex="14pt" fo:hyphenate="false" loext:hyphenation-no-caps="false" loext:hyphenation-no-last-word="false" loext:hyphenation-word-char-count="no-limit" loext:hyphenation-zone="no-limit"/>
    </style:style>
    <style:style style:name="Text_20_body" style:display-name="Text body" style:family="paragraph" style:parent-style-name="Normal"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roman" fo:hyphenate="false" loext:hyphenation-no-caps="false" loext:hyphenation-no-last-word="false" loext:hyphenation-word-char-count="no-limit" loext:hyphenation-zone="no-limit"/>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roman" style:font-size-complex="12pt" style:font-style-complex="italic" fo:hyphenate="false" loext:hyphenation-no-caps="false" loext:hyphenation-no-last-word="false" loext:hyphenation-word-char-count="no-limit" loext:hyphenation-zone="no-limit"/>
    </style:style>
    <style:style style:name="Index" style:family="paragraph" style:parent-style-name="Normal" style:class="index">
      <style:paragraph-properties fo:hyphenation-ladder-count="no-limit" text:number-lines="false" text:line-number="0"/>
      <style:text-properties style:font-name-complex="Lohit Devanagari" style:font-family-complex="'Lohit Devanagari'" style:font-family-generic-complex="roman"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EndNote_20_Bibliography_20_Title" style:display-name="EndNote Bibliography Title" style:family="paragraph" style:parent-style-name="Normal">
      <style:paragraph-properties fo:margin-top="0in" fo:margin-bottom="0in" style:contextual-spacing="false" fo:text-align="center" style:justify-single-word="false" fo:hyphenation-ladder-count="no-limit"/>
      <style:text-properties fo:hyphenate="false" loext:hyphenation-no-caps="false" loext:hyphenation-no-last-word="false" loext:hyphenation-word-char-count="no-limit" loext:hyphenation-zone="no-limit"/>
    </style:style>
    <style:style style:name="EndNote_20_Bibliography" style:display-name="EndNote Bibliography" style:family="paragraph" style:parent-style-name="Normal">
      <style:paragraph-properties fo:line-height="100%" fo:text-align="justify" style:justify-single-word="false"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line-height="100%"/>
    </style:style>
    <style:style style:name="Figure" style:family="paragraph" style:parent-style-name="Caption" style:class="extra" style:master-page-name="">
      <style:paragraph-properties fo:margin-top="0.0799in" fo:margin-bottom="0in" style:contextual-spacing="false" fo:line-height="100%" fo:text-align="justify" style:justify-single-word="false" style:page-number="auto">
        <style:tab-stops/>
      </style:paragraph-properties>
      <style:text-properties fo:font-size="9pt" fo:font-style="normal"/>
    </style:style>
    <style:style style:name="DocumentMap" style:family="paragraph" style:default-outline-level="">
      <style:paragraph-properties fo:margin-top="0in" fo:margin-bottom="0.111in" style:contextual-spacing="false" fo:line-height="107%" fo:text-align="start" style:justify-single-word="false" fo:orphans="2" fo:widows="2" style:vertical-align="auto"/>
      <style:text-properties style:font-name="Calibri1" fo:font-family="Calibri" style:font-family-generic="swiss" style:font-pitch="variable" fo:font-size="11pt" fo:language="en" fo:country="US" style:letter-kerning="true" style:font-name-asian="Cambria Math" style:font-family-asian="'Cambria Math'" style:font-family-generic-asian="swiss" style:font-pitch-asian="variable" style:font-size-asian="11pt" style:language-asian="en" style:country-asian="US" style:font-name-complex="Times New Roman" style:font-family-complex="'Times New Roman'" style:font-family-generic-complex="swiss" style:font-pitch-complex="variable" style:font-size-complex="11pt" style:language-complex="ar" style:country-complex="SA"/>
    </style:style>
    <style:style style:name="Normal_20_Table_20__28_WW_29_" style:display-name="Normal Table (WW)" style:family="paragraph">
      <style:paragraph-properties fo:margin-top="0in" fo:margin-bottom="0.111in" style:contextual-spacing="false" fo:line-height="107%" fo:text-align="start" style:justify-single-word="false" fo:orphans="2" fo:widows="2" style:vertical-align="auto"/>
      <style:text-properties style:font-name="Aptos" fo:font-family="Aptos" style:font-family-generic="swiss" style:font-pitch="variable" fo:font-size="11pt" fo:language="en" fo:country="US" style:letter-kerning="true" style:font-name-asian="Aptos" style:font-family-asian="Aptos" style:font-family-generic-asian="swiss" style:font-pitch-asian="variable" style:font-size-asian="11pt" style:language-asian="en" style:country-asian="US" style:font-name-complex="Times New Roman" style:font-family-complex="'Times New Roman'" style:font-family-generic-complex="swiss" style:font-pitch-complex="variable" style:font-size-complex="11pt" style:language-complex="ar" style:country-complex="SA"/>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0402in" style:contextual-spacing="false" fo:line-height="200%" fo:text-align="justify" style:justify-single-word="false" fo:text-indent="0.1965in" style:auto-text-indent="false"/>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fo:line-height="200%" style:page-number="auto" fo:break-before="page"/>
      <style:text-properties style:font-name="Calibri2" fo:font-family="Calibri" style:font-style-name="Bold"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1201in" fo:margin-bottom="0.0402in" style:contextual-spacing="false" fo:line-height="200%" style:page-number="auto"/>
      <style:text-properties style:font-name="Calibri2" fo:font-family="Calibri" style:font-style-name="Bold" style:font-family-generic="swiss" style:font-pitch="variable" fo:font-size="11pt" fo:font-style="normal" fo:font-weight="bold" style:font-size-asian="13pt" style:font-style-asian="italic" style:font-weight-asian="bold" style:font-size-complex="13pt" style:font-style-complex="italic" style:font-weight-complex="bold"/>
    </style:style>
    <style:style style:name="Fig." style:family="paragraph" style:parent-style-name="Caption" style:master-page-name="">
      <style:paragraph-properties fo:margin-top="0.0402in" fo:margin-bottom="0in" style:contextual-spacing="false" fo:line-height="100%" fo:text-align="justify" style:justify-single-word="false" style:page-number="auto"/>
      <style:text-properties fo:font-size="9pt" fo:font-style="normal"/>
    </style:style>
    <style:style style:name="Bibliography_20_1" style:display-name="Bibliography 1" style:family="paragraph" style:parent-style-name="Index" style:class="index">
      <style:paragraph-properties fo:margin-left="0.5in" fo:margin-top="0in" fo:margin-bottom="0in" style:contextual-spacing="false" style:line-height-at-least="0.3335in" fo:text-indent="-0.5in" style:auto-text-indent="false">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roman" style:font-size-complex="12pt" style:language-complex="hi" style:country-complex="IN"/>
    </style:style>
    <style:style style:name="EndNote_20_Bibliography_20_Title_20_Char" style:display-name="EndNote Bibliography Title Char" style:family="text" style:parent-style-name="Standard_20_Char">
      <style:text-properties style:font-name="Calibri1" fo:font-family="Calibri" style:font-family-generic="swiss" style:font-pitch="variable" fo:font-size="12pt" style:font-name-asian="Noto Serif CJK SC" style:font-family-asian="'Noto Serif CJK SC'" style:font-family-generic-asian="system" style:font-pitch-asian="variable" style:font-size-asian="12pt" style:language-asian="zh" style:country-asian="CN" style:font-name-complex="Calibri1" style:font-family-complex="Calibri" style:font-family-generic-complex="swiss" style:font-pitch-complex="variable" style:font-size-complex="12pt" style:language-complex="hi" style:country-complex="IN"/>
    </style:style>
    <style:style style:name="EndNote_20_Bibliography_20_Char" style:display-name="EndNote Bibliography Char" style:family="text" style:parent-style-name="Standard_20_Char">
      <style:text-properties style:font-name="Calibri1" fo:font-family="Calibri" style:font-family-generic="swiss" style:font-pitch="variable" fo:font-size="12pt" style:font-name-asian="Noto Serif CJK SC" style:font-family-asian="'Noto Serif CJK SC'" style:font-family-generic-asian="system" style:font-pitch-asian="variable" style:font-size-asian="12pt" style:language-asian="zh" style:country-asian="CN" style:font-name-complex="Calibri1" style:font-family-complex="Calibri" style:font-family-generic-complex="swiss" style:font-pitch-complex="variable" style:font-size-complex="12pt" style:language-complex="hi" style:country-complex="IN"/>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style:font-name="Calibri1" fo:font-family="Calibri" style:font-family-generic="swiss" style:font-pitch="variable" style:font-name-asian="Noto Serif CJK SC" style:font-family-asian="'Noto Serif CJK SC'" style:font-family-generic-asian="system" style:font-pitch-asian="variable" style:font-name-complex="Calibri1"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1" fo:font-family="Calibri" style:font-family-generic="swiss" style:font-pitch="variable" style:font-name-asian="Calibri1" style:font-family-asian="Calibri" style:font-family-generic-asian="swiss" style:font-pitch-asian="variable" style:font-name-complex="Calibri1" style:font-family-complex="Calibri"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Calibri1" fo:font-family="Calibri" style:font-family-generic="swiss" style:font-pitch="variable" style:font-name-asian="Calibri1" style:font-family-asian="Calibri" style:font-family-generic-asian="swiss" style:font-pitch-asian="variable" style:font-name-complex="Calibri1" style:font-family-complex="Calibri"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Default_20_Paragraph_20_Font_20__28_WW_29_" style:display-name="Default Paragraph Font (WW)"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igure_20_in_20_text" style:display-name="Figure in text" style:family="text">
      <style:text-properties fo:background-color="#66ffff"/>
    </style:style>
    <style:style style:name="Line_20_numbering" style:display-name="Line numbering" style:family="text"/>
    <style:style style:name="Numbering_20_Symbols" style:display-name="Numbering Symbols" style:family="text"/>
    <style:style style:name="Graphics" style:family="graphic">
      <style:graphic-properties fo:background-color="transparent" draw:fill="none" draw:fill-color="#4472c4"/>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4472c4"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title/>
    <dc:description/>
    <dc:subject/>
    <meta:initial-creator>GILBERT LOISEAU</meta:initial-creator>
    <meta:creation-date>2024-01-29T19:26:00Z</meta:creation-date>
    <dc:date>2024-08-09T10:12:08.050000000</dc:date>
    <meta:editing-cycles>164</meta:editing-cycles>
    <meta:editing-duration>P7DT11H29M13S</meta:editing-duration>
    <meta:document-statistic meta:table-count="0" meta:image-count="0" meta:object-count="8" meta:page-count="26" meta:paragraph-count="130" meta:word-count="7454" meta:character-count="50289" meta:non-whitespace-character-count="42983"/>
    <meta:user-defined meta:name="ZOTERO_PREF_1">&lt;data data-version="3" zotero-version="6.0.36"&gt;&lt;session id="rQ8axQBD"/&gt;&lt;style id="http://www.zotero.org/styles/apa" locale="en-US" hasBibliography="1" bibliographyStyleHasBeenSet="1"/&gt;&lt;prefs&gt;&lt;pref name="fieldType" value="ReferenceMark"/&gt;&lt;/prefs&gt;&lt;/data&gt;</meta:user-defined>
    <meta:template xlink:type="simple" xlink:actuate="onRequest" xlink:title="" xlink:href="../../../../../../C:/Users/gjowl/Downloads/draft_v4.odt/Normal.dotm"/>
  </office:meta>
</office:document-meta>
</file>

<file path=Object 1/content.xml><?xml version="1.0" encoding="utf-8"?>
<math xmlns="http://www.w3.org/1998/Math/MathML" display="block">
  <semantics>
    <mrow>
      <mrow>
        <mi mathvariant="italic">Dimer</mi>
        <mo stretchy="false">=</mo>
        <mi mathvariant="italic">CHARMM</mi>
      </mrow>
      <mrow>
        <mi mathvariant="italic">VDW</mi>
        <mo stretchy="false">+</mo>
        <mi mathvariant="italic">IMM</mi>
      </mrow>
      <mrow>
        <mn>1</mn>
        <mo stretchy="false">+</mo>
        <mi mathvariant="italic">SCWRL</mi>
      </mrow>
      <mn>4</mn>
      <mi mathvariant="italic">HBOND</mi>
      <mrow>
        <mo fence="true" stretchy="false">(</mo>
        <mrow>
          <mrow>
            <mi mathvariant="italic">for</mi>
            <mn>2</mn>
            <mi mathvariant="italic">helices</mi>
          </mrow>
        </mrow>
        <mo fence="true" stretchy="false">)</mo>
      </mrow>
    </mrow>
    <annotation encoding="StarMath 5.0">Dimer=CHARMM VDW + IMM1 + SCWRL4 HBOND (for 2 helices)</annotation>
  </semantics>
</math>
</file>

<file path=Object 2/content.xml><?xml version="1.0" encoding="utf-8"?>
<math xmlns="http://www.w3.org/1998/Math/MathML" display="block">
  <semantics>
    <mrow>
      <mrow>
        <mi mathvariant="italic">Monomer</mi>
        <mo stretchy="false">=</mo>
        <mi mathvariant="italic">CHARMM</mi>
      </mrow>
      <mrow>
        <mi mathvariant="italic">VDW</mi>
        <mo stretchy="false">+</mo>
        <mi mathvariant="italic">IMM</mi>
      </mrow>
      <mrow>
        <mn>1</mn>
        <mo stretchy="false">+</mo>
        <mi mathvariant="italic">SCWRL</mi>
      </mrow>
      <mn>4</mn>
      <mi mathvariant="italic">HBOND</mi>
      <mrow>
        <mo fence="true" stretchy="false">(</mo>
        <mrow>
          <mrow>
            <mi mathvariant="italic">for</mi>
            <mn>1</mn>
            <mi mathvariant="italic">helix</mi>
          </mrow>
        </mrow>
        <mo fence="true" stretchy="false">)</mo>
      </mrow>
    </mrow>
    <annotation encoding="StarMath 5.0">Monomer=CHARMM VDW + IMM1 + SCWRL4 HBOND (for 1 helix)</annotation>
  </semantics>
</math>
</file>

<file path=Object 3/content.xml><?xml version="1.0" encoding="utf-8"?>
<math xmlns="http://www.w3.org/1998/Math/MathML" display="block">
  <semantics>
    <mrow>
      <mi mathvariant="italic">Total</mi>
      <mrow>
        <mi mathvariant="italic">Energy</mi>
        <mo stretchy="false">=</mo>
        <mrow>
          <mi mathvariant="italic">Dimer</mi>
          <mo stretchy="false">−</mo>
          <mrow>
            <mo fence="true" stretchy="false">(</mo>
            <mrow>
              <mrow>
                <mn>2</mn>
                <mi>×</mi>
                <mi mathvariant="italic">Monomer</mi>
              </mrow>
            </mrow>
            <mo fence="true" stretchy="false">)</mo>
          </mrow>
        </mrow>
      </mrow>
    </mrow>
    <annotation encoding="StarMath 5.0">Total Energy=Dimer-(2×Monomer)</annotation>
  </semantics>
</math>
</file>

<file path=Object 4/content.xml><?xml version="1.0" encoding="utf-8"?>
<math xmlns="http://www.w3.org/1998/Math/MathML" display="block">
  <semantics>
    <mrow>
      <mi mathvariant="italic">Search</mi>
      <mrow>
        <mi mathvariant="italic">Energy</mi>
        <mo stretchy="false">=</mo>
        <mrow>
          <mi mathvariant="italic">Dimer</mi>
          <mo stretchy="false">−</mo>
          <mrow>
            <mo fence="true" form="prefix" stretchy="false">(</mo>
            <mrow>
              <mrow>
                <mn>2</mn>
                <mi>×</mi>
                <mi mathvariant="italic">BASELINE</mi>
                <mi mathvariant="italic">MONOMER</mi>
              </mrow>
            </mrow>
            <mo fence="true" form="postfix" stretchy="false">)</mo>
          </mrow>
          <mo stretchy="false">−</mo>
          <mrow>
            <mo fence="true" form="prefix" stretchy="false">(</mo>
            <mrow>
              <mrow>
                <mi mathvariant="italic">SEQUENCE</mi>
                <mi mathvariant="italic">ENTROPY</mi>
                <mi>×</mi>
                <mi mathvariant="italic">Weight</mi>
              </mrow>
            </mrow>
            <mo fence="true" form="postfix" stretchy="false">)</mo>
          </mrow>
        </mrow>
      </mrow>
    </mrow>
    <annotation encoding="StarMath 5.0">Search Energy=Dimer -(2×BASELINE MONOMER) -(SEQUENCE ENTROPY×Weight)</annotation>
  </semantics>
</math>
</file>

<file path=Object 5/content.xml><?xml version="1.0" encoding="utf-8"?>
<math xmlns="http://www.w3.org/1998/Math/MathML" display="block">
  <semantics>
    <mrow>
      <mi mathvariant="italic">Total</mi>
      <mrow>
        <mi mathvariant="italic">Energy</mi>
        <mo stretchy="false">=</mo>
        <mrow>
          <mi mathvariant="italic">Dimer</mi>
          <mo stretchy="false">−</mo>
          <mrow>
            <mo fence="true" stretchy="false">(</mo>
            <mrow>
              <mrow>
                <mn>2</mn>
                <mi>×</mi>
                <mi mathvariant="italic">Monomer</mi>
              </mrow>
            </mrow>
            <mo fence="true" stretchy="false">)</mo>
          </mrow>
        </mrow>
      </mrow>
    </mrow>
    <annotation encoding="StarMath 5.0">Total Energy=Dimer - (2×Monomer)</annotation>
  </semantics>
</math>
</file>

<file path=Object 6/content.xml><?xml version="1.0" encoding="utf-8"?>
<math xmlns="http://www.w3.org/1998/Math/MathML" display="block">
  <semantics>
    <mrow>
      <mi mathvariant="italic">SEQUENCE</mi>
      <mrow>
        <mi mathvariant="italic">ENTROPY</mi>
        <mo stretchy="false">=</mo>
        <mrow>
          <mo stretchy="false">−</mo>
          <mi>log</mi>
        </mrow>
      </mrow>
      <mrow>
        <mo fence="true" form="prefix" stretchy="false">(</mo>
        <mrow>
          <mi mathvariant="italic">probability</mi>
        </mrow>
        <mo fence="true" form="postfix" stretchy="false">)</mo>
      </mrow>
      <mi>×</mi>
      <mi mathvariant="italic">RT</mi>
    </mrow>
    <annotation encoding="StarMath 5.0">SEQUENCE ENTROPY =- log ( probability )× RT </annotation>
  </semantics>
</math>
</file>

<file path=Object 7/content.xml><?xml version="1.0" encoding="utf-8"?>
<math xmlns="http://www.w3.org/1998/Math/MathML" display="block">
  <semantics>
    <mrow>
      <mi mathvariant="italic">permutations</mi>
      <mo stretchy="false">=</mo>
      <mfrac>
        <mrow>
          <mi>n</mi>
          <mi>!</mi>
        </mrow>
        <mrow>
          <mo fence="true" stretchy="false">(</mo>
          <mrow>
            <mrow>
              <mi mathvariant="italic">AA</mi>
              <mn>1</mn>
              <mi>!</mi>
              <mi>×</mi>
              <mi mathvariant="italic">AA</mi>
              <mn>2</mn>
              <mi>!</mi>
              <mi>×</mi>
              <mi>…</mi>
            </mrow>
          </mrow>
          <mo fence="true" stretchy="false">)</mo>
        </mrow>
      </mfrac>
    </mrow>
    <annotation encoding="StarMath 5.0">permutations = {n !} over {( AA 1! × AA 2! × … )} </annotation>
  </semantics>
</math>
</file>

<file path=Object 8/content.xml><?xml version="1.0" encoding="utf-8"?>
<math xmlns="http://www.w3.org/1998/Math/MathML" display="block">
  <semantics>
    <mrow>
      <mrow>
        <mi mathvariant="italic">probability</mi>
        <mo stretchy="false">=</mo>
        <mrow>
          <mo fence="true" stretchy="false">(</mo>
          <mrow>
            <mrow>
              <msup>
                <mrow>
                  <msub>
                    <mi mathvariant="italic">freq</mi>
                    <mi mathvariant="italic">AA</mi>
                  </msub>
                  <mn>1</mn>
                </mrow>
                <mrow>
                  <mi mathvariant="italic">AA</mi>
                  <mn>1</mn>
                </mrow>
              </msup>
              <mi>×</mi>
              <msup>
                <mrow>
                  <msub>
                    <mi mathvariant="italic">freq</mi>
                    <mi mathvariant="italic">AA</mi>
                  </msub>
                  <mn>2</mn>
                </mrow>
                <mrow>
                  <mi mathvariant="italic">AA</mi>
                  <mn>2</mn>
                </mrow>
              </msup>
              <mi>×</mi>
              <mi>…</mi>
            </mrow>
          </mrow>
          <mo fence="true" stretchy="false">)</mo>
        </mrow>
      </mrow>
      <mi>×</mi>
      <mi mathvariant="italic">permutations</mi>
    </mrow>
    <annotation encoding="StarMath 5.0">probability =( {freq _ AA 1} ^ {AA 1} × {freq _ AA 2} ^ {AA 2} × …)× permutations</annotation>
  </semantics>
</math>
</file>